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5154in"/>
    </style:style>
    <style:style style:name="co9" style:family="table-column">
      <style:table-column-properties fo:break-before="auto" style:column-width="1.6335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1.4508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hs_taylor_results" table:style-name="ta1">
        <office:forms form:automatic-focus="false" form:apply-design-mode="false"/>
        <table:shapes>
          <draw:frame draw:z-index="0" draw:style-name="gr1" draw:text-style-name="P1" svg:width="6.2988in" svg:height="3.5429in" svg:x="6.9083in" svg:y="1.8382in">
            <draw:object draw:notify-on-update-of-ranges="lhs_taylor_results.D1:lhs_taylor_results.D1 lhs_taylor_results.D2:lhs_taylor_results.D118 lhs_taylor_results.AC1:lhs_taylor_results.AC1 lhs_taylor_results.AC2:lhs_taylor_results.AC118 lhs_taylor_results.D1:lhs_taylor_results.D1 lhs_taylor_results.D2:lhs_taylor_results.D118 lhs_taylor_results.AE1:lhs_taylor_results.AE1 lhs_taylor_results.AE2:lhs_taylor_results.AE1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run_id</text:p>
          </table:table-cell>
          <table:table-cell office:value-type="string" calcext:value-type="string">
            <text:p>man_age_to_al</text:p>
          </table:table-cell>
          <table:table-cell office:value-type="string" calcext:value-type="string">
            <text:p>woman_age_to_al</text:p>
          </table:table-cell>
          <table:table-cell office:value-type="string" calcext:value-type="string">
            <text:p>man_linger</text:p>
          </table:table-cell>
          <table:table-cell office:value-type="string" calcext:value-type="string">
            <text:p>woman_linger</text:p>
          </table:table-cell>
          <table:table-cell office:value-type="string" calcext:value-type="string">
            <text:p>roi_seed</text:p>
          </table:table-cell>
          <table:table-cell office:value-type="string" calcext:value-type="string">
            <text:p>inflation_seed</text:p>
          </table:table-cell>
          <table:table-cell office:value-type="string" calcext:value-type="string">
            <text:p>roi_mean_shift</text:p>
          </table:table-cell>
          <table:table-cell office:value-type="string" calcext:value-type="string">
            <text:p>roi_vol_multiplier</text:p>
          </table:table-cell>
          <table:table-cell office:value-type="string" calcext:value-type="string">
            <text:p>roi_mean_reversion</text:p>
          </table:table-cell>
          <table:table-cell office:value-type="string" calcext:value-type="string">
            <text:p>inflation_mean_shift</text:p>
          </table:table-cell>
          <table:table-cell office:value-type="string" calcext:value-type="string">
            <text:p>inflation_vol_multiplier</text:p>
          </table:table-cell>
          <table:table-cell office:value-type="string" calcext:value-type="string">
            <text:p>inflation_mean_reversion</text:p>
          </table:table-cell>
          <table:table-cell office:value-type="string" calcext:value-type="string">
            <text:p>exp_al_cc</text:p>
          </table:table-cell>
          <table:table-cell office:value-type="string" calcext:value-type="string">
            <text:p>exp_norm_al_cc</text:p>
          </table:table-cell>
          <table:table-cell office:value-type="string" calcext:value-type="string">
            <text:p>exp_cc</text:p>
          </table:table-cell>
          <table:table-cell office:value-type="string" calcext:value-type="string">
            <text:p>exp_norm_cc</text:p>
          </table:table-cell>
          <table:table-cell office:value-type="string" calcext:value-type="string">
            <text:p>exp_lc</text:p>
          </table:table-cell>
          <table:table-cell office:value-type="string" calcext:value-type="string">
            <text:p>exp_norm_lc</text:p>
          </table:table-cell>
          <table:table-cell office:value-type="string" calcext:value-type="string">
            <text:p>exp_non_taylor</text:p>
          </table:table-cell>
          <table:table-cell office:value-type="string" calcext:value-type="string">
            <text:p>exp_norm_non_taylor</text:p>
          </table:table-cell>
          <table:table-cell office:value-type="string" calcext:value-type="string">
            <text:p>exp_total_cc</text:p>
          </table:table-cell>
          <table:table-cell office:value-type="string" calcext:value-type="string">
            <text:p>exp_norm_total_cc</text:p>
          </table:table-cell>
          <table:table-cell office:value-type="string" calcext:value-type="string">
            <text:p>earn_cc</text:p>
          </table:table-cell>
          <table:table-cell office:value-type="string" calcext:value-type="string">
            <text:p>earn_norm_cc</text:p>
          </table:table-cell>
          <table:table-cell office:value-type="string" calcext:value-type="string">
            <text:p>earn_lc</text:p>
          </table:table-cell>
          <table:table-cell office:value-type="string" calcext:value-type="string">
            <text:p>earn_norm_lc</text:p>
          </table:table-cell>
          <table:table-cell office:value-type="string" calcext:value-type="string">
            <text:p>worth_lc</text:p>
          </table:table-cell>
          <table:table-cell office:value-type="string" calcext:value-type="string">
            <text:p>worth_norm_lc</text:p>
          </table:table-cell>
          <table:table-cell office:value-type="string" calcext:value-type="string">
            <text:p>worth_cc</text:p>
          </table:table-cell>
          <table:table-cell office:value-type="string" calcext:value-type="string">
            <text:p>worth_norm_cc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81.8516877393469" calcext:value-type="float">
            <text:p>81.8516877393469</text:p>
          </table:table-cell>
          <table:table-cell office:value-type="float" office:value="89.8724615900969" calcext:value-type="float">
            <text:p>89.8724615900969</text:p>
          </table:table-cell>
          <table:table-cell office:value-type="float" office:value="6.69907447182412" calcext:value-type="float">
            <text:p>6.69907447182412</text:p>
          </table:table-cell>
          <table:table-cell office:value-type="float" office:value="8.0927558809466" calcext:value-type="float">
            <text:p>8.0927558809466</text:p>
          </table:table-cell>
          <table:table-cell office:value-type="float" office:value="493950" calcext:value-type="float">
            <text:p>493950</text:p>
          </table:table-cell>
          <table:table-cell office:value-type="float" office:value="6660" calcext:value-type="float">
            <text:p>6660</text:p>
          </table:table-cell>
          <table:table-cell office:value-type="float" office:value="0.00681225074221829" calcext:value-type="float">
            <text:p>0.00681225074221829</text:p>
          </table:table-cell>
          <table:table-cell office:value-type="float" office:value="0.893472257690716" calcext:value-type="float">
            <text:p>0.893472257690716</text:p>
          </table:table-cell>
          <table:table-cell office:value-type="float" office:value="0.39717213220722" calcext:value-type="float">
            <text:p>0.39717213220722</text:p>
          </table:table-cell>
          <table:table-cell office:value-type="float" office:value="-0.00481617055097441" calcext:value-type="float">
            <text:p>-0.00481617055097441</text:p>
          </table:table-cell>
          <table:table-cell office:value-type="float" office:value="1.0502745708323" calcext:value-type="float">
            <text:p>1.0502745708323</text:p>
          </table:table-cell>
          <table:table-cell office:value-type="float" office:value="0.0459961806916467" calcext:value-type="float">
            <text:p>0.0459961806916467</text:p>
          </table:table-cell>
          <table:table-cell office:value-type="float" office:value="13475066.6397114" calcext:value-type="float">
            <text:p>13475066.6397114</text:p>
          </table:table-cell>
          <table:table-cell office:value-type="float" office:value="3388480.84576358" calcext:value-type="float">
            <text:p>3388480.84576358</text:p>
          </table:table-cell>
          <table:table-cell office:value-type="float" office:value="1388645.51147376" calcext:value-type="float">
            <text:p>1388645.51147376</text:p>
          </table:table-cell>
          <table:table-cell office:value-type="float" office:value="522670.744361801" calcext:value-type="float">
            <text:p>522670.744361801</text:p>
          </table:table-cell>
          <table:table-cell office:value-type="float" office:value="6385648.33434331" calcext:value-type="float">
            <text:p>6385648.33434331</text:p>
          </table:table-cell>
          <table:table-cell office:value-type="float" office:value="2403487.09628691" calcext:value-type="float">
            <text:p>2403487.09628691</text:p>
          </table:table-cell>
          <table:table-cell office:value-type="float" office:value="3091539.92422089" calcext:value-type="float">
            <text:p>3091539.92422089</text:p>
          </table:table-cell>
          <table:table-cell office:value-type="float" office:value="1163621.28424112" calcext:value-type="float">
            <text:p>1163621.28424112</text:p>
          </table:table-cell>
          <table:table-cell office:value-type="float" office:value="17955252.075406" calcext:value-type="float">
            <text:p>17955252.075406</text:p>
          </table:table-cell>
          <table:table-cell office:value-type="float" office:value="4515081.7702875" calcext:value-type="float">
            <text:p>4515081.7702875</text:p>
          </table:table-cell>
          <table:table-cell office:value-type="float" office:value="69876560.6384152" calcext:value-type="float">
            <text:p>69876560.6384152</text:p>
          </table:table-cell>
          <table:table-cell office:value-type="float" office:value="17425852.4456388" calcext:value-type="float">
            <text:p>17425852.4456388</text:p>
          </table:table-cell>
          <table:table-cell office:value-type="float" office:value="70152994.0998538" calcext:value-type="float">
            <text:p>70152994.0998538</text:p>
          </table:table-cell>
          <table:table-cell office:value-type="float" office:value="17494789.5636947" calcext:value-type="float">
            <text:p>17494789.5636947</text:p>
          </table:table-cell>
          <table:table-cell office:value-type="float" office:value="81650921" calcext:value-type="float">
            <text:p>81650921</text:p>
          </table:table-cell>
          <table:table-cell office:value-type="float" office:value="20362148" calcext:value-type="float">
            <text:p>20362148</text:p>
          </table:table-cell>
          <table:table-cell office:value-type="float" office:value="73172857" calcext:value-type="float">
            <text:p>73172857</text:p>
          </table:table-cell>
          <table:table-cell office:value-type="float" office:value="18247884" calcext:value-type="float">
            <text:p>18247884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72.5412675736935" calcext:value-type="float">
            <text:p>72.5412675736935</text:p>
          </table:table-cell>
          <table:table-cell office:value-type="float" office:value="78.3924846186249" calcext:value-type="float">
            <text:p>78.3924846186249</text:p>
          </table:table-cell>
          <table:table-cell office:value-type="float" office:value="8.41700785016149" calcext:value-type="float">
            <text:p>8.41700785016149</text:p>
          </table:table-cell>
          <table:table-cell office:value-type="float" office:value="6.22165283006768" calcext:value-type="float">
            <text:p>6.22165283006768</text:p>
          </table:table-cell>
          <table:table-cell office:value-type="float" office:value="227182" calcext:value-type="float">
            <text:p>227182</text:p>
          </table:table-cell>
          <table:table-cell office:value-type="float" office:value="121873" calcext:value-type="float">
            <text:p>121873</text:p>
          </table:table-cell>
          <table:table-cell office:value-type="float" office:value="-0.0021527358672917" calcext:value-type="float">
            <text:p>-0.0021527358672917</text:p>
          </table:table-cell>
          <table:table-cell office:value-type="float" office:value="0.64293538429216" calcext:value-type="float">
            <text:p>0.64293538429216</text:p>
          </table:table-cell>
          <table:table-cell office:value-type="float" office:value="0.0685947540827158" calcext:value-type="float">
            <text:p>0.0685947540827158</text:p>
          </table:table-cell>
          <table:table-cell office:value-type="float" office:value="-0.00309784525053826" calcext:value-type="float">
            <text:p>-0.00309784525053826</text:p>
          </table:table-cell>
          <table:table-cell office:value-type="float" office:value="0.849282111759273" calcext:value-type="float">
            <text:p>0.849282111759273</text:p>
          </table:table-cell>
          <table:table-cell office:value-type="float" office:value="0.153574430576928" calcext:value-type="float">
            <text:p>0.153574430576928</text:p>
          </table:table-cell>
          <table:table-cell office:value-type="float" office:value="6550128.60110277" calcext:value-type="float">
            <text:p>6550128.60110277</text:p>
          </table:table-cell>
          <table:table-cell office:value-type="float" office:value="3203701.74850607" calcext:value-type="float">
            <text:p>3203701.74850607</text:p>
          </table:table-cell>
          <table:table-cell office:value-type="float" office:value="410186.471885229" calcext:value-type="float">
            <text:p>410186.471885229</text:p>
          </table:table-cell>
          <table:table-cell office:value-type="float" office:value="272905.851992995" calcext:value-type="float">
            <text:p>272905.851992995</text:p>
          </table:table-cell>
          <table:table-cell office:value-type="float" office:value="1308149.53374473" calcext:value-type="float">
            <text:p>1308149.53374473</text:p>
          </table:table-cell>
          <table:table-cell office:value-type="float" office:value="870339.924669026" calcext:value-type="float">
            <text:p>870339.924669026</text:p>
          </table:table-cell>
          <table:table-cell office:value-type="float" office:value="860189.07527111" calcext:value-type="float">
            <text:p>860189.07527111</text:p>
          </table:table-cell>
          <table:table-cell office:value-type="float" office:value="572302.229722516" calcext:value-type="float">
            <text:p>572302.229722516</text:p>
          </table:table-cell>
          <table:table-cell office:value-type="float" office:value="7820504.1482591" calcext:value-type="float">
            <text:p>7820504.1482591</text:p>
          </table:table-cell>
          <table:table-cell office:value-type="float" office:value="3825048.99365771" calcext:value-type="float">
            <text:p>3825048.99365771</text:p>
          </table:table-cell>
          <table:table-cell office:value-type="float" office:value="14101677.7972178" calcext:value-type="float">
            <text:p>14101677.7972178</text:p>
          </table:table-cell>
          <table:table-cell office:value-type="float" office:value="6868584.3835685" calcext:value-type="float">
            <text:p>6868584.3835685</text:p>
          </table:table-cell>
          <table:table-cell office:value-type="float" office:value="16048227.967476" calcext:value-type="float">
            <text:p>16048227.967476</text:p>
          </table:table-cell>
          <table:table-cell office:value-type="float" office:value="7816701.64263008" calcext:value-type="float">
            <text:p>7816701.64263008</text:p>
          </table:table-cell>
          <table:table-cell office:value-type="float" office:value="21786229" calcext:value-type="float">
            <text:p>21786229</text:p>
          </table:table-cell>
          <table:table-cell office:value-type="float" office:value="10611542" calcext:value-type="float">
            <text:p>10611542</text:p>
          </table:table-cell>
          <table:table-cell office:value-type="float" office:value="16134064" calcext:value-type="float">
            <text:p>16134064</text:p>
          </table:table-cell>
          <table:table-cell office:value-type="float" office:value="7858510" calcext:value-type="float">
            <text:p>7858510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82.3518698010572" calcext:value-type="float">
            <text:p>82.3518698010572</text:p>
          </table:table-cell>
          <table:table-cell office:value-type="float" office:value="81.1830647920224" calcext:value-type="float">
            <text:p>81.1830647920224</text:p>
          </table:table-cell>
          <table:table-cell office:value-type="float" office:value="5.77482242750812" calcext:value-type="float">
            <text:p>5.77482242750812</text:p>
          </table:table-cell>
          <table:table-cell office:value-type="float" office:value="6.42227914355285" calcext:value-type="float">
            <text:p>6.42227914355285</text:p>
          </table:table-cell>
          <table:table-cell office:value-type="float" office:value="308584" calcext:value-type="float">
            <text:p>308584</text:p>
          </table:table-cell>
          <table:table-cell office:value-type="float" office:value="106262" calcext:value-type="float">
            <text:p>106262</text:p>
          </table:table-cell>
          <table:table-cell office:value-type="float" office:value="0.00562140890400895" calcext:value-type="float">
            <text:p>0.00562140890400895</text:p>
          </table:table-cell>
          <table:table-cell office:value-type="float" office:value="1.2465750260515" calcext:value-type="float">
            <text:p>1.2465750260515</text:p>
          </table:table-cell>
          <table:table-cell office:value-type="float" office:value="0.351143302460233" calcext:value-type="float">
            <text:p>0.351143302460233</text:p>
          </table:table-cell>
          <table:table-cell office:value-type="float" office:value="-0.00265411652801226" calcext:value-type="float">
            <text:p>-0.00265411652801226</text:p>
          </table:table-cell>
          <table:table-cell office:value-type="float" office:value="0.966471659364268" calcext:value-type="float">
            <text:p>0.966471659364268</text:p>
          </table:table-cell>
          <table:table-cell office:value-type="float" office:value="0.394569157311908" calcext:value-type="float">
            <text:p>0.394569157311908</text:p>
          </table:table-cell>
          <table:table-cell office:value-type="float" office:value="10267075.9423373" calcext:value-type="float">
            <text:p>10267075.9423373</text:p>
          </table:table-cell>
          <table:table-cell office:value-type="float" office:value="3945595.64741256" calcext:value-type="float">
            <text:p>3945595.64741256</text:p>
          </table:table-cell>
          <table:table-cell office:value-type="float" office:value="828281.561214227" calcext:value-type="float">
            <text:p>828281.561214227</text:p>
          </table:table-cell>
          <table:table-cell office:value-type="float" office:value="424076.351122251" calcext:value-type="float">
            <text:p>424076.351122251</text:p>
          </table:table-cell>
          <table:table-cell office:value-type="float" office:value="3105192.87776679" calcext:value-type="float">
            <text:p>3105192.87776679</text:p>
          </table:table-cell>
          <table:table-cell office:value-type="float" office:value="1589844.47656146" calcext:value-type="float">
            <text:p>1589844.47656146</text:p>
          </table:table-cell>
          <table:table-cell office:value-type="float" office:value="1980516.141568" calcext:value-type="float">
            <text:p>1980516.141568</text:p>
          </table:table-cell>
          <table:table-cell office:value-type="float" office:value="1014015.15859369" calcext:value-type="float">
            <text:p>1014015.15859369</text:p>
          </table:table-cell>
          <table:table-cell office:value-type="float" office:value="13075873.6451196" calcext:value-type="float">
            <text:p>13075873.6451196</text:p>
          </table:table-cell>
          <table:table-cell office:value-type="float" office:value="5025005.21375857" calcext:value-type="float">
            <text:p>5025005.21375857</text:p>
          </table:table-cell>
          <table:table-cell office:value-type="float" office:value="25873981.6162452" calcext:value-type="float">
            <text:p>25873981.6162452</text:p>
          </table:table-cell>
          <table:table-cell office:value-type="float" office:value="9902007.83945789" calcext:value-type="float">
            <text:p>9902007.83945789</text:p>
          </table:table-cell>
          <table:table-cell office:value-type="float" office:value="27134916.4968175" calcext:value-type="float">
            <text:p>27134916.4968175</text:p>
          </table:table-cell>
          <table:table-cell office:value-type="float" office:value="10384569.3275836" calcext:value-type="float">
            <text:p>10384569.3275836</text:p>
          </table:table-cell>
          <table:table-cell office:value-type="float" office:value="33678199" calcext:value-type="float">
            <text:p>33678199</text:p>
          </table:table-cell>
          <table:table-cell office:value-type="float" office:value="12888692" calcext:value-type="float">
            <text:p>12888692</text:p>
          </table:table-cell>
          <table:table-cell office:value-type="float" office:value="25688035" calcext:value-type="float">
            <text:p>25688035</text:p>
          </table:table-cell>
          <table:table-cell office:value-type="float" office:value="9830845" calcext:value-type="float">
            <text:p>9830845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85.6866094792549" calcext:value-type="float">
            <text:p>85.6866094792549</text:p>
          </table:table-cell>
          <table:table-cell office:value-type="float" office:value="81.2254806018098" calcext:value-type="float">
            <text:p>81.2254806018098</text:p>
          </table:table-cell>
          <table:table-cell office:value-type="float" office:value="0.93941867660289" calcext:value-type="float">
            <text:p>0.93941867660289</text:p>
          </table:table-cell>
          <table:table-cell office:value-type="float" office:value="2.64322649643463" calcext:value-type="float">
            <text:p>2.64322649643463</text:p>
          </table:table-cell>
          <table:table-cell office:value-type="float" office:value="357166" calcext:value-type="float">
            <text:p>357166</text:p>
          </table:table-cell>
          <table:table-cell office:value-type="float" office:value="297130" calcext:value-type="float">
            <text:p>297130</text:p>
          </table:table-cell>
          <table:table-cell office:value-type="float" office:value="0.00316492884044679" calcext:value-type="float">
            <text:p>0.00316492884044679</text:p>
          </table:table-cell>
          <table:table-cell office:value-type="float" office:value="1.17727452020818" calcext:value-type="float">
            <text:p>1.17727452020818</text:p>
          </table:table-cell>
          <table:table-cell office:value-type="float" office:value="0.17984836406291" calcext:value-type="float">
            <text:p>0.17984836406291</text:p>
          </table:table-cell>
          <table:table-cell office:value-type="float" office:value="0.000619774057094295" calcext:value-type="float">
            <text:p>0.000619774057094295</text:p>
          </table:table-cell>
          <table:table-cell office:value-type="float" office:value="0.65372890255169" calcext:value-type="float">
            <text:p>0.65372890255169</text:p>
          </table:table-cell>
          <table:table-cell office:value-type="float" office:value="0.115575565270345" calcext:value-type="float">
            <text:p>0.115575565270345</text:p>
          </table:table-cell>
          <table:table-cell office:value-type="float" office:value="1540823.49419964" calcext:value-type="float">
            <text:p>1540823.49419964</text:p>
          </table:table-cell>
          <table:table-cell office:value-type="float" office:value="638150.492674288" calcext:value-type="float">
            <text:p>638150.492674288</text:p>
          </table:table-cell>
          <table:table-cell office:value-type="float" office:value="1097622.09853063" calcext:value-type="float">
            <text:p>1097622.09853063</text:p>
          </table:table-cell>
          <table:table-cell office:value-type="float" office:value="475868.402365227" calcext:value-type="float">
            <text:p>475868.402365227</text:p>
          </table:table-cell>
          <table:table-cell office:value-type="float" office:value="4577538.12523681" calcext:value-type="float">
            <text:p>4577538.12523681</text:p>
          </table:table-cell>
          <table:table-cell office:value-type="float" office:value="1984568.05610822" calcext:value-type="float">
            <text:p>1984568.05610822</text:p>
          </table:table-cell>
          <table:table-cell office:value-type="float" office:value="2455431.00100948" calcext:value-type="float">
            <text:p>2455431.00100948</text:p>
          </table:table-cell>
          <table:table-cell office:value-type="float" office:value="1064539.45226926" calcext:value-type="float">
            <text:p>1064539.45226926</text:p>
          </table:table-cell>
          <table:table-cell office:value-type="float" office:value="5093876.59373976" calcext:value-type="float">
            <text:p>5093876.59373976</text:p>
          </table:table-cell>
          <table:table-cell office:value-type="float" office:value="2109689.9613447" calcext:value-type="float">
            <text:p>2109689.9613447</text:p>
          </table:table-cell>
          <table:table-cell office:value-type="float" office:value="23933804.0394861" calcext:value-type="float">
            <text:p>23933804.0394861</text:p>
          </table:table-cell>
          <table:table-cell office:value-type="float" office:value="9871340.82663459" calcext:value-type="float">
            <text:p>9871340.82663459</text:p>
          </table:table-cell>
          <table:table-cell office:value-type="float" office:value="22018725.7200726" calcext:value-type="float">
            <text:p>22018725.7200726</text:p>
          </table:table-cell>
          <table:table-cell office:value-type="float" office:value="9081479.30819646" calcext:value-type="float">
            <text:p>9081479.30819646</text:p>
          </table:table-cell>
          <table:table-cell office:value-type="float" office:value="26352180" calcext:value-type="float">
            <text:p>26352180</text:p>
          </table:table-cell>
          <table:table-cell office:value-type="float" office:value="10868784" calcext:value-type="float">
            <text:p>10868784</text:p>
          </table:table-cell>
          <table:table-cell office:value-type="float" office:value="28291272" calcext:value-type="float">
            <text:p>28291272</text:p>
          </table:table-cell>
          <table:table-cell office:value-type="float" office:value="11668550" calcext:value-type="float">
            <text:p>11668550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89.7668864667013" calcext:value-type="float">
            <text:p>89.7668864667013</text:p>
          </table:table-cell>
          <table:table-cell office:value-type="float" office:value="72.9496497006603" calcext:value-type="float">
            <text:p>72.9496497006603</text:p>
          </table:table-cell>
          <table:table-cell office:value-type="float" office:value="8.22265003956824" calcext:value-type="float">
            <text:p>8.22265003956824</text:p>
          </table:table-cell>
          <table:table-cell office:value-type="float" office:value="2.32595489061388" calcext:value-type="float">
            <text:p>2.32595489061388</text:p>
          </table:table-cell>
          <table:table-cell office:value-type="float" office:value="787343" calcext:value-type="float">
            <text:p>787343</text:p>
          </table:table-cell>
          <table:table-cell office:value-type="float" office:value="17674" calcext:value-type="float">
            <text:p>17674</text:p>
          </table:table-cell>
          <table:table-cell office:value-type="float" office:value="-0.00829626289145078" calcext:value-type="float">
            <text:p>-0.00829626289145078</text:p>
          </table:table-cell>
          <table:table-cell office:value-type="float" office:value="0.72498036819196" calcext:value-type="float">
            <text:p>0.72498036819196</text:p>
          </table:table-cell>
          <table:table-cell office:value-type="float" office:value="0.0412580905234" calcext:value-type="float">
            <text:p>0.0412580905234</text:p>
          </table:table-cell>
          <table:table-cell office:value-type="float" office:value="0.00462286510682606" calcext:value-type="float">
            <text:p>0.00462286510682606</text:p>
          </table:table-cell>
          <table:table-cell office:value-type="float" office:value="1.48017866352408" calcext:value-type="float">
            <text:p>1.48017866352408</text:p>
          </table:table-cell>
          <table:table-cell office:value-type="float" office:value="0.0662928887647822" calcext:value-type="float">
            <text:p>0.0662928887647822</text:p>
          </table:table-cell>
          <table:table-cell office:value-type="float" office:value="11506083.1347431" calcext:value-type="float">
            <text:p>11506083.1347431</text:p>
          </table:table-cell>
          <table:table-cell office:value-type="float" office:value="2707128.10202348" calcext:value-type="float">
            <text:p>2707128.10202348</text:p>
          </table:table-cell>
          <table:table-cell office:value-type="float" office:value="1408160.56457935" calcext:value-type="float">
            <text:p>1408160.56457935</text:p>
          </table:table-cell>
          <table:table-cell office:value-type="float" office:value="497968.603767457" calcext:value-type="float">
            <text:p>497968.603767457</text:p>
          </table:table-cell>
          <table:table-cell office:value-type="float" office:value="6878821.65138867" calcext:value-type="float">
            <text:p>6878821.65138867</text:p>
          </table:table-cell>
          <table:table-cell office:value-type="float" office:value="2432561.52705187" calcext:value-type="float">
            <text:p>2432561.52705187</text:p>
          </table:table-cell>
          <table:table-cell office:value-type="float" office:value="2560544.8016224" calcext:value-type="float">
            <text:p>2560544.8016224</text:p>
          </table:table-cell>
          <table:table-cell office:value-type="float" office:value="905486.882547956" calcext:value-type="float">
            <text:p>905486.882547956</text:p>
          </table:table-cell>
          <table:table-cell office:value-type="float" office:value="15474788.5009448" calcext:value-type="float">
            <text:p>15474788.5009448</text:p>
          </table:table-cell>
          <table:table-cell office:value-type="float" office:value="3640877.11979781" calcext:value-type="float">
            <text:p>3640877.11979781</text:p>
          </table:table-cell>
          <table:table-cell office:value-type="float" office:value="85708725.059508" calcext:value-type="float">
            <text:p>85708725.059508</text:p>
          </table:table-cell>
          <table:table-cell office:value-type="float" office:value="20081702.716502" calcext:value-type="float">
            <text:p>20081702.716502</text:p>
          </table:table-cell>
          <table:table-cell office:value-type="float" office:value="82476314.3951351" calcext:value-type="float">
            <text:p>82476314.3951351</text:p>
          </table:table-cell>
          <table:table-cell office:value-type="float" office:value="19324343.2997738" calcext:value-type="float">
            <text:p>19324343.2997738</text:p>
          </table:table-cell>
          <table:table-cell office:value-type="float" office:value="93768838" calcext:value-type="float">
            <text:p>93768838</text:p>
          </table:table-cell>
          <table:table-cell office:value-type="float" office:value="21970201" calcext:value-type="float">
            <text:p>21970201</text:p>
          </table:table-cell>
          <table:table-cell office:value-type="float" office:value="87733416" calcext:value-type="float">
            <text:p>87733416</text:p>
          </table:table-cell>
          <table:table-cell office:value-type="float" office:value="20556091" calcext:value-type="float">
            <text:p>20556091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87.0042415500756" calcext:value-type="float">
            <text:p>87.0042415500756</text:p>
          </table:table-cell>
          <table:table-cell office:value-type="float" office:value="87.2651091232201" calcext:value-type="float">
            <text:p>87.2651091232201</text:p>
          </table:table-cell>
          <table:table-cell office:value-type="float" office:value="1.35899605926495" calcext:value-type="float">
            <text:p>1.35899605926495</text:p>
          </table:table-cell>
          <table:table-cell office:value-type="float" office:value="7.80837403238968" calcext:value-type="float">
            <text:p>7.80837403238968</text:p>
          </table:table-cell>
          <table:table-cell office:value-type="float" office:value="581827" calcext:value-type="float">
            <text:p>581827</text:p>
          </table:table-cell>
          <table:table-cell office:value-type="float" office:value="63010" calcext:value-type="float">
            <text:p>63010</text:p>
          </table:table-cell>
          <table:table-cell office:value-type="float" office:value="0.00909891603289344" calcext:value-type="float">
            <text:p>0.00909891603289344</text:p>
          </table:table-cell>
          <table:table-cell office:value-type="float" office:value="1.19492145474737" calcext:value-type="float">
            <text:p>1.19492145474737</text:p>
          </table:table-cell>
          <table:table-cell office:value-type="float" office:value="0.0872067931971235" calcext:value-type="float">
            <text:p>0.0872067931971235</text:p>
          </table:table-cell>
          <table:table-cell office:value-type="float" office:value="-0.00104272685438385" calcext:value-type="float">
            <text:p>-0.00104272685438385</text:p>
          </table:table-cell>
          <table:table-cell office:value-type="float" office:value="1.02833877199247" calcext:value-type="float">
            <text:p>1.02833877199247</text:p>
          </table:table-cell>
          <table:table-cell office:value-type="float" office:value="0.00909878047244883" calcext:value-type="float">
            <text:p>0.00909878047244883</text:p>
          </table:table-cell>
          <table:table-cell office:value-type="float" office:value="10188434.883575" calcext:value-type="float">
            <text:p>10188434.883575</text:p>
          </table:table-cell>
          <table:table-cell office:value-type="float" office:value="2951065.28217422" calcext:value-type="float">
            <text:p>2951065.28217422</text:p>
          </table:table-cell>
          <table:table-cell office:value-type="float" office:value="1297685.66930297" calcext:value-type="float">
            <text:p>1297685.66930297</text:p>
          </table:table-cell>
          <table:table-cell office:value-type="float" office:value="528587.05381932" calcext:value-type="float">
            <text:p>528587.05381932</text:p>
          </table:table-cell>
          <table:table-cell office:value-type="float" office:value="5710147.52143964" calcext:value-type="float">
            <text:p>5710147.52143964</text:p>
          </table:table-cell>
          <table:table-cell office:value-type="float" office:value="2325917.69072453" calcext:value-type="float">
            <text:p>2325917.69072453</text:p>
          </table:table-cell>
          <table:table-cell office:value-type="float" office:value="3251871.78081923" calcext:value-type="float">
            <text:p>3251871.78081923</text:p>
          </table:table-cell>
          <table:table-cell office:value-type="float" office:value="1324586.81226302" calcext:value-type="float">
            <text:p>1324586.81226302</text:p>
          </table:table-cell>
          <table:table-cell office:value-type="float" office:value="14737992.3336972" calcext:value-type="float">
            <text:p>14737992.3336972</text:p>
          </table:table-cell>
          <table:table-cell office:value-type="float" office:value="4268837.95223928" calcext:value-type="float">
            <text:p>4268837.95223928</text:p>
          </table:table-cell>
          <table:table-cell office:value-type="float" office:value="51403043.2920207" calcext:value-type="float">
            <text:p>51403043.2920207</text:p>
          </table:table-cell>
          <table:table-cell office:value-type="float" office:value="14827037.0859027" calcext:value-type="float">
            <text:p>14827037.0859027</text:p>
          </table:table-cell>
          <table:table-cell office:value-type="float" office:value="49974006.260434" calcext:value-type="float">
            <text:p>49974006.260434</text:p>
          </table:table-cell>
          <table:table-cell office:value-type="float" office:value="14414836.101146" calcext:value-type="float">
            <text:p>14414836.101146</text:p>
          </table:table-cell>
          <table:table-cell office:value-type="float" office:value="59194595" calcext:value-type="float">
            <text:p>59194595</text:p>
          </table:table-cell>
          <table:table-cell office:value-type="float" office:value="17074484" calcext:value-type="float">
            <text:p>17074484</text:p>
          </table:table-cell>
          <table:table-cell office:value-type="float" office:value="53418622" calcext:value-type="float">
            <text:p>53418622</text:p>
          </table:table-cell>
          <table:table-cell office:value-type="float" office:value="15408424" calcext:value-type="float">
            <text:p>15408424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74.330572286395" calcext:value-type="float">
            <text:p>74.330572286395</text:p>
          </table:table-cell>
          <table:table-cell office:value-type="float" office:value="83.2920710657735" calcext:value-type="float">
            <text:p>83.2920710657735</text:p>
          </table:table-cell>
          <table:table-cell office:value-type="float" office:value="9.2614201435668" calcext:value-type="float">
            <text:p>9.2614201435668</text:p>
          </table:table-cell>
          <table:table-cell office:value-type="float" office:value="5.21699884514694" calcext:value-type="float">
            <text:p>5.21699884514694</text:p>
          </table:table-cell>
          <table:table-cell office:value-type="float" office:value="597821" calcext:value-type="float">
            <text:p>597821</text:p>
          </table:table-cell>
          <table:table-cell office:value-type="float" office:value="373668" calcext:value-type="float">
            <text:p>373668</text:p>
          </table:table-cell>
          <table:table-cell office:value-type="float" office:value="0.00286819077297681" calcext:value-type="float">
            <text:p>0.00286819077297681</text:p>
          </table:table-cell>
          <table:table-cell office:value-type="float" office:value="0.675459469771383" calcext:value-type="float">
            <text:p>0.675459469771383</text:p>
          </table:table-cell>
          <table:table-cell office:value-type="float" office:value="0.143536220184719" calcext:value-type="float">
            <text:p>0.143536220184719</text:p>
          </table:table-cell>
          <table:table-cell office:value-type="float" office:value="-0.0040663761898047" calcext:value-type="float">
            <text:p>-0.0040663761898047</text:p>
          </table:table-cell>
          <table:table-cell office:value-type="float" office:value="0.812592105953591" calcext:value-type="float">
            <text:p>0.812592105953591</text:p>
          </table:table-cell>
          <table:table-cell office:value-type="float" office:value="0.426800868773064" calcext:value-type="float">
            <text:p>0.426800868773064</text:p>
          </table:table-cell>
          <table:table-cell office:value-type="float" office:value="7041147.84185352" calcext:value-type="float">
            <text:p>7041147.84185352</text:p>
          </table:table-cell>
          <table:table-cell office:value-type="float" office:value="2832520.5813594" calcext:value-type="float">
            <text:p>2832520.5813594</text:p>
          </table:table-cell>
          <table:table-cell office:value-type="float" office:value="737156.336437457" calcext:value-type="float">
            <text:p>737156.336437457</text:p>
          </table:table-cell>
          <table:table-cell office:value-type="float" office:value="385349.383325791" calcext:value-type="float">
            <text:p>385349.383325791</text:p>
          </table:table-cell>
          <table:table-cell office:value-type="float" office:value="2724060.26928455" calcext:value-type="float">
            <text:p>2724060.26928455</text:p>
          </table:table-cell>
          <table:table-cell office:value-type="float" office:value="1424005.86283253" calcext:value-type="float">
            <text:p>1424005.86283253</text:p>
          </table:table-cell>
          <table:table-cell office:value-type="float" office:value="1511086.20909316" calcext:value-type="float">
            <text:p>1511086.20909316</text:p>
          </table:table-cell>
          <table:table-cell office:value-type="float" office:value="789922.178028459" calcext:value-type="float">
            <text:p>789922.178028459</text:p>
          </table:table-cell>
          <table:table-cell office:value-type="float" office:value="9289390.38738413" calcext:value-type="float">
            <text:p>9289390.38738413</text:p>
          </table:table-cell>
          <table:table-cell office:value-type="float" office:value="3736946.02805289" calcext:value-type="float">
            <text:p>3736946.02805289</text:p>
          </table:table-cell>
          <table:table-cell office:value-type="float" office:value="23547093.9536204" calcext:value-type="float">
            <text:p>23547093.9536204</text:p>
          </table:table-cell>
          <table:table-cell office:value-type="float" office:value="9433245.27512514" calcext:value-type="float">
            <text:p>9433245.27512514</text:p>
          </table:table-cell>
          <table:table-cell office:value-type="float" office:value="24968528.3645865" calcext:value-type="float">
            <text:p>24968528.3645865</text:p>
          </table:table-cell>
          <table:table-cell office:value-type="float" office:value="10002688.7685582" calcext:value-type="float">
            <text:p>10002688.7685582</text:p>
          </table:table-cell>
          <table:table-cell office:value-type="float" office:value="31146838" calcext:value-type="float">
            <text:p>31146838</text:p>
          </table:table-cell>
          <table:table-cell office:value-type="float" office:value="12477793" calcext:value-type="float">
            <text:p>12477793</text:p>
          </table:table-cell>
          <table:table-cell office:value-type="float" office:value="26092594" calcext:value-type="float">
            <text:p>26092594</text:p>
          </table:table-cell>
          <table:table-cell office:value-type="float" office:value="10453003" calcext:value-type="float">
            <text:p>10453003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89.1912404425688" calcext:value-type="float">
            <text:p>89.1912404425688</text:p>
          </table:table-cell>
          <table:table-cell office:value-type="float" office:value="79.0354453480949" calcext:value-type="float">
            <text:p>79.0354453480949</text:p>
          </table:table-cell>
          <table:table-cell office:value-type="float" office:value="7.59833347065534" calcext:value-type="float">
            <text:p>7.59833347065534</text:p>
          </table:table-cell>
          <table:table-cell office:value-type="float" office:value="6.74171753663098" calcext:value-type="float">
            <text:p>6.74171753663098</text:p>
          </table:table-cell>
          <table:table-cell office:value-type="float" office:value="12457" calcext:value-type="float">
            <text:p>12457</text:p>
          </table:table-cell>
          <table:table-cell office:value-type="float" office:value="807061" calcext:value-type="float">
            <text:p>807061</text:p>
          </table:table-cell>
          <table:table-cell office:value-type="float" office:value="0.00172004275961172" calcext:value-type="float">
            <text:p>0.00172004275961172</text:p>
          </table:table-cell>
          <table:table-cell office:value-type="float" office:value="1.02352025974957" calcext:value-type="float">
            <text:p>1.02352025974957</text:p>
          </table:table-cell>
          <table:table-cell office:value-type="float" office:value="0.416591813565853" calcext:value-type="float">
            <text:p>0.416591813565853</text:p>
          </table:table-cell>
          <table:table-cell office:value-type="float" office:value="0.00411488313094888" calcext:value-type="float">
            <text:p>0.00411488313094888</text:p>
          </table:table-cell>
          <table:table-cell office:value-type="float" office:value="1.25276728301399" calcext:value-type="float">
            <text:p>1.25276728301399</text:p>
          </table:table-cell>
          <table:table-cell office:value-type="float" office:value="0.16495872446474" calcext:value-type="float">
            <text:p>0.16495872446474</text:p>
          </table:table-cell>
          <table:table-cell office:value-type="float" office:value="11984371.3791678" calcext:value-type="float">
            <text:p>11984371.3791678</text:p>
          </table:table-cell>
          <table:table-cell office:value-type="float" office:value="2988668.6665615" calcext:value-type="float">
            <text:p>2988668.6665615</text:p>
          </table:table-cell>
          <table:table-cell office:value-type="float" office:value="1405156.92579172" calcext:value-type="float">
            <text:p>1405156.92579172</text:p>
          </table:table-cell>
          <table:table-cell office:value-type="float" office:value="511581.95652174" calcext:value-type="float">
            <text:p>511581.95652174</text:p>
          </table:table-cell>
          <table:table-cell office:value-type="float" office:value="6635521.65704043" calcext:value-type="float">
            <text:p>6635521.65704043</text:p>
          </table:table-cell>
          <table:table-cell office:value-type="float" office:value="2415824.94420576" calcext:value-type="float">
            <text:p>2415824.94420576</text:p>
          </table:table-cell>
          <table:table-cell office:value-type="float" office:value="2855417.06762461" calcext:value-type="float">
            <text:p>2855417.06762461</text:p>
          </table:table-cell>
          <table:table-cell office:value-type="float" office:value="1039584.8487299" calcext:value-type="float">
            <text:p>1039584.8487299</text:p>
          </table:table-cell>
          <table:table-cell office:value-type="float" office:value="16244945.3725842" calcext:value-type="float">
            <text:p>16244945.3725842</text:p>
          </table:table-cell>
          <table:table-cell office:value-type="float" office:value="4051172.78904092" calcext:value-type="float">
            <text:p>4051172.78904092</text:p>
          </table:table-cell>
          <table:table-cell office:value-type="float" office:value="71180961.0630633" calcext:value-type="float">
            <text:p>71180961.0630633</text:p>
          </table:table-cell>
          <table:table-cell office:value-type="float" office:value="17751144.4909581" calcext:value-type="float">
            <text:p>17751144.4909581</text:p>
          </table:table-cell>
          <table:table-cell office:value-type="float" office:value="70661764.3368629" calcext:value-type="float">
            <text:p>70661764.3368629</text:p>
          </table:table-cell>
          <table:table-cell office:value-type="float" office:value="17621666.9457217" calcext:value-type="float">
            <text:p>17621666.9457217</text:p>
          </table:table-cell>
          <table:table-cell office:value-type="float" office:value="81637170" calcext:value-type="float">
            <text:p>81637170</text:p>
          </table:table-cell>
          <table:table-cell office:value-type="float" office:value="20358719" calcext:value-type="float">
            <text:p>20358719</text:p>
          </table:table-cell>
          <table:table-cell office:value-type="float" office:value="74883164" calcext:value-type="float">
            <text:p>74883164</text:p>
          </table:table-cell>
          <table:table-cell office:value-type="float" office:value="18674401" calcext:value-type="float">
            <text:p>1867440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73.7608311270857" calcext:value-type="float">
            <text:p>73.7608311270857</text:p>
          </table:table-cell>
          <table:table-cell office:value-type="float" office:value="84.2394469894592" calcext:value-type="float">
            <text:p>84.2394469894592</text:p>
          </table:table-cell>
          <table:table-cell office:value-type="float" office:value="9.0624940961668" calcext:value-type="float">
            <text:p>9.0624940961668</text:p>
          </table:table-cell>
          <table:table-cell office:value-type="float" office:value="5.88071679300935" calcext:value-type="float">
            <text:p>5.88071679300935</text:p>
          </table:table-cell>
          <table:table-cell office:value-type="float" office:value="233985" calcext:value-type="float">
            <text:p>233985</text:p>
          </table:table-cell>
          <table:table-cell office:value-type="float" office:value="283774" calcext:value-type="float">
            <text:p>283774</text:p>
          </table:table-cell>
          <table:table-cell office:value-type="float" office:value="0.00956639640863381" calcext:value-type="float">
            <text:p>0.00956639640863381</text:p>
          </table:table-cell>
          <table:table-cell office:value-type="float" office:value="1.37672760550616" calcext:value-type="float">
            <text:p>1.37672760550616</text:p>
          </table:table-cell>
          <table:table-cell office:value-type="float" office:value="0.244736391566735" calcext:value-type="float">
            <text:p>0.244736391566735</text:p>
          </table:table-cell>
          <table:table-cell office:value-type="float" office:value="0.00421102526511363" calcext:value-type="float">
            <text:p>0.00421102526511363</text:p>
          </table:table-cell>
          <table:table-cell office:value-type="float" office:value="0.609691118670621" calcext:value-type="float">
            <text:p>0.609691118670621</text:p>
          </table:table-cell>
          <table:table-cell office:value-type="float" office:value="0.325527526007801" calcext:value-type="float">
            <text:p>0.325527526007801</text:p>
          </table:table-cell>
          <table:table-cell office:value-type="float" office:value="6162933.01851855" calcext:value-type="float">
            <text:p>6162933.01851855</text:p>
          </table:table-cell>
          <table:table-cell office:value-type="float" office:value="2290903.74506976" calcext:value-type="float">
            <text:p>2290903.74506976</text:p>
          </table:table-cell>
          <table:table-cell office:value-type="float" office:value="806041.935489371" calcext:value-type="float">
            <text:p>806041.935489371</text:p>
          </table:table-cell>
          <table:table-cell office:value-type="float" office:value="400851.111491185" calcext:value-type="float">
            <text:p>400851.111491185</text:p>
          </table:table-cell>
          <table:table-cell office:value-type="float" office:value="3081192.34912483" calcext:value-type="float">
            <text:p>3081192.34912483</text:p>
          </table:table-cell>
          <table:table-cell office:value-type="float" office:value="1532301.63777392" calcext:value-type="float">
            <text:p>1532301.63777392</text:p>
          </table:table-cell>
          <table:table-cell office:value-type="float" office:value="1603457.2287786" calcext:value-type="float">
            <text:p>1603457.2287786</text:p>
          </table:table-cell>
          <table:table-cell office:value-type="float" office:value="797412.124710665" calcext:value-type="float">
            <text:p>797412.124710665</text:p>
          </table:table-cell>
          <table:table-cell office:value-type="float" office:value="8572432.18278652" calcext:value-type="float">
            <text:p>8572432.18278652</text:p>
          </table:table-cell>
          <table:table-cell office:value-type="float" office:value="3186569.92261501" calcext:value-type="float">
            <text:p>3186569.92261501</text:p>
          </table:table-cell>
          <table:table-cell office:value-type="float" office:value="29104818.7323301" calcext:value-type="float">
            <text:p>29104818.7323301</text:p>
          </table:table-cell>
          <table:table-cell office:value-type="float" office:value="10774037.7398356" calcext:value-type="float">
            <text:p>10774037.7398356</text:p>
          </table:table-cell>
          <table:table-cell office:value-type="float" office:value="30100759.0587383" calcext:value-type="float">
            <text:p>30100759.0587383</text:p>
          </table:table-cell>
          <table:table-cell office:value-type="float" office:value="11142715.4753691" calcext:value-type="float">
            <text:p>11142715.4753691</text:p>
          </table:table-cell>
          <table:table-cell office:value-type="float" office:value="36740163" calcext:value-type="float">
            <text:p>36740163</text:p>
          </table:table-cell>
          <table:table-cell office:value-type="float" office:value="13600493" calcext:value-type="float">
            <text:p>13600493</text:p>
          </table:table-cell>
          <table:table-cell office:value-type="float" office:value="32852380" calcext:value-type="float">
            <text:p>32852380</text:p>
          </table:table-cell>
          <table:table-cell office:value-type="float" office:value="12161312" calcext:value-type="float">
            <text:p>12161312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81.2284348638887" calcext:value-type="float">
            <text:p>81.2284348638887</text:p>
          </table:table-cell>
          <table:table-cell office:value-type="float" office:value="79.7451761727552" calcext:value-type="float">
            <text:p>79.7451761727552</text:p>
          </table:table-cell>
          <table:table-cell office:value-type="float" office:value="6.72646951283884" calcext:value-type="float">
            <text:p>6.72646951283884</text:p>
          </table:table-cell>
          <table:table-cell office:value-type="float" office:value="7.65885342519394" calcext:value-type="float">
            <text:p>7.65885342519394</text:p>
          </table:table-cell>
          <table:table-cell office:value-type="float" office:value="441738" calcext:value-type="float">
            <text:p>441738</text:p>
          </table:table-cell>
          <table:table-cell office:value-type="float" office:value="174514" calcext:value-type="float">
            <text:p>174514</text:p>
          </table:table-cell>
          <table:table-cell office:value-type="float" office:value="0.00622832046756463" calcext:value-type="float">
            <text:p>0.00622832046756463</text:p>
          </table:table-cell>
          <table:table-cell office:value-type="float" office:value="1.46461785633468" calcext:value-type="float">
            <text:p>1.46461785633468</text:p>
          </table:table-cell>
          <table:table-cell office:value-type="float" office:value="0.469948447708327" calcext:value-type="float">
            <text:p>0.469948447708327</text:p>
          </table:table-cell>
          <table:table-cell office:value-type="float" office:value="0.00375304712628616" calcext:value-type="float">
            <text:p>0.00375304712628616</text:p>
          </table:table-cell>
          <table:table-cell office:value-type="float" office:value="1.17396816806486" calcext:value-type="float">
            <text:p>1.17396816806486</text:p>
          </table:table-cell>
          <table:table-cell office:value-type="float" office:value="0.176481037861804" calcext:value-type="float">
            <text:p>0.176481037861804</text:p>
          </table:table-cell>
          <table:table-cell office:value-type="float" office:value="11662550.2549056" calcext:value-type="float">
            <text:p>11662550.2549056</text:p>
          </table:table-cell>
          <table:table-cell office:value-type="float" office:value="4519297.49981922" calcext:value-type="float">
            <text:p>4519297.49981922</text:p>
          </table:table-cell>
          <table:table-cell office:value-type="float" office:value="727419.062729185" calcext:value-type="float">
            <text:p>727419.062729185</text:p>
          </table:table-cell>
          <table:table-cell office:value-type="float" office:value="394758.919037513" calcext:value-type="float">
            <text:p>394758.919037513</text:p>
          </table:table-cell>
          <table:table-cell office:value-type="float" office:value="2625392.96958987" calcext:value-type="float">
            <text:p>2625392.96958987</text:p>
          </table:table-cell>
          <table:table-cell office:value-type="float" office:value="1424759.59708225" calcext:value-type="float">
            <text:p>1424759.59708225</text:p>
          </table:table-cell>
          <table:table-cell office:value-type="float" office:value="1717498.01549468" calcext:value-type="float">
            <text:p>1717498.01549468</text:p>
          </table:table-cell>
          <table:table-cell office:value-type="float" office:value="932059.241755354" calcext:value-type="float">
            <text:p>932059.241755354</text:p>
          </table:table-cell>
          <table:table-cell office:value-type="float" office:value="14107467.3331295" calcext:value-type="float">
            <text:p>14107467.3331295</text:p>
          </table:table-cell>
          <table:table-cell office:value-type="float" office:value="5466715.29415926" calcext:value-type="float">
            <text:p>5466715.29415926</text:p>
          </table:table-cell>
          <table:table-cell office:value-type="float" office:value="24325332.3193827" calcext:value-type="float">
            <text:p>24325332.3193827</text:p>
          </table:table-cell>
          <table:table-cell office:value-type="float" office:value="9426189.90962262" calcext:value-type="float">
            <text:p>9426189.90962262</text:p>
          </table:table-cell>
          <table:table-cell office:value-type="float" office:value="26812371.1069701" calcext:value-type="float">
            <text:p>26812371.1069701</text:p>
          </table:table-cell>
          <table:table-cell office:value-type="float" office:value="10389930.0804287" calcext:value-type="float">
            <text:p>10389930.0804287</text:p>
          </table:table-cell>
          <table:table-cell office:value-type="float" office:value="33467850" calcext:value-type="float">
            <text:p>33467850</text:p>
          </table:table-cell>
          <table:table-cell office:value-type="float" office:value="12968961" calcext:value-type="float">
            <text:p>12968961</text:p>
          </table:table-cell>
          <table:table-cell office:value-type="float" office:value="23703273" calcext:value-type="float">
            <text:p>23703273</text:p>
          </table:table-cell>
          <table:table-cell office:value-type="float" office:value="9185139" calcext:value-type="float">
            <text:p>9185139</text:p>
          </table:table-cell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87.2093400043779" calcext:value-type="float">
            <text:p>87.2093400043779</text:p>
          </table:table-cell>
          <table:table-cell office:value-type="float" office:value="77.2375015431456" calcext:value-type="float">
            <text:p>77.2375015431456</text:p>
          </table:table-cell>
          <table:table-cell office:value-type="float" office:value="5.58228071330946" calcext:value-type="float">
            <text:p>5.58228071330946</text:p>
          </table:table-cell>
          <table:table-cell office:value-type="float" office:value="5.90226105305469" calcext:value-type="float">
            <text:p>5.90226105305469</text:p>
          </table:table-cell>
          <table:table-cell office:value-type="float" office:value="966101" calcext:value-type="float">
            <text:p>966101</text:p>
          </table:table-cell>
          <table:table-cell office:value-type="float" office:value="244113" calcext:value-type="float">
            <text:p>244113</text:p>
          </table:table-cell>
          <table:table-cell office:value-type="float" office:value="-0.0031469014739337" calcext:value-type="float">
            <text:p>-0.0031469014739337</text:p>
          </table:table-cell>
          <table:table-cell office:value-type="float" office:value="0.706072788104686" calcext:value-type="float">
            <text:p>0.706072788104686</text:p>
          </table:table-cell>
          <table:table-cell office:value-type="float" office:value="0.0848525667079548" calcext:value-type="float">
            <text:p>0.0848525667079548</text:p>
          </table:table-cell>
          <table:table-cell office:value-type="float" office:value="-0.0006164153313985" calcext:value-type="float">
            <text:p>-0.0006164153313985</text:p>
          </table:table-cell>
          <table:table-cell office:value-type="float" office:value="1.27238245818767" calcext:value-type="float">
            <text:p>1.27238245818767</text:p>
          </table:table-cell>
          <table:table-cell office:value-type="float" office:value="0.040154732448953" calcext:value-type="float">
            <text:p>0.040154732448953</text:p>
          </table:table-cell>
          <table:table-cell office:value-type="float" office:value="6890575.06314403" calcext:value-type="float">
            <text:p>6890575.06314403</text:p>
          </table:table-cell>
          <table:table-cell office:value-type="float" office:value="2097956.22043535" calcext:value-type="float">
            <text:p>2097956.22043535</text:p>
          </table:table-cell>
          <table:table-cell office:value-type="float" office:value="1188411.35641232" calcext:value-type="float">
            <text:p>1188411.35641232</text:p>
          </table:table-cell>
          <table:table-cell office:value-type="float" office:value="478075.407840464" calcext:value-type="float">
            <text:p>478075.407840464</text:p>
          </table:table-cell>
          <table:table-cell office:value-type="float" office:value="5236397.06576705" calcext:value-type="float">
            <text:p>5236397.06576705</text:p>
          </table:table-cell>
          <table:table-cell office:value-type="float" office:value="2106503.48410391" calcext:value-type="float">
            <text:p>2106503.48410391</text:p>
          </table:table-cell>
          <table:table-cell office:value-type="float" office:value="2381671.49386082" calcext:value-type="float">
            <text:p>2381671.49386082</text:p>
          </table:table-cell>
          <table:table-cell office:value-type="float" office:value="958101.388568755" calcext:value-type="float">
            <text:p>958101.388568755</text:p>
          </table:table-cell>
          <table:table-cell office:value-type="float" office:value="10460657.9134172" calcext:value-type="float">
            <text:p>10460657.9134172</text:p>
          </table:table-cell>
          <table:table-cell office:value-type="float" office:value="3184930.45038918" calcext:value-type="float">
            <text:p>3184930.45038918</text:p>
          </table:table-cell>
          <table:table-cell office:value-type="float" office:value="46714914.7888183" calcext:value-type="float">
            <text:p>46714914.7888183</text:p>
          </table:table-cell>
          <table:table-cell office:value-type="float" office:value="14223173.7075933" calcext:value-type="float">
            <text:p>14223173.7075933</text:p>
          </table:table-cell>
          <table:table-cell office:value-type="float" office:value="45586696.9913608" calcext:value-type="float">
            <text:p>45586696.9913608</text:p>
          </table:table-cell>
          <table:table-cell office:value-type="float" office:value="13879668.045948" calcext:value-type="float">
            <text:p>13879668.045948</text:p>
          </table:table-cell>
          <table:table-cell office:value-type="float" office:value="53568260" calcext:value-type="float">
            <text:p>53568260</text:p>
          </table:table-cell>
          <table:table-cell office:value-type="float" office:value="16309794" calcext:value-type="float">
            <text:p>16309794</text:p>
          </table:table-cell>
          <table:table-cell office:value-type="float" office:value="50725670" calcext:value-type="float">
            <text:p>50725670</text:p>
          </table:table-cell>
          <table:table-cell office:value-type="float" office:value="15444318" calcext:value-type="float">
            <text:p>15444318</text:p>
          </table:table-cell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69.1337619543375" calcext:value-type="float">
            <text:p>69.1337619543375</text:p>
          </table:table-cell>
          <table:table-cell office:value-type="float" office:value="84.5616273503627" calcext:value-type="float">
            <text:p>84.5616273503627</text:p>
          </table:table-cell>
          <table:table-cell office:value-type="float" office:value="1.46962151061035" calcext:value-type="float">
            <text:p>1.46962151061035</text:p>
          </table:table-cell>
          <table:table-cell office:value-type="float" office:value="2.5199303909107" calcext:value-type="float">
            <text:p>2.5199303909107</text:p>
          </table:table-cell>
          <table:table-cell office:value-type="float" office:value="78604" calcext:value-type="float">
            <text:p>78604</text:p>
          </table:table-cell>
          <table:table-cell office:value-type="float" office:value="653547" calcext:value-type="float">
            <text:p>653547</text:p>
          </table:table-cell>
          <table:table-cell office:value-type="float" office:value="-0.00410056700698547" calcext:value-type="float">
            <text:p>-0.00410056700698547</text:p>
          </table:table-cell>
          <table:table-cell office:value-type="float" office:value="0.919760574447377" calcext:value-type="float">
            <text:p>0.919760574447377</text:p>
          </table:table-cell>
          <table:table-cell office:value-type="float" office:value="0.288561954373865" calcext:value-type="float">
            <text:p>0.288561954373865</text:p>
          </table:table-cell>
          <table:table-cell office:value-type="float" office:value="0.000498483280403063" calcext:value-type="float">
            <text:p>0.000498483280403063</text:p>
          </table:table-cell>
          <table:table-cell office:value-type="float" office:value="1.45951042962128" calcext:value-type="float">
            <text:p>1.45951042962128</text:p>
          </table:table-cell>
          <table:table-cell office:value-type="float" office:value="0.333138402874386" calcext:value-type="float">
            <text:p>0.333138402874386</text:p>
          </table:table-cell>
          <table:table-cell office:value-type="float" office:value="1493954.20062444" calcext:value-type="float">
            <text:p>1493954.20062444</text:p>
          </table:table-cell>
          <table:table-cell office:value-type="float" office:value="645008.606200723" calcext:value-type="float">
            <text:p>645008.606200723</text:p>
          </table:table-cell>
          <table:table-cell office:value-type="float" office:value="794177.688222209" calcext:value-type="float">
            <text:p>794177.688222209</text:p>
          </table:table-cell>
          <table:table-cell office:value-type="float" office:value="388436.411455135" calcext:value-type="float">
            <text:p>388436.411455135</text:p>
          </table:table-cell>
          <table:table-cell office:value-type="float" office:value="3107821.93538787" calcext:value-type="float">
            <text:p>3107821.93538787</text:p>
          </table:table-cell>
          <table:table-cell office:value-type="float" office:value="1520051.76917769" calcext:value-type="float">
            <text:p>1520051.76917769</text:p>
          </table:table-cell>
          <table:table-cell office:value-type="float" office:value="1390828.78311763" calcext:value-type="float">
            <text:p>1390828.78311763</text:p>
          </table:table-cell>
          <table:table-cell office:value-type="float" office:value="680261.545337654" calcext:value-type="float">
            <text:p>680261.545337654</text:p>
          </table:table-cell>
          <table:table-cell office:value-type="float" office:value="3678960.67196428" calcext:value-type="float">
            <text:p>3678960.67196428</text:p>
          </table:table-cell>
          <table:table-cell office:value-type="float" office:value="1588376.19941703" calcext:value-type="float">
            <text:p>1588376.19941703</text:p>
          </table:table-cell>
          <table:table-cell office:value-type="float" office:value="22629401.2146042" calcext:value-type="float">
            <text:p>22629401.2146042</text:p>
          </table:table-cell>
          <table:table-cell office:value-type="float" office:value="9729611.22726007" calcext:value-type="float">
            <text:p>9729611.22726007</text:p>
          </table:table-cell>
          <table:table-cell office:value-type="float" office:value="21280251.3926886" calcext:value-type="float">
            <text:p>21280251.3926886</text:p>
          </table:table-cell>
          <table:table-cell office:value-type="float" office:value="9149538.28895827" calcext:value-type="float">
            <text:p>9149538.28895827</text:p>
          </table:table-cell>
          <table:table-cell office:value-type="float" office:value="26227777" calcext:value-type="float">
            <text:p>26227777</text:p>
          </table:table-cell>
          <table:table-cell office:value-type="float" office:value="11276749" calcext:value-type="float">
            <text:p>11276749</text:p>
          </table:table-cell>
          <table:table-cell office:value-type="float" office:value="27047467" calcext:value-type="float">
            <text:p>27047467</text:p>
          </table:table-cell>
          <table:table-cell office:value-type="float" office:value="11629178" calcext:value-type="float">
            <text:p>11629178</text:p>
          </table:table-cell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69.2666552098904" calcext:value-type="float">
            <text:p>69.2666552098904</text:p>
          </table:table-cell>
          <table:table-cell office:value-type="float" office:value="85.9627068128359" calcext:value-type="float">
            <text:p>85.9627068128359</text:p>
          </table:table-cell>
          <table:table-cell office:value-type="float" office:value="8.1528282440057" calcext:value-type="float">
            <text:p>8.1528282440057</text:p>
          </table:table-cell>
          <table:table-cell office:value-type="float" office:value="0.850093795698849" calcext:value-type="float">
            <text:p>0.850093795698849</text:p>
          </table:table-cell>
          <table:table-cell office:value-type="float" office:value="335239" calcext:value-type="float">
            <text:p>335239</text:p>
          </table:table-cell>
          <table:table-cell office:value-type="float" office:value="788142" calcext:value-type="float">
            <text:p>788142</text:p>
          </table:table-cell>
          <table:table-cell office:value-type="float" office:value="0.00656019447903822" calcext:value-type="float">
            <text:p>0.00656019447903822</text:p>
          </table:table-cell>
          <table:table-cell office:value-type="float" office:value="0.596952669150406" calcext:value-type="float">
            <text:p>0.596952669150406</text:p>
          </table:table-cell>
          <table:table-cell office:value-type="float" office:value="0.225914089725315" calcext:value-type="float">
            <text:p>0.225914089725315</text:p>
          </table:table-cell>
          <table:table-cell office:value-type="float" office:value="0.00407138786034478" calcext:value-type="float">
            <text:p>0.00407138786034478</text:p>
          </table:table-cell>
          <table:table-cell office:value-type="float" office:value="1.32570955193768" calcext:value-type="float">
            <text:p>1.32570955193768</text:p>
          </table:table-cell>
          <table:table-cell office:value-type="float" office:value="0.341777468183475" calcext:value-type="float">
            <text:p>0.341777468183475</text:p>
          </table:table-cell>
          <table:table-cell office:value-type="float" office:value="1929558.05077086" calcext:value-type="float">
            <text:p>1929558.05077086</text:p>
          </table:table-cell>
          <table:table-cell office:value-type="float" office:value="843535.718653165" calcext:value-type="float">
            <text:p>843535.718653165</text:p>
          </table:table-cell>
          <table:table-cell office:value-type="float" office:value="902167.279667527" calcext:value-type="float">
            <text:p>902167.279667527</text:p>
          </table:table-cell>
          <table:table-cell office:value-type="float" office:value="412854.012191897" calcext:value-type="float">
            <text:p>412854.012191897</text:p>
          </table:table-cell>
          <table:table-cell office:value-type="float" office:value="3690962.71046857" calcext:value-type="float">
            <text:p>3690962.71046857</text:p>
          </table:table-cell>
          <table:table-cell office:value-type="float" office:value="1689075.62733731" calcext:value-type="float">
            <text:p>1689075.62733731</text:p>
          </table:table-cell>
          <table:table-cell office:value-type="float" office:value="1585345.72523201" calcext:value-type="float">
            <text:p>1585345.72523201</text:p>
          </table:table-cell>
          <table:table-cell office:value-type="float" office:value="725493.329368488" calcext:value-type="float">
            <text:p>725493.329368488</text:p>
          </table:table-cell>
          <table:table-cell office:value-type="float" office:value="4417071.05567039" calcext:value-type="float">
            <text:p>4417071.05567039</text:p>
          </table:table-cell>
          <table:table-cell office:value-type="float" office:value="1930989.95171381" calcext:value-type="float">
            <text:p>1930989.95171381</text:p>
          </table:table-cell>
          <table:table-cell office:value-type="float" office:value="20626764.2784337" calcext:value-type="float">
            <text:p>20626764.2784337</text:p>
          </table:table-cell>
          <table:table-cell office:value-type="float" office:value="8979888.26514174" calcext:value-type="float">
            <text:p>8979888.26514174</text:p>
          </table:table-cell>
          <table:table-cell office:value-type="float" office:value="20494916.3482001" calcext:value-type="float">
            <text:p>20494916.3482001</text:p>
          </table:table-cell>
          <table:table-cell office:value-type="float" office:value="8922488.09973017" calcext:value-type="float">
            <text:p>8922488.09973017</text:p>
          </table:table-cell>
          <table:table-cell office:value-type="float" office:value="24694586" calcext:value-type="float">
            <text:p>24694586</text:p>
          </table:table-cell>
          <table:table-cell office:value-type="float" office:value="10750819" calcext:value-type="float">
            <text:p>10750819</text:p>
          </table:table-cell>
          <table:table-cell office:value-type="float" office:value="25553823" calcext:value-type="float">
            <text:p>25553823</text:p>
          </table:table-cell>
          <table:table-cell office:value-type="float" office:value="11124889" calcext:value-type="float">
            <text:p>11124889</text:p>
          </table:table-cell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78.636957613921" calcext:value-type="float">
            <text:p>78.636957613921</text:p>
          </table:table-cell>
          <table:table-cell office:value-type="float" office:value="80.3747045262242" calcext:value-type="float">
            <text:p>80.3747045262242</text:p>
          </table:table-cell>
          <table:table-cell office:value-type="float" office:value="0.464604502356636" calcext:value-type="float">
            <text:p>0.464604502356636</text:p>
          </table:table-cell>
          <table:table-cell office:value-type="float" office:value="0.424855767636725" calcext:value-type="float">
            <text:p>0.424855767636725</text:p>
          </table:table-cell>
          <table:table-cell office:value-type="float" office:value="952070" calcext:value-type="float">
            <text:p>952070</text:p>
          </table:table-cell>
          <table:table-cell office:value-type="float" office:value="335773" calcext:value-type="float">
            <text:p>335773</text:p>
          </table:table-cell>
          <table:table-cell office:value-type="float" office:value="0.00366244003018031" calcext:value-type="float">
            <text:p>0.00366244003018031</text:p>
          </table:table-cell>
          <table:table-cell office:value-type="float" office:value="1.36535991958217" calcext:value-type="float">
            <text:p>1.36535991958217</text:p>
          </table:table-cell>
          <table:table-cell office:value-type="float" office:value="0.260789410478625" calcext:value-type="float">
            <text:p>0.260789410478625</text:p>
          </table:table-cell>
          <table:table-cell office:value-type="float" office:value="0.00169610293105417" calcext:value-type="float">
            <text:p>0.00169610293105417</text:p>
          </table:table-cell>
          <table:table-cell office:value-type="float" office:value="0.638018604681996" calcext:value-type="float">
            <text:p>0.638018604681996</text:p>
          </table:table-cell>
          <table:table-cell office:value-type="float" office:value="0.137167944716167" calcext:value-type="float">
            <text:p>0.137167944716167</text:p>
          </table:table-cell>
          <table:table-cell office:value-type="float" office:value="328203.808319913" calcext:value-type="float">
            <text:p>328203.808319913</text:p>
          </table:table-cell>
          <table:table-cell office:value-type="float" office:value="194362.60327049" calcext:value-type="float">
            <text:p>194362.60327049</text:p>
          </table:table-cell>
          <table:table-cell office:value-type="float" office:value="586016.242305545" calcext:value-type="float">
            <text:p>586016.242305545</text:p>
          </table:table-cell>
          <table:table-cell office:value-type="float" office:value="354329.856906581" calcext:value-type="float">
            <text:p>354329.856906581</text:p>
          </table:table-cell>
          <table:table-cell office:value-type="float" office:value="1988967.15133519" calcext:value-type="float">
            <text:p>1988967.15133519</text:p>
          </table:table-cell>
          <table:table-cell office:value-type="float" office:value="1202612.47939445" calcext:value-type="float">
            <text:p>1202612.47939445</text:p>
          </table:table-cell>
          <table:table-cell office:value-type="float" office:value="1480901.14525946" calcext:value-type="float">
            <text:p>1480901.14525946</text:p>
          </table:table-cell>
          <table:table-cell office:value-type="float" office:value="895414.585828133" calcext:value-type="float">
            <text:p>895414.585828133</text:p>
          </table:table-cell>
          <table:table-cell office:value-type="float" office:value="2395121.19588492" calcext:value-type="float">
            <text:p>2395121.19588492</text:p>
          </table:table-cell>
          <table:table-cell office:value-type="float" office:value="1418393.01976277" calcext:value-type="float">
            <text:p>1418393.01976277</text:p>
          </table:table-cell>
          <table:table-cell office:value-type="float" office:value="9687900.5514749" calcext:value-type="float">
            <text:p>9687900.5514749</text:p>
          </table:table-cell>
          <table:table-cell office:value-type="float" office:value="5689671.09283463" calcext:value-type="float">
            <text:p>5689671.09283463</text:p>
          </table:table-cell>
          <table:table-cell office:value-type="float" office:value="9056399.09084974" calcext:value-type="float">
            <text:p>9056399.09084974</text:p>
          </table:table-cell>
          <table:table-cell office:value-type="float" office:value="5318792.42964946" calcext:value-type="float">
            <text:p>5318792.42964946</text:p>
          </table:table-cell>
          <table:table-cell office:value-type="float" office:value="13019452" calcext:value-type="float">
            <text:p>13019452</text:p>
          </table:table-cell>
          <table:table-cell office:value-type="float" office:value="7646280" calcext:value-type="float">
            <text:p>7646280</text:p>
          </table:table-cell>
          <table:table-cell office:value-type="float" office:value="14094199" calcext:value-type="float">
            <text:p>14094199</text:p>
          </table:table-cell>
          <table:table-cell office:value-type="float" office:value="8277475" calcext:value-type="float">
            <text:p>8277475</text:p>
          </table:table-cell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89.1510141377183" calcext:value-type="float">
            <text:p>89.1510141377183</text:p>
          </table:table-cell>
          <table:table-cell office:value-type="float" office:value="88.3755057811744" calcext:value-type="float">
            <text:p>88.3755057811744</text:p>
          </table:table-cell>
          <table:table-cell office:value-type="float" office:value="5.49129741060069" calcext:value-type="float">
            <text:p>5.49129741060069</text:p>
          </table:table-cell>
          <table:table-cell office:value-type="float" office:value="2.41522949628488" calcext:value-type="float">
            <text:p>2.41522949628488</text:p>
          </table:table-cell>
          <table:table-cell office:value-type="float" office:value="244990" calcext:value-type="float">
            <text:p>244990</text:p>
          </table:table-cell>
          <table:table-cell office:value-type="float" office:value="573862" calcext:value-type="float">
            <text:p>573862</text:p>
          </table:table-cell>
          <table:table-cell office:value-type="float" office:value="-0.00141350410138824" calcext:value-type="float">
            <text:p>-0.00141350410138824</text:p>
          </table:table-cell>
          <table:table-cell office:value-type="float" office:value="0.8170582086042" calcext:value-type="float">
            <text:p>0.8170582086042</text:p>
          </table:table-cell>
          <table:table-cell office:value-type="float" office:value="0.161393735783408" calcext:value-type="float">
            <text:p>0.161393735783408</text:p>
          </table:table-cell>
          <table:table-cell office:value-type="float" office:value="0.0022113542447979" calcext:value-type="float">
            <text:p>0.0022113542447979</text:p>
          </table:table-cell>
          <table:table-cell office:value-type="float" office:value="0.922952332745622" calcext:value-type="float">
            <text:p>0.922952332745622</text:p>
          </table:table-cell>
          <table:table-cell office:value-type="float" office:value="0.214861546855221" calcext:value-type="float">
            <text:p>0.214861546855221</text:p>
          </table:table-cell>
          <table:table-cell office:value-type="float" office:value="8442825.64394264" calcext:value-type="float">
            <text:p>8442825.64394264</text:p>
          </table:table-cell>
          <table:table-cell office:value-type="float" office:value="2345854.94777181" calcext:value-type="float">
            <text:p>2345854.94777181</text:p>
          </table:table-cell>
          <table:table-cell office:value-type="float" office:value="1529220.82559078" calcext:value-type="float">
            <text:p>1529220.82559078</text:p>
          </table:table-cell>
          <table:table-cell office:value-type="float" office:value="559070.265805496" calcext:value-type="float">
            <text:p>559070.265805496</text:p>
          </table:table-cell>
          <table:table-cell office:value-type="float" office:value="7239781.78093196" calcext:value-type="float">
            <text:p>7239781.78093196</text:p>
          </table:table-cell>
          <table:table-cell office:value-type="float" office:value="2646803.29806242" calcext:value-type="float">
            <text:p>2646803.29806242</text:p>
          </table:table-cell>
          <table:table-cell office:value-type="float" office:value="3751648.59239754" calcext:value-type="float">
            <text:p>3751648.59239754</text:p>
          </table:table-cell>
          <table:table-cell office:value-type="float" office:value="1371571.15614758" calcext:value-type="float">
            <text:p>1371571.15614758</text:p>
          </table:table-cell>
          <table:table-cell office:value-type="float" office:value="13723695.061931" calcext:value-type="float">
            <text:p>13723695.061931</text:p>
          </table:table-cell>
          <table:table-cell office:value-type="float" office:value="3813154.42488617" calcext:value-type="float">
            <text:p>3813154.42488617</text:p>
          </table:table-cell>
          <table:table-cell office:value-type="float" office:value="57747413.5350299" calcext:value-type="float">
            <text:p>57747413.5350299</text:p>
          </table:table-cell>
          <table:table-cell office:value-type="float" office:value="15978649.5049966" calcext:value-type="float">
            <text:p>15978649.5049966</text:p>
          </table:table-cell>
          <table:table-cell office:value-type="float" office:value="53749416.740159" calcext:value-type="float">
            <text:p>53749416.740159</text:p>
          </table:table-cell>
          <table:table-cell office:value-type="float" office:value="14872407.933353" calcext:value-type="float">
            <text:p>14872407.933353</text:p>
          </table:table-cell>
          <table:table-cell office:value-type="float" office:value="63062694" calcext:value-type="float">
            <text:p>63062694</text:p>
          </table:table-cell>
          <table:table-cell office:value-type="float" office:value="17449382" calcext:value-type="float">
            <text:p>17449382</text:p>
          </table:table-cell>
          <table:table-cell office:value-type="float" office:value="60330429" calcext:value-type="float">
            <text:p>60330429</text:p>
          </table:table-cell>
          <table:table-cell office:value-type="float" office:value="16693367" calcext:value-type="float">
            <text:p>16693367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float" office:value="88.9460509584139" calcext:value-type="float">
            <text:p>88.9460509584139</text:p>
          </table:table-cell>
          <table:table-cell office:value-type="float" office:value="73.4282493113802" calcext:value-type="float">
            <text:p>73.4282493113802</text:p>
          </table:table-cell>
          <table:table-cell office:value-type="float" office:value="5.27575965858321" calcext:value-type="float">
            <text:p>5.27575965858321</text:p>
          </table:table-cell>
          <table:table-cell office:value-type="float" office:value="2.28306314412718" calcext:value-type="float">
            <text:p>2.28306314412718</text:p>
          </table:table-cell>
          <table:table-cell office:value-type="float" office:value="879125" calcext:value-type="float">
            <text:p>879125</text:p>
          </table:table-cell>
          <table:table-cell office:value-type="float" office:value="876806" calcext:value-type="float">
            <text:p>876806</text:p>
          </table:table-cell>
          <table:table-cell office:value-type="float" office:value="0.00022711308809046" calcext:value-type="float">
            <text:p>0.00022711308809046</text:p>
          </table:table-cell>
          <table:table-cell office:value-type="float" office:value="1.42583701956093" calcext:value-type="float">
            <text:p>1.42583701956093</text:p>
          </table:table-cell>
          <table:table-cell office:value-type="float" office:value="0.420264928607597" calcext:value-type="float">
            <text:p>0.420264928607597</text:p>
          </table:table-cell>
          <table:table-cell office:value-type="float" office:value="0.00124540442279492" calcext:value-type="float">
            <text:p>0.00124540442279492</text:p>
          </table:table-cell>
          <table:table-cell office:value-type="float" office:value="0.66648819931797" calcext:value-type="float">
            <text:p>0.66648819931797</text:p>
          </table:table-cell>
          <table:table-cell office:value-type="float" office:value="0.0265385092826743" calcext:value-type="float">
            <text:p>0.0265385092826743</text:p>
          </table:table-cell>
          <table:table-cell office:value-type="float" office:value="5985770.24702598" calcext:value-type="float">
            <text:p>5985770.24702598</text:p>
          </table:table-cell>
          <table:table-cell office:value-type="float" office:value="1698096.55788519" calcext:value-type="float">
            <text:p>1698096.55788519</text:p>
          </table:table-cell>
          <table:table-cell office:value-type="float" office:value="1324902.24719248" calcext:value-type="float">
            <text:p>1324902.24719248</text:p>
          </table:table-cell>
          <table:table-cell office:value-type="float" office:value="488417.964697839" calcext:value-type="float">
            <text:p>488417.964697839</text:p>
          </table:table-cell>
          <table:table-cell office:value-type="float" office:value="6269435.21512901" calcext:value-type="float">
            <text:p>6269435.21512901</text:p>
          </table:table-cell>
          <table:table-cell office:value-type="float" office:value="2311192.99108066" calcext:value-type="float">
            <text:p>2311192.99108066</text:p>
          </table:table-cell>
          <table:table-cell office:value-type="float" office:value="2436762.16595523" calcext:value-type="float">
            <text:p>2436762.16595523</text:p>
          </table:table-cell>
          <table:table-cell office:value-type="float" office:value="898299.040605106" calcext:value-type="float">
            <text:p>898299.040605106</text:p>
          </table:table-cell>
          <table:table-cell office:value-type="float" office:value="9747434.66017369" calcext:value-type="float">
            <text:p>9747434.66017369</text:p>
          </table:table-cell>
          <table:table-cell office:value-type="float" office:value="2765238.985388" calcext:value-type="float">
            <text:p>2765238.985388</text:p>
          </table:table-cell>
          <table:table-cell office:value-type="float" office:value="57842875.0578662" calcext:value-type="float">
            <text:p>57842875.0578662</text:p>
          </table:table-cell>
          <table:table-cell office:value-type="float" office:value="16341292.6934289" calcext:value-type="float">
            <text:p>16341292.6934289</text:p>
          </table:table-cell>
          <table:table-cell office:value-type="float" office:value="54137809.3952652" calcext:value-type="float">
            <text:p>54137809.3952652</text:p>
          </table:table-cell>
          <table:table-cell office:value-type="float" office:value="15294568.0556863" calcext:value-type="float">
            <text:p>15294568.0556863</text:p>
          </table:table-cell>
          <table:table-cell office:value-type="float" office:value="62338003" calcext:value-type="float">
            <text:p>62338003</text:p>
          </table:table-cell>
          <table:table-cell office:value-type="float" office:value="17611219" calcext:value-type="float">
            <text:p>17611219</text:p>
          </table:table-cell>
          <table:table-cell office:value-type="float" office:value="61296766" calcext:value-type="float">
            <text:p>61296766</text:p>
          </table:table-cell>
          <table:table-cell office:value-type="float" office:value="17317057" calcext:value-type="float">
            <text:p>17317057</text:p>
          </table:table-cell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73.2059471309405" calcext:value-type="float">
            <text:p>73.2059471309405</text:p>
          </table:table-cell>
          <table:table-cell office:value-type="float" office:value="82.8636034775692" calcext:value-type="float">
            <text:p>82.8636034775692</text:p>
          </table:table-cell>
          <table:table-cell office:value-type="float" office:value="1.63125956471012" calcext:value-type="float">
            <text:p>1.63125956471012</text:p>
          </table:table-cell>
          <table:table-cell office:value-type="float" office:value="3.77307059958584" calcext:value-type="float">
            <text:p>3.77307059958584</text:p>
          </table:table-cell>
          <table:table-cell office:value-type="float" office:value="514650" calcext:value-type="float">
            <text:p>514650</text:p>
          </table:table-cell>
          <table:table-cell office:value-type="float" office:value="448533" calcext:value-type="float">
            <text:p>448533</text:p>
          </table:table-cell>
          <table:table-cell office:value-type="float" office:value="0.00249365671634283" calcext:value-type="float">
            <text:p>0.00249365671634283</text:p>
          </table:table-cell>
          <table:table-cell office:value-type="float" office:value="1.16961934841346" calcext:value-type="float">
            <text:p>1.16961934841346</text:p>
          </table:table-cell>
          <table:table-cell office:value-type="float" office:value="0.463441393005658" calcext:value-type="float">
            <text:p>0.463441393005658</text:p>
          </table:table-cell>
          <table:table-cell office:value-type="float" office:value="-0.00436230964882" calcext:value-type="float">
            <text:p>-0.00436230964882</text:p>
          </table:table-cell>
          <table:table-cell office:value-type="float" office:value="1.42731721095261" calcext:value-type="float">
            <text:p>1.42731721095261</text:p>
          </table:table-cell>
          <table:table-cell office:value-type="float" office:value="0.012478947196961" calcext:value-type="float">
            <text:p>0.012478947196961</text:p>
          </table:table-cell>
          <table:table-cell office:value-type="float" office:value="2054860.44718317" calcext:value-type="float">
            <text:p>2054860.44718317</text:p>
          </table:table-cell>
          <table:table-cell office:value-type="float" office:value="909589.34331318" calcext:value-type="float">
            <text:p>909589.34331318</text:p>
          </table:table-cell>
          <table:table-cell office:value-type="float" office:value="697347.78161445" calcext:value-type="float">
            <text:p>697347.78161445</text:p>
          </table:table-cell>
          <table:table-cell office:value-type="float" office:value="372197.5356638" calcext:value-type="float">
            <text:p>372197.5356638</text:p>
          </table:table-cell>
          <table:table-cell office:value-type="float" office:value="2547104.48803472" calcext:value-type="float">
            <text:p>2547104.48803472</text:p>
          </table:table-cell>
          <table:table-cell office:value-type="float" office:value="1359473.76405203" calcext:value-type="float">
            <text:p>1359473.76405203</text:p>
          </table:table-cell>
          <table:table-cell office:value-type="float" office:value="1390814.87403774" calcext:value-type="float">
            <text:p>1390814.87403774</text:p>
          </table:table-cell>
          <table:table-cell office:value-type="float" office:value="742323.819375981" calcext:value-type="float">
            <text:p>742323.819375981</text:p>
          </table:table-cell>
          <table:table-cell office:value-type="float" office:value="4143023.10283536" calcext:value-type="float">
            <text:p>4143023.10283536</text:p>
          </table:table-cell>
          <table:table-cell office:value-type="float" office:value="1833919.9961755" calcext:value-type="float">
            <text:p>1833919.9961755</text:p>
          </table:table-cell>
          <table:table-cell office:value-type="float" office:value="21000452.1211861" calcext:value-type="float">
            <text:p>21000452.1211861</text:p>
          </table:table-cell>
          <table:table-cell office:value-type="float" office:value="9218920.58621746" calcext:value-type="float">
            <text:p>9218920.58621746</text:p>
          </table:table-cell>
          <table:table-cell office:value-type="float" office:value="20029234.9778256" calcext:value-type="float">
            <text:p>20029234.9778256</text:p>
          </table:table-cell>
          <table:table-cell office:value-type="float" office:value="8792569.11221366" calcext:value-type="float">
            <text:p>8792569.11221366</text:p>
          </table:table-cell>
          <table:table-cell office:value-type="float" office:value="25539635" calcext:value-type="float">
            <text:p>25539635</text:p>
          </table:table-cell>
          <table:table-cell office:value-type="float" office:value="11211562" calcext:value-type="float">
            <text:p>11211562</text:p>
          </table:table-cell>
          <table:table-cell office:value-type="float" office:value="25334532" calcext:value-type="float">
            <text:p>25334532</text:p>
          </table:table-cell>
          <table:table-cell office:value-type="float" office:value="11121524" calcext:value-type="float">
            <text:p>11121524</text:p>
          </table:table-cell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83.8321127118233" calcext:value-type="float">
            <text:p>83.8321127118233</text:p>
          </table:table-cell>
          <table:table-cell office:value-type="float" office:value="79.2776133463569" calcext:value-type="float">
            <text:p>79.2776133463569</text:p>
          </table:table-cell>
          <table:table-cell office:value-type="float" office:value="0.271299363093792" calcext:value-type="float">
            <text:p>0.271299363093792</text:p>
          </table:table-cell>
          <table:table-cell office:value-type="float" office:value="6.96111744524342" calcext:value-type="float">
            <text:p>6.96111744524342</text:p>
          </table:table-cell>
          <table:table-cell office:value-type="float" office:value="3318" calcext:value-type="float">
            <text:p>3318</text:p>
          </table:table-cell>
          <table:table-cell office:value-type="float" office:value="451795" calcext:value-type="float">
            <text:p>451795</text:p>
          </table:table-cell>
          <table:table-cell office:value-type="float" office:value="0.00440351959529546" calcext:value-type="float">
            <text:p>0.00440351959529546</text:p>
          </table:table-cell>
          <table:table-cell office:value-type="float" office:value="0.875400229724113" calcext:value-type="float">
            <text:p>0.875400229724113</text:p>
          </table:table-cell>
          <table:table-cell office:value-type="float" office:value="0.450967672770336" calcext:value-type="float">
            <text:p>0.450967672770336</text:p>
          </table:table-cell>
          <table:table-cell office:value-type="float" office:value="-0.00314869808897133" calcext:value-type="float">
            <text:p>-0.00314869808897133</text:p>
          </table:table-cell>
          <table:table-cell office:value-type="float" office:value="0.537345368403244" calcext:value-type="float">
            <text:p>0.537345368403244</text:p>
          </table:table-cell>
          <table:table-cell office:value-type="float" office:value="0.0991419890943999" calcext:value-type="float">
            <text:p>0.0991419890943999</text:p>
          </table:table-cell>
          <table:table-cell office:value-type="float" office:value="3243221.69434498" calcext:value-type="float">
            <text:p>3243221.69434498</text:p>
          </table:table-cell>
          <table:table-cell office:value-type="float" office:value="1459697.52168592" calcext:value-type="float">
            <text:p>1459697.52168592</text:p>
          </table:table-cell>
          <table:table-cell office:value-type="float" office:value="914145.658292545" calcext:value-type="float">
            <text:p>914145.658292545</text:p>
          </table:table-cell>
          <table:table-cell office:value-type="float" office:value="436096.747144349" calcext:value-type="float">
            <text:p>436096.747144349</text:p>
          </table:table-cell>
          <table:table-cell office:value-type="float" office:value="3576587.45125565" calcext:value-type="float">
            <text:p>3576587.45125565</text:p>
          </table:table-cell>
          <table:table-cell office:value-type="float" office:value="1706224.97544121" calcext:value-type="float">
            <text:p>1706224.97544121</text:p>
          </table:table-cell>
          <table:table-cell office:value-type="float" office:value="2013731.96030237" calcext:value-type="float">
            <text:p>2013731.96030237</text:p>
          </table:table-cell>
          <table:table-cell office:value-type="float" office:value="960658.675717781" calcext:value-type="float">
            <text:p>960658.675717781</text:p>
          </table:table-cell>
          <table:table-cell office:value-type="float" office:value="6171099.31293989" calcext:value-type="float">
            <text:p>6171099.31293989</text:p>
          </table:table-cell>
          <table:table-cell office:value-type="float" office:value="2777466.1192242" calcext:value-type="float">
            <text:p>2777466.1192242</text:p>
          </table:table-cell>
          <table:table-cell office:value-type="float" office:value="19180447.3008479" calcext:value-type="float">
            <text:p>19180447.3008479</text:p>
          </table:table-cell>
          <table:table-cell office:value-type="float" office:value="8596846.34298869" calcext:value-type="float">
            <text:p>8596846.34298869</text:p>
          </table:table-cell>
          <table:table-cell office:value-type="float" office:value="18268806.7997254" calcext:value-type="float">
            <text:p>18268806.7997254</text:p>
          </table:table-cell>
          <table:table-cell office:value-type="float" office:value="8188240.99686372" calcext:value-type="float">
            <text:p>8188240.99686372</text:p>
          </table:table-cell>
          <table:table-cell office:value-type="float" office:value="22689122" calcext:value-type="float">
            <text:p>22689122</text:p>
          </table:table-cell>
          <table:table-cell office:value-type="float" office:value="10169465" calcext:value-type="float">
            <text:p>10169465</text:p>
          </table:table-cell>
          <table:table-cell office:value-type="float" office:value="22108342" calcext:value-type="float">
            <text:p>22108342</text:p>
          </table:table-cell>
          <table:table-cell office:value-type="float" office:value="9909155" calcext:value-type="float">
            <text:p>9909155</text:p>
          </table:table-cell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84.2124792024903" calcext:value-type="float">
            <text:p>84.2124792024903</text:p>
          </table:table-cell>
          <table:table-cell office:value-type="float" office:value="73.1721402819095" calcext:value-type="float">
            <text:p>73.1721402819095</text:p>
          </table:table-cell>
          <table:table-cell office:value-type="float" office:value="0.607371643262454" calcext:value-type="float">
            <text:p>0.607371643262454</text:p>
          </table:table-cell>
          <table:table-cell office:value-type="float" office:value="9.36569014499257" calcext:value-type="float">
            <text:p>9.36569014499257</text:p>
          </table:table-cell>
          <table:table-cell office:value-type="float" office:value="401244" calcext:value-type="float">
            <text:p>401244</text:p>
          </table:table-cell>
          <table:table-cell office:value-type="float" office:value="730930" calcext:value-type="float">
            <text:p>730930</text:p>
          </table:table-cell>
          <table:table-cell office:value-type="float" office:value="-0.0000296083262161639" calcext:value-type="float">
            <text:p>-2.96083262161639E-05</text:p>
          </table:table-cell>
          <table:table-cell office:value-type="float" office:value="1.31616800920632" calcext:value-type="float">
            <text:p>1.31616800920632</text:p>
          </table:table-cell>
          <table:table-cell office:value-type="float" office:value="0.167031504524153" calcext:value-type="float">
            <text:p>0.167031504524153</text:p>
          </table:table-cell>
          <table:table-cell office:value-type="float" office:value="-0.000213977254443228" calcext:value-type="float">
            <text:p>-0.000213977254443228</text:p>
          </table:table-cell>
          <table:table-cell office:value-type="float" office:value="1.36428393752526" calcext:value-type="float">
            <text:p>1.36428393752526</text:p>
          </table:table-cell>
          <table:table-cell office:value-type="float" office:value="0.419534186786947" calcext:value-type="float">
            <text:p>0.419534186786947</text:p>
          </table:table-cell>
          <table:table-cell office:value-type="float" office:value="2585968.46588334" calcext:value-type="float">
            <text:p>2585968.46588334</text:p>
          </table:table-cell>
          <table:table-cell office:value-type="float" office:value="1173602.59367679" calcext:value-type="float">
            <text:p>1173602.59367679</text:p>
          </table:table-cell>
          <table:table-cell office:value-type="float" office:value="888261.760823329" calcext:value-type="float">
            <text:p>888261.760823329</text:p>
          </table:table-cell>
          <table:table-cell office:value-type="float" office:value="415029.921673991" calcext:value-type="float">
            <text:p>415029.921673991</text:p>
          </table:table-cell>
          <table:table-cell office:value-type="float" office:value="3556403.4090102" calcext:value-type="float">
            <text:p>3556403.4090102</text:p>
          </table:table-cell>
          <table:table-cell office:value-type="float" office:value="1661687.90933261" calcext:value-type="float">
            <text:p>1661687.90933261</text:p>
          </table:table-cell>
          <table:table-cell office:value-type="float" office:value="1664727.48813178" calcext:value-type="float">
            <text:p>1664727.48813178</text:p>
          </table:table-cell>
          <table:table-cell office:value-type="float" office:value="777824.453872095" calcext:value-type="float">
            <text:p>777824.453872095</text:p>
          </table:table-cell>
          <table:table-cell office:value-type="float" office:value="5138957.71483844" calcext:value-type="float">
            <text:p>5138957.71483844</text:p>
          </table:table-cell>
          <table:table-cell office:value-type="float" office:value="2332238.06960446" calcext:value-type="float">
            <text:p>2332238.06960446</text:p>
          </table:table-cell>
          <table:table-cell office:value-type="float" office:value="18386387.7024914" calcext:value-type="float">
            <text:p>18386387.7024914</text:p>
          </table:table-cell>
          <table:table-cell office:value-type="float" office:value="8309759.38568034" calcext:value-type="float">
            <text:p>8309759.38568034</text:p>
          </table:table-cell>
          <table:table-cell office:value-type="float" office:value="18468366.5040301" calcext:value-type="float">
            <text:p>18468366.5040301</text:p>
          </table:table-cell>
          <table:table-cell office:value-type="float" office:value="8346809.84532122" calcext:value-type="float">
            <text:p>8346809.84532122</text:p>
          </table:table-cell>
          <table:table-cell office:value-type="float" office:value="22592814" calcext:value-type="float">
            <text:p>22592814</text:p>
          </table:table-cell>
          <table:table-cell office:value-type="float" office:value="10210860" calcext:value-type="float">
            <text:p>10210860</text:p>
          </table:table-cell>
          <table:table-cell office:value-type="float" office:value="22674987" calcext:value-type="float">
            <text:p>22674987</text:p>
          </table:table-cell>
          <table:table-cell office:value-type="float" office:value="10247999" calcext:value-type="float">
            <text:p>10247999</text:p>
          </table:table-cell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74.6694140865157" calcext:value-type="float">
            <text:p>74.6694140865157</text:p>
          </table:table-cell>
          <table:table-cell office:value-type="float" office:value="76.5545298402451" calcext:value-type="float">
            <text:p>76.5545298402451</text:p>
          </table:table-cell>
          <table:table-cell office:value-type="float" office:value="0.724640596905098" calcext:value-type="float">
            <text:p>0.724640596905098</text:p>
          </table:table-cell>
          <table:table-cell office:value-type="float" office:value="9.55862642110185" calcext:value-type="float">
            <text:p>9.55862642110185</text:p>
          </table:table-cell>
          <table:table-cell office:value-type="float" office:value="915956" calcext:value-type="float">
            <text:p>915956</text:p>
          </table:table-cell>
          <table:table-cell office:value-type="float" office:value="634289" calcext:value-type="float">
            <text:p>634289</text:p>
          </table:table-cell>
          <table:table-cell office:value-type="float" office:value="0.000573305303395692" calcext:value-type="float">
            <text:p>0.000573305303395692</text:p>
          </table:table-cell>
          <table:table-cell office:value-type="float" office:value="0.541774134705315" calcext:value-type="float">
            <text:p>0.541774134705315</text:p>
          </table:table-cell>
          <table:table-cell office:value-type="float" office:value="0.365970746255508" calcext:value-type="float">
            <text:p>0.365970746255508</text:p>
          </table:table-cell>
          <table:table-cell office:value-type="float" office:value="-0.00252325569484291" calcext:value-type="float">
            <text:p>-0.00252325569484291</text:p>
          </table:table-cell>
          <table:table-cell office:value-type="float" office:value="1.44262825703972" calcext:value-type="float">
            <text:p>1.44262825703972</text:p>
          </table:table-cell>
          <table:table-cell office:value-type="float" office:value="0.174954867303717" calcext:value-type="float">
            <text:p>0.174954867303717</text:p>
          </table:table-cell>
          <table:table-cell office:value-type="float" office:value="3533988.63675549" calcext:value-type="float">
            <text:p>3533988.63675549</text:p>
          </table:table-cell>
          <table:table-cell office:value-type="float" office:value="1603847.17943721" calcext:value-type="float">
            <text:p>1603847.17943721</text:p>
          </table:table-cell>
          <table:table-cell office:value-type="float" office:value="325061.987548815" calcext:value-type="float">
            <text:p>325061.987548815</text:p>
          </table:table-cell>
          <table:table-cell office:value-type="float" office:value="237974.882862831" calcext:value-type="float">
            <text:p>237974.882862831</text:p>
          </table:table-cell>
          <table:table-cell office:value-type="float" office:value="983854.164668568" calcext:value-type="float">
            <text:p>983854.164668568</text:p>
          </table:table-cell>
          <table:table-cell office:value-type="float" office:value="720270.559337396" calcext:value-type="float">
            <text:p>720270.559337396</text:p>
          </table:table-cell>
          <table:table-cell office:value-type="float" office:value="808815.141204408" calcext:value-type="float">
            <text:p>808815.141204408</text:p>
          </table:table-cell>
          <table:table-cell office:value-type="float" office:value="592126.104738402" calcext:value-type="float">
            <text:p>592126.104738402</text:p>
          </table:table-cell>
          <table:table-cell office:value-type="float" office:value="4667865.76550872" calcext:value-type="float">
            <text:p>4667865.76550872</text:p>
          </table:table-cell>
          <table:table-cell office:value-type="float" office:value="2118440.12856701" calcext:value-type="float">
            <text:p>2118440.12856701</text:p>
          </table:table-cell>
          <table:table-cell office:value-type="float" office:value="19106831.9068932" calcext:value-type="float">
            <text:p>19106831.9068932</text:p>
          </table:table-cell>
          <table:table-cell office:value-type="float" office:value="8635365.37671335" calcext:value-type="float">
            <text:p>8635365.37671335</text:p>
          </table:table-cell>
          <table:table-cell office:value-type="float" office:value="19857892.1421584" calcext:value-type="float">
            <text:p>19857892.1421584</text:p>
          </table:table-cell>
          <table:table-cell office:value-type="float" office:value="8974808.33528647" calcext:value-type="float">
            <text:p>8974808.33528647</text:p>
          </table:table-cell>
          <table:table-cell office:value-type="float" office:value="26021275" calcext:value-type="float">
            <text:p>26021275</text:p>
          </table:table-cell>
          <table:table-cell office:value-type="float" office:value="11760360" calcext:value-type="float">
            <text:p>11760360</text:p>
          </table:table-cell>
          <table:table-cell office:value-type="float" office:value="23146079" calcext:value-type="float">
            <text:p>23146079</text:p>
          </table:table-cell>
          <table:table-cell office:value-type="float" office:value="10460910" calcext:value-type="float">
            <text:p>10460910</text:p>
          </table:table-cell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70.3873935129111" calcext:value-type="float">
            <text:p>70.3873935129111</text:p>
          </table:table-cell>
          <table:table-cell office:value-type="float" office:value="70.7762614345475" calcext:value-type="float">
            <text:p>70.7762614345475</text:p>
          </table:table-cell>
          <table:table-cell office:value-type="float" office:value="9.14139558824652" calcext:value-type="float">
            <text:p>9.14139558824652</text:p>
          </table:table-cell>
          <table:table-cell office:value-type="float" office:value="5.65342310236037" calcext:value-type="float">
            <text:p>5.65342310236037</text:p>
          </table:table-cell>
          <table:table-cell office:value-type="float" office:value="124535" calcext:value-type="float">
            <text:p>124535</text:p>
          </table:table-cell>
          <table:table-cell office:value-type="float" office:value="645674" calcext:value-type="float">
            <text:p>645674</text:p>
          </table:table-cell>
          <table:table-cell office:value-type="float" office:value="-0.00490908097381591" calcext:value-type="float">
            <text:p>-0.00490908097381591</text:p>
          </table:table-cell>
          <table:table-cell office:value-type="float" office:value="0.761634674049699" calcext:value-type="float">
            <text:p>0.761634674049699</text:p>
          </table:table-cell>
          <table:table-cell office:value-type="float" office:value="0.251842660314121" calcext:value-type="float">
            <text:p>0.251842660314121</text:p>
          </table:table-cell>
          <table:table-cell office:value-type="float" office:value="-0.000376473843829737" calcext:value-type="float">
            <text:p>-0.000376473843829737</text:p>
          </table:table-cell>
          <table:table-cell office:value-type="float" office:value="1.46022371398725" calcext:value-type="float">
            <text:p>1.46022371398725</text:p>
          </table:table-cell>
          <table:table-cell office:value-type="float" office:value="0.477810469973727" calcext:value-type="float">
            <text:p>0.477810469973727</text:p>
          </table:table-cell>
          <table:table-cell office:value-type="float" office:value="4349711.14453024" calcext:value-type="float">
            <text:p>4349711.14453024</text:p>
          </table:table-cell>
          <table:table-cell office:value-type="float" office:value="2565214.62723961" calcext:value-type="float">
            <text:p>2565214.62723961</text:p>
          </table:table-cell>
          <table:table-cell office:value-type="float" office:value="59256.3215805906" calcext:value-type="float">
            <text:p>59256.3215805906</text:p>
          </table:table-cell>
          <table:table-cell office:value-type="float" office:value="55212.3298473341" calcext:value-type="float">
            <text:p>55212.3298473341</text:p>
          </table:table-cell>
          <table:table-cell office:value-type="float" office:value="157767.360935405" calcext:value-type="float">
            <text:p>157767.360935405</text:p>
          </table:table-cell>
          <table:table-cell office:value-type="float" office:value="147000.41006194" calcext:value-type="float">
            <text:p>147000.41006194</text:p>
          </table:table-cell>
          <table:table-cell office:value-type="float" office:value="122027.197251746" calcext:value-type="float">
            <text:p>122027.197251746</text:p>
          </table:table-cell>
          <table:table-cell office:value-type="float" office:value="113699.360427664" calcext:value-type="float">
            <text:p>113699.360427664</text:p>
          </table:table-cell>
          <table:table-cell office:value-type="float" office:value="4530994.66336258" calcext:value-type="float">
            <text:p>4530994.66336258</text:p>
          </table:table-cell>
          <table:table-cell office:value-type="float" office:value="2672125.4355058" calcext:value-type="float">
            <text:p>2672125.4355058</text:p>
          </table:table-cell>
          <table:table-cell office:value-type="float" office:value="8103002.71153866" calcext:value-type="float">
            <text:p>8103002.71153866</text:p>
          </table:table-cell>
          <table:table-cell office:value-type="float" office:value="4778694.58213093" calcext:value-type="float">
            <text:p>4778694.58213093</text:p>
          </table:table-cell>
          <table:table-cell office:value-type="float" office:value="10376670.9823207" calcext:value-type="float">
            <text:p>10376670.9823207</text:p>
          </table:table-cell>
          <table:table-cell office:value-type="float" office:value="6119576.05952168" calcext:value-type="float">
            <text:p>6119576.05952168</text:p>
          </table:table-cell>
          <table:table-cell office:value-type="float" office:value="16073250" calcext:value-type="float">
            <text:p>16073250</text:p>
          </table:table-cell>
          <table:table-cell office:value-type="float" office:value="9479097" calcext:value-type="float">
            <text:p>9479097</text:p>
          </table:table-cell>
          <table:table-cell office:value-type="float" office:value="11822050" calcext:value-type="float">
            <text:p>11822050</text:p>
          </table:table-cell>
          <table:table-cell office:value-type="float" office:value="6971979" calcext:value-type="float">
            <text:p>6971979</text:p>
          </table:table-cell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80.8545712669964" calcext:value-type="float">
            <text:p>80.8545712669964</text:p>
          </table:table-cell>
          <table:table-cell office:value-type="float" office:value="75.3052044497236" calcext:value-type="float">
            <text:p>75.3052044497236</text:p>
          </table:table-cell>
          <table:table-cell office:value-type="float" office:value="6.03967518871534" calcext:value-type="float">
            <text:p>6.03967518871534</text:p>
          </table:table-cell>
          <table:table-cell office:value-type="float" office:value="0.643969944996553" calcext:value-type="float">
            <text:p>0.643969944996553</text:p>
          </table:table-cell>
          <table:table-cell office:value-type="float" office:value="692581" calcext:value-type="float">
            <text:p>692581</text:p>
          </table:table-cell>
          <table:table-cell office:value-type="float" office:value="275338" calcext:value-type="float">
            <text:p>275338</text:p>
          </table:table-cell>
          <table:table-cell office:value-type="float" office:value="0.00927154962791452" calcext:value-type="float">
            <text:p>0.00927154962791452</text:p>
          </table:table-cell>
          <table:table-cell office:value-type="float" office:value="1.39205909882385" calcext:value-type="float">
            <text:p>1.39205909882385</text:p>
          </table:table-cell>
          <table:table-cell office:value-type="float" office:value="0.103459744885057" calcext:value-type="float">
            <text:p>0.103459744885057</text:p>
          </table:table-cell>
          <table:table-cell office:value-type="float" office:value="-0.00379919318920849" calcext:value-type="float">
            <text:p>-0.00379919318920849</text:p>
          </table:table-cell>
          <table:table-cell office:value-type="float" office:value="0.748161614707624" calcext:value-type="float">
            <text:p>0.748161614707624</text:p>
          </table:table-cell>
          <table:table-cell office:value-type="float" office:value="0.22429915419275" calcext:value-type="float">
            <text:p>0.22429915419275</text:p>
          </table:table-cell>
          <table:table-cell office:value-type="float" office:value="3092415.34662483" calcext:value-type="float">
            <text:p>3092415.34662483</text:p>
          </table:table-cell>
          <table:table-cell office:value-type="float" office:value="1264883.81129177" calcext:value-type="float">
            <text:p>1264883.81129177</text:p>
          </table:table-cell>
          <table:table-cell office:value-type="float" office:value="658402.6373011" calcext:value-type="float">
            <text:p>658402.6373011</text:p>
          </table:table-cell>
          <table:table-cell office:value-type="float" office:value="363297.189700134" calcext:value-type="float">
            <text:p>363297.189700134</text:p>
          </table:table-cell>
          <table:table-cell office:value-type="float" office:value="2350658.8978526" calcext:value-type="float">
            <text:p>2350658.8978526</text:p>
          </table:table-cell>
          <table:table-cell office:value-type="float" office:value="1297060.07107459" calcext:value-type="float">
            <text:p>1297060.07107459</text:p>
          </table:table-cell>
          <table:table-cell office:value-type="float" office:value="1361796.3717204" calcext:value-type="float">
            <text:p>1361796.3717204</text:p>
          </table:table-cell>
          <table:table-cell office:value-type="float" office:value="751419.825439747" calcext:value-type="float">
            <text:p>751419.825439747</text:p>
          </table:table-cell>
          <table:table-cell office:value-type="float" office:value="5112614.35564634" calcext:value-type="float">
            <text:p>5112614.35564634</text:p>
          </table:table-cell>
          <table:table-cell office:value-type="float" office:value="2091201.34489473" calcext:value-type="float">
            <text:p>2091201.34489473</text:p>
          </table:table-cell>
          <table:table-cell office:value-type="float" office:value="25135703.9481359" calcext:value-type="float">
            <text:p>25135703.9481359</text:p>
          </table:table-cell>
          <table:table-cell office:value-type="float" office:value="10238540.8191773" calcext:value-type="float">
            <text:p>10238540.8191773</text:p>
          </table:table-cell>
          <table:table-cell office:value-type="float" office:value="24258676.1856718" calcext:value-type="float">
            <text:p>24258676.1856718</text:p>
          </table:table-cell>
          <table:table-cell office:value-type="float" office:value="9881300.59371677" calcext:value-type="float">
            <text:p>9881300.59371677</text:p>
          </table:table-cell>
          <table:table-cell office:value-type="float" office:value="30514297" calcext:value-type="float">
            <text:p>30514297</text:p>
          </table:table-cell>
          <table:table-cell office:value-type="float" office:value="12429406" calcext:value-type="float">
            <text:p>12429406</text:p>
          </table:table-cell>
          <table:table-cell office:value-type="float" office:value="29114138" calcext:value-type="float">
            <text:p>29114138</text:p>
          </table:table-cell>
          <table:table-cell office:value-type="float" office:value="11859078" calcext:value-type="float">
            <text:p>11859078</text:p>
          </table:table-cell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float" office:value="72.6837068562523" calcext:value-type="float">
            <text:p>72.6837068562523</text:p>
          </table:table-cell>
          <table:table-cell office:value-type="float" office:value="74.279111454621" calcext:value-type="float">
            <text:p>74.279111454621</text:p>
          </table:table-cell>
          <table:table-cell office:value-type="float" office:value="3.83527434156964" calcext:value-type="float">
            <text:p>3.83527434156964</text:p>
          </table:table-cell>
          <table:table-cell office:value-type="float" office:value="1.30137378586165" calcext:value-type="float">
            <text:p>1.30137378586165</text:p>
          </table:table-cell>
          <table:table-cell office:value-type="float" office:value="631997" calcext:value-type="float">
            <text:p>631997</text:p>
          </table:table-cell>
          <table:table-cell office:value-type="float" office:value="622962" calcext:value-type="float">
            <text:p>622962</text:p>
          </table:table-cell>
          <table:table-cell office:value-type="float" office:value="-0.00477804389260978" calcext:value-type="float">
            <text:p>-0.00477804389260978</text:p>
          </table:table-cell>
          <table:table-cell office:value-type="float" office:value="0.802696085847832" calcext:value-type="float">
            <text:p>0.802696085847832</text:p>
          </table:table-cell>
          <table:table-cell office:value-type="float" office:value="0.340320881452436" calcext:value-type="float">
            <text:p>0.340320881452436</text:p>
          </table:table-cell>
          <table:table-cell office:value-type="float" office:value="-0.00236068489729377" calcext:value-type="float">
            <text:p>-0.00236068489729377</text:p>
          </table:table-cell>
          <table:table-cell office:value-type="float" office:value="1.22752408728627" calcext:value-type="float">
            <text:p>1.22752408728627</text:p>
          </table:table-cell>
          <table:table-cell office:value-type="float" office:value="0.442709579364938" calcext:value-type="float">
            <text:p>0.442709579364938</text:p>
          </table:table-cell>
          <table:table-cell office:value-type="float" office:value="1438435.09370584" calcext:value-type="float">
            <text:p>1438435.09370584</text:p>
          </table:table-cell>
          <table:table-cell office:value-type="float" office:value="989391.539660993" calcext:value-type="float">
            <text:p>989391.539660993</text:p>
          </table:table-cell>
          <table:table-cell office:value-type="float" office:value="197445.671573333" calcext:value-type="float">
            <text:p>197445.671573333</text:p>
          </table:table-cell>
          <table:table-cell office:value-type="float" office:value="161722.027003062" calcext:value-type="float">
            <text:p>161722.027003062</text:p>
          </table:table-cell>
          <table:table-cell office:value-type="float" office:value="561786.86411303" calcext:value-type="float">
            <text:p>561786.86411303</text:p>
          </table:table-cell>
          <table:table-cell office:value-type="float" office:value="460143.338084314" calcext:value-type="float">
            <text:p>460143.338084314</text:p>
          </table:table-cell>
          <table:table-cell office:value-type="float" office:value="496674.584774767" calcext:value-type="float">
            <text:p>496674.584774767</text:p>
          </table:table-cell>
          <table:table-cell office:value-type="float" office:value="406811.757232402" calcext:value-type="float">
            <text:p>406811.757232402</text:p>
          </table:table-cell>
          <table:table-cell office:value-type="float" office:value="2132555.35005394" calcext:value-type="float">
            <text:p>2132555.35005394</text:p>
          </table:table-cell>
          <table:table-cell office:value-type="float" office:value="1466824.76702257" calcext:value-type="float">
            <text:p>1466824.76702257</text:p>
          </table:table-cell>
          <table:table-cell office:value-type="float" office:value="5712715.63651926" calcext:value-type="float">
            <text:p>5712715.63651926</text:p>
          </table:table-cell>
          <table:table-cell office:value-type="float" office:value="3913043.97038696" calcext:value-type="float">
            <text:p>3913043.97038696</text:p>
          </table:table-cell>
          <table:table-cell office:value-type="float" office:value="5849999.29834513" calcext:value-type="float">
            <text:p>5849999.29834513</text:p>
          </table:table-cell>
          <table:table-cell office:value-type="float" office:value="4007079.28376861" calcext:value-type="float">
            <text:p>4007079.28376861</text:p>
          </table:table-cell>
          <table:table-cell office:value-type="float" office:value="11071241" calcext:value-type="float">
            <text:p>11071241</text:p>
          </table:table-cell>
          <table:table-cell office:value-type="float" office:value="7583478" calcext:value-type="float">
            <text:p>7583478</text:p>
          </table:table-cell>
          <table:table-cell office:value-type="float" office:value="9997147" calcext:value-type="float">
            <text:p>9997147</text:p>
          </table:table-cell>
          <table:table-cell office:value-type="float" office:value="6847755" calcext:value-type="float">
            <text:p>6847755</text:p>
          </table:table-cell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float" office:value="70.6231942778066" calcext:value-type="float">
            <text:p>70.6231942778066</text:p>
          </table:table-cell>
          <table:table-cell office:value-type="float" office:value="76.9179740056642" calcext:value-type="float">
            <text:p>76.9179740056642</text:p>
          </table:table-cell>
          <table:table-cell office:value-type="float" office:value="0.371675068056373" calcext:value-type="float">
            <text:p>0.371675068056373</text:p>
          </table:table-cell>
          <table:table-cell office:value-type="float" office:value="4.95681841419017" calcext:value-type="float">
            <text:p>4.95681841419017</text:p>
          </table:table-cell>
          <table:table-cell office:value-type="float" office:value="379424" calcext:value-type="float">
            <text:p>379424</text:p>
          </table:table-cell>
          <table:table-cell office:value-type="float" office:value="92098" calcext:value-type="float">
            <text:p>92098</text:p>
          </table:table-cell>
          <table:table-cell office:value-type="float" office:value="0.00844019280599799" calcext:value-type="float">
            <text:p>0.00844019280599799</text:p>
          </table:table-cell>
          <table:table-cell office:value-type="float" office:value="1.15842878412704" calcext:value-type="float">
            <text:p>1.15842878412704</text:p>
          </table:table-cell>
          <table:table-cell office:value-type="float" office:value="0.402664016982238" calcext:value-type="float">
            <text:p>0.402664016982238</text:p>
          </table:table-cell>
          <table:table-cell office:value-type="float" office:value="-0.000485440265993232" calcext:value-type="float">
            <text:p>-0.000485440265993232</text:p>
          </table:table-cell>
          <table:table-cell office:value-type="float" office:value="1.35018365710526" calcext:value-type="float">
            <text:p>1.35018365710526</text:p>
          </table:table-cell>
          <table:table-cell office:value-type="float" office:value="0.346095830208079" calcext:value-type="float">
            <text:p>0.346095830208079</text:p>
          </table:table-cell>
          <table:table-cell office:value-type="float" office:value="1410265.85229411" calcext:value-type="float">
            <text:p>1410265.85229411</text:p>
          </table:table-cell>
          <table:table-cell office:value-type="float" office:value="791215.287993306" calcext:value-type="float">
            <text:p>791215.287993306</text:p>
          </table:table-cell>
          <table:table-cell office:value-type="float" office:value="312134.832112246" calcext:value-type="float">
            <text:p>312134.832112246</text:p>
          </table:table-cell>
          <table:table-cell office:value-type="float" office:value="223809.319425829" calcext:value-type="float">
            <text:p>223809.319425829</text:p>
          </table:table-cell>
          <table:table-cell office:value-type="float" office:value="956376.868863307" calcext:value-type="float">
            <text:p>956376.868863307</text:p>
          </table:table-cell>
          <table:table-cell office:value-type="float" office:value="685748.702528432" calcext:value-type="float">
            <text:p>685748.702528432</text:p>
          </table:table-cell>
          <table:table-cell office:value-type="float" office:value="608444.691636072" calcext:value-type="float">
            <text:p>608444.691636072</text:p>
          </table:table-cell>
          <table:table-cell office:value-type="float" office:value="436271.695221629" calcext:value-type="float">
            <text:p>436271.695221629</text:p>
          </table:table-cell>
          <table:table-cell office:value-type="float" office:value="2330845.37604242" calcext:value-type="float">
            <text:p>2330845.37604242</text:p>
          </table:table-cell>
          <table:table-cell office:value-type="float" office:value="1307697.05050525" calcext:value-type="float">
            <text:p>1307697.05050525</text:p>
          </table:table-cell>
          <table:table-cell office:value-type="float" office:value="11385645.5851671" calcext:value-type="float">
            <text:p>11385645.5851671</text:p>
          </table:table-cell>
          <table:table-cell office:value-type="float" office:value="6361295.05729876" calcext:value-type="float">
            <text:p>6361295.05729876</text:p>
          </table:table-cell>
          <table:table-cell office:value-type="float" office:value="11232373.4956017" calcext:value-type="float">
            <text:p>11232373.4956017</text:p>
          </table:table-cell>
          <table:table-cell office:value-type="float" office:value="6275660.12527133" calcext:value-type="float">
            <text:p>6275660.12527133</text:p>
          </table:table-cell>
          <table:table-cell office:value-type="float" office:value="16651146" calcext:value-type="float">
            <text:p>16651146</text:p>
          </table:table-cell>
          <table:table-cell office:value-type="float" office:value="9303192" calcext:value-type="float">
            <text:p>9303192</text:p>
          </table:table-cell>
          <table:table-cell office:value-type="float" office:value="15885122" calcext:value-type="float">
            <text:p>15885122</text:p>
          </table:table-cell>
          <table:table-cell office:value-type="float" office:value="8875206" calcext:value-type="float">
            <text:p>8875206</text:p>
          </table:table-cell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72.8429394970129" calcext:value-type="float">
            <text:p>72.8429394970129</text:p>
          </table:table-cell>
          <table:table-cell office:value-type="float" office:value="88.084525679285" calcext:value-type="float">
            <text:p>88.084525679285</text:p>
          </table:table-cell>
          <table:table-cell office:value-type="float" office:value="2.75799701805641" calcext:value-type="float">
            <text:p>2.75799701805641</text:p>
          </table:table-cell>
          <table:table-cell office:value-type="float" office:value="0.365234896568902" calcext:value-type="float">
            <text:p>0.365234896568902</text:p>
          </table:table-cell>
          <table:table-cell office:value-type="float" office:value="194287" calcext:value-type="float">
            <text:p>194287</text:p>
          </table:table-cell>
          <table:table-cell office:value-type="float" office:value="148824" calcext:value-type="float">
            <text:p>148824</text:p>
          </table:table-cell>
          <table:table-cell office:value-type="float" office:value="0.00395129606583382" calcext:value-type="float">
            <text:p>0.00395129606583382</text:p>
          </table:table-cell>
          <table:table-cell office:value-type="float" office:value="0.650563494390605" calcext:value-type="float">
            <text:p>0.650563494390605</text:p>
          </table:table-cell>
          <table:table-cell office:value-type="float" office:value="0.00895078929241444" calcext:value-type="float">
            <text:p>0.00895078929241444</text:p>
          </table:table-cell>
          <table:table-cell office:value-type="float" office:value="0.00316387182191618" calcext:value-type="float">
            <text:p>0.00316387182191618</text:p>
          </table:table-cell>
          <table:table-cell office:value-type="float" office:value="0.827915053732622" calcext:value-type="float">
            <text:p>0.827915053732622</text:p>
          </table:table-cell>
          <table:table-cell office:value-type="float" office:value="0.381311441535178" calcext:value-type="float">
            <text:p>0.381311441535178</text:p>
          </table:table-cell>
          <table:table-cell office:value-type="float" office:value="753479.198651095" calcext:value-type="float">
            <text:p>753479.198651095</text:p>
          </table:table-cell>
          <table:table-cell office:value-type="float" office:value="304373.388380491" calcext:value-type="float">
            <text:p>304373.388380491</text:p>
          </table:table-cell>
          <table:table-cell office:value-type="float" office:value="1119614.61286423" calcext:value-type="float">
            <text:p>1119614.61286423</text:p>
          </table:table-cell>
          <table:table-cell office:value-type="float" office:value="459861.628951089" calcext:value-type="float">
            <text:p>459861.628951089</text:p>
          </table:table-cell>
          <table:table-cell office:value-type="float" office:value="4892594.16982401" calcext:value-type="float">
            <text:p>4892594.16982401</text:p>
          </table:table-cell>
          <table:table-cell office:value-type="float" office:value="2009545.33719068" calcext:value-type="float">
            <text:p>2009545.33719068</text:p>
          </table:table-cell>
          <table:table-cell office:value-type="float" office:value="2108190.65124365" calcext:value-type="float">
            <text:p>2108190.65124365</text:p>
          </table:table-cell>
          <table:table-cell office:value-type="float" office:value="865901.512789491" calcext:value-type="float">
            <text:p>865901.512789491</text:p>
          </table:table-cell>
          <table:table-cell office:value-type="float" office:value="3981284.46275897" calcext:value-type="float">
            <text:p>3981284.46275897</text:p>
          </table:table-cell>
          <table:table-cell office:value-type="float" office:value="1608268.74080393" calcext:value-type="float">
            <text:p>1608268.74080393</text:p>
          </table:table-cell>
          <table:table-cell office:value-type="float" office:value="25924119.5556631" calcext:value-type="float">
            <text:p>25924119.5556631</text:p>
          </table:table-cell>
          <table:table-cell office:value-type="float" office:value="10428782.8979468" calcext:value-type="float">
            <text:p>10428782.8979468</text:p>
          </table:table-cell>
          <table:table-cell office:value-type="float" office:value="24136182.1317003" calcext:value-type="float">
            <text:p>24136182.1317003</text:p>
          </table:table-cell>
          <table:table-cell office:value-type="float" office:value="9709529.49419723" calcext:value-type="float">
            <text:p>9709529.49419723</text:p>
          </table:table-cell>
          <table:table-cell office:value-type="float" office:value="28088787" calcext:value-type="float">
            <text:p>28088787</text:p>
          </table:table-cell>
          <table:table-cell office:value-type="float" office:value="11299587" calcext:value-type="float">
            <text:p>11299587</text:p>
          </table:table-cell>
          <table:table-cell office:value-type="float" office:value="31108287" calcext:value-type="float">
            <text:p>31108287</text:p>
          </table:table-cell>
          <table:table-cell office:value-type="float" office:value="12514275" calcext:value-type="float">
            <text:p>12514275</text:p>
          </table:table-cell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77.2651369913089" calcext:value-type="float">
            <text:p>77.2651369913089</text:p>
          </table:table-cell>
          <table:table-cell office:value-type="float" office:value="79.8175535773519" calcext:value-type="float">
            <text:p>79.8175535773519</text:p>
          </table:table-cell>
          <table:table-cell office:value-type="float" office:value="2.34765884217058" calcext:value-type="float">
            <text:p>2.34765884217058</text:p>
          </table:table-cell>
          <table:table-cell office:value-type="float" office:value="5.41219022213353" calcext:value-type="float">
            <text:p>5.41219022213353</text:p>
          </table:table-cell>
          <table:table-cell office:value-type="float" office:value="112257" calcext:value-type="float">
            <text:p>112257</text:p>
          </table:table-cell>
          <table:table-cell office:value-type="float" office:value="965035" calcext:value-type="float">
            <text:p>965035</text:p>
          </table:table-cell>
          <table:table-cell office:value-type="float" office:value="0.00124309229676433" calcext:value-type="float">
            <text:p>0.00124309229676433</text:p>
          </table:table-cell>
          <table:table-cell office:value-type="float" office:value="0.554800722691625" calcext:value-type="float">
            <text:p>0.554800722691625</text:p>
          </table:table-cell>
          <table:table-cell office:value-type="float" office:value="0.333280338781412" calcext:value-type="float">
            <text:p>0.333280338781412</text:p>
          </table:table-cell>
          <table:table-cell office:value-type="float" office:value="-0.00240937643721994" calcext:value-type="float">
            <text:p>-0.00240937643721994</text:p>
          </table:table-cell>
          <table:table-cell office:value-type="float" office:value="1.30228090252202" calcext:value-type="float">
            <text:p>1.30228090252202</text:p>
          </table:table-cell>
          <table:table-cell office:value-type="float" office:value="0.248452115618039" calcext:value-type="float">
            <text:p>0.248452115618039</text:p>
          </table:table-cell>
          <table:table-cell office:value-type="float" office:value="3414600.64265979" calcext:value-type="float">
            <text:p>3414600.64265979</text:p>
          </table:table-cell>
          <table:table-cell office:value-type="float" office:value="1615458.33844404" calcext:value-type="float">
            <text:p>1615458.33844404</text:p>
          </table:table-cell>
          <table:table-cell office:value-type="float" office:value="539095.375669512" calcext:value-type="float">
            <text:p>539095.375669512</text:p>
          </table:table-cell>
          <table:table-cell office:value-type="float" office:value="334193.891311545" calcext:value-type="float">
            <text:p>334193.891311545</text:p>
          </table:table-cell>
          <table:table-cell office:value-type="float" office:value="1796481.37858995" calcext:value-type="float">
            <text:p>1796481.37858995</text:p>
          </table:table-cell>
          <table:table-cell office:value-type="float" office:value="1113667.6916104" calcext:value-type="float">
            <text:p>1113667.6916104</text:p>
          </table:table-cell>
          <table:table-cell office:value-type="float" office:value="1317200.26315152" calcext:value-type="float">
            <text:p>1317200.26315152</text:p>
          </table:table-cell>
          <table:table-cell office:value-type="float" office:value="816553.621949558" calcext:value-type="float">
            <text:p>816553.621949558</text:p>
          </table:table-cell>
          <table:table-cell office:value-type="float" office:value="5270896.28148082" calcext:value-type="float">
            <text:p>5270896.28148082</text:p>
          </table:table-cell>
          <table:table-cell office:value-type="float" office:value="2493677.66250967" calcext:value-type="float">
            <text:p>2493677.66250967</text:p>
          </table:table-cell>
          <table:table-cell office:value-type="float" office:value="16799653.5164471" calcext:value-type="float">
            <text:p>16799653.5164471</text:p>
          </table:table-cell>
          <table:table-cell office:value-type="float" office:value="7914989.96326737" calcext:value-type="float">
            <text:p>7914989.96326737</text:p>
          </table:table-cell>
          <table:table-cell office:value-type="float" office:value="16833819.6259789" calcext:value-type="float">
            <text:p>16833819.6259789</text:p>
          </table:table-cell>
          <table:table-cell office:value-type="float" office:value="7931086.98656393" calcext:value-type="float">
            <text:p>7931086.98656393</text:p>
          </table:table-cell>
          <table:table-cell office:value-type="float" office:value="22485220" calcext:value-type="float">
            <text:p>22485220</text:p>
          </table:table-cell>
          <table:table-cell office:value-type="float" office:value="10593688" calcext:value-type="float">
            <text:p>10593688</text:p>
          </table:table-cell>
          <table:table-cell office:value-type="float" office:value="20328006" calcext:value-type="float">
            <text:p>20328006</text:p>
          </table:table-cell>
          <table:table-cell office:value-type="float" office:value="9577338" calcext:value-type="float">
            <text:p>9577338</text:p>
          </table:table-cell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85.5792781717369" calcext:value-type="float">
            <text:p>85.5792781717369</text:p>
          </table:table-cell>
          <table:table-cell office:value-type="float" office:value="74.0334105857565" calcext:value-type="float">
            <text:p>74.0334105857565</text:p>
          </table:table-cell>
          <table:table-cell office:value-type="float" office:value="1.19237453573752" calcext:value-type="float">
            <text:p>1.19237453573752</text:p>
          </table:table-cell>
          <table:table-cell office:value-type="float" office:value="4.46507663347634" calcext:value-type="float">
            <text:p>4.46507663347634</text:p>
          </table:table-cell>
          <table:table-cell office:value-type="float" office:value="842898" calcext:value-type="float">
            <text:p>842898</text:p>
          </table:table-cell>
          <table:table-cell office:value-type="float" office:value="938554" calcext:value-type="float">
            <text:p>938554</text:p>
          </table:table-cell>
          <table:table-cell office:value-type="float" office:value="-0.00848625128208618" calcext:value-type="float">
            <text:p>-0.00848625128208618</text:p>
          </table:table-cell>
          <table:table-cell office:value-type="float" office:value="0.826950918695551" calcext:value-type="float">
            <text:p>0.826950918695551</text:p>
          </table:table-cell>
          <table:table-cell office:value-type="float" office:value="0.339841776034453" calcext:value-type="float">
            <text:p>0.339841776034453</text:p>
          </table:table-cell>
          <table:table-cell office:value-type="float" office:value="0.00095323273489747" calcext:value-type="float">
            <text:p>0.00095323273489747</text:p>
          </table:table-cell>
          <table:table-cell office:value-type="float" office:value="1.31174565068107" calcext:value-type="float">
            <text:p>1.31174565068107</text:p>
          </table:table-cell>
          <table:table-cell office:value-type="float" office:value="0.129210473105083" calcext:value-type="float">
            <text:p>0.129210473105083</text:p>
          </table:table-cell>
          <table:table-cell office:value-type="float" office:value="1683845.0700074" calcext:value-type="float">
            <text:p>1683845.0700074</text:p>
          </table:table-cell>
          <table:table-cell office:value-type="float" office:value="691609.173279666" calcext:value-type="float">
            <text:p>691609.173279666</text:p>
          </table:table-cell>
          <table:table-cell office:value-type="float" office:value="1007131.67386205" calcext:value-type="float">
            <text:p>1007131.67386205</text:p>
          </table:table-cell>
          <table:table-cell office:value-type="float" office:value="440282.965288447" calcext:value-type="float">
            <text:p>440282.965288447</text:p>
          </table:table-cell>
          <table:table-cell office:value-type="float" office:value="4212897.18513471" calcext:value-type="float">
            <text:p>4212897.18513471</text:p>
          </table:table-cell>
          <table:table-cell office:value-type="float" office:value="1841732.2315101" calcext:value-type="float">
            <text:p>1841732.2315101</text:p>
          </table:table-cell>
          <table:table-cell office:value-type="float" office:value="1908355.70368577" calcext:value-type="float">
            <text:p>1908355.70368577</text:p>
          </table:table-cell>
          <table:table-cell office:value-type="float" office:value="834266.789388034" calcext:value-type="float">
            <text:p>834266.789388034</text:p>
          </table:table-cell>
          <table:table-cell office:value-type="float" office:value="4599332.44755522" calcext:value-type="float">
            <text:p>4599332.44755522</text:p>
          </table:table-cell>
          <table:table-cell office:value-type="float" office:value="1889093.34258289" calcext:value-type="float">
            <text:p>1889093.34258289</text:p>
          </table:table-cell>
          <table:table-cell office:value-type="float" office:value="24241249.0409858" calcext:value-type="float">
            <text:p>24241249.0409858</text:p>
          </table:table-cell>
          <table:table-cell office:value-type="float" office:value="9956658.42845563" calcext:value-type="float">
            <text:p>9956658.42845563</text:p>
          </table:table-cell>
          <table:table-cell office:value-type="float" office:value="23061615.0184549" calcext:value-type="float">
            <text:p>23061615.0184549</text:p>
          </table:table-cell>
          <table:table-cell office:value-type="float" office:value="9472144.90305653" calcext:value-type="float">
            <text:p>9472144.90305653</text:p>
          </table:table-cell>
          <table:table-cell office:value-type="float" office:value="27542106" calcext:value-type="float">
            <text:p>27542106</text:p>
          </table:table-cell>
          <table:table-cell office:value-type="float" office:value="11312426" calcext:value-type="float">
            <text:p>11312426</text:p>
          </table:table-cell>
          <table:table-cell office:value-type="float" office:value="29064026" calcext:value-type="float">
            <text:p>29064026</text:p>
          </table:table-cell>
          <table:table-cell office:value-type="float" office:value="11937527" calcext:value-type="float">
            <text:p>11937527</text:p>
          </table:table-cell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office:value-type="float" office:value="80.1422992873091" calcext:value-type="float">
            <text:p>80.1422992873091</text:p>
          </table:table-cell>
          <table:table-cell office:value-type="float" office:value="86.5827381525415" calcext:value-type="float">
            <text:p>86.5827381525415</text:p>
          </table:table-cell>
          <table:table-cell office:value-type="float" office:value="2.50726583486483" calcext:value-type="float">
            <text:p>2.50726583486483</text:p>
          </table:table-cell>
          <table:table-cell office:value-type="float" office:value="3.85681923142926" calcext:value-type="float">
            <text:p>3.85681923142926</text:p>
          </table:table-cell>
          <table:table-cell office:value-type="float" office:value="27254" calcext:value-type="float">
            <text:p>27254</text:p>
          </table:table-cell>
          <table:table-cell office:value-type="float" office:value="815455" calcext:value-type="float">
            <text:p>815455</text:p>
          </table:table-cell>
          <table:table-cell office:value-type="float" office:value="-0.00951639419915895" calcext:value-type="float">
            <text:p>-0.00951639419915895</text:p>
          </table:table-cell>
          <table:table-cell office:value-type="float" office:value="1.06025466089827" calcext:value-type="float">
            <text:p>1.06025466089827</text:p>
          </table:table-cell>
          <table:table-cell office:value-type="float" office:value="0.45507595171703" calcext:value-type="float">
            <text:p>0.45507595171703</text:p>
          </table:table-cell>
          <table:table-cell office:value-type="float" office:value="0.00381021730260169" calcext:value-type="float">
            <text:p>0.00381021730260169</text:p>
          </table:table-cell>
          <table:table-cell office:value-type="float" office:value="0.934164151295346" calcext:value-type="float">
            <text:p>0.934164151295346</text:p>
          </table:table-cell>
          <table:table-cell office:value-type="float" office:value="0.113767950721141" calcext:value-type="float">
            <text:p>0.113767950721141</text:p>
          </table:table-cell>
          <table:table-cell office:value-type="float" office:value="3588839.37976319" calcext:value-type="float">
            <text:p>3588839.37976319</text:p>
          </table:table-cell>
          <table:table-cell office:value-type="float" office:value="1312049.47800937" calcext:value-type="float">
            <text:p>1312049.47800937</text:p>
          </table:table-cell>
          <table:table-cell office:value-type="float" office:value="1063684.43996744" calcext:value-type="float">
            <text:p>1063684.43996744</text:p>
          </table:table-cell>
          <table:table-cell office:value-type="float" office:value="470842.695215004" calcext:value-type="float">
            <text:p>470842.695215004</text:p>
          </table:table-cell>
          <table:table-cell office:value-type="float" office:value="4375416.37962375" calcext:value-type="float">
            <text:p>4375416.37962375</text:p>
          </table:table-cell>
          <table:table-cell office:value-type="float" office:value="1936789.48705218" calcext:value-type="float">
            <text:p>1936789.48705218</text:p>
          </table:table-cell>
          <table:table-cell office:value-type="float" office:value="2406971.11767834" calcext:value-type="float">
            <text:p>2406971.11767834</text:p>
          </table:table-cell>
          <table:table-cell office:value-type="float" office:value="1065452.05116194" calcext:value-type="float">
            <text:p>1065452.05116194</text:p>
          </table:table-cell>
          <table:table-cell office:value-type="float" office:value="7059494.93740897" calcext:value-type="float">
            <text:p>7059494.93740897</text:p>
          </table:table-cell>
          <table:table-cell office:value-type="float" office:value="2580891.94514144" calcext:value-type="float">
            <text:p>2580891.94514144</text:p>
          </table:table-cell>
          <table:table-cell office:value-type="float" office:value="31832051.814245" calcext:value-type="float">
            <text:p>31832051.814245</text:p>
          </table:table-cell>
          <table:table-cell office:value-type="float" office:value="11589241.77672" calcext:value-type="float">
            <text:p>11589241.77672</text:p>
          </table:table-cell>
          <table:table-cell office:value-type="float" office:value="29777383.3224318" calcext:value-type="float">
            <text:p>29777383.3224318</text:p>
          </table:table-cell>
          <table:table-cell office:value-type="float" office:value="10841189.151599" calcext:value-type="float">
            <text:p>10841189.151599</text:p>
          </table:table-cell>
          <table:table-cell office:value-type="float" office:value="36040608" calcext:value-type="float">
            <text:p>36040608</text:p>
          </table:table-cell>
          <table:table-cell office:value-type="float" office:value="13121470" calcext:value-type="float">
            <text:p>13121470</text:p>
          </table:table-cell>
          <table:table-cell office:value-type="float" office:value="35763501" calcext:value-type="float">
            <text:p>35763501</text:p>
          </table:table-cell>
          <table:table-cell office:value-type="float" office:value="13020582" calcext:value-type="float">
            <text:p>13020582</text:p>
          </table:table-cell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office:value-type="float" office:value="83.3566731353314" calcext:value-type="float">
            <text:p>83.3566731353314</text:p>
          </table:table-cell>
          <table:table-cell office:value-type="float" office:value="85.5601834073217" calcext:value-type="float">
            <text:p>85.5601834073217</text:p>
          </table:table-cell>
          <table:table-cell office:value-type="float" office:value="9.45854795857606" calcext:value-type="float">
            <text:p>9.45854795857606</text:p>
          </table:table-cell>
          <table:table-cell office:value-type="float" office:value="8.14726175288335" calcext:value-type="float">
            <text:p>8.14726175288335</text:p>
          </table:table-cell>
          <table:table-cell office:value-type="float" office:value="569877" calcext:value-type="float">
            <text:p>569877</text:p>
          </table:table-cell>
          <table:table-cell office:value-type="float" office:value="138862" calcext:value-type="float">
            <text:p>138862</text:p>
          </table:table-cell>
          <table:table-cell office:value-type="float" office:value="0.00266737057912248" calcext:value-type="float">
            <text:p>0.00266737057912248</text:p>
          </table:table-cell>
          <table:table-cell office:value-type="float" office:value="0.796426983422873" calcext:value-type="float">
            <text:p>0.796426983422873</text:p>
          </table:table-cell>
          <table:table-cell office:value-type="float" office:value="0.149515799294413" calcext:value-type="float">
            <text:p>0.149515799294413</text:p>
          </table:table-cell>
          <table:table-cell office:value-type="float" office:value="-0.00499526820596105" calcext:value-type="float">
            <text:p>-0.00499526820596105</text:p>
          </table:table-cell>
          <table:table-cell office:value-type="float" office:value="1.28120603436786" calcext:value-type="float">
            <text:p>1.28120603436786</text:p>
          </table:table-cell>
          <table:table-cell office:value-type="float" office:value="0.233751126705883" calcext:value-type="float">
            <text:p>0.233751126705883</text:p>
          </table:table-cell>
          <table:table-cell office:value-type="float" office:value="26286623.7388629" calcext:value-type="float">
            <text:p>26286623.7388629</text:p>
          </table:table-cell>
          <table:table-cell office:value-type="float" office:value="8003422.83217619" calcext:value-type="float">
            <text:p>8003422.83217619</text:p>
          </table:table-cell>
          <table:table-cell office:value-type="float" office:value="1024653.37188319" calcext:value-type="float">
            <text:p>1024653.37188319</text:p>
          </table:table-cell>
          <table:table-cell office:value-type="float" office:value="476770.762329003" calcext:value-type="float">
            <text:p>476770.762329003</text:p>
          </table:table-cell>
          <table:table-cell office:value-type="float" office:value="4113788.99486801" calcext:value-type="float">
            <text:p>4113788.99486801</text:p>
          </table:table-cell>
          <table:table-cell office:value-type="float" office:value="1914144.20619061" calcext:value-type="float">
            <text:p>1914144.20619061</text:p>
          </table:table-cell>
          <table:table-cell office:value-type="float" office:value="2566600.18434204" calcext:value-type="float">
            <text:p>2566600.18434204</text:p>
          </table:table-cell>
          <table:table-cell office:value-type="float" office:value="1194237.93456468" calcext:value-type="float">
            <text:p>1194237.93456468</text:p>
          </table:table-cell>
          <table:table-cell office:value-type="float" office:value="29877877.2950881" calcext:value-type="float">
            <text:p>29877877.2950881</text:p>
          </table:table-cell>
          <table:table-cell office:value-type="float" office:value="9096842.85422085" calcext:value-type="float">
            <text:p>9096842.85422085</text:p>
          </table:table-cell>
          <table:table-cell office:value-type="float" office:value="39991459.6747299" calcext:value-type="float">
            <text:p>39991459.6747299</text:p>
          </table:table-cell>
          <table:table-cell office:value-type="float" office:value="12125576.8447859" calcext:value-type="float">
            <text:p>12125576.8447859</text:p>
          </table:table-cell>
          <table:table-cell office:value-type="float" office:value="46091513.677893" calcext:value-type="float">
            <text:p>46091513.677893</text:p>
          </table:table-cell>
          <table:table-cell office:value-type="float" office:value="13975138.5805741" calcext:value-type="float">
            <text:p>13975138.5805741</text:p>
          </table:table-cell>
          <table:table-cell office:value-type="float" office:value="55015825" calcext:value-type="float">
            <text:p>55015825</text:p>
          </table:table-cell>
          <table:table-cell office:value-type="float" office:value="16681027" calcext:value-type="float">
            <text:p>16681027</text:p>
          </table:table-cell>
          <table:table-cell office:value-type="float" office:value="31818337" calcext:value-type="float">
            <text:p>31818337</text:p>
          </table:table-cell>
          <table:table-cell office:value-type="float" office:value="9647452" calcext:value-type="float">
            <text:p>9647452</text:p>
          </table:table-cell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office:value-type="float" office:value="88.3132644998842" calcext:value-type="float">
            <text:p>88.3132644998842</text:p>
          </table:table-cell>
          <table:table-cell office:value-type="float" office:value="72.3335778811143" calcext:value-type="float">
            <text:p>72.3335778811143</text:p>
          </table:table-cell>
          <table:table-cell office:value-type="float" office:value="2.6017891420897" calcext:value-type="float">
            <text:p>2.6017891420897</text:p>
          </table:table-cell>
          <table:table-cell office:value-type="float" office:value="9.61152789530785" calcext:value-type="float">
            <text:p>9.61152789530785</text:p>
          </table:table-cell>
          <table:table-cell office:value-type="float" office:value="388022" calcext:value-type="float">
            <text:p>388022</text:p>
          </table:table-cell>
          <table:table-cell office:value-type="float" office:value="693398" calcext:value-type="float">
            <text:p>693398</text:p>
          </table:table-cell>
          <table:table-cell office:value-type="float" office:value="0.00526449967526932" calcext:value-type="float">
            <text:p>0.00526449967526932</text:p>
          </table:table-cell>
          <table:table-cell office:value-type="float" office:value="1.44996405017039" calcext:value-type="float">
            <text:p>1.44996405017039</text:p>
          </table:table-cell>
          <table:table-cell office:value-type="float" office:value="0.0333329485688081" calcext:value-type="float">
            <text:p>0.0333329485688081</text:p>
          </table:table-cell>
          <table:table-cell office:value-type="float" office:value="0.00398600405275554" calcext:value-type="float">
            <text:p>0.00398600405275554</text:p>
          </table:table-cell>
          <table:table-cell office:value-type="float" office:value="0.876555597166917" calcext:value-type="float">
            <text:p>0.876555597166917</text:p>
          </table:table-cell>
          <table:table-cell office:value-type="float" office:value="0.423536881881583" calcext:value-type="float">
            <text:p>0.423536881881583</text:p>
          </table:table-cell>
          <table:table-cell office:value-type="float" office:value="4427273.918506" calcext:value-type="float">
            <text:p>4427273.918506</text:p>
          </table:table-cell>
          <table:table-cell office:value-type="float" office:value="1483237.73520781" calcext:value-type="float">
            <text:p>1483237.73520781</text:p>
          </table:table-cell>
          <table:table-cell office:value-type="float" office:value="1248617.14454356" calcext:value-type="float">
            <text:p>1248617.14454356</text:p>
          </table:table-cell>
          <table:table-cell office:value-type="float" office:value="475864.704248494" calcext:value-type="float">
            <text:p>475864.704248494</text:p>
          </table:table-cell>
          <table:table-cell office:value-type="float" office:value="5782643.48851405" calcext:value-type="float">
            <text:p>5782643.48851405</text:p>
          </table:table-cell>
          <table:table-cell office:value-type="float" office:value="2203842.82360797" calcext:value-type="float">
            <text:p>2203842.82360797</text:p>
          </table:table-cell>
          <table:table-cell office:value-type="float" office:value="2258106.41903681" calcext:value-type="float">
            <text:p>2258106.41903681</text:p>
          </table:table-cell>
          <table:table-cell office:value-type="float" office:value="860594.576930449" calcext:value-type="float">
            <text:p>860594.576930449</text:p>
          </table:table-cell>
          <table:table-cell office:value-type="float" office:value="7933997.48208637" calcext:value-type="float">
            <text:p>7933997.48208637</text:p>
          </table:table-cell>
          <table:table-cell office:value-type="float" office:value="2658070.10659178" calcext:value-type="float">
            <text:p>2658070.10659178</text:p>
          </table:table-cell>
          <table:table-cell office:value-type="float" office:value="37954061.0097216" calcext:value-type="float">
            <text:p>37954061.0097216</text:p>
          </table:table-cell>
          <table:table-cell office:value-type="float" office:value="12662714.7422884" calcext:value-type="float">
            <text:p>12662714.7422884</text:p>
          </table:table-cell>
          <table:table-cell office:value-type="float" office:value="37271321.4831803" calcext:value-type="float">
            <text:p>37271321.4831803</text:p>
          </table:table-cell>
          <table:table-cell office:value-type="float" office:value="12434930.5305894" calcext:value-type="float">
            <text:p>12434930.5305894</text:p>
          </table:table-cell>
          <table:table-cell office:value-type="float" office:value="42935004" calcext:value-type="float">
            <text:p>42935004</text:p>
          </table:table-cell>
          <table:table-cell office:value-type="float" office:value="14324520" calcext:value-type="float">
            <text:p>14324520</text:p>
          </table:table-cell>
          <table:table-cell office:value-type="float" office:value="43041757" calcext:value-type="float">
            <text:p>43041757</text:p>
          </table:table-cell>
          <table:table-cell office:value-type="float" office:value="14360136" calcext:value-type="float">
            <text:p>14360136</text:p>
          </table:table-cell>
        </table:table-row>
        <table:table-row table:style-name="ro1" table:visibility="collapse">
          <table:table-cell office:value-type="float" office:value="31" calcext:value-type="float">
            <text:p>31</text:p>
          </table:table-cell>
          <table:table-cell office:value-type="float" office:value="75.2265964480162" calcext:value-type="float">
            <text:p>75.2265964480162</text:p>
          </table:table-cell>
          <table:table-cell office:value-type="float" office:value="73.2494293480644" calcext:value-type="float">
            <text:p>73.2494293480644</text:p>
          </table:table-cell>
          <table:table-cell office:value-type="float" office:value="8.55771979489866" calcext:value-type="float">
            <text:p>8.55771979489866</text:p>
          </table:table-cell>
          <table:table-cell office:value-type="float" office:value="1.66141572737429" calcext:value-type="float">
            <text:p>1.66141572737429</text:p>
          </table:table-cell>
          <table:table-cell office:value-type="float" office:value="269295" calcext:value-type="float">
            <text:p>269295</text:p>
          </table:table-cell>
          <table:table-cell office:value-type="float" office:value="664565" calcext:value-type="float">
            <text:p>664565</text:p>
          </table:table-cell>
          <table:table-cell office:value-type="float" office:value="-0.00277762853071976" calcext:value-type="float">
            <text:p>-0.00277762853071976</text:p>
          </table:table-cell>
          <table:table-cell office:value-type="float" office:value="0.637857353223182" calcext:value-type="float">
            <text:p>0.637857353223182</text:p>
          </table:table-cell>
          <table:table-cell office:value-type="float" office:value="0.234173245334863" calcext:value-type="float">
            <text:p>0.234173245334863</text:p>
          </table:table-cell>
          <table:table-cell office:value-type="float" office:value="-0.00203951400652233" calcext:value-type="float">
            <text:p>-0.00203951400652233</text:p>
          </table:table-cell>
          <table:table-cell office:value-type="float" office:value="0.853791822774723" calcext:value-type="float">
            <text:p>0.853791822774723</text:p>
          </table:table-cell>
          <table:table-cell office:value-type="float" office:value="0.146088207691001" calcext:value-type="float">
            <text:p>0.146088207691001</text:p>
          </table:table-cell>
          <table:table-cell office:value-type="float" office:value="3073098.43817532" calcext:value-type="float">
            <text:p>3073098.43817532</text:p>
          </table:table-cell>
          <table:table-cell office:value-type="float" office:value="1466033.58051913" calcext:value-type="float">
            <text:p>1466033.58051913</text:p>
          </table:table-cell>
          <table:table-cell office:value-type="float" office:value="301160.453363609" calcext:value-type="float">
            <text:p>301160.453363609</text:p>
          </table:table-cell>
          <table:table-cell office:value-type="float" office:value="220476.790142555" calcext:value-type="float">
            <text:p>220476.790142555</text:p>
          </table:table-cell>
          <table:table-cell office:value-type="float" office:value="909426.923250442" calcext:value-type="float">
            <text:p>909426.923250442</text:p>
          </table:table-cell>
          <table:table-cell office:value-type="float" office:value="665783.06237769" calcext:value-type="float">
            <text:p>665783.06237769</text:p>
          </table:table-cell>
          <table:table-cell office:value-type="float" office:value="644691.273132655" calcext:value-type="float">
            <text:p>644691.273132655</text:p>
          </table:table-cell>
          <table:table-cell office:value-type="float" office:value="471972.534725837" calcext:value-type="float">
            <text:p>471972.534725837</text:p>
          </table:table-cell>
          <table:table-cell office:value-type="float" office:value="4018950.16467158" calcext:value-type="float">
            <text:p>4018950.16467158</text:p>
          </table:table-cell>
          <table:table-cell office:value-type="float" office:value="1917255.83100416" calcext:value-type="float">
            <text:p>1917255.83100416</text:p>
          </table:table-cell>
          <table:table-cell office:value-type="float" office:value="16831195.3454496" calcext:value-type="float">
            <text:p>16831195.3454496</text:p>
          </table:table-cell>
          <table:table-cell office:value-type="float" office:value="8029387.30181303" calcext:value-type="float">
            <text:p>8029387.30181303</text:p>
          </table:table-cell>
          <table:table-cell office:value-type="float" office:value="17456164.7306051" calcext:value-type="float">
            <text:p>17456164.7306051</text:p>
          </table:table-cell>
          <table:table-cell office:value-type="float" office:value="8327531.38143396" calcext:value-type="float">
            <text:p>8327531.38143396</text:p>
          </table:table-cell>
          <table:table-cell office:value-type="float" office:value="23415331" calcext:value-type="float">
            <text:p>23415331</text:p>
          </table:table-cell>
          <table:table-cell office:value-type="float" office:value="11170375" calcext:value-type="float">
            <text:p>11170375</text:p>
          </table:table-cell>
          <table:table-cell office:value-type="float" office:value="20950499" calcext:value-type="float">
            <text:p>20950499</text:p>
          </table:table-cell>
          <table:table-cell office:value-type="float" office:value="9994517" calcext:value-type="float">
            <text:p>9994517</text:p>
          </table:table-cell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float" office:value="77.677592572126" calcext:value-type="float">
            <text:p>77.677592572126</text:p>
          </table:table-cell>
          <table:table-cell office:value-type="float" office:value="72.5916827263556" calcext:value-type="float">
            <text:p>72.5916827263556</text:p>
          </table:table-cell>
          <table:table-cell office:value-type="float" office:value="3.14520887883271" calcext:value-type="float">
            <text:p>3.14520887883271</text:p>
          </table:table-cell>
          <table:table-cell office:value-type="float" office:value="4.14066128450339" calcext:value-type="float">
            <text:p>4.14066128450339</text:p>
          </table:table-cell>
          <table:table-cell office:value-type="float" office:value="167559" calcext:value-type="float">
            <text:p>167559</text:p>
          </table:table-cell>
          <table:table-cell office:value-type="float" office:value="395049" calcext:value-type="float">
            <text:p>395049</text:p>
          </table:table-cell>
          <table:table-cell office:value-type="float" office:value="0.00549670510824016" calcext:value-type="float">
            <text:p>0.00549670510824016</text:p>
          </table:table-cell>
          <table:table-cell office:value-type="float" office:value="0.583741268879378" calcext:value-type="float">
            <text:p>0.583741268879378</text:p>
          </table:table-cell>
          <table:table-cell office:value-type="float" office:value="0.2916656227198" calcext:value-type="float">
            <text:p>0.2916656227198</text:p>
          </table:table-cell>
          <table:table-cell office:value-type="float" office:value="-0.0011026730709935" calcext:value-type="float">
            <text:p>-0.0011026730709935</text:p>
          </table:table-cell>
          <table:table-cell office:value-type="float" office:value="0.546607172609759" calcext:value-type="float">
            <text:p>0.546607172609759</text:p>
          </table:table-cell>
          <table:table-cell office:value-type="float" office:value="0.132218143008345" calcext:value-type="float">
            <text:p>0.132218143008345</text:p>
          </table:table-cell>
          <table:table-cell office:value-type="float" office:value="1700563.92941985" calcext:value-type="float">
            <text:p>1700563.92941985</text:p>
          </table:table-cell>
          <table:table-cell office:value-type="float" office:value="942256.713524071" calcext:value-type="float">
            <text:p>942256.713524071</text:p>
          </table:table-cell>
          <table:table-cell office:value-type="float" office:value="428556.01894914" calcext:value-type="float">
            <text:p>428556.01894914</text:p>
          </table:table-cell>
          <table:table-cell office:value-type="float" office:value="278102.126211173" calcext:value-type="float">
            <text:p>278102.126211173</text:p>
          </table:table-cell>
          <table:table-cell office:value-type="float" office:value="1390645.14421632" calcext:value-type="float">
            <text:p>1390645.14421632</text:p>
          </table:table-cell>
          <table:table-cell office:value-type="float" office:value="902428.980836927" calcext:value-type="float">
            <text:p>902428.980836927</text:p>
          </table:table-cell>
          <table:table-cell office:value-type="float" office:value="838653.767346721" calcext:value-type="float">
            <text:p>838653.767346721</text:p>
          </table:table-cell>
          <table:table-cell office:value-type="float" office:value="544226.15840524" calcext:value-type="float">
            <text:p>544226.15840524</text:p>
          </table:table-cell>
          <table:table-cell office:value-type="float" office:value="2967773.71571571" calcext:value-type="float">
            <text:p>2967773.71571571</text:p>
          </table:table-cell>
          <table:table-cell office:value-type="float" office:value="1644398.46069615" calcext:value-type="float">
            <text:p>1644398.46069615</text:p>
          </table:table-cell>
          <table:table-cell office:value-type="float" office:value="11331243.1793816" calcext:value-type="float">
            <text:p>11331243.1793816</text:p>
          </table:table-cell>
          <table:table-cell office:value-type="float" office:value="6252418.45894299" calcext:value-type="float">
            <text:p>6252418.45894299</text:p>
          </table:table-cell>
          <table:table-cell office:value-type="float" office:value="11345530.5047448" calcext:value-type="float">
            <text:p>11345530.5047448</text:p>
          </table:table-cell>
          <table:table-cell office:value-type="float" office:value="6260302.00141188" calcext:value-type="float">
            <text:p>6260302.00141188</text:p>
          </table:table-cell>
          <table:table-cell office:value-type="float" office:value="16445873" calcext:value-type="float">
            <text:p>16445873</text:p>
          </table:table-cell>
          <table:table-cell office:value-type="float" office:value="9074598" calcext:value-type="float">
            <text:p>9074598</text:p>
          </table:table-cell>
          <table:table-cell office:value-type="float" office:value="15707398" calcext:value-type="float">
            <text:p>15707398</text:p>
          </table:table-cell>
          <table:table-cell office:value-type="float" office:value="8667118" calcext:value-type="float">
            <text:p>8667118</text:p>
          </table:table-cell>
        </table:table-row>
        <table:table-row table:style-name="ro1" table:visibility="collapse">
          <table:table-cell office:value-type="float" office:value="33" calcext:value-type="float">
            <text:p>33</text:p>
          </table:table-cell>
          <table:table-cell office:value-type="float" office:value="82.7911189243708" calcext:value-type="float">
            <text:p>82.7911189243708</text:p>
          </table:table-cell>
          <table:table-cell office:value-type="float" office:value="71.0688591461925" calcext:value-type="float">
            <text:p>71.0688591461925</text:p>
          </table:table-cell>
          <table:table-cell office:value-type="float" office:value="4.41625697247533" calcext:value-type="float">
            <text:p>4.41625697247533</text:p>
          </table:table-cell>
          <table:table-cell office:value-type="float" office:value="7.35819025790347" calcext:value-type="float">
            <text:p>7.35819025790347</text:p>
          </table:table-cell>
          <table:table-cell office:value-type="float" office:value="574154" calcext:value-type="float">
            <text:p>574154</text:p>
          </table:table-cell>
          <table:table-cell office:value-type="float" office:value="487698" calcext:value-type="float">
            <text:p>487698</text:p>
          </table:table-cell>
          <table:table-cell office:value-type="float" office:value="-0.00932150643512477" calcext:value-type="float">
            <text:p>-0.00932150643512477</text:p>
          </table:table-cell>
          <table:table-cell office:value-type="float" office:value="1.04982967070579" calcext:value-type="float">
            <text:p>1.04982967070579</text:p>
          </table:table-cell>
          <table:table-cell office:value-type="float" office:value="0.122078391829236" calcext:value-type="float">
            <text:p>0.122078391829236</text:p>
          </table:table-cell>
          <table:table-cell office:value-type="float" office:value="-0.00220761155858674" calcext:value-type="float">
            <text:p>-0.00220761155858674</text:p>
          </table:table-cell>
          <table:table-cell office:value-type="float" office:value="1.23279347581293" calcext:value-type="float">
            <text:p>1.23279347581293</text:p>
          </table:table-cell>
          <table:table-cell office:value-type="float" office:value="0.0812724036314455" calcext:value-type="float">
            <text:p>0.0812724036314455</text:p>
          </table:table-cell>
          <table:table-cell office:value-type="float" office:value="3739747.97054089" calcext:value-type="float">
            <text:p>3739747.97054089</text:p>
          </table:table-cell>
          <table:table-cell office:value-type="float" office:value="1504429.86478546" calcext:value-type="float">
            <text:p>1504429.86478546</text:p>
          </table:table-cell>
          <table:table-cell office:value-type="float" office:value="760866.054599559" calcext:value-type="float">
            <text:p>760866.054599559</text:p>
          </table:table-cell>
          <table:table-cell office:value-type="float" office:value="381544.559747461" calcext:value-type="float">
            <text:p>381544.559747461</text:p>
          </table:table-cell>
          <table:table-cell office:value-type="float" office:value="2922072.27584959" calcext:value-type="float">
            <text:p>2922072.27584959</text:p>
          </table:table-cell>
          <table:table-cell office:value-type="float" office:value="1465304.92890245" calcext:value-type="float">
            <text:p>1465304.92890245</text:p>
          </table:table-cell>
          <table:table-cell office:value-type="float" office:value="1358016.29096682" calcext:value-type="float">
            <text:p>1358016.29096682</text:p>
          </table:table-cell>
          <table:table-cell office:value-type="float" office:value="680992.041548642" calcext:value-type="float">
            <text:p>680992.041548642</text:p>
          </table:table-cell>
          <table:table-cell office:value-type="float" office:value="5858630.31610727" calcext:value-type="float">
            <text:p>5858630.31610727</text:p>
          </table:table-cell>
          <table:table-cell office:value-type="float" office:value="2356816.15010395" calcext:value-type="float">
            <text:p>2356816.15010395</text:p>
          </table:table-cell>
          <table:table-cell office:value-type="float" office:value="24914025.5238899" calcext:value-type="float">
            <text:p>24914025.5238899</text:p>
          </table:table-cell>
          <table:table-cell office:value-type="float" office:value="10022441.1766299" calcext:value-type="float">
            <text:p>10022441.1766299</text:p>
          </table:table-cell>
          <table:table-cell office:value-type="float" office:value="25070489.8963526" calcext:value-type="float">
            <text:p>25070489.8963526</text:p>
          </table:table-cell>
          <table:table-cell office:value-type="float" office:value="10085383.833879" calcext:value-type="float">
            <text:p>10085383.833879</text:p>
          </table:table-cell>
          <table:table-cell office:value-type="float" office:value="30809483" calcext:value-type="float">
            <text:p>30809483</text:p>
          </table:table-cell>
          <table:table-cell office:value-type="float" office:value="12394072" calcext:value-type="float">
            <text:p>12394072</text:p>
          </table:table-cell>
          <table:table-cell office:value-type="float" office:value="29230941" calcext:value-type="float">
            <text:p>29230941</text:p>
          </table:table-cell>
          <table:table-cell office:value-type="float" office:value="11759054" calcext:value-type="float">
            <text:p>11759054</text:p>
          </table:table-cell>
        </table:table-row>
        <table:table-row table:style-name="ro1" table:visibility="collapse">
          <table:table-cell office:value-type="float" office:value="34" calcext:value-type="float">
            <text:p>34</text:p>
          </table:table-cell>
          <table:table-cell office:value-type="float" office:value="76.0815125514408" calcext:value-type="float">
            <text:p>76.0815125514408</text:p>
          </table:table-cell>
          <table:table-cell office:value-type="float" office:value="78.6999945647317" calcext:value-type="float">
            <text:p>78.6999945647317</text:p>
          </table:table-cell>
          <table:table-cell office:value-type="float" office:value="2.42561500214279" calcext:value-type="float">
            <text:p>2.42561500214279</text:p>
          </table:table-cell>
          <table:table-cell office:value-type="float" office:value="3.98999457934389" calcext:value-type="float">
            <text:p>3.98999457934389</text:p>
          </table:table-cell>
          <table:table-cell office:value-type="float" office:value="471328" calcext:value-type="float">
            <text:p>471328</text:p>
          </table:table-cell>
          <table:table-cell office:value-type="float" office:value="82514" calcext:value-type="float">
            <text:p>82514</text:p>
          </table:table-cell>
          <table:table-cell office:value-type="float" office:value="0.0086169622591772" calcext:value-type="float">
            <text:p>0.0086169622591772</text:p>
          </table:table-cell>
          <table:table-cell office:value-type="float" office:value="1.25363196224053" calcext:value-type="float">
            <text:p>1.25363196224053</text:p>
          </table:table-cell>
          <table:table-cell office:value-type="float" office:value="0.0624033887055954" calcext:value-type="float">
            <text:p>0.0624033887055954</text:p>
          </table:table-cell>
          <table:table-cell office:value-type="float" office:value="0.00104673754979093" calcext:value-type="float">
            <text:p>0.00104673754979093</text:p>
          </table:table-cell>
          <table:table-cell office:value-type="float" office:value="1.20326231142921" calcext:value-type="float">
            <text:p>1.20326231142921</text:p>
          </table:table-cell>
          <table:table-cell office:value-type="float" office:value="0.240287874550089" calcext:value-type="float">
            <text:p>0.240287874550089</text:p>
          </table:table-cell>
          <table:table-cell office:value-type="float" office:value="2459232.56347479" calcext:value-type="float">
            <text:p>2459232.56347479</text:p>
          </table:table-cell>
          <table:table-cell office:value-type="float" office:value="1323534.51781937" calcext:value-type="float">
            <text:p>1323534.51781937</text:p>
          </table:table-cell>
          <table:table-cell office:value-type="float" office:value="457502.153411735" calcext:value-type="float">
            <text:p>457502.153411735</text:p>
          </table:table-cell>
          <table:table-cell office:value-type="float" office:value="300612.652304277" calcext:value-type="float">
            <text:p>300612.652304277</text:p>
          </table:table-cell>
          <table:table-cell office:value-type="float" office:value="1472015.54976699" calcext:value-type="float">
            <text:p>1472015.54976699</text:p>
          </table:table-cell>
          <table:table-cell office:value-type="float" office:value="967222.766819096" calcext:value-type="float">
            <text:p>967222.766819096</text:p>
          </table:table-cell>
          <table:table-cell office:value-type="float" office:value="1111714.16918521" calcext:value-type="float">
            <text:p>1111714.16918521</text:p>
          </table:table-cell>
          <table:table-cell office:value-type="float" office:value="730478.190126128" calcext:value-type="float">
            <text:p>730478.190126128</text:p>
          </table:table-cell>
          <table:table-cell office:value-type="float" office:value="4028448.88607173" calcext:value-type="float">
            <text:p>4028448.88607173</text:p>
          </table:table-cell>
          <table:table-cell office:value-type="float" office:value="2168071.14267117" calcext:value-type="float">
            <text:p>2168071.14267117</text:p>
          </table:table-cell>
          <table:table-cell office:value-type="float" office:value="12109653.9788815" calcext:value-type="float">
            <text:p>12109653.9788815</text:p>
          </table:table-cell>
          <table:table-cell office:value-type="float" office:value="6490252.66690559" calcext:value-type="float">
            <text:p>6490252.66690559</text:p>
          </table:table-cell>
          <table:table-cell office:value-type="float" office:value="12031589.3793622" calcext:value-type="float">
            <text:p>12031589.3793622</text:p>
          </table:table-cell>
          <table:table-cell office:value-type="float" office:value="6448413.40575865" calcext:value-type="float">
            <text:p>6448413.40575865</text:p>
          </table:table-cell>
          <table:table-cell office:value-type="float" office:value="17208444" calcext:value-type="float">
            <text:p>17208444</text:p>
          </table:table-cell>
          <table:table-cell office:value-type="float" office:value="9222984" calcext:value-type="float">
            <text:p>9222984</text:p>
          </table:table-cell>
          <table:table-cell office:value-type="float" office:value="15763724" calcext:value-type="float">
            <text:p>15763724</text:p>
          </table:table-cell>
          <table:table-cell office:value-type="float" office:value="8448677" calcext:value-type="float">
            <text:p>8448677</text:p>
          </table:table-cell>
        </table:table-row>
        <table:table-row table:style-name="ro1" table:visibility="collapse">
          <table:table-cell office:value-type="float" office:value="35" calcext:value-type="float">
            <text:p>35</text:p>
          </table:table-cell>
          <table:table-cell office:value-type="float" office:value="76.6620254253547" calcext:value-type="float">
            <text:p>76.6620254253547</text:p>
          </table:table-cell>
          <table:table-cell office:value-type="float" office:value="80.9531834235478" calcext:value-type="float">
            <text:p>80.9531834235478</text:p>
          </table:table-cell>
          <table:table-cell office:value-type="float" office:value="0.0557747582621306" calcext:value-type="float">
            <text:p>0.0557747582621306</text:p>
          </table:table-cell>
          <table:table-cell office:value-type="float" office:value="7.93230536931058" calcext:value-type="float">
            <text:p>7.93230536931058</text:p>
          </table:table-cell>
          <table:table-cell office:value-type="float" office:value="208372" calcext:value-type="float">
            <text:p>208372</text:p>
          </table:table-cell>
          <table:table-cell office:value-type="float" office:value="519216" calcext:value-type="float">
            <text:p>519216</text:p>
          </table:table-cell>
          <table:table-cell office:value-type="float" office:value="0.000163249340884379" calcext:value-type="float">
            <text:p>0.000163249340884379</text:p>
          </table:table-cell>
          <table:table-cell office:value-type="float" office:value="0.662370520768742" calcext:value-type="float">
            <text:p>0.662370520768742</text:p>
          </table:table-cell>
          <table:table-cell office:value-type="float" office:value="0.0266839906085292" calcext:value-type="float">
            <text:p>0.0266839906085292</text:p>
          </table:table-cell>
          <table:table-cell office:value-type="float" office:value="-0.0000671959153257422" calcext:value-type="float">
            <text:p>-6.71959153257422E-05</text:p>
          </table:table-cell>
          <table:table-cell office:value-type="float" office:value="0.908003338486444" calcext:value-type="float">
            <text:p>0.908003338486444</text:p>
          </table:table-cell>
          <table:table-cell office:value-type="float" office:value="0.496394064244005" calcext:value-type="float">
            <text:p>0.496394064244005</text:p>
          </table:table-cell>
          <table:table-cell office:value-type="float" office:value="3883804.2265851" calcext:value-type="float">
            <text:p>3883804.2265851</text:p>
          </table:table-cell>
          <table:table-cell office:value-type="float" office:value="1536610.29134171" calcext:value-type="float">
            <text:p>1536610.29134171</text:p>
          </table:table-cell>
          <table:table-cell office:value-type="float" office:value="600851.18295178" calcext:value-type="float">
            <text:p>600851.18295178</text:p>
          </table:table-cell>
          <table:table-cell office:value-type="float" office:value="352877.859198893" calcext:value-type="float">
            <text:p>352877.859198893</text:p>
          </table:table-cell>
          <table:table-cell office:value-type="float" office:value="2063149.1889487" calcext:value-type="float">
            <text:p>2063149.1889487</text:p>
          </table:table-cell>
          <table:table-cell office:value-type="float" office:value="1211680.51201553" calcext:value-type="float">
            <text:p>1211680.51201553</text:p>
          </table:table-cell>
          <table:table-cell office:value-type="float" office:value="1392796.48959843" calcext:value-type="float">
            <text:p>1392796.48959843</text:p>
          </table:table-cell>
          <table:table-cell office:value-type="float" office:value="817984.648269669" calcext:value-type="float">
            <text:p>817984.648269669</text:p>
          </table:table-cell>
          <table:table-cell office:value-type="float" office:value="5877451.89913531" calcext:value-type="float">
            <text:p>5877451.89913531</text:p>
          </table:table-cell>
          <table:table-cell office:value-type="float" office:value="2325388.34302113" calcext:value-type="float">
            <text:p>2325388.34302113</text:p>
          </table:table-cell>
          <table:table-cell office:value-type="float" office:value="27116066.5975994" calcext:value-type="float">
            <text:p>27116066.5975994</text:p>
          </table:table-cell>
          <table:table-cell office:value-type="float" office:value="10639506.8285844" calcext:value-type="float">
            <text:p>10639506.8285844</text:p>
          </table:table-cell>
          <table:table-cell office:value-type="float" office:value="26695155.3215549" calcext:value-type="float">
            <text:p>26695155.3215549</text:p>
          </table:table-cell>
          <table:table-cell office:value-type="float" office:value="10474354.2471956" calcext:value-type="float">
            <text:p>10474354.2471956</text:p>
          </table:table-cell>
          <table:table-cell office:value-type="float" office:value="33425065" calcext:value-type="float">
            <text:p>33425065</text:p>
          </table:table-cell>
          <table:table-cell office:value-type="float" office:value="13114962" calcext:value-type="float">
            <text:p>13114962</text:p>
          </table:table-cell>
          <table:table-cell office:value-type="float" office:value="31003558" calcext:value-type="float">
            <text:p>31003558</text:p>
          </table:table-cell>
          <table:table-cell office:value-type="float" office:value="12164838" calcext:value-type="float">
            <text:p>12164838</text:p>
          </table:table-cell>
        </table:table-row>
        <table:table-row table:style-name="ro1" table:visibility="collapse">
          <table:table-cell office:value-type="float" office:value="36" calcext:value-type="float">
            <text:p>36</text:p>
          </table:table-cell>
          <table:table-cell office:value-type="float" office:value="82.502726187892" calcext:value-type="float">
            <text:p>82.502726187892</text:p>
          </table:table-cell>
          <table:table-cell office:value-type="float" office:value="82.7347466875455" calcext:value-type="float">
            <text:p>82.7347466875455</text:p>
          </table:table-cell>
          <table:table-cell office:value-type="float" office:value="4.98240018076499" calcext:value-type="float">
            <text:p>4.98240018076499</text:p>
          </table:table-cell>
          <table:table-cell office:value-type="float" office:value="0.283271784938023" calcext:value-type="float">
            <text:p>0.283271784938023</text:p>
          </table:table-cell>
          <table:table-cell office:value-type="float" office:value="295973" calcext:value-type="float">
            <text:p>295973</text:p>
          </table:table-cell>
          <table:table-cell office:value-type="float" office:value="561738" calcext:value-type="float">
            <text:p>561738</text:p>
          </table:table-cell>
          <table:table-cell office:value-type="float" office:value="0.0048518513813059" calcext:value-type="float">
            <text:p>0.0048518513813059</text:p>
          </table:table-cell>
          <table:table-cell office:value-type="float" office:value="0.743474164266498" calcext:value-type="float">
            <text:p>0.743474164266498</text:p>
          </table:table-cell>
          <table:table-cell office:value-type="float" office:value="0.0920315769600618" calcext:value-type="float">
            <text:p>0.0920315769600618</text:p>
          </table:table-cell>
          <table:table-cell office:value-type="float" office:value="0.00271110236856282" calcext:value-type="float">
            <text:p>0.00271110236856282</text:p>
          </table:table-cell>
          <table:table-cell office:value-type="float" office:value="0.959394745467315" calcext:value-type="float">
            <text:p>0.959394745467315</text:p>
          </table:table-cell>
          <table:table-cell office:value-type="float" office:value="0.261170261567906" calcext:value-type="float">
            <text:p>0.261170261567906</text:p>
          </table:table-cell>
          <table:table-cell office:value-type="float" office:value="2852996.45989105" calcext:value-type="float">
            <text:p>2852996.45989105</text:p>
          </table:table-cell>
          <table:table-cell office:value-type="float" office:value="1133478.90284197" calcext:value-type="float">
            <text:p>1133478.90284197</text:p>
          </table:table-cell>
          <table:table-cell office:value-type="float" office:value="854954.004030503" calcext:value-type="float">
            <text:p>854954.004030503</text:p>
          </table:table-cell>
          <table:table-cell office:value-type="float" office:value="435916.201704249" calcext:value-type="float">
            <text:p>435916.201704249</text:p>
          </table:table-cell>
          <table:table-cell office:value-type="float" office:value="3228197.47088089" calcext:value-type="float">
            <text:p>3228197.47088089</text:p>
          </table:table-cell>
          <table:table-cell office:value-type="float" office:value="1645964.07903068" calcext:value-type="float">
            <text:p>1645964.07903068</text:p>
          </table:table-cell>
          <table:table-cell office:value-type="float" office:value="2132015.76871711" calcext:value-type="float">
            <text:p>2132015.76871711</text:p>
          </table:table-cell>
          <table:table-cell office:value-type="float" office:value="1087052.88412167" calcext:value-type="float">
            <text:p>1087052.88412167</text:p>
          </table:table-cell>
          <table:table-cell office:value-type="float" office:value="5839966.23263866" calcext:value-type="float">
            <text:p>5839966.23263866</text:p>
          </table:table-cell>
          <table:table-cell office:value-type="float" office:value="2320184.62380363" calcext:value-type="float">
            <text:p>2320184.62380363</text:p>
          </table:table-cell>
          <table:table-cell office:value-type="float" office:value="26515596.3344002" calcext:value-type="float">
            <text:p>26515596.3344002</text:p>
          </table:table-cell>
          <table:table-cell office:value-type="float" office:value="10490780.644813" calcext:value-type="float">
            <text:p>10490780.644813</text:p>
          </table:table-cell>
          <table:table-cell office:value-type="float" office:value="24804062.9280136" calcext:value-type="float">
            <text:p>24804062.9280136</text:p>
          </table:table-cell>
          <table:table-cell office:value-type="float" office:value="9813619.8785142" calcext:value-type="float">
            <text:p>9813619.8785142</text:p>
          </table:table-cell>
          <table:table-cell office:value-type="float" office:value="30913713" calcext:value-type="float">
            <text:p>30913713</text:p>
          </table:table-cell>
          <table:table-cell office:value-type="float" office:value="12230876" calcext:value-type="float">
            <text:p>12230876</text:p>
          </table:table-cell>
          <table:table-cell office:value-type="float" office:value="30433960" calcext:value-type="float">
            <text:p>30433960</text:p>
          </table:table-cell>
          <table:table-cell office:value-type="float" office:value="12041064" calcext:value-type="float">
            <text:p>12041064</text:p>
          </table:table-cell>
        </table:table-row>
        <table:table-row table:style-name="ro1" table:visibility="collapse">
          <table:table-cell office:value-type="float" office:value="37" calcext:value-type="float">
            <text:p>37</text:p>
          </table:table-cell>
          <table:table-cell office:value-type="float" office:value="84.1047024561443" calcext:value-type="float">
            <text:p>84.1047024561443</text:p>
          </table:table-cell>
          <table:table-cell office:value-type="float" office:value="70.5726240408379" calcext:value-type="float">
            <text:p>70.5726240408379</text:p>
          </table:table-cell>
          <table:table-cell office:value-type="float" office:value="2.25849826802257" calcext:value-type="float">
            <text:p>2.25849826802257</text:p>
          </table:table-cell>
          <table:table-cell office:value-type="float" office:value="8.3459674953277" calcext:value-type="float">
            <text:p>8.3459674953277</text:p>
          </table:table-cell>
          <table:table-cell office:value-type="float" office:value="457622" calcext:value-type="float">
            <text:p>457622</text:p>
          </table:table-cell>
          <table:table-cell office:value-type="float" office:value="328424" calcext:value-type="float">
            <text:p>328424</text:p>
          </table:table-cell>
          <table:table-cell office:value-type="float" office:value="-0.00351333733280259" calcext:value-type="float">
            <text:p>-0.00351333733280259</text:p>
          </table:table-cell>
          <table:table-cell office:value-type="float" office:value="1.12013248380984" calcext:value-type="float">
            <text:p>1.12013248380984</text:p>
          </table:table-cell>
          <table:table-cell office:value-type="float" office:value="0.374875726355233" calcext:value-type="float">
            <text:p>0.374875726355233</text:p>
          </table:table-cell>
          <table:table-cell office:value-type="float" office:value="0.00431733642062481" calcext:value-type="float">
            <text:p>0.00431733642062481</text:p>
          </table:table-cell>
          <table:table-cell office:value-type="float" office:value="0.763453079756589" calcext:value-type="float">
            <text:p>0.763453079756589</text:p>
          </table:table-cell>
          <table:table-cell office:value-type="float" office:value="0.182304326070154" calcext:value-type="float">
            <text:p>0.182304326070154</text:p>
          </table:table-cell>
          <table:table-cell office:value-type="float" office:value="2754097.04458666" calcext:value-type="float">
            <text:p>2754097.04458666</text:p>
          </table:table-cell>
          <table:table-cell office:value-type="float" office:value="1154959.77473811" calcext:value-type="float">
            <text:p>1154959.77473811</text:p>
          </table:table-cell>
          <table:table-cell office:value-type="float" office:value="861293.12215446" calcext:value-type="float">
            <text:p>861293.12215446</text:p>
          </table:table-cell>
          <table:table-cell office:value-type="float" office:value="404105.928674684" calcext:value-type="float">
            <text:p>404105.928674684</text:p>
          </table:table-cell>
          <table:table-cell office:value-type="float" office:value="3464370.51944375" calcext:value-type="float">
            <text:p>3464370.51944375</text:p>
          </table:table-cell>
          <table:table-cell office:value-type="float" office:value="1625431.14535861" calcext:value-type="float">
            <text:p>1625431.14535861</text:p>
          </table:table-cell>
          <table:table-cell office:value-type="float" office:value="1514081.95600605" calcext:value-type="float">
            <text:p>1514081.95600605</text:p>
          </table:table-cell>
          <table:table-cell office:value-type="float" office:value="710384.744964538" calcext:value-type="float">
            <text:p>710384.744964538</text:p>
          </table:table-cell>
          <table:table-cell office:value-type="float" office:value="5129472.12274717" calcext:value-type="float">
            <text:p>5129472.12274717</text:p>
          </table:table-cell>
          <table:table-cell office:value-type="float" office:value="2151098.48037422" calcext:value-type="float">
            <text:p>2151098.48037422</text:p>
          </table:table-cell>
          <table:table-cell office:value-type="float" office:value="22515442.6913706" calcext:value-type="float">
            <text:p>22515442.6913706</text:p>
          </table:table-cell>
          <table:table-cell office:value-type="float" office:value="9442089.43910221" calcext:value-type="float">
            <text:p>9442089.43910221</text:p>
          </table:table-cell>
          <table:table-cell office:value-type="float" office:value="22481690.0661981" calcext:value-type="float">
            <text:p>22481690.0661981</text:p>
          </table:table-cell>
          <table:table-cell office:value-type="float" office:value="9427934.918134" calcext:value-type="float">
            <text:p>9427934.918134</text:p>
          </table:table-cell>
          <table:table-cell office:value-type="float" office:value="27316661" calcext:value-type="float">
            <text:p>27316661</text:p>
          </table:table-cell>
          <table:table-cell office:value-type="float" office:value="11455531" calcext:value-type="float">
            <text:p>11455531</text:p>
          </table:table-cell>
          <table:table-cell office:value-type="float" office:value="27165642" calcext:value-type="float">
            <text:p>27165642</text:p>
          </table:table-cell>
          <table:table-cell office:value-type="float" office:value="11392199" calcext:value-type="float">
            <text:p>11392199</text:p>
          </table:table-cell>
        </table:table-row>
        <table:table-row table:style-name="ro1" table:visibility="collapse">
          <table:table-cell office:value-type="float" office:value="38" calcext:value-type="float">
            <text:p>38</text:p>
          </table:table-cell>
          <table:table-cell office:value-type="float" office:value="84.8392980112183" calcext:value-type="float">
            <text:p>84.8392980112183</text:p>
          </table:table-cell>
          <table:table-cell office:value-type="float" office:value="74.5820511532432" calcext:value-type="float">
            <text:p>74.5820511532432</text:p>
          </table:table-cell>
          <table:table-cell office:value-type="float" office:value="5.36912714794406" calcext:value-type="float">
            <text:p>5.36912714794406</text:p>
          </table:table-cell>
          <table:table-cell office:value-type="float" office:value="6.14732039713886" calcext:value-type="float">
            <text:p>6.14732039713886</text:p>
          </table:table-cell>
          <table:table-cell office:value-type="float" office:value="210145" calcext:value-type="float">
            <text:p>210145</text:p>
          </table:table-cell>
          <table:table-cell office:value-type="float" office:value="896808" calcext:value-type="float">
            <text:p>896808</text:p>
          </table:table-cell>
          <table:table-cell office:value-type="float" office:value="0.00591333565720393" calcext:value-type="float">
            <text:p>0.00591333565720393</text:p>
          </table:table-cell>
          <table:table-cell office:value-type="float" office:value="1.03040622246521" calcext:value-type="float">
            <text:p>1.03040622246521</text:p>
          </table:table-cell>
          <table:table-cell office:value-type="float" office:value="0.224737194859324" calcext:value-type="float">
            <text:p>0.224737194859324</text:p>
          </table:table-cell>
          <table:table-cell office:value-type="float" office:value="0.00178452218296954" calcext:value-type="float">
            <text:p>0.00178452218296954</text:p>
          </table:table-cell>
          <table:table-cell office:value-type="float" office:value="1.08675779457625" calcext:value-type="float">
            <text:p>1.08675779457625</text:p>
          </table:table-cell>
          <table:table-cell office:value-type="float" office:value="0.355904959775064" calcext:value-type="float">
            <text:p>0.355904959775064</text:p>
          </table:table-cell>
          <table:table-cell office:value-type="float" office:value="5305294.35404981" calcext:value-type="float">
            <text:p>5305294.35404981</text:p>
          </table:table-cell>
          <table:table-cell office:value-type="float" office:value="1837512.34191723" calcext:value-type="float">
            <text:p>1837512.34191723</text:p>
          </table:table-cell>
          <table:table-cell office:value-type="float" office:value="948497.343970123" calcext:value-type="float">
            <text:p>948497.343970123</text:p>
          </table:table-cell>
          <table:table-cell office:value-type="float" office:value="430461.143538594" calcext:value-type="float">
            <text:p>430461.143538594</text:p>
          </table:table-cell>
          <table:table-cell office:value-type="float" office:value="3860851.18343367" calcext:value-type="float">
            <text:p>3860851.18343367</text:p>
          </table:table-cell>
          <table:table-cell office:value-type="float" office:value="1752188.79211278" calcext:value-type="float">
            <text:p>1752188.79211278</text:p>
          </table:table-cell>
          <table:table-cell office:value-type="float" office:value="1832507.99941652" calcext:value-type="float">
            <text:p>1832507.99941652</text:p>
          </table:table-cell>
          <table:table-cell office:value-type="float" office:value="831655.980891502" calcext:value-type="float">
            <text:p>831655.980891502</text:p>
          </table:table-cell>
          <table:table-cell office:value-type="float" office:value="8086299.69743646" calcext:value-type="float">
            <text:p>8086299.69743646</text:p>
          </table:table-cell>
          <table:table-cell office:value-type="float" office:value="2800725.93580762" calcext:value-type="float">
            <text:p>2800725.93580762</text:p>
          </table:table-cell>
          <table:table-cell office:value-type="float" office:value="35447610.6767239" calcext:value-type="float">
            <text:p>35447610.6767239</text:p>
          </table:table-cell>
          <table:table-cell office:value-type="float" office:value="12226494.1999693" calcext:value-type="float">
            <text:p>12226494.1999693</text:p>
          </table:table-cell>
          <table:table-cell office:value-type="float" office:value="35112286.6451467" calcext:value-type="float">
            <text:p>35112286.6451467</text:p>
          </table:table-cell>
          <table:table-cell office:value-type="float" office:value="12110835.1400519" calcext:value-type="float">
            <text:p>12110835.1400519</text:p>
          </table:table-cell>
          <table:table-cell office:value-type="float" office:value="42007990" calcext:value-type="float">
            <text:p>42007990</text:p>
          </table:table-cell>
          <table:table-cell office:value-type="float" office:value="14489282" calcext:value-type="float">
            <text:p>14489282</text:p>
          </table:table-cell>
          <table:table-cell office:value-type="float" office:value="39615050" calcext:value-type="float">
            <text:p>39615050</text:p>
          </table:table-cell>
          <table:table-cell office:value-type="float" office:value="13663916" calcext:value-type="float">
            <text:p>13663916</text:p>
          </table:table-cell>
        </table:table-row>
        <table:table-row table:style-name="ro1" table:visibility="collapse">
          <table:table-cell office:value-type="float" office:value="39" calcext:value-type="float">
            <text:p>39</text:p>
          </table:table-cell>
          <table:table-cell office:value-type="float" office:value="75.4445738134199" calcext:value-type="float">
            <text:p>75.4445738134199</text:p>
          </table:table-cell>
          <table:table-cell office:value-type="float" office:value="77.0639363272565" calcext:value-type="float">
            <text:p>77.0639363272565</text:p>
          </table:table-cell>
          <table:table-cell office:value-type="float" office:value="7.19584093351794" calcext:value-type="float">
            <text:p>7.19584093351794</text:p>
          </table:table-cell>
          <table:table-cell office:value-type="float" office:value="3.62808710614032" calcext:value-type="float">
            <text:p>3.62808710614032</text:p>
          </table:table-cell>
          <table:table-cell office:value-type="float" office:value="702473" calcext:value-type="float">
            <text:p>702473</text:p>
          </table:table-cell>
          <table:table-cell office:value-type="float" office:value="836564" calcext:value-type="float">
            <text:p>836564</text:p>
          </table:table-cell>
          <table:table-cell office:value-type="float" office:value="0.00462596419631232" calcext:value-type="float">
            <text:p>0.00462596419631232</text:p>
          </table:table-cell>
          <table:table-cell office:value-type="float" office:value="1.21698646157051" calcext:value-type="float">
            <text:p>1.21698646157051</text:p>
          </table:table-cell>
          <table:table-cell office:value-type="float" office:value="0.257934460433234" calcext:value-type="float">
            <text:p>0.257934460433234</text:p>
          </table:table-cell>
          <table:table-cell office:value-type="float" office:value="0.00476276481524354" calcext:value-type="float">
            <text:p>0.00476276481524354</text:p>
          </table:table-cell>
          <table:table-cell office:value-type="float" office:value="1.10761752904106" calcext:value-type="float">
            <text:p>1.10761752904106</text:p>
          </table:table-cell>
          <table:table-cell office:value-type="float" office:value="0.4615993665084" calcext:value-type="float">
            <text:p>0.4615993665084</text:p>
          </table:table-cell>
          <table:table-cell office:value-type="float" office:value="5043133.47291029" calcext:value-type="float">
            <text:p>5043133.47291029</text:p>
          </table:table-cell>
          <table:table-cell office:value-type="float" office:value="2550052.49524659" calcext:value-type="float">
            <text:p>2550052.49524659</text:p>
          </table:table-cell>
          <table:table-cell office:value-type="float" office:value="363832.723414193" calcext:value-type="float">
            <text:p>363832.723414193</text:p>
          </table:table-cell>
          <table:table-cell office:value-type="float" office:value="258717.667114598" calcext:value-type="float">
            <text:p>258717.667114598</text:p>
          </table:table-cell>
          <table:table-cell office:value-type="float" office:value="1120704.16067896" calcext:value-type="float">
            <text:p>1120704.16067896</text:p>
          </table:table-cell>
          <table:table-cell office:value-type="float" office:value="796921.07750958" calcext:value-type="float">
            <text:p>796921.07750958</text:p>
          </table:table-cell>
          <table:table-cell office:value-type="float" office:value="918141.549864097" calcext:value-type="float">
            <text:p>918141.549864097</text:p>
          </table:table-cell>
          <table:table-cell office:value-type="float" office:value="652880.910855843" calcext:value-type="float">
            <text:p>652880.910855843</text:p>
          </table:table-cell>
          <table:table-cell office:value-type="float" office:value="6325107.74618858" calcext:value-type="float">
            <text:p>6325107.74618858</text:p>
          </table:table-cell>
          <table:table-cell office:value-type="float" office:value="3198280.7668114" calcext:value-type="float">
            <text:p>3198280.7668114</text:p>
          </table:table-cell>
          <table:table-cell office:value-type="float" office:value="13296348.0646646" calcext:value-type="float">
            <text:p>13296348.0646646</text:p>
          </table:table-cell>
          <table:table-cell office:value-type="float" office:value="6695380.03402581" calcext:value-type="float">
            <text:p>6695380.03402581</text:p>
          </table:table-cell>
          <table:table-cell office:value-type="float" office:value="14668030.3199199" calcext:value-type="float">
            <text:p>14668030.3199199</text:p>
          </table:table-cell>
          <table:table-cell office:value-type="float" office:value="7386091.04280802" calcext:value-type="float">
            <text:p>7386091.04280802</text:p>
          </table:table-cell>
          <table:table-cell office:value-type="float" office:value="20377011" calcext:value-type="float">
            <text:p>20377011</text:p>
          </table:table-cell>
          <table:table-cell office:value-type="float" office:value="10260850" calcext:value-type="float">
            <text:p>10260850</text:p>
          </table:table-cell>
          <table:table-cell office:value-type="float" office:value="16090749" calcext:value-type="float">
            <text:p>16090749</text:p>
          </table:table-cell>
          <table:table-cell office:value-type="float" office:value="8102501" calcext:value-type="float">
            <text:p>8102501</text:p>
          </table:table-cell>
        </table:table-row>
        <table:table-row table:style-name="ro1" table:visibility="collapse">
          <table:table-cell office:value-type="float" office:value="40" calcext:value-type="float">
            <text:p>40</text:p>
          </table:table-cell>
          <table:table-cell office:value-type="float" office:value="86.7270777283647" calcext:value-type="float">
            <text:p>86.7270777283647</text:p>
          </table:table-cell>
          <table:table-cell office:value-type="float" office:value="86.1205697810482" calcext:value-type="float">
            <text:p>86.1205697810482</text:p>
          </table:table-cell>
          <table:table-cell office:value-type="float" office:value="8.03563645463766" calcext:value-type="float">
            <text:p>8.03563645463766</text:p>
          </table:table-cell>
          <table:table-cell office:value-type="float" office:value="9.17211657861168" calcext:value-type="float">
            <text:p>9.17211657861168</text:p>
          </table:table-cell>
          <table:table-cell office:value-type="float" office:value="95101" calcext:value-type="float">
            <text:p>95101</text:p>
          </table:table-cell>
          <table:table-cell office:value-type="float" office:value="523366" calcext:value-type="float">
            <text:p>523366</text:p>
          </table:table-cell>
          <table:table-cell office:value-type="float" office:value="0.00834880629361058" calcext:value-type="float">
            <text:p>0.00834880629361058</text:p>
          </table:table-cell>
          <table:table-cell office:value-type="float" office:value="0.733309017980635" calcext:value-type="float">
            <text:p>0.733309017980635</text:p>
          </table:table-cell>
          <table:table-cell office:value-type="float" office:value="0.299646922527292" calcext:value-type="float">
            <text:p>0.299646922527292</text:p>
          </table:table-cell>
          <table:table-cell office:value-type="float" office:value="-0.000815969218538794" calcext:value-type="float">
            <text:p>-0.000815969218538794</text:p>
          </table:table-cell>
          <table:table-cell office:value-type="float" office:value="1.04478105261392" calcext:value-type="float">
            <text:p>1.04478105261392</text:p>
          </table:table-cell>
          <table:table-cell office:value-type="float" office:value="0.323315657935885" calcext:value-type="float">
            <text:p>0.323315657935885</text:p>
          </table:table-cell>
          <table:table-cell office:value-type="float" office:value="29780708.9568203" calcext:value-type="float">
            <text:p>29780708.9568203</text:p>
          </table:table-cell>
          <table:table-cell office:value-type="float" office:value="8240291.31872177" calcext:value-type="float">
            <text:p>8240291.31872177</text:p>
          </table:table-cell>
          <table:table-cell office:value-type="float" office:value="1255484.05616696" calcext:value-type="float">
            <text:p>1255484.05616696</text:p>
          </table:table-cell>
          <table:table-cell office:value-type="float" office:value="517816.181681072" calcext:value-type="float">
            <text:p>517816.181681072</text:p>
          </table:table-cell>
          <table:table-cell office:value-type="float" office:value="5457223.699417" calcext:value-type="float">
            <text:p>5457223.699417</text:p>
          </table:table-cell>
          <table:table-cell office:value-type="float" office:value="2250796.19667888" calcext:value-type="float">
            <text:p>2250796.19667888</text:p>
          </table:table-cell>
          <table:table-cell office:value-type="float" office:value="3080451.64888126" calcext:value-type="float">
            <text:p>3080451.64888126</text:p>
          </table:table-cell>
          <table:table-cell office:value-type="float" office:value="1270512.12067701" calcext:value-type="float">
            <text:p>1270512.12067701</text:p>
          </table:table-cell>
          <table:table-cell office:value-type="float" office:value="34116644.6618685" calcext:value-type="float">
            <text:p>34116644.6618685</text:p>
          </table:table-cell>
          <table:table-cell office:value-type="float" office:value="9440040.23674281" calcext:value-type="float">
            <text:p>9440040.23674281</text:p>
          </table:table-cell>
          <table:table-cell office:value-type="float" office:value="49971605.5942" calcext:value-type="float">
            <text:p>49971605.5942</text:p>
          </table:table-cell>
          <table:table-cell office:value-type="float" office:value="13769717.679012" calcext:value-type="float">
            <text:p>13769717.679012</text:p>
          </table:table-cell>
          <table:table-cell office:value-type="float" office:value="56037757.0278277" calcext:value-type="float">
            <text:p>56037757.0278277</text:p>
          </table:table-cell>
          <table:table-cell office:value-type="float" office:value="15441250.7755768" calcext:value-type="float">
            <text:p>15441250.7755768</text:p>
          </table:table-cell>
          <table:table-cell office:value-type="float" office:value="66133567" calcext:value-type="float">
            <text:p>66133567</text:p>
          </table:table-cell>
          <table:table-cell office:value-type="float" office:value="18223159" calcext:value-type="float">
            <text:p>18223159</text:p>
          </table:table-cell>
          <table:table-cell office:value-type="float" office:value="40554598" calcext:value-type="float">
            <text:p>40554598</text:p>
          </table:table-cell>
          <table:table-cell office:value-type="float" office:value="11174853" calcext:value-type="float">
            <text:p>11174853</text:p>
          </table:table-cell>
        </table:table-row>
        <table:table-row table:style-name="ro1" table:visibility="collapse">
          <table:table-cell office:value-type="float" office:value="41" calcext:value-type="float">
            <text:p>41</text:p>
          </table:table-cell>
          <table:table-cell office:value-type="float" office:value="70.2416786712283" calcext:value-type="float">
            <text:p>70.2416786712283</text:p>
          </table:table-cell>
          <table:table-cell office:value-type="float" office:value="83.1421759726532" calcext:value-type="float">
            <text:p>83.1421759726532</text:p>
          </table:table-cell>
          <table:table-cell office:value-type="float" office:value="5.6179062687583" calcext:value-type="float">
            <text:p>5.6179062687583</text:p>
          </table:table-cell>
          <table:table-cell office:value-type="float" office:value="9.00061768287843" calcext:value-type="float">
            <text:p>9.00061768287843</text:p>
          </table:table-cell>
          <table:table-cell office:value-type="float" office:value="88904" calcext:value-type="float">
            <text:p>88904</text:p>
          </table:table-cell>
          <table:table-cell office:value-type="float" office:value="316823" calcext:value-type="float">
            <text:p>316823</text:p>
          </table:table-cell>
          <table:table-cell office:value-type="float" office:value="0.00405714109853814" calcext:value-type="float">
            <text:p>0.00405714109853814</text:p>
          </table:table-cell>
          <table:table-cell office:value-type="float" office:value="1.20782651939015" calcext:value-type="float">
            <text:p>1.20782651939015</text:p>
          </table:table-cell>
          <table:table-cell office:value-type="float" office:value="0.188302480504208" calcext:value-type="float">
            <text:p>0.188302480504208</text:p>
          </table:table-cell>
          <table:table-cell office:value-type="float" office:value="0.00334435937503773" calcext:value-type="float">
            <text:p>0.00334435937503773</text:p>
          </table:table-cell>
          <table:table-cell office:value-type="float" office:value="1.37415289002694" calcext:value-type="float">
            <text:p>1.37415289002694</text:p>
          </table:table-cell>
          <table:table-cell office:value-type="float" office:value="0.44860144984824" calcext:value-type="float">
            <text:p>0.44860144984824</text:p>
          </table:table-cell>
          <table:table-cell office:value-type="float" office:value="6800034.01255712" calcext:value-type="float">
            <text:p>6800034.01255712</text:p>
          </table:table-cell>
          <table:table-cell office:value-type="float" office:value="2278166.48207863" calcext:value-type="float">
            <text:p>2278166.48207863</text:p>
          </table:table-cell>
          <table:table-cell office:value-type="float" office:value="696350.495132558" calcext:value-type="float">
            <text:p>696350.495132558</text:p>
          </table:table-cell>
          <table:table-cell office:value-type="float" office:value="365534.821493451" calcext:value-type="float">
            <text:p>365534.821493451</text:p>
          </table:table-cell>
          <table:table-cell office:value-type="float" office:value="2591355.77276475" calcext:value-type="float">
            <text:p>2591355.77276475</text:p>
          </table:table-cell>
          <table:table-cell office:value-type="float" office:value="1360278.73383398" calcext:value-type="float">
            <text:p>1360278.73383398</text:p>
          </table:table-cell>
          <table:table-cell office:value-type="float" office:value="1261757.37944036" calcext:value-type="float">
            <text:p>1261757.37944036</text:p>
          </table:table-cell>
          <table:table-cell office:value-type="float" office:value="662333.496831906" calcext:value-type="float">
            <text:p>662333.496831906</text:p>
          </table:table-cell>
          <table:table-cell office:value-type="float" office:value="8758141.88713003" calcext:value-type="float">
            <text:p>8758141.88713003</text:p>
          </table:table-cell>
          <table:table-cell office:value-type="float" office:value="2934177.2784818" calcext:value-type="float">
            <text:p>2934177.2784818</text:p>
          </table:table-cell>
          <table:table-cell office:value-type="float" office:value="38377885.705554" calcext:value-type="float">
            <text:p>38377885.705554</text:p>
          </table:table-cell>
          <table:table-cell office:value-type="float" office:value="12804116.507509" calcext:value-type="float">
            <text:p>12804116.507509</text:p>
          </table:table-cell>
          <table:table-cell office:value-type="float" office:value="39680731.058242" calcext:value-type="float">
            <text:p>39680731.058242</text:p>
          </table:table-cell>
          <table:table-cell office:value-type="float" office:value="13238788.2821625" calcext:value-type="float">
            <text:p>13238788.2821625</text:p>
          </table:table-cell>
          <table:table-cell office:value-type="float" office:value="47122641" calcext:value-type="float">
            <text:p>47122641</text:p>
          </table:table-cell>
          <table:table-cell office:value-type="float" office:value="15721652" calcext:value-type="float">
            <text:p>15721652</text:p>
          </table:table-cell>
          <table:table-cell office:value-type="float" office:value="42217612" calcext:value-type="float">
            <text:p>42217612</text:p>
          </table:table-cell>
          <table:table-cell office:value-type="float" office:value="14085174" calcext:value-type="float">
            <text:p>14085174</text:p>
          </table:table-cell>
        </table:table-row>
        <table:table-row table:style-name="ro1" table:visibility="collapse">
          <table:table-cell office:value-type="float" office:value="42" calcext:value-type="float">
            <text:p>42</text:p>
          </table:table-cell>
          <table:table-cell office:value-type="float" office:value="80.4105845827146" calcext:value-type="float">
            <text:p>80.4105845827146</text:p>
          </table:table-cell>
          <table:table-cell office:value-type="float" office:value="83.5014939721089" calcext:value-type="float">
            <text:p>83.5014939721089</text:p>
          </table:table-cell>
          <table:table-cell office:value-type="float" office:value="4.68221371590644" calcext:value-type="float">
            <text:p>4.68221371590644</text:p>
          </table:table-cell>
          <table:table-cell office:value-type="float" office:value="6.03746069717349" calcext:value-type="float">
            <text:p>6.03746069717349</text:p>
          </table:table-cell>
          <table:table-cell office:value-type="float" office:value="615658" calcext:value-type="float">
            <text:p>615658</text:p>
          </table:table-cell>
          <table:table-cell office:value-type="float" office:value="680283" calcext:value-type="float">
            <text:p>680283</text:p>
          </table:table-cell>
          <table:table-cell office:value-type="float" office:value="0.00664878205724852" calcext:value-type="float">
            <text:p>0.00664878205724852</text:p>
          </table:table-cell>
          <table:table-cell office:value-type="float" office:value="1.10151629664461" calcext:value-type="float">
            <text:p>1.10151629664461</text:p>
          </table:table-cell>
          <table:table-cell office:value-type="float" office:value="0.392045161072112" calcext:value-type="float">
            <text:p>0.392045161072112</text:p>
          </table:table-cell>
          <table:table-cell office:value-type="float" office:value="0.00341413904580668" calcext:value-type="float">
            <text:p>0.00341413904580668</text:p>
          </table:table-cell>
          <table:table-cell office:value-type="float" office:value="0.573403270425372" calcext:value-type="float">
            <text:p>0.573403270425372</text:p>
          </table:table-cell>
          <table:table-cell office:value-type="float" office:value="0.215627787379555" calcext:value-type="float">
            <text:p>0.215627787379555</text:p>
          </table:table-cell>
          <table:table-cell office:value-type="float" office:value="8173828.45479295" calcext:value-type="float">
            <text:p>8173828.45479295</text:p>
          </table:table-cell>
          <table:table-cell office:value-type="float" office:value="3128135.23013894" calcext:value-type="float">
            <text:p>3128135.23013894</text:p>
          </table:table-cell>
          <table:table-cell office:value-type="float" office:value="822300.161482319" calcext:value-type="float">
            <text:p>822300.161482319</text:p>
          </table:table-cell>
          <table:table-cell office:value-type="float" office:value="424529.660412541" calcext:value-type="float">
            <text:p>424529.660412541</text:p>
          </table:table-cell>
          <table:table-cell office:value-type="float" office:value="3071300.93075275" calcext:value-type="float">
            <text:p>3071300.93075275</text:p>
          </table:table-cell>
          <table:table-cell office:value-type="float" office:value="1585623.35535334" calcext:value-type="float">
            <text:p>1585623.35535334</text:p>
          </table:table-cell>
          <table:table-cell office:value-type="float" office:value="2002352.70439054" calcext:value-type="float">
            <text:p>2002352.70439054</text:p>
          </table:table-cell>
          <table:table-cell office:value-type="float" office:value="1033756.47171064" calcext:value-type="float">
            <text:p>1033756.47171064</text:p>
          </table:table-cell>
          <table:table-cell office:value-type="float" office:value="10998481.3206658" calcext:value-type="float">
            <text:p>10998481.3206658</text:p>
          </table:table-cell>
          <table:table-cell office:value-type="float" office:value="4209133.71102443" calcext:value-type="float">
            <text:p>4209133.71102443</text:p>
          </table:table-cell>
          <table:table-cell office:value-type="float" office:value="26644231.2094257" calcext:value-type="float">
            <text:p>26644231.2094257</text:p>
          </table:table-cell>
          <table:table-cell office:value-type="float" office:value="10154473.0983465" calcext:value-type="float">
            <text:p>10154473.0983465</text:p>
          </table:table-cell>
          <table:table-cell office:value-type="float" office:value="27407435.6661946" calcext:value-type="float">
            <text:p>27407435.6661946</text:p>
          </table:table-cell>
          <table:table-cell office:value-type="float" office:value="10445340.5309207" calcext:value-type="float">
            <text:p>10445340.5309207</text:p>
          </table:table-cell>
          <table:table-cell office:value-type="float" office:value="34013287" calcext:value-type="float">
            <text:p>34013287</text:p>
          </table:table-cell>
          <table:table-cell office:value-type="float" office:value="12962919" calcext:value-type="float">
            <text:p>12962919</text:p>
          </table:table-cell>
          <table:table-cell office:value-type="float" office:value="28088459" calcext:value-type="float">
            <text:p>28088459</text:p>
          </table:table-cell>
          <table:table-cell office:value-type="float" office:value="10704887" calcext:value-type="float">
            <text:p>10704887</text:p>
          </table:table-cell>
        </table:table-row>
        <table:table-row table:style-name="ro1" table:visibility="collapse">
          <table:table-cell office:value-type="float" office:value="43" calcext:value-type="float">
            <text:p>43</text:p>
          </table:table-cell>
          <table:table-cell office:value-type="float" office:value="70.7941612482077" calcext:value-type="float">
            <text:p>70.7941612482077</text:p>
          </table:table-cell>
          <table:table-cell office:value-type="float" office:value="72.1624670796223" calcext:value-type="float">
            <text:p>72.1624670796223</text:p>
          </table:table-cell>
          <table:table-cell office:value-type="float" office:value="0.56113386842752" calcext:value-type="float">
            <text:p>0.56113386842752</text:p>
          </table:table-cell>
          <table:table-cell office:value-type="float" office:value="3.25080641967563" calcext:value-type="float">
            <text:p>3.25080641967563</text:p>
          </table:table-cell>
          <table:table-cell office:value-type="float" office:value="803225" calcext:value-type="float">
            <text:p>803225</text:p>
          </table:table-cell>
          <table:table-cell office:value-type="float" office:value="345160" calcext:value-type="float">
            <text:p>345160</text:p>
          </table:table-cell>
          <table:table-cell office:value-type="float" office:value="-0.00281161208282538" calcext:value-type="float">
            <text:p>-0.00281161208282538</text:p>
          </table:table-cell>
          <table:table-cell office:value-type="float" office:value="0.573075167072171" calcext:value-type="float">
            <text:p>0.573075167072171</text:p>
          </table:table-cell>
          <table:table-cell office:value-type="float" office:value="0.128856792175239" calcext:value-type="float">
            <text:p>0.128856792175239</text:p>
          </table:table-cell>
          <table:table-cell office:value-type="float" office:value="-0.00413477674863709" calcext:value-type="float">
            <text:p>-0.00413477674863709</text:p>
          </table:table-cell>
          <table:table-cell office:value-type="float" office:value="1.0116855004778" calcext:value-type="float">
            <text:p>1.0116855004778</text:p>
          </table:table-cell>
          <table:table-cell office:value-type="float" office:value="0.270608375715255" calcext:value-type="float">
            <text:p>0.270608375715255</text:p>
          </table:table-cell>
          <table:table-cell office:value-type="float" office:value="732388.415284879" calcext:value-type="float">
            <text:p>732388.415284879</text:p>
          </table:table-cell>
          <table:table-cell office:value-type="float" office:value="565954.884684342" calcext:value-type="float">
            <text:p>565954.884684342</text:p>
          </table:table-cell>
          <table:table-cell office:value-type="float" office:value="90036.9880924514" calcext:value-type="float">
            <text:p>90036.9880924514</text:p>
          </table:table-cell>
          <table:table-cell office:value-type="float" office:value="81825.2872799062" calcext:value-type="float">
            <text:p>81825.2872799062</text:p>
          </table:table-cell>
          <table:table-cell office:value-type="float" office:value="242474.929876153" calcext:value-type="float">
            <text:p>242474.929876153</text:p>
          </table:table-cell>
          <table:table-cell office:value-type="float" office:value="220360.334298596" calcext:value-type="float">
            <text:p>220360.334298596</text:p>
          </table:table-cell>
          <table:table-cell office:value-type="float" office:value="227941.599323831" calcext:value-type="float">
            <text:p>227941.599323831</text:p>
          </table:table-cell>
          <table:table-cell office:value-type="float" office:value="207152.496355856" calcext:value-type="float">
            <text:p>207152.496355856</text:p>
          </table:table-cell>
          <table:table-cell office:value-type="float" office:value="1050367.00270116" calcext:value-type="float">
            <text:p>1050367.00270116</text:p>
          </table:table-cell>
          <table:table-cell office:value-type="float" office:value="811673.592159079" calcext:value-type="float">
            <text:p>811673.592159079</text:p>
          </table:table-cell>
          <table:table-cell office:value-type="float" office:value="3631802.29692927" calcext:value-type="float">
            <text:p>3631802.29692927</text:p>
          </table:table-cell>
          <table:table-cell office:value-type="float" office:value="2794838.6761931" calcext:value-type="float">
            <text:p>2794838.6761931</text:p>
          </table:table-cell>
          <table:table-cell office:value-type="float" office:value="3715264.94945472" calcext:value-type="float">
            <text:p>3715264.94945472</text:p>
          </table:table-cell>
          <table:table-cell office:value-type="float" office:value="2859067.02075168" calcext:value-type="float">
            <text:p>2859067.02075168</text:p>
          </table:table-cell>
          <table:table-cell office:value-type="float" office:value="9144260" calcext:value-type="float">
            <text:p>9144260</text:p>
          </table:table-cell>
          <table:table-cell office:value-type="float" office:value="7036928" calcext:value-type="float">
            <text:p>7036928</text:p>
          </table:table-cell>
          <table:table-cell office:value-type="float" office:value="8564309" calcext:value-type="float">
            <text:p>8564309</text:p>
          </table:table-cell>
          <table:table-cell office:value-type="float" office:value="6590629" calcext:value-type="float">
            <text:p>6590629</text:p>
          </table:table-cell>
        </table:table-row>
        <table:table-row table:style-name="ro1" table:visibility="collapse">
          <table:table-cell office:value-type="float" office:value="44" calcext:value-type="float">
            <text:p>44</text:p>
          </table:table-cell>
          <table:table-cell office:value-type="float" office:value="76.2503244077199" calcext:value-type="float">
            <text:p>76.2503244077199</text:p>
          </table:table-cell>
          <table:table-cell office:value-type="float" office:value="89.6450656883751" calcext:value-type="float">
            <text:p>89.6450656883751</text:p>
          </table:table-cell>
          <table:table-cell office:value-type="float" office:value="9.65200252572047" calcext:value-type="float">
            <text:p>9.65200252572047</text:p>
          </table:table-cell>
          <table:table-cell office:value-type="float" office:value="8.88898652636367" calcext:value-type="float">
            <text:p>8.88898652636367</text:p>
          </table:table-cell>
          <table:table-cell office:value-type="float" office:value="981117" calcext:value-type="float">
            <text:p>981117</text:p>
          </table:table-cell>
          <table:table-cell office:value-type="float" office:value="23267" calcext:value-type="float">
            <text:p>23267</text:p>
          </table:table-cell>
          <table:table-cell office:value-type="float" office:value="-0.00752417046426003" calcext:value-type="float">
            <text:p>-0.00752417046426003</text:p>
          </table:table-cell>
          <table:table-cell office:value-type="float" office:value="1.23544574242722" calcext:value-type="float">
            <text:p>1.23544574242722</text:p>
          </table:table-cell>
          <table:table-cell office:value-type="float" office:value="0.494738999056011" calcext:value-type="float">
            <text:p>0.494738999056011</text:p>
          </table:table-cell>
          <table:table-cell office:value-type="float" office:value="0.00302484091469011" calcext:value-type="float">
            <text:p>0.00302484091469011</text:p>
          </table:table-cell>
          <table:table-cell office:value-type="float" office:value="1.18500022126732" calcext:value-type="float">
            <text:p>1.18500022126732</text:p>
          </table:table-cell>
          <table:table-cell office:value-type="float" office:value="0.30846206671664" calcext:value-type="float">
            <text:p>0.30846206671664</text:p>
          </table:table-cell>
          <table:table-cell office:value-type="float" office:value="14563199.8340296" calcext:value-type="float">
            <text:p>14563199.8340296</text:p>
          </table:table-cell>
          <table:table-cell office:value-type="float" office:value="3557052.83635613" calcext:value-type="float">
            <text:p>3557052.83635613</text:p>
          </table:table-cell>
          <table:table-cell office:value-type="float" office:value="1304098.40341799" calcext:value-type="float">
            <text:p>1304098.40341799</text:p>
          </table:table-cell>
          <table:table-cell office:value-type="float" office:value="494947.075041648" calcext:value-type="float">
            <text:p>494947.075041648</text:p>
          </table:table-cell>
          <table:table-cell office:value-type="float" office:value="5988928.74087801" calcext:value-type="float">
            <text:p>5988928.74087801</text:p>
          </table:table-cell>
          <table:table-cell office:value-type="float" office:value="2272990.10194427" calcext:value-type="float">
            <text:p>2272990.10194427</text:p>
          </table:table-cell>
          <table:table-cell office:value-type="float" office:value="2596556.9411961" calcext:value-type="float">
            <text:p>2596556.9411961</text:p>
          </table:table-cell>
          <table:table-cell office:value-type="float" office:value="985476.448599084" calcext:value-type="float">
            <text:p>985476.448599084</text:p>
          </table:table-cell>
          <table:table-cell office:value-type="float" office:value="18463855.1786437" calcext:value-type="float">
            <text:p>18463855.1786437</text:p>
          </table:table-cell>
          <table:table-cell office:value-type="float" office:value="4509785.56785282" calcext:value-type="float">
            <text:p>4509785.56785282</text:p>
          </table:table-cell>
          <table:table-cell office:value-type="float" office:value="73192584.855877" calcext:value-type="float">
            <text:p>73192584.855877</text:p>
          </table:table-cell>
          <table:table-cell office:value-type="float" office:value="17803065.5700763" calcext:value-type="float">
            <text:p>17803065.5700763</text:p>
          </table:table-cell>
          <table:table-cell office:value-type="float" office:value="75807221.4391683" calcext:value-type="float">
            <text:p>75807221.4391683</text:p>
          </table:table-cell>
          <table:table-cell office:value-type="float" office:value="18439039.0997161" calcext:value-type="float">
            <text:p>18439039.0997161</text:p>
          </table:table-cell>
          <table:table-cell office:value-type="float" office:value="87195015" calcext:value-type="float">
            <text:p>87195015</text:p>
          </table:table-cell>
          <table:table-cell office:value-type="float" office:value="21208959" calcext:value-type="float">
            <text:p>21208959</text:p>
          </table:table-cell>
          <table:table-cell office:value-type="float" office:value="77316646" calcext:value-type="float">
            <text:p>77316646</text:p>
          </table:table-cell>
          <table:table-cell office:value-type="float" office:value="18806185" calcext:value-type="float">
            <text:p>18806185</text:p>
          </table:table-cell>
        </table:table-row>
        <table:table-row table:style-name="ro1" table:visibility="collapse">
          <table:table-cell office:value-type="float" office:value="45" calcext:value-type="float">
            <text:p>45</text:p>
          </table:table-cell>
          <table:table-cell office:value-type="float" office:value="75.7483702660547" calcext:value-type="float">
            <text:p>75.7483702660547</text:p>
          </table:table-cell>
          <table:table-cell office:value-type="float" office:value="87.8971070277559" calcext:value-type="float">
            <text:p>87.8971070277559</text:p>
          </table:table-cell>
          <table:table-cell office:value-type="float" office:value="2.99755329784268" calcext:value-type="float">
            <text:p>2.99755329784268</text:p>
          </table:table-cell>
          <table:table-cell office:value-type="float" office:value="6.69268710607286" calcext:value-type="float">
            <text:p>6.69268710607286</text:p>
          </table:table-cell>
          <table:table-cell office:value-type="float" office:value="860897" calcext:value-type="float">
            <text:p>860897</text:p>
          </table:table-cell>
          <table:table-cell office:value-type="float" office:value="910796" calcext:value-type="float">
            <text:p>910796</text:p>
          </table:table-cell>
          <table:table-cell office:value-type="float" office:value="-0.00688783858932819" calcext:value-type="float">
            <text:p>-0.00688783858932819</text:p>
          </table:table-cell>
          <table:table-cell office:value-type="float" office:value="1.08136186246667" calcext:value-type="float">
            <text:p>1.08136186246667</text:p>
          </table:table-cell>
          <table:table-cell office:value-type="float" office:value="0.441426316070252" calcext:value-type="float">
            <text:p>0.441426316070252</text:p>
          </table:table-cell>
          <table:table-cell office:value-type="float" office:value="-0.00195493187104964" calcext:value-type="float">
            <text:p>-0.00195493187104964</text:p>
          </table:table-cell>
          <table:table-cell office:value-type="float" office:value="0.590857560924563" calcext:value-type="float">
            <text:p>0.590857560924563</text:p>
          </table:table-cell>
          <table:table-cell office:value-type="float" office:value="0.200252845976134" calcext:value-type="float">
            <text:p>0.200252845976134</text:p>
          </table:table-cell>
          <table:table-cell office:value-type="float" office:value="6852597.30622455" calcext:value-type="float">
            <text:p>6852597.30622455</text:p>
          </table:table-cell>
          <table:table-cell office:value-type="float" office:value="2034985.6876824" calcext:value-type="float">
            <text:p>2034985.6876824</text:p>
          </table:table-cell>
          <table:table-cell office:value-type="float" office:value="1131734.66045483" calcext:value-type="float">
            <text:p>1131734.66045483</text:p>
          </table:table-cell>
          <table:table-cell office:value-type="float" office:value="468721.455679101" calcext:value-type="float">
            <text:p>468721.455679101</text:p>
          </table:table-cell>
          <table:table-cell office:value-type="float" office:value="4886922.87671388" calcext:value-type="float">
            <text:p>4886922.87671388</text:p>
          </table:table-cell>
          <table:table-cell office:value-type="float" office:value="2023977.60235095" calcext:value-type="float">
            <text:p>2023977.60235095</text:p>
          </table:table-cell>
          <table:table-cell office:value-type="float" office:value="2269833.58616748" calcext:value-type="float">
            <text:p>2269833.58616748</text:p>
          </table:table-cell>
          <table:table-cell office:value-type="float" office:value="940078.747990419" calcext:value-type="float">
            <text:p>940078.747990419</text:p>
          </table:table-cell>
          <table:table-cell office:value-type="float" office:value="10254165.5528469" calcext:value-type="float">
            <text:p>10254165.5528469</text:p>
          </table:table-cell>
          <table:table-cell office:value-type="float" office:value="3045134.45146043" calcext:value-type="float">
            <text:p>3045134.45146043</text:p>
          </table:table-cell>
          <table:table-cell office:value-type="float" office:value="50944933.5321162" calcext:value-type="float">
            <text:p>50944933.5321162</text:p>
          </table:table-cell>
          <table:table-cell office:value-type="float" office:value="15066117.3911824" calcext:value-type="float">
            <text:p>15066117.3911824</text:p>
          </table:table-cell>
          <table:table-cell office:value-type="float" office:value="49127169.5801811" calcext:value-type="float">
            <text:p>49127169.5801811</text:p>
          </table:table-cell>
          <table:table-cell office:value-type="float" office:value="14528543.9134969" calcext:value-type="float">
            <text:p>14528543.9134969</text:p>
          </table:table-cell>
          <table:table-cell office:value-type="float" office:value="57689254" calcext:value-type="float">
            <text:p>57689254</text:p>
          </table:table-cell>
          <table:table-cell office:value-type="float" office:value="17060638" calcext:value-type="float">
            <text:p>17060638</text:p>
          </table:table-cell>
          <table:table-cell office:value-type="float" office:value="54591845" calcext:value-type="float">
            <text:p>54591845</text:p>
          </table:table-cell>
          <table:table-cell office:value-type="float" office:value="16144631" calcext:value-type="float">
            <text:p>16144631</text:p>
          </table:table-cell>
        </table:table-row>
        <table:table-row table:style-name="ro1" table:visibility="collapse">
          <table:table-cell office:value-type="float" office:value="46" calcext:value-type="float">
            <text:p>46</text:p>
          </table:table-cell>
          <table:table-cell office:value-type="float" office:value="71.7000548980834" calcext:value-type="float">
            <text:p>71.7000548980834</text:p>
          </table:table-cell>
          <table:table-cell office:value-type="float" office:value="70.2539673571002" calcext:value-type="float">
            <text:p>70.2539673571002</text:p>
          </table:table-cell>
          <table:table-cell office:value-type="float" office:value="3.47487557250039" calcext:value-type="float">
            <text:p>3.47487557250039</text:p>
          </table:table-cell>
          <table:table-cell office:value-type="float" office:value="9.46874150023133" calcext:value-type="float">
            <text:p>9.46874150023133</text:p>
          </table:table-cell>
          <table:table-cell office:value-type="float" office:value="887747" calcext:value-type="float">
            <text:p>887747</text:p>
          </table:table-cell>
          <table:table-cell office:value-type="float" office:value="464752" calcext:value-type="float">
            <text:p>464752</text:p>
          </table:table-cell>
          <table:table-cell office:value-type="float" office:value="-0.00598186955331501" calcext:value-type="float">
            <text:p>-0.00598186955331501</text:p>
          </table:table-cell>
          <table:table-cell office:value-type="float" office:value="0.905631385524841" calcext:value-type="float">
            <text:p>0.905631385524841</text:p>
          </table:table-cell>
          <table:table-cell office:value-type="float" office:value="0.44571108938495" calcext:value-type="float">
            <text:p>0.44571108938495</text:p>
          </table:table-cell>
          <table:table-cell office:value-type="float" office:value="-0.00155148556890222" calcext:value-type="float">
            <text:p>-0.00155148556890222</text:p>
          </table:table-cell>
          <table:table-cell office:value-type="float" office:value="1.03328146091812" calcext:value-type="float">
            <text:p>1.03328146091812</text:p>
          </table:table-cell>
          <table:table-cell office:value-type="float" office:value="0.0563526674544867" calcext:value-type="float">
            <text:p>0.0563526674544867</text:p>
          </table:table-cell>
          <table:table-cell office:value-type="float" office:value="3533851.50243184" calcext:value-type="float">
            <text:p>3533851.50243184</text:p>
          </table:table-cell>
          <table:table-cell office:value-type="float" office:value="2199819.24666395" calcext:value-type="float">
            <text:p>2199819.24666395</text:p>
          </table:table-cell>
          <table:table-cell office:value-type="float" office:value="111651.212044467" calcext:value-type="float">
            <text:p>111651.212044467</text:p>
          </table:table-cell>
          <table:table-cell office:value-type="float" office:value="97335.6679471742" calcext:value-type="float">
            <text:p>97335.6679471742</text:p>
          </table:table-cell>
          <table:table-cell office:value-type="float" office:value="308762.209682936" calcext:value-type="float">
            <text:p>308762.209682936</text:p>
          </table:table-cell>
          <table:table-cell office:value-type="float" office:value="269173.754283694" calcext:value-type="float">
            <text:p>269173.754283694</text:p>
          </table:table-cell>
          <table:table-cell office:value-type="float" office:value="194663.002078797" calcext:value-type="float">
            <text:p>194663.002078797</text:p>
          </table:table-cell>
          <table:table-cell office:value-type="float" office:value="169703.964560597" calcext:value-type="float">
            <text:p>169703.964560597</text:p>
          </table:table-cell>
          <table:table-cell office:value-type="float" office:value="3840165.71655511" calcext:value-type="float">
            <text:p>3840165.71655511</text:p>
          </table:table-cell>
          <table:table-cell office:value-type="float" office:value="2390499.55773288" calcext:value-type="float">
            <text:p>2390499.55773288</text:p>
          </table:table-cell>
          <table:table-cell office:value-type="float" office:value="7255199.13344385" calcext:value-type="float">
            <text:p>7255199.13344385</text:p>
          </table:table-cell>
          <table:table-cell office:value-type="float" office:value="4497614.59673911" calcext:value-type="float">
            <text:p>4497614.59673911</text:p>
          </table:table-cell>
          <table:table-cell office:value-type="float" office:value="8694394.1609093" calcext:value-type="float">
            <text:p>8694394.1609093</text:p>
          </table:table-cell>
          <table:table-cell office:value-type="float" office:value="5389794.73459983" calcext:value-type="float">
            <text:p>5389794.73459983</text:p>
          </table:table-cell>
          <table:table-cell office:value-type="float" office:value="14299554" calcext:value-type="float">
            <text:p>14299554</text:p>
          </table:table-cell>
          <table:table-cell office:value-type="float" office:value="8864523" calcext:value-type="float">
            <text:p>8864523</text:p>
          </table:table-cell>
          <table:table-cell office:value-type="float" office:value="10962814" calcext:value-type="float">
            <text:p>10962814</text:p>
          </table:table-cell>
          <table:table-cell office:value-type="float" office:value="6796024" calcext:value-type="float">
            <text:p>6796024</text:p>
          </table:table-cell>
        </table:table-row>
        <table:table-row table:style-name="ro1" table:visibility="collapse">
          <table:table-cell office:value-type="float" office:value="47" calcext:value-type="float">
            <text:p>47</text:p>
          </table:table-cell>
          <table:table-cell office:value-type="float" office:value="69.633470803461" calcext:value-type="float">
            <text:p>69.633470803461</text:p>
          </table:table-cell>
          <table:table-cell office:value-type="float" office:value="89.5593278365492" calcext:value-type="float">
            <text:p>89.5593278365492</text:p>
          </table:table-cell>
          <table:table-cell office:value-type="float" office:value="6.30947766783612" calcext:value-type="float">
            <text:p>6.30947766783612</text:p>
          </table:table-cell>
          <table:table-cell office:value-type="float" office:value="1.87172409392955" calcext:value-type="float">
            <text:p>1.87172409392955</text:p>
          </table:table-cell>
          <table:table-cell office:value-type="float" office:value="416162" calcext:value-type="float">
            <text:p>416162</text:p>
          </table:table-cell>
          <table:table-cell office:value-type="float" office:value="355169" calcext:value-type="float">
            <text:p>355169</text:p>
          </table:table-cell>
          <table:table-cell office:value-type="float" office:value="0.00517401839292629" calcext:value-type="float">
            <text:p>0.00517401839292629</text:p>
          </table:table-cell>
          <table:table-cell office:value-type="float" office:value="1.13931569087706" calcext:value-type="float">
            <text:p>1.13931569087706</text:p>
          </table:table-cell>
          <table:table-cell office:value-type="float" office:value="0.325243361233194" calcext:value-type="float">
            <text:p>0.325243361233194</text:p>
          </table:table-cell>
          <table:table-cell office:value-type="float" office:value="-0.00322469388048051" calcext:value-type="float">
            <text:p>-0.00322469388048051</text:p>
          </table:table-cell>
          <table:table-cell office:value-type="float" office:value="0.994019614601286" calcext:value-type="float">
            <text:p>0.994019614601286</text:p>
          </table:table-cell>
          <table:table-cell office:value-type="float" office:value="0.0759019662255793" calcext:value-type="float">
            <text:p>0.0759019662255793</text:p>
          </table:table-cell>
          <table:table-cell office:value-type="float" office:value="2574634.2395019" calcext:value-type="float">
            <text:p>2574634.2395019</text:p>
          </table:table-cell>
          <table:table-cell office:value-type="float" office:value="895451.609235758" calcext:value-type="float">
            <text:p>895451.609235758</text:p>
          </table:table-cell>
          <table:table-cell office:value-type="float" office:value="1237667.78075876" calcext:value-type="float">
            <text:p>1237667.78075876</text:p>
          </table:table-cell>
          <table:table-cell office:value-type="float" office:value="471691.755172841" calcext:value-type="float">
            <text:p>471691.755172841</text:p>
          </table:table-cell>
          <table:table-cell office:value-type="float" office:value="5753255.54798685" calcext:value-type="float">
            <text:p>5753255.54798685</text:p>
          </table:table-cell>
          <table:table-cell office:value-type="float" office:value="2192642.68616908" calcext:value-type="float">
            <text:p>2192642.68616908</text:p>
          </table:table-cell>
          <table:table-cell office:value-type="float" office:value="2182920.78771446" calcext:value-type="float">
            <text:p>2182920.78771446</text:p>
          </table:table-cell>
          <table:table-cell office:value-type="float" office:value="831940.326610969" calcext:value-type="float">
            <text:p>831940.326610969</text:p>
          </table:table-cell>
          <table:table-cell office:value-type="float" office:value="5995222.80797512" calcext:value-type="float">
            <text:p>5995222.80797512</text:p>
          </table:table-cell>
          <table:table-cell office:value-type="float" office:value="2085124.10375108" calcext:value-type="float">
            <text:p>2085124.10375108</text:p>
          </table:table-cell>
          <table:table-cell office:value-type="float" office:value="36216502.7301023" calcext:value-type="float">
            <text:p>36216502.7301023</text:p>
          </table:table-cell>
          <table:table-cell office:value-type="float" office:value="12543747.114963" calcext:value-type="float">
            <text:p>12543747.114963</text:p>
          </table:table-cell>
          <table:table-cell office:value-type="float" office:value="34413039.9658321" calcext:value-type="float">
            <text:p>34413039.9658321</text:p>
          </table:table-cell>
          <table:table-cell office:value-type="float" office:value="11919109.7496479" calcext:value-type="float">
            <text:p>11919109.7496479</text:p>
          </table:table-cell>
          <table:table-cell office:value-type="float" office:value="39370947" calcext:value-type="float">
            <text:p>39370947</text:p>
          </table:table-cell>
          <table:table-cell office:value-type="float" office:value="13636303" calcext:value-type="float">
            <text:p>13636303</text:p>
          </table:table-cell>
          <table:table-cell office:value-type="float" office:value="41311900" calcext:value-type="float">
            <text:p>41311900</text:p>
          </table:table-cell>
          <table:table-cell office:value-type="float" office:value="14308561" calcext:value-type="float">
            <text:p>14308561</text:p>
          </table:table-cell>
        </table:table-row>
        <table:table-row table:style-name="ro1" table:visibility="collapse">
          <table:table-cell office:value-type="float" office:value="48" calcext:value-type="float">
            <text:p>48</text:p>
          </table:table-cell>
          <table:table-cell office:value-type="float" office:value="76.9567924452133" calcext:value-type="float">
            <text:p>76.9567924452133</text:p>
          </table:table-cell>
          <table:table-cell office:value-type="float" office:value="78.414453053106" calcext:value-type="float">
            <text:p>78.414453053106</text:p>
          </table:table-cell>
          <table:table-cell office:value-type="float" office:value="6.12021680939755" calcext:value-type="float">
            <text:p>6.12021680939755</text:p>
          </table:table-cell>
          <table:table-cell office:value-type="float" office:value="8.73171792766672" calcext:value-type="float">
            <text:p>8.73171792766672</text:p>
          </table:table-cell>
          <table:table-cell office:value-type="float" office:value="468545" calcext:value-type="float">
            <text:p>468545</text:p>
          </table:table-cell>
          <table:table-cell office:value-type="float" office:value="212431" calcext:value-type="float">
            <text:p>212431</text:p>
          </table:table-cell>
          <table:table-cell office:value-type="float" office:value="-0.00182588933913796" calcext:value-type="float">
            <text:p>-0.00182588933913796</text:p>
          </table:table-cell>
          <table:table-cell office:value-type="float" office:value="0.783050891606763" calcext:value-type="float">
            <text:p>0.783050891606763</text:p>
          </table:table-cell>
          <table:table-cell office:value-type="float" office:value="0.475826199952371" calcext:value-type="float">
            <text:p>0.475826199952371</text:p>
          </table:table-cell>
          <table:table-cell office:value-type="float" office:value="0.000759863016951473" calcext:value-type="float">
            <text:p>0.000759863016951473</text:p>
          </table:table-cell>
          <table:table-cell office:value-type="float" office:value="0.688449786951932" calcext:value-type="float">
            <text:p>0.688449786951932</text:p>
          </table:table-cell>
          <table:table-cell office:value-type="float" office:value="0.0323616712837957" calcext:value-type="float">
            <text:p>0.0323616712837957</text:p>
          </table:table-cell>
          <table:table-cell office:value-type="float" office:value="9576360.5090212" calcext:value-type="float">
            <text:p>9576360.5090212</text:p>
          </table:table-cell>
          <table:table-cell office:value-type="float" office:value="4117398.59315109" calcext:value-type="float">
            <text:p>4117398.59315109</text:p>
          </table:table-cell>
          <table:table-cell office:value-type="float" office:value="452816.078402196" calcext:value-type="float">
            <text:p>452816.078402196</text:p>
          </table:table-cell>
          <table:table-cell office:value-type="float" office:value="301268.242964032" calcext:value-type="float">
            <text:p>301268.242964032</text:p>
          </table:table-cell>
          <table:table-cell office:value-type="float" office:value="1451417.68652558" calcext:value-type="float">
            <text:p>1451417.68652558</text:p>
          </table:table-cell>
          <table:table-cell office:value-type="float" office:value="965659.29763231" calcext:value-type="float">
            <text:p>965659.29763231</text:p>
          </table:table-cell>
          <table:table-cell office:value-type="float" office:value="1152912.37335429" calcext:value-type="float">
            <text:p>1152912.37335429</text:p>
          </table:table-cell>
          <table:table-cell office:value-type="float" office:value="767057.314390302" calcext:value-type="float">
            <text:p>767057.314390302</text:p>
          </table:table-cell>
          <table:table-cell office:value-type="float" office:value="11182088.9607777" calcext:value-type="float">
            <text:p>11182088.9607777</text:p>
          </table:table-cell>
          <table:table-cell office:value-type="float" office:value="4807788.64916628" calcext:value-type="float">
            <text:p>4807788.64916628</text:p>
          </table:table-cell>
          <table:table-cell office:value-type="float" office:value="18543457.0583595" calcext:value-type="float">
            <text:p>18543457.0583595</text:p>
          </table:table-cell>
          <table:table-cell office:value-type="float" office:value="7939759.12010107" calcext:value-type="float">
            <text:p>7939759.12010107</text:p>
          </table:table-cell>
          <table:table-cell office:value-type="float" office:value="22033812.6632187" calcext:value-type="float">
            <text:p>22033812.6632187</text:p>
          </table:table-cell>
          <table:table-cell office:value-type="float" office:value="9434226.0179864" calcext:value-type="float">
            <text:p>9434226.0179864</text:p>
          </table:table-cell>
          <table:table-cell office:value-type="float" office:value="28378151" calcext:value-type="float">
            <text:p>28378151</text:p>
          </table:table-cell>
          <table:table-cell office:value-type="float" office:value="12150684" calcext:value-type="float">
            <text:p>12150684</text:p>
          </table:table-cell>
          <table:table-cell office:value-type="float" office:value="19800393" calcext:value-type="float">
            <text:p>19800393</text:p>
          </table:table-cell>
          <table:table-cell office:value-type="float" office:value="8477941" calcext:value-type="float">
            <text:p>8477941</text:p>
          </table:table-cell>
        </table:table-row>
        <table:table-row table:style-name="ro1" table:visibility="collapse">
          <table:table-cell office:value-type="float" office:value="49" calcext:value-type="float">
            <text:p>49</text:p>
          </table:table-cell>
          <table:table-cell office:value-type="float" office:value="88.7113644189516" calcext:value-type="float">
            <text:p>88.7113644189516</text:p>
          </table:table-cell>
          <table:table-cell office:value-type="float" office:value="76.795653142768" calcext:value-type="float">
            <text:p>76.795653142768</text:p>
          </table:table-cell>
          <table:table-cell office:value-type="float" office:value="3.95198330743342" calcext:value-type="float">
            <text:p>3.95198330743342</text:p>
          </table:table-cell>
          <table:table-cell office:value-type="float" office:value="7.2084758967224" calcext:value-type="float">
            <text:p>7.2084758967224</text:p>
          </table:table-cell>
          <table:table-cell office:value-type="float" office:value="626460" calcext:value-type="float">
            <text:p>626460</text:p>
          </table:table-cell>
          <table:table-cell office:value-type="float" office:value="388419" calcext:value-type="float">
            <text:p>388419</text:p>
          </table:table-cell>
          <table:table-cell office:value-type="float" office:value="-0.00897735602283374" calcext:value-type="float">
            <text:p>-0.00897735602283374</text:p>
          </table:table-cell>
          <table:table-cell office:value-type="float" office:value="0.710317724250684" calcext:value-type="float">
            <text:p>0.710317724250684</text:p>
          </table:table-cell>
          <table:table-cell office:value-type="float" office:value="0.301621709367254" calcext:value-type="float">
            <text:p>0.301621709367254</text:p>
          </table:table-cell>
          <table:table-cell office:value-type="float" office:value="-0.00478363166051654" calcext:value-type="float">
            <text:p>-0.00478363166051654</text:p>
          </table:table-cell>
          <table:table-cell office:value-type="float" office:value="0.789157559803436" calcext:value-type="float">
            <text:p>0.789157559803436</text:p>
          </table:table-cell>
          <table:table-cell office:value-type="float" office:value="0.375509845491183" calcext:value-type="float">
            <text:p>0.375509845491183</text:p>
          </table:table-cell>
          <table:table-cell office:value-type="float" office:value="6046994.63681344" calcext:value-type="float">
            <text:p>6046994.63681344</text:p>
          </table:table-cell>
          <table:table-cell office:value-type="float" office:value="1856487.96531171" calcext:value-type="float">
            <text:p>1856487.96531171</text:p>
          </table:table-cell>
          <table:table-cell office:value-type="float" office:value="1330018.38892192" calcext:value-type="float">
            <text:p>1330018.38892192</text:p>
          </table:table-cell>
          <table:table-cell office:value-type="float" office:value="496458.374519079" calcext:value-type="float">
            <text:p>496458.374519079</text:p>
          </table:table-cell>
          <table:table-cell office:value-type="float" office:value="6190775.90648258" calcext:value-type="float">
            <text:p>6190775.90648258</text:p>
          </table:table-cell>
          <table:table-cell office:value-type="float" office:value="2310842.14259284" calcext:value-type="float">
            <text:p>2310842.14259284</text:p>
          </table:table-cell>
          <table:table-cell office:value-type="float" office:value="2602678.58953663" calcext:value-type="float">
            <text:p>2602678.58953663</text:p>
          </table:table-cell>
          <table:table-cell office:value-type="float" office:value="971506.554134429" calcext:value-type="float">
            <text:p>971506.554134429</text:p>
          </table:table-cell>
          <table:table-cell office:value-type="float" office:value="9979691.61527199" calcext:value-type="float">
            <text:p>9979691.61527199</text:p>
          </table:table-cell>
          <table:table-cell office:value-type="float" office:value="3063865.35693007" calcext:value-type="float">
            <text:p>3063865.35693007</text:p>
          </table:table-cell>
          <table:table-cell office:value-type="float" office:value="46146097.7323683" calcext:value-type="float">
            <text:p>46146097.7323683</text:p>
          </table:table-cell>
          <table:table-cell office:value-type="float" office:value="14108529.0098693" calcext:value-type="float">
            <text:p>14108529.0098693</text:p>
          </table:table-cell>
          <table:table-cell office:value-type="float" office:value="44657321.0082565" calcext:value-type="float">
            <text:p>44657321.0082565</text:p>
          </table:table-cell>
          <table:table-cell office:value-type="float" office:value="13653356.1863043" calcext:value-type="float">
            <text:p>13653356.1863043</text:p>
          </table:table-cell>
          <table:table-cell office:value-type="float" office:value="51887202" calcext:value-type="float">
            <text:p>51887202</text:p>
          </table:table-cell>
          <table:table-cell office:value-type="float" office:value="15863792" calcext:value-type="float">
            <text:p>15863792</text:p>
          </table:table-cell>
          <table:table-cell office:value-type="float" office:value="50700965" calcext:value-type="float">
            <text:p>50700965</text:p>
          </table:table-cell>
          <table:table-cell office:value-type="float" office:value="15501116" calcext:value-type="float">
            <text:p>15501116</text:p>
          </table:table-cell>
        </table:table-row>
        <table:table-row table:style-name="ro1" table:visibility="collapse">
          <table:table-cell office:value-type="float" office:value="50" calcext:value-type="float">
            <text:p>50</text:p>
          </table:table-cell>
          <table:table-cell office:value-type="float" office:value="88.0947590250112" calcext:value-type="float">
            <text:p>88.0947590250112</text:p>
          </table:table-cell>
          <table:table-cell office:value-type="float" office:value="78.1204478352759" calcext:value-type="float">
            <text:p>78.1204478352759</text:p>
          </table:table-cell>
          <table:table-cell office:value-type="float" office:value="4.58520523324628" calcext:value-type="float">
            <text:p>4.58520523324628</text:p>
          </table:table-cell>
          <table:table-cell office:value-type="float" office:value="3.08684311544172" calcext:value-type="float">
            <text:p>3.08684311544172</text:p>
          </table:table-cell>
          <table:table-cell office:value-type="float" office:value="422712" calcext:value-type="float">
            <text:p>422712</text:p>
          </table:table-cell>
          <table:table-cell office:value-type="float" office:value="435279" calcext:value-type="float">
            <text:p>435279</text:p>
          </table:table-cell>
          <table:table-cell office:value-type="float" office:value="-0.00639184753453828" calcext:value-type="float">
            <text:p>-0.00639184753453828</text:p>
          </table:table-cell>
          <table:table-cell office:value-type="float" office:value="0.538598945712694" calcext:value-type="float">
            <text:p>0.538598945712694</text:p>
          </table:table-cell>
          <table:table-cell office:value-type="float" office:value="0.348799233835711" calcext:value-type="float">
            <text:p>0.348799233835711</text:p>
          </table:table-cell>
          <table:table-cell office:value-type="float" office:value="-0.00448810701043193" calcext:value-type="float">
            <text:p>-0.00448810701043193</text:p>
          </table:table-cell>
          <table:table-cell office:value-type="float" office:value="0.753169429184177" calcext:value-type="float">
            <text:p>0.753169429184177</text:p>
          </table:table-cell>
          <table:table-cell office:value-type="float" office:value="0.103716498041048" calcext:value-type="float">
            <text:p>0.103716498041048</text:p>
          </table:table-cell>
          <table:table-cell office:value-type="float" office:value="5179866.47359787" calcext:value-type="float">
            <text:p>5179866.47359787</text:p>
          </table:table-cell>
          <table:table-cell office:value-type="float" office:value="1590270.92757991" calcext:value-type="float">
            <text:p>1590270.92757991</text:p>
          </table:table-cell>
          <table:table-cell office:value-type="float" office:value="1277237.54153469" calcext:value-type="float">
            <text:p>1277237.54153469</text:p>
          </table:table-cell>
          <table:table-cell office:value-type="float" office:value="492882.36251794" calcext:value-type="float">
            <text:p>492882.36251794</text:p>
          </table:table-cell>
          <table:table-cell office:value-type="float" office:value="5790008.07879631" calcext:value-type="float">
            <text:p>5790008.07879631</text:p>
          </table:table-cell>
          <table:table-cell office:value-type="float" office:value="2234347.77640974" calcext:value-type="float">
            <text:p>2234347.77640974</text:p>
          </table:table-cell>
          <table:table-cell office:value-type="float" office:value="2581139.82786949" calcext:value-type="float">
            <text:p>2581139.82786949</text:p>
          </table:table-cell>
          <table:table-cell office:value-type="float" office:value="996054.574798062" calcext:value-type="float">
            <text:p>996054.574798062</text:p>
          </table:table-cell>
          <table:table-cell office:value-type="float" office:value="9038243.84300205" calcext:value-type="float">
            <text:p>9038243.84300205</text:p>
          </table:table-cell>
          <table:table-cell office:value-type="float" office:value="2774831.45427894" calcext:value-type="float">
            <text:p>2774831.45427894</text:p>
          </table:table-cell>
          <table:table-cell office:value-type="float" office:value="47542469.8202264" calcext:value-type="float">
            <text:p>47542469.8202264</text:p>
          </table:table-cell>
          <table:table-cell office:value-type="float" office:value="14535450.3982037" calcext:value-type="float">
            <text:p>14535450.3982037</text:p>
          </table:table-cell>
          <table:table-cell office:value-type="float" office:value="44662476.7839042" calcext:value-type="float">
            <text:p>44662476.7839042</text:p>
          </table:table-cell>
          <table:table-cell office:value-type="float" office:value="13654932.4931616" calcext:value-type="float">
            <text:p>13654932.4931616</text:p>
          </table:table-cell>
          <table:table-cell office:value-type="float" office:value="52309508" calcext:value-type="float">
            <text:p>52309508</text:p>
          </table:table-cell>
          <table:table-cell office:value-type="float" office:value="15992906" calcext:value-type="float">
            <text:p>15992906</text:p>
          </table:table-cell>
          <table:table-cell office:value-type="float" office:value="51642412" calcext:value-type="float">
            <text:p>51642412</text:p>
          </table:table-cell>
          <table:table-cell office:value-type="float" office:value="15788951" calcext:value-type="float">
            <text:p>15788951</text:p>
          </table:table-cell>
        </table:table-row>
        <table:table-row table:style-name="ro1" table:visibility="collapse">
          <table:table-cell office:value-type="float" office:value="51" calcext:value-type="float">
            <text:p>51</text:p>
          </table:table-cell>
          <table:table-cell office:value-type="float" office:value="73.4360994880649" calcext:value-type="float">
            <text:p>73.4360994880649</text:p>
          </table:table-cell>
          <table:table-cell office:value-type="float" office:value="71.4631887090735" calcext:value-type="float">
            <text:p>71.4631887090735</text:p>
          </table:table-cell>
          <table:table-cell office:value-type="float" office:value="8.65358989295791" calcext:value-type="float">
            <text:p>8.65358989295791</text:p>
          </table:table-cell>
          <table:table-cell office:value-type="float" office:value="1.94845146331099" calcext:value-type="float">
            <text:p>1.94845146331099</text:p>
          </table:table-cell>
          <table:table-cell office:value-type="float" office:value="858144" calcext:value-type="float">
            <text:p>858144</text:p>
          </table:table-cell>
          <table:table-cell office:value-type="float" office:value="997698" calcext:value-type="float">
            <text:p>997698</text:p>
          </table:table-cell>
          <table:table-cell office:value-type="float" office:value="-0.000508579132614236" calcext:value-type="float">
            <text:p>-0.000508579132614236</text:p>
          </table:table-cell>
          <table:table-cell office:value-type="float" office:value="0.952699624701089" calcext:value-type="float">
            <text:p>0.952699624701089</text:p>
          </table:table-cell>
          <table:table-cell office:value-type="float" office:value="0.134990337283665" calcext:value-type="float">
            <text:p>0.134990337283665</text:p>
          </table:table-cell>
          <table:table-cell office:value-type="float" office:value="-0.00287920136546187" calcext:value-type="float">
            <text:p>-0.00287920136546187</text:p>
          </table:table-cell>
          <table:table-cell office:value-type="float" office:value="1.39082069967352" calcext:value-type="float">
            <text:p>1.39082069967352</text:p>
          </table:table-cell>
          <table:table-cell office:value-type="float" office:value="0.487830581705307" calcext:value-type="float">
            <text:p>0.487830581705307</text:p>
          </table:table-cell>
          <table:table-cell office:value-type="float" office:value="2629545.73799764" calcext:value-type="float">
            <text:p>2629545.73799764</text:p>
          </table:table-cell>
          <table:table-cell office:value-type="float" office:value="1368894.54784227" calcext:value-type="float">
            <text:p>1368894.54784227</text:p>
          </table:table-cell>
          <table:table-cell office:value-type="float" office:value="199773.786266101" calcext:value-type="float">
            <text:p>199773.786266101</text:p>
          </table:table-cell>
          <table:table-cell office:value-type="float" office:value="159597.195005825" calcext:value-type="float">
            <text:p>159597.195005825</text:p>
          </table:table-cell>
          <table:table-cell office:value-type="float" office:value="576500.390660298" calcext:value-type="float">
            <text:p>576500.390660298</text:p>
          </table:table-cell>
          <table:table-cell office:value-type="float" office:value="460560.151503514" calcext:value-type="float">
            <text:p>460560.151503514</text:p>
          </table:table-cell>
          <table:table-cell office:value-type="float" office:value="392708.098884787" calcext:value-type="float">
            <text:p>392708.098884787</text:p>
          </table:table-cell>
          <table:table-cell office:value-type="float" office:value="313730.405823106" calcext:value-type="float">
            <text:p>313730.405823106</text:p>
          </table:table-cell>
          <table:table-cell office:value-type="float" office:value="3222027.62314853" calcext:value-type="float">
            <text:p>3222027.62314853</text:p>
          </table:table-cell>
          <table:table-cell office:value-type="float" office:value="1677330.03559916" calcext:value-type="float">
            <text:p>1677330.03559916</text:p>
          </table:table-cell>
          <table:table-cell office:value-type="float" office:value="13620612.3097735" calcext:value-type="float">
            <text:p>13620612.3097735</text:p>
          </table:table-cell>
          <table:table-cell office:value-type="float" office:value="7061225.73214511" calcext:value-type="float">
            <text:p>7061225.73214511</text:p>
          </table:table-cell>
          <table:table-cell office:value-type="float" office:value="14395263.5782907" calcext:value-type="float">
            <text:p>14395263.5782907</text:p>
          </table:table-cell>
          <table:table-cell office:value-type="float" office:value="7462822.02945452" calcext:value-type="float">
            <text:p>7462822.02945452</text:p>
          </table:table-cell>
          <table:table-cell office:value-type="float" office:value="20181576" calcext:value-type="float">
            <text:p>20181576</text:p>
          </table:table-cell>
          <table:table-cell office:value-type="float" office:value="10462574" calcext:value-type="float">
            <text:p>10462574</text:p>
          </table:table-cell>
          <table:table-cell office:value-type="float" office:value="17928757" calcext:value-type="float">
            <text:p>17928757</text:p>
          </table:table-cell>
          <table:table-cell office:value-type="float" office:value="9294663" calcext:value-type="float">
            <text:p>9294663</text:p>
          </table:table-cell>
        </table:table-row>
        <table:table-row table:style-name="ro1" table:visibility="collapse">
          <table:table-cell office:value-type="float" office:value="52" calcext:value-type="float">
            <text:p>52</text:p>
          </table:table-cell>
          <table:table-cell office:value-type="float" office:value="71.7370529708142" calcext:value-type="float">
            <text:p>71.7370529708142</text:p>
          </table:table-cell>
          <table:table-cell office:value-type="float" office:value="84.6977692072259" calcext:value-type="float">
            <text:p>84.6977692072259</text:p>
          </table:table-cell>
          <table:table-cell office:value-type="float" office:value="7.683704703172" calcext:value-type="float">
            <text:p>7.683704703172</text:p>
          </table:table-cell>
          <table:table-cell office:value-type="float" office:value="4.72706483956521" calcext:value-type="float">
            <text:p>4.72706483956521</text:p>
          </table:table-cell>
          <table:table-cell office:value-type="float" office:value="314667" calcext:value-type="float">
            <text:p>314667</text:p>
          </table:table-cell>
          <table:table-cell office:value-type="float" office:value="167061" calcext:value-type="float">
            <text:p>167061</text:p>
          </table:table-cell>
          <table:table-cell office:value-type="float" office:value="0.000948718151702435" calcext:value-type="float">
            <text:p>0.000948718151702435</text:p>
          </table:table-cell>
          <table:table-cell office:value-type="float" office:value="1.29783880941299" calcext:value-type="float">
            <text:p>1.29783880941299</text:p>
          </table:table-cell>
          <table:table-cell office:value-type="float" office:value="0.19379889570728" calcext:value-type="float">
            <text:p>0.19379889570728</text:p>
          </table:table-cell>
          <table:table-cell office:value-type="float" office:value="0.00214891591034454" calcext:value-type="float">
            <text:p>0.00214891591034454</text:p>
          </table:table-cell>
          <table:table-cell office:value-type="float" office:value="1.06146876543625" calcext:value-type="float">
            <text:p>1.06146876543625</text:p>
          </table:table-cell>
          <table:table-cell office:value-type="float" office:value="0.368163820595329" calcext:value-type="float">
            <text:p>0.368163820595329</text:p>
          </table:table-cell>
          <table:table-cell office:value-type="float" office:value="4506929.34618704" calcext:value-type="float">
            <text:p>4506929.34618704</text:p>
          </table:table-cell>
          <table:table-cell office:value-type="float" office:value="1731994.67028226" calcext:value-type="float">
            <text:p>1731994.67028226</text:p>
          </table:table-cell>
          <table:table-cell office:value-type="float" office:value="820704.242745345" calcext:value-type="float">
            <text:p>820704.242745345</text:p>
          </table:table-cell>
          <table:table-cell office:value-type="float" office:value="399745.081848434" calcext:value-type="float">
            <text:p>399745.081848434</text:p>
          </table:table-cell>
          <table:table-cell office:value-type="float" office:value="3196003.22095971" calcext:value-type="float">
            <text:p>3196003.22095971</text:p>
          </table:table-cell>
          <table:table-cell office:value-type="float" office:value="1556695.46056778" calcext:value-type="float">
            <text:p>1556695.46056778</text:p>
          </table:table-cell>
          <table:table-cell office:value-type="float" office:value="1539845.36302646" calcext:value-type="float">
            <text:p>1539845.36302646</text:p>
          </table:table-cell>
          <table:table-cell office:value-type="float" office:value="750021.236173799" calcext:value-type="float">
            <text:p>750021.236173799</text:p>
          </table:table-cell>
          <table:table-cell office:value-type="float" office:value="6867478.95195885" calcext:value-type="float">
            <text:p>6867478.95195885</text:p>
          </table:table-cell>
          <table:table-cell office:value-type="float" office:value="2639144.31077809" calcext:value-type="float">
            <text:p>2639144.31077809</text:p>
          </table:table-cell>
          <table:table-cell office:value-type="float" office:value="27654519.1159311" calcext:value-type="float">
            <text:p>27654519.1159311</text:p>
          </table:table-cell>
          <table:table-cell office:value-type="float" office:value="10583421.9542947" calcext:value-type="float">
            <text:p>10583421.9542947</text:p>
          </table:table-cell>
          <table:table-cell office:value-type="float" office:value="27906234.5185659" calcext:value-type="float">
            <text:p>27906234.5185659</text:p>
          </table:table-cell>
          <table:table-cell office:value-type="float" office:value="10679753.78011" calcext:value-type="float">
            <text:p>10679753.78011</text:p>
          </table:table-cell>
          <table:table-cell office:value-type="float" office:value="34028060" calcext:value-type="float">
            <text:p>34028060</text:p>
          </table:table-cell>
          <table:table-cell office:value-type="float" office:value="13022584" calcext:value-type="float">
            <text:p>13022584</text:p>
          </table:table-cell>
          <table:table-cell office:value-type="float" office:value="31896429" calcext:value-type="float">
            <text:p>31896429</text:p>
          </table:table-cell>
          <table:table-cell office:value-type="float" office:value="12206806" calcext:value-type="float">
            <text:p>12206806</text:p>
          </table:table-cell>
        </table:table-row>
        <table:table-row table:style-name="ro1" table:visibility="collapse">
          <table:table-cell office:value-type="float" office:value="53" calcext:value-type="float">
            <text:p>53</text:p>
          </table:table-cell>
          <table:table-cell office:value-type="float" office:value="89.9626985037841" calcext:value-type="float">
            <text:p>89.9626985037841</text:p>
          </table:table-cell>
          <table:table-cell office:value-type="float" office:value="88.417362974443" calcext:value-type="float">
            <text:p>88.417362974443</text:p>
          </table:table-cell>
          <table:table-cell office:value-type="float" office:value="1.89011080934228" calcext:value-type="float">
            <text:p>1.89011080934228</text:p>
          </table:table-cell>
          <table:table-cell office:value-type="float" office:value="8.47551181065601" calcext:value-type="float">
            <text:p>8.47551181065601</text:p>
          </table:table-cell>
          <table:table-cell office:value-type="float" office:value="602717" calcext:value-type="float">
            <text:p>602717</text:p>
          </table:table-cell>
          <table:table-cell office:value-type="float" office:value="307094" calcext:value-type="float">
            <text:p>307094</text:p>
          </table:table-cell>
          <table:table-cell office:value-type="float" office:value="0.00969384816861072" calcext:value-type="float">
            <text:p>0.00969384816861072</text:p>
          </table:table-cell>
          <table:table-cell office:value-type="float" office:value="1.28002882341054" calcext:value-type="float">
            <text:p>1.28002882341054</text:p>
          </table:table-cell>
          <table:table-cell office:value-type="float" office:value="0.0746324696615064" calcext:value-type="float">
            <text:p>0.0746324696615064</text:p>
          </table:table-cell>
          <table:table-cell office:value-type="float" office:value="-0.00332683687647953" calcext:value-type="float">
            <text:p>-0.00332683687647953</text:p>
          </table:table-cell>
          <table:table-cell office:value-type="float" office:value="1.0781436850171" calcext:value-type="float">
            <text:p>1.0781436850171</text:p>
          </table:table-cell>
          <table:table-cell office:value-type="float" office:value="0.35362291351664" calcext:value-type="float">
            <text:p>0.35362291351664</text:p>
          </table:table-cell>
          <table:table-cell office:value-type="float" office:value="14734425.0248871" calcext:value-type="float">
            <text:p>14734425.0248871</text:p>
          </table:table-cell>
          <table:table-cell office:value-type="float" office:value="3894726.06449612" calcext:value-type="float">
            <text:p>3894726.06449612</text:p>
          </table:table-cell>
          <table:table-cell office:value-type="float" office:value="1618867.27986033" calcext:value-type="float">
            <text:p>1618867.27986033</text:p>
          </table:table-cell>
          <table:table-cell office:value-type="float" office:value="567739.914154741" calcext:value-type="float">
            <text:p>567739.914154741</text:p>
          </table:table-cell>
          <table:table-cell office:value-type="float" office:value="7880811.61585626" calcext:value-type="float">
            <text:p>7880811.61585626</text:p>
          </table:table-cell>
          <table:table-cell office:value-type="float" office:value="2763816.01254053" calcext:value-type="float">
            <text:p>2763816.01254053</text:p>
          </table:table-cell>
          <table:table-cell office:value-type="float" office:value="3915555.95421701" calcext:value-type="float">
            <text:p>3915555.95421701</text:p>
          </table:table-cell>
          <table:table-cell office:value-type="float" office:value="1373193.114081" calcext:value-type="float">
            <text:p>1373193.114081</text:p>
          </table:table-cell>
          <table:table-cell office:value-type="float" office:value="20268848.2589644" calcext:value-type="float">
            <text:p>20268848.2589644</text:p>
          </table:table-cell>
          <table:table-cell office:value-type="float" office:value="5357630.95459577" calcext:value-type="float">
            <text:p>5357630.95459577</text:p>
          </table:table-cell>
          <table:table-cell office:value-type="float" office:value="61791378.594808" calcext:value-type="float">
            <text:p>61791378.594808</text:p>
          </table:table-cell>
          <table:table-cell office:value-type="float" office:value="16265439.6838168" calcext:value-type="float">
            <text:p>16265439.6838168</text:p>
          </table:table-cell>
          <table:table-cell office:value-type="float" office:value="59907330.0934529" calcext:value-type="float">
            <text:p>59907330.0934529</text:p>
          </table:table-cell>
          <table:table-cell office:value-type="float" office:value="15769498.6972736" calcext:value-type="float">
            <text:p>15769498.6972736</text:p>
          </table:table-cell>
          <table:table-cell office:value-type="float" office:value="70012192" calcext:value-type="float">
            <text:p>70012192</text:p>
          </table:table-cell>
          <table:table-cell office:value-type="float" office:value="18429417" calcext:value-type="float">
            <text:p>18429417</text:p>
          </table:table-cell>
          <table:table-cell office:value-type="float" office:value="61539711" calcext:value-type="float">
            <text:p>61539711</text:p>
          </table:table-cell>
          <table:table-cell office:value-type="float" office:value="16199192" calcext:value-type="float">
            <text:p>16199192</text:p>
          </table:table-cell>
        </table:table-row>
        <table:table-row table:style-name="ro1" table:visibility="collapse">
          <table:table-cell office:value-type="float" office:value="54" calcext:value-type="float">
            <text:p>54</text:p>
          </table:table-cell>
          <table:table-cell office:value-type="float" office:value="75.5916734990356" calcext:value-type="float">
            <text:p>75.5916734990356</text:p>
          </table:table-cell>
          <table:table-cell office:value-type="float" office:value="86.9669976407917" calcext:value-type="float">
            <text:p>86.9669976407917</text:p>
          </table:table-cell>
          <table:table-cell office:value-type="float" office:value="1.21520079025225" calcext:value-type="float">
            <text:p>1.21520079025225</text:p>
          </table:table-cell>
          <table:table-cell office:value-type="float" office:value="1.73241463758074" calcext:value-type="float">
            <text:p>1.73241463758074</text:p>
          </table:table-cell>
          <table:table-cell office:value-type="float" office:value="549782" calcext:value-type="float">
            <text:p>549782</text:p>
          </table:table-cell>
          <table:table-cell office:value-type="float" office:value="840134" calcext:value-type="float">
            <text:p>840134</text:p>
          </table:table-cell>
          <table:table-cell office:value-type="float" office:value="-0.00429780790421571" calcext:value-type="float">
            <text:p>-0.00429780790421571</text:p>
          </table:table-cell>
          <table:table-cell office:value-type="float" office:value="0.927836516468724" calcext:value-type="float">
            <text:p>0.927836516468724</text:p>
          </table:table-cell>
          <table:table-cell office:value-type="float" office:value="0.318504540464333" calcext:value-type="float">
            <text:p>0.318504540464333</text:p>
          </table:table-cell>
          <table:table-cell office:value-type="float" office:value="-0.00347689698331658" calcext:value-type="float">
            <text:p>-0.00347689698331658</text:p>
          </table:table-cell>
          <table:table-cell office:value-type="float" office:value="0.795740389639009" calcext:value-type="float">
            <text:p>0.795740389639009</text:p>
          </table:table-cell>
          <table:table-cell office:value-type="float" office:value="0.267683676320497" calcext:value-type="float">
            <text:p>0.267683676320497</text:p>
          </table:table-cell>
          <table:table-cell office:value-type="float" office:value="1398620.92705905" calcext:value-type="float">
            <text:p>1398620.92705905</text:p>
          </table:table-cell>
          <table:table-cell office:value-type="float" office:value="557979.227600138" calcext:value-type="float">
            <text:p>557979.227600138</text:p>
          </table:table-cell>
          <table:table-cell office:value-type="float" office:value="1040843.30996453" calcext:value-type="float">
            <text:p>1040843.30996453</text:p>
          </table:table-cell>
          <table:table-cell office:value-type="float" office:value="453132.469001655" calcext:value-type="float">
            <text:p>453132.469001655</text:p>
          </table:table-cell>
          <table:table-cell office:value-type="float" office:value="4341441.46562737" calcext:value-type="float">
            <text:p>4341441.46562737</text:p>
          </table:table-cell>
          <table:table-cell office:value-type="float" office:value="1890052.10631842" calcext:value-type="float">
            <text:p>1890052.10631842</text:p>
          </table:table-cell>
          <table:table-cell office:value-type="float" office:value="2102773.35579711" calcext:value-type="float">
            <text:p>2102773.35579711</text:p>
          </table:table-cell>
          <table:table-cell office:value-type="float" office:value="915445.075489515" calcext:value-type="float">
            <text:p>915445.075489515</text:p>
          </table:table-cell>
          <table:table-cell office:value-type="float" office:value="4542237.59282069" calcext:value-type="float">
            <text:p>4542237.59282069</text:p>
          </table:table-cell>
          <table:table-cell office:value-type="float" office:value="1812123.76747984" calcext:value-type="float">
            <text:p>1812123.76747984</text:p>
          </table:table-cell>
          <table:table-cell office:value-type="float" office:value="26765876.1441288" calcext:value-type="float">
            <text:p>26765876.1441288</text:p>
          </table:table-cell>
          <table:table-cell office:value-type="float" office:value="10633926.9438174" calcext:value-type="float">
            <text:p>10633926.9438174</text:p>
          </table:table-cell>
          <table:table-cell office:value-type="float" office:value="24599477.7046173" calcext:value-type="float">
            <text:p>24599477.7046173</text:p>
          </table:table-cell>
          <table:table-cell office:value-type="float" office:value="9773229.44178481" calcext:value-type="float">
            <text:p>9773229.44178481</text:p>
          </table:table-cell>
          <table:table-cell office:value-type="float" office:value="29529927" calcext:value-type="float">
            <text:p>29529927</text:p>
          </table:table-cell>
          <table:table-cell office:value-type="float" office:value="11732068" calcext:value-type="float">
            <text:p>11732068</text:p>
          </table:table-cell>
          <table:table-cell office:value-type="float" office:value="31431904" calcext:value-type="float">
            <text:p>31431904</text:p>
          </table:table-cell>
          <table:table-cell office:value-type="float" office:value="12487712" calcext:value-type="float">
            <text:p>12487712</text:p>
          </table:table-cell>
        </table:table-row>
        <table:table-row table:style-name="ro1" table:visibility="collapse">
          <table:table-cell office:value-type="float" office:value="55" calcext:value-type="float">
            <text:p>55</text:p>
          </table:table-cell>
          <table:table-cell office:value-type="float" office:value="69.4286044400266" calcext:value-type="float">
            <text:p>69.4286044400266</text:p>
          </table:table-cell>
          <table:table-cell office:value-type="float" office:value="81.4147125810661" calcext:value-type="float">
            <text:p>81.4147125810661</text:p>
          </table:table-cell>
          <table:table-cell office:value-type="float" office:value="7.39805079751785" calcext:value-type="float">
            <text:p>7.39805079751785</text:p>
          </table:table-cell>
          <table:table-cell office:value-type="float" office:value="2.17760316524448" calcext:value-type="float">
            <text:p>2.17760316524448</text:p>
          </table:table-cell>
          <table:table-cell office:value-type="float" office:value="773259" calcext:value-type="float">
            <text:p>773259</text:p>
          </table:table-cell>
          <table:table-cell office:value-type="float" office:value="943568" calcext:value-type="float">
            <text:p>943568</text:p>
          </table:table-cell>
          <table:table-cell office:value-type="float" office:value="0.00207317401725034" calcext:value-type="float">
            <text:p>0.00207317401725034</text:p>
          </table:table-cell>
          <table:table-cell office:value-type="float" office:value="0.507022474860131" calcext:value-type="float">
            <text:p>0.507022474860131</text:p>
          </table:table-cell>
          <table:table-cell office:value-type="float" office:value="0.359306165244029" calcext:value-type="float">
            <text:p>0.359306165244029</text:p>
          </table:table-cell>
          <table:table-cell office:value-type="float" office:value="-0.00424918200356203" calcext:value-type="float">
            <text:p>-0.00424918200356203</text:p>
          </table:table-cell>
          <table:table-cell office:value-type="float" office:value="0.895471947548772" calcext:value-type="float">
            <text:p>0.895471947548772</text:p>
          </table:table-cell>
          <table:table-cell office:value-type="float" office:value="0.472847230101636" calcext:value-type="float">
            <text:p>0.472847230101636</text:p>
          </table:table-cell>
          <table:table-cell office:value-type="float" office:value="2083363.54227" calcext:value-type="float">
            <text:p>2083363.54227</text:p>
          </table:table-cell>
          <table:table-cell office:value-type="float" office:value="1071117.02386669" calcext:value-type="float">
            <text:p>1071117.02386669</text:p>
          </table:table-cell>
          <table:table-cell office:value-type="float" office:value="569159.372204224" calcext:value-type="float">
            <text:p>569159.372204224</text:p>
          </table:table-cell>
          <table:table-cell office:value-type="float" office:value="326029.258302729" calcext:value-type="float">
            <text:p>326029.258302729</text:p>
          </table:table-cell>
          <table:table-cell office:value-type="float" office:value="2007636.09949605" calcext:value-type="float">
            <text:p>2007636.09949605</text:p>
          </table:table-cell>
          <table:table-cell office:value-type="float" office:value="1150026.05671864" calcext:value-type="float">
            <text:p>1150026.05671864</text:p>
          </table:table-cell>
          <table:table-cell office:value-type="float" office:value="1007887.56182634" calcext:value-type="float">
            <text:p>1007887.56182634</text:p>
          </table:table-cell>
          <table:table-cell office:value-type="float" office:value="577344.150483179" calcext:value-type="float">
            <text:p>577344.150483179</text:p>
          </table:table-cell>
          <table:table-cell office:value-type="float" office:value="3660410.47630056" calcext:value-type="float">
            <text:p>3660410.47630056</text:p>
          </table:table-cell>
          <table:table-cell office:value-type="float" office:value="1881922.13982661" calcext:value-type="float">
            <text:p>1881922.13982661</text:p>
          </table:table-cell>
          <table:table-cell office:value-type="float" office:value="13618151.1579512" calcext:value-type="float">
            <text:p>13618151.1579512</text:p>
          </table:table-cell>
          <table:table-cell office:value-type="float" office:value="6972430.78021574" calcext:value-type="float">
            <text:p>6972430.78021574</text:p>
          </table:table-cell>
          <table:table-cell office:value-type="float" office:value="13872747.4369166" calcext:value-type="float">
            <text:p>13872747.4369166</text:p>
          </table:table-cell>
          <table:table-cell office:value-type="float" office:value="7102782.90447967" calcext:value-type="float">
            <text:p>7102782.90447967</text:p>
          </table:table-cell>
          <table:table-cell office:value-type="float" office:value="18668449" calcext:value-type="float">
            <text:p>18668449</text:p>
          </table:table-cell>
          <table:table-cell office:value-type="float" office:value="9558160" calcext:value-type="float">
            <text:p>9558160</text:p>
          </table:table-cell>
          <table:table-cell office:value-type="float" office:value="18023562" calcext:value-type="float">
            <text:p>18023562</text:p>
          </table:table-cell>
          <table:table-cell office:value-type="float" office:value="9227981" calcext:value-type="float">
            <text:p>9227981</text:p>
          </table:table-cell>
        </table:table-row>
        <table:table-row table:style-name="ro1" table:visibility="collapse">
          <table:table-cell office:value-type="float" office:value="56" calcext:value-type="float">
            <text:p>56</text:p>
          </table:table-cell>
          <table:table-cell office:value-type="float" office:value="84.6449781208744" calcext:value-type="float">
            <text:p>84.6449781208744</text:p>
          </table:table-cell>
          <table:table-cell office:value-type="float" office:value="72.7851429154429" calcext:value-type="float">
            <text:p>72.7851429154429</text:p>
          </table:table-cell>
          <table:table-cell office:value-type="float" office:value="4.21940274549008" calcext:value-type="float">
            <text:p>4.21940274549008</text:p>
          </table:table-cell>
          <table:table-cell office:value-type="float" office:value="7.4735923599898" calcext:value-type="float">
            <text:p>7.4735923599898</text:p>
          </table:table-cell>
          <table:table-cell office:value-type="float" office:value="923558" calcext:value-type="float">
            <text:p>923558</text:p>
          </table:table-cell>
          <table:table-cell office:value-type="float" office:value="792771" calcext:value-type="float">
            <text:p>792771</text:p>
          </table:table-cell>
          <table:table-cell office:value-type="float" office:value="-0.00454074880899213" calcext:value-type="float">
            <text:p>-0.00454074880899213</text:p>
          </table:table-cell>
          <table:table-cell office:value-type="float" office:value="0.522462494439205" calcext:value-type="float">
            <text:p>0.522462494439205</text:p>
          </table:table-cell>
          <table:table-cell office:value-type="float" office:value="0.269980930877899" calcext:value-type="float">
            <text:p>0.269980930877899</text:p>
          </table:table-cell>
          <table:table-cell office:value-type="float" office:value="0.00322957287204151" calcext:value-type="float">
            <text:p>0.00322957287204151</text:p>
          </table:table-cell>
          <table:table-cell office:value-type="float" office:value="1.15111140643608" calcext:value-type="float">
            <text:p>1.15111140643608</text:p>
          </table:table-cell>
          <table:table-cell office:value-type="float" office:value="0.401755057888601" calcext:value-type="float">
            <text:p>0.401755057888601</text:p>
          </table:table-cell>
          <table:table-cell office:value-type="float" office:value="4377328.15031816" calcext:value-type="float">
            <text:p>4377328.15031816</text:p>
          </table:table-cell>
          <table:table-cell office:value-type="float" office:value="1620401.73226659" calcext:value-type="float">
            <text:p>1620401.73226659</text:p>
          </table:table-cell>
          <table:table-cell office:value-type="float" office:value="918952.895159437" calcext:value-type="float">
            <text:p>918952.895159437</text:p>
          </table:table-cell>
          <table:table-cell office:value-type="float" office:value="420535.524101195" calcext:value-type="float">
            <text:p>420535.524101195</text:p>
          </table:table-cell>
          <table:table-cell office:value-type="float" office:value="3736145.9818296" calcext:value-type="float">
            <text:p>3736145.9818296</text:p>
          </table:table-cell>
          <table:table-cell office:value-type="float" office:value="1709752.6074116" calcext:value-type="float">
            <text:p>1709752.6074116</text:p>
          </table:table-cell>
          <table:table-cell office:value-type="float" office:value="1700606.95160979" calcext:value-type="float">
            <text:p>1700606.95160979</text:p>
          </table:table-cell>
          <table:table-cell office:value-type="float" office:value="778239.711145671" calcext:value-type="float">
            <text:p>778239.711145671</text:p>
          </table:table-cell>
          <table:table-cell office:value-type="float" office:value="6996887.99708738" calcext:value-type="float">
            <text:p>6996887.99708738</text:p>
          </table:table-cell>
          <table:table-cell office:value-type="float" office:value="2590111.83114788" calcext:value-type="float">
            <text:p>2590111.83114788</text:p>
          </table:table-cell>
          <table:table-cell office:value-type="float" office:value="30093777.3170674" calcext:value-type="float">
            <text:p>30093777.3170674</text:p>
          </table:table-cell>
          <table:table-cell office:value-type="float" office:value="11140130.9704132" calcext:value-type="float">
            <text:p>11140130.9704132</text:p>
          </table:table-cell>
          <table:table-cell office:value-type="float" office:value="29938280.6658382" calcext:value-type="float">
            <text:p>29938280.6658382</text:p>
          </table:table-cell>
          <table:table-cell office:value-type="float" office:value="11082569.1348915" calcext:value-type="float">
            <text:p>11082569.1348915</text:p>
          </table:table-cell>
          <table:table-cell office:value-type="float" office:value="35988060" calcext:value-type="float">
            <text:p>35988060</text:p>
          </table:table-cell>
          <table:table-cell office:value-type="float" office:value="13322079" calcext:value-type="float">
            <text:p>13322079</text:p>
          </table:table-cell>
          <table:table-cell office:value-type="float" office:value="34427924" calcext:value-type="float">
            <text:p>34427924</text:p>
          </table:table-cell>
          <table:table-cell office:value-type="float" office:value="12744548" calcext:value-type="float">
            <text:p>12744548</text:p>
          </table:table-cell>
        </table:table-row>
        <table:table-row table:style-name="ro1" table:visibility="collapse">
          <table:table-cell office:value-type="float" office:value="57" calcext:value-type="float">
            <text:p>57</text:p>
          </table:table-cell>
          <table:table-cell office:value-type="float" office:value="86.3311555536413" calcext:value-type="float">
            <text:p>86.3311555536413</text:p>
          </table:table-cell>
          <table:table-cell office:value-type="float" office:value="76.2012817765329" calcext:value-type="float">
            <text:p>76.2012817765329</text:p>
          </table:table-cell>
          <table:table-cell office:value-type="float" office:value="6.91731136370205" calcext:value-type="float">
            <text:p>6.91731136370205</text:p>
          </table:table-cell>
          <table:table-cell office:value-type="float" office:value="9.91828428789547" calcext:value-type="float">
            <text:p>9.91828428789547</text:p>
          </table:table-cell>
          <table:table-cell office:value-type="float" office:value="146502" calcext:value-type="float">
            <text:p>146502</text:p>
          </table:table-cell>
          <table:table-cell office:value-type="float" office:value="907676" calcext:value-type="float">
            <text:p>907676</text:p>
          </table:table-cell>
          <table:table-cell office:value-type="float" office:value="-0.00172997900003774" calcext:value-type="float">
            <text:p>-0.00172997900003774</text:p>
          </table:table-cell>
          <table:table-cell office:value-type="float" office:value="1.14321040394565" calcext:value-type="float">
            <text:p>1.14321040394565</text:p>
          </table:table-cell>
          <table:table-cell office:value-type="float" office:value="0.360060721428602" calcext:value-type="float">
            <text:p>0.360060721428602</text:p>
          </table:table-cell>
          <table:table-cell office:value-type="float" office:value="-0.00380921796911786" calcext:value-type="float">
            <text:p>-0.00380921796911786</text:p>
          </table:table-cell>
          <table:table-cell office:value-type="float" office:value="1.11626811782018" calcext:value-type="float">
            <text:p>1.11626811782018</text:p>
          </table:table-cell>
          <table:table-cell office:value-type="float" office:value="0.209117165022157" calcext:value-type="float">
            <text:p>0.209117165022157</text:p>
          </table:table-cell>
          <table:table-cell office:value-type="float" office:value="9581293.86463469" calcext:value-type="float">
            <text:p>9581293.86463469</text:p>
          </table:table-cell>
          <table:table-cell office:value-type="float" office:value="2857170.18310847" calcext:value-type="float">
            <text:p>2857170.18310847</text:p>
          </table:table-cell>
          <table:table-cell office:value-type="float" office:value="1093253.04137236" calcext:value-type="float">
            <text:p>1093253.04137236</text:p>
          </table:table-cell>
          <table:table-cell office:value-type="float" office:value="460377.52588058" calcext:value-type="float">
            <text:p>460377.52588058</text:p>
          </table:table-cell>
          <table:table-cell office:value-type="float" office:value="4672733.85417462" calcext:value-type="float">
            <text:p>4672733.85417462</text:p>
          </table:table-cell>
          <table:table-cell office:value-type="float" office:value="1967725.28360215" calcext:value-type="float">
            <text:p>1967725.28360215</text:p>
          </table:table-cell>
          <table:table-cell office:value-type="float" office:value="2160487.44964149" calcext:value-type="float">
            <text:p>2160487.44964149</text:p>
          </table:table-cell>
          <table:table-cell office:value-type="float" office:value="909798.399017872" calcext:value-type="float">
            <text:p>909798.399017872</text:p>
          </table:table-cell>
          <table:table-cell office:value-type="float" office:value="12835034.3556485" calcext:value-type="float">
            <text:p>12835034.3556485</text:p>
          </table:table-cell>
          <table:table-cell office:value-type="float" office:value="3827445.22589904" calcext:value-type="float">
            <text:p>3827445.22589904</text:p>
          </table:table-cell>
          <table:table-cell office:value-type="float" office:value="47472013.5018343" calcext:value-type="float">
            <text:p>47472013.5018343</text:p>
          </table:table-cell>
          <table:table-cell office:value-type="float" office:value="14097555.0911109" calcext:value-type="float">
            <text:p>14097555.0911109</text:p>
          </table:table-cell>
          <table:table-cell office:value-type="float" office:value="48965428.0312883" calcext:value-type="float">
            <text:p>48965428.0312883</text:p>
          </table:table-cell>
          <table:table-cell office:value-type="float" office:value="14541047.8366214" calcext:value-type="float">
            <text:p>14541047.8366214</text:p>
          </table:table-cell>
          <table:table-cell office:value-type="float" office:value="57476872" calcext:value-type="float">
            <text:p>57476872</text:p>
          </table:table-cell>
          <table:table-cell office:value-type="float" office:value="17068654" calcext:value-type="float">
            <text:p>17068654</text:p>
          </table:table-cell>
          <table:table-cell office:value-type="float" office:value="51475059" calcext:value-type="float">
            <text:p>51475059</text:p>
          </table:table-cell>
          <table:table-cell office:value-type="float" office:value="15286322" calcext:value-type="float">
            <text:p>15286322</text:p>
          </table:table-cell>
        </table:table-row>
        <table:table-row table:style-name="ro1" table:visibility="collapse">
          <table:table-cell office:value-type="float" office:value="58" calcext:value-type="float">
            <text:p>58</text:p>
          </table:table-cell>
          <table:table-cell office:value-type="float" office:value="70.0107867502321" calcext:value-type="float">
            <text:p>70.0107867502321</text:p>
          </table:table-cell>
          <table:table-cell office:value-type="float" office:value="86.3310242127983" calcext:value-type="float">
            <text:p>86.3310242127983</text:p>
          </table:table-cell>
          <table:table-cell office:value-type="float" office:value="3.2394659797071" calcext:value-type="float">
            <text:p>3.2394659797071</text:p>
          </table:table-cell>
          <table:table-cell office:value-type="float" office:value="1.44338912243499" calcext:value-type="float">
            <text:p>1.44338912243499</text:p>
          </table:table-cell>
          <table:table-cell office:value-type="float" office:value="741367" calcext:value-type="float">
            <text:p>741367</text:p>
          </table:table-cell>
          <table:table-cell office:value-type="float" office:value="887062" calcext:value-type="float">
            <text:p>887062</text:p>
          </table:table-cell>
          <table:table-cell office:value-type="float" office:value="-0.00363493968836663" calcext:value-type="float">
            <text:p>-0.00363493968836663</text:p>
          </table:table-cell>
          <table:table-cell office:value-type="float" office:value="1.22827571698231" calcext:value-type="float">
            <text:p>1.22827571698231</text:p>
          </table:table-cell>
          <table:table-cell office:value-type="float" office:value="0.214781479382444" calcext:value-type="float">
            <text:p>0.214781479382444</text:p>
          </table:table-cell>
          <table:table-cell office:value-type="float" office:value="0.00481194091305622" calcext:value-type="float">
            <text:p>0.00481194091305622</text:p>
          </table:table-cell>
          <table:table-cell office:value-type="float" office:value="1.19249273087566" calcext:value-type="float">
            <text:p>1.19249273087566</text:p>
          </table:table-cell>
          <table:table-cell office:value-type="float" office:value="0.155552633997033" calcext:value-type="float">
            <text:p>0.155552633997033</text:p>
          </table:table-cell>
          <table:table-cell office:value-type="float" office:value="1306791.04842001" calcext:value-type="float">
            <text:p>1306791.04842001</text:p>
          </table:table-cell>
          <table:table-cell office:value-type="float" office:value="545742.743239987" calcext:value-type="float">
            <text:p>545742.743239987</text:p>
          </table:table-cell>
          <table:table-cell office:value-type="float" office:value="941989.643993781" calcext:value-type="float">
            <text:p>941989.643993781</text:p>
          </table:table-cell>
          <table:table-cell office:value-type="float" office:value="422208.100733041" calcext:value-type="float">
            <text:p>422208.100733041</text:p>
          </table:table-cell>
          <table:table-cell office:value-type="float" office:value="3901481.09539697" calcext:value-type="float">
            <text:p>3901481.09539697</text:p>
          </table:table-cell>
          <table:table-cell office:value-type="float" office:value="1748678.37861739" calcext:value-type="float">
            <text:p>1748678.37861739</text:p>
          </table:table-cell>
          <table:table-cell office:value-type="float" office:value="1680252.76736282" calcext:value-type="float">
            <text:p>1680252.76736282</text:p>
          </table:table-cell>
          <table:table-cell office:value-type="float" office:value="753104.170712491" calcext:value-type="float">
            <text:p>753104.170712491</text:p>
          </table:table-cell>
          <table:table-cell office:value-type="float" office:value="3929033.45977661" calcext:value-type="float">
            <text:p>3929033.45977661</text:p>
          </table:table-cell>
          <table:table-cell office:value-type="float" office:value="1640844.9546794" calcext:value-type="float">
            <text:p>1640844.9546794</text:p>
          </table:table-cell>
          <table:table-cell office:value-type="float" office:value="24115157.0313608" calcext:value-type="float">
            <text:p>24115157.0313608</text:p>
          </table:table-cell>
          <table:table-cell office:value-type="float" office:value="10029195.8461859" calcext:value-type="float">
            <text:p>10029195.8461859</text:p>
          </table:table-cell>
          <table:table-cell office:value-type="float" office:value="22753587.4732297" calcext:value-type="float">
            <text:p>22753587.4732297</text:p>
          </table:table-cell>
          <table:table-cell office:value-type="float" office:value="9462935.89030242" calcext:value-type="float">
            <text:p>9462935.89030242</text:p>
          </table:table-cell>
          <table:table-cell office:value-type="float" office:value="27253875" calcext:value-type="float">
            <text:p>27253875</text:p>
          </table:table-cell>
          <table:table-cell office:value-type="float" office:value="11334549" calcext:value-type="float">
            <text:p>11334549</text:p>
          </table:table-cell>
          <table:table-cell office:value-type="float" office:value="28906575" calcext:value-type="float">
            <text:p>28906575</text:p>
          </table:table-cell>
          <table:table-cell office:value-type="float" office:value="12021887" calcext:value-type="float">
            <text:p>12021887</text:p>
          </table:table-cell>
        </table:table-row>
        <table:table-row table:style-name="ro1" table:visibility="collapse">
          <table:table-cell office:value-type="float" office:value="59" calcext:value-type="float">
            <text:p>59</text:p>
          </table:table-cell>
          <table:table-cell office:value-type="float" office:value="80.1040616884703" calcext:value-type="float">
            <text:p>80.1040616884703</text:p>
          </table:table-cell>
          <table:table-cell office:value-type="float" office:value="80.0790183416716" calcext:value-type="float">
            <text:p>80.0790183416716</text:p>
          </table:table-cell>
          <table:table-cell office:value-type="float" office:value="4.39450246483046" calcext:value-type="float">
            <text:p>4.39450246483046</text:p>
          </table:table-cell>
          <table:table-cell office:value-type="float" office:value="1.57621971718592" calcext:value-type="float">
            <text:p>1.57621971718592</text:p>
          </table:table-cell>
          <table:table-cell office:value-type="float" office:value="937362" calcext:value-type="float">
            <text:p>937362</text:p>
          </table:table-cell>
          <table:table-cell office:value-type="float" office:value="768403" calcext:value-type="float">
            <text:p>768403</text:p>
          </table:table-cell>
          <table:table-cell office:value-type="float" office:value="-0.00782447130738251" calcext:value-type="float">
            <text:p>-0.00782447130738251</text:p>
          </table:table-cell>
          <table:table-cell office:value-type="float" office:value="1.00531462533117" calcext:value-type="float">
            <text:p>1.00531462533117</text:p>
          </table:table-cell>
          <table:table-cell office:value-type="float" office:value="0.11952983974791" calcext:value-type="float">
            <text:p>0.11952983974791</text:p>
          </table:table-cell>
          <table:table-cell office:value-type="float" office:value="0.00157628109812835" calcext:value-type="float">
            <text:p>0.00157628109812835</text:p>
          </table:table-cell>
          <table:table-cell office:value-type="float" office:value="0.527780073936151" calcext:value-type="float">
            <text:p>0.527780073936151</text:p>
          </table:table-cell>
          <table:table-cell office:value-type="float" office:value="0.482714578309647" calcext:value-type="float">
            <text:p>0.482714578309647</text:p>
          </table:table-cell>
          <table:table-cell office:value-type="float" office:value="2503333.149219" calcext:value-type="float">
            <text:p>2503333.149219</text:p>
          </table:table-cell>
          <table:table-cell office:value-type="float" office:value="1155153.47728118" calcext:value-type="float">
            <text:p>1155153.47728118</text:p>
          </table:table-cell>
          <table:table-cell office:value-type="float" office:value="657706.925626133" calcext:value-type="float">
            <text:p>657706.925626133</text:p>
          </table:table-cell>
          <table:table-cell office:value-type="float" office:value="376751.594745794" calcext:value-type="float">
            <text:p>376751.594745794</text:p>
          </table:table-cell>
          <table:table-cell office:value-type="float" office:value="2301686.96758292" calcext:value-type="float">
            <text:p>2301686.96758292</text:p>
          </table:table-cell>
          <table:table-cell office:value-type="float" office:value="1318466.02469168" calcext:value-type="float">
            <text:p>1318466.02469168</text:p>
          </table:table-cell>
          <table:table-cell office:value-type="float" office:value="1615914.09532345" calcext:value-type="float">
            <text:p>1615914.09532345</text:p>
          </table:table-cell>
          <table:table-cell office:value-type="float" office:value="925637.527392225" calcext:value-type="float">
            <text:p>925637.527392225</text:p>
          </table:table-cell>
          <table:table-cell office:value-type="float" office:value="4776954.17016858" calcext:value-type="float">
            <text:p>4776954.17016858</text:p>
          </table:table-cell>
          <table:table-cell office:value-type="float" office:value="2204307.17429865" calcext:value-type="float">
            <text:p>2204307.17429865</text:p>
          </table:table-cell>
          <table:table-cell office:value-type="float" office:value="18307258.1935626" calcext:value-type="float">
            <text:p>18307258.1935626</text:p>
          </table:table-cell>
          <table:table-cell office:value-type="float" office:value="8412760.88443192" calcext:value-type="float">
            <text:p>8412760.88443192</text:p>
          </table:table-cell>
          <table:table-cell office:value-type="float" office:value="17545219.0677916" calcext:value-type="float">
            <text:p>17545219.0677916</text:p>
          </table:table-cell>
          <table:table-cell office:value-type="float" office:value="8062579.94079134" calcext:value-type="float">
            <text:p>8062579.94079134</text:p>
          </table:table-cell>
          <table:table-cell office:value-type="float" office:value="22988210" calcext:value-type="float">
            <text:p>22988210</text:p>
          </table:table-cell>
          <table:table-cell office:value-type="float" office:value="10563805" calcext:value-type="float">
            <text:p>10563805</text:p>
          </table:table-cell>
          <table:table-cell office:value-type="float" office:value="22128857" calcext:value-type="float">
            <text:p>22128857</text:p>
          </table:table-cell>
          <table:table-cell office:value-type="float" office:value="10168905" calcext:value-type="float">
            <text:p>10168905</text:p>
          </table:table-cell>
        </table:table-row>
        <table:table-row table:style-name="ro1" table:visibility="collapse">
          <table:table-cell office:value-type="float" office:value="60" calcext:value-type="float">
            <text:p>60</text:p>
          </table:table-cell>
          <table:table-cell office:value-type="float" office:value="82.9018982432333" calcext:value-type="float">
            <text:p>82.9018982432333</text:p>
          </table:table-cell>
          <table:table-cell office:value-type="float" office:value="83.757933146492" calcext:value-type="float">
            <text:p>83.757933146492</text:p>
          </table:table-cell>
          <table:table-cell office:value-type="float" office:value="7.88884898869115" calcext:value-type="float">
            <text:p>7.88884898869115</text:p>
          </table:table-cell>
          <table:table-cell office:value-type="float" office:value="1.02959268470094" calcext:value-type="float">
            <text:p>1.02959268470094</text:p>
          </table:table-cell>
          <table:table-cell office:value-type="float" office:value="50874" calcext:value-type="float">
            <text:p>50874</text:p>
          </table:table-cell>
          <table:table-cell office:value-type="float" office:value="599669" calcext:value-type="float">
            <text:p>599669</text:p>
          </table:table-cell>
          <table:table-cell office:value-type="float" office:value="0.00329085980550796" calcext:value-type="float">
            <text:p>0.00329085980550796</text:p>
          </table:table-cell>
          <table:table-cell office:value-type="float" office:value="0.834381940760623" calcext:value-type="float">
            <text:p>0.834381940760623</text:p>
          </table:table-cell>
          <table:table-cell office:value-type="float" office:value="0.195733441159548" calcext:value-type="float">
            <text:p>0.195733441159548</text:p>
          </table:table-cell>
          <table:table-cell office:value-type="float" office:value="0.00243481959769162" calcext:value-type="float">
            <text:p>0.00243481959769162</text:p>
          </table:table-cell>
          <table:table-cell office:value-type="float" office:value="0.943628681470791" calcext:value-type="float">
            <text:p>0.943628681470791</text:p>
          </table:table-cell>
          <table:table-cell office:value-type="float" office:value="0.0704838669530595" calcext:value-type="float">
            <text:p>0.0704838669530595</text:p>
          </table:table-cell>
          <table:table-cell office:value-type="float" office:value="6320148.66154928" calcext:value-type="float">
            <text:p>6320148.66154928</text:p>
          </table:table-cell>
          <table:table-cell office:value-type="float" office:value="2126216.41955127" calcext:value-type="float">
            <text:p>2126216.41955127</text:p>
          </table:table-cell>
          <table:table-cell office:value-type="float" office:value="900035.821069541" calcext:value-type="float">
            <text:p>900035.821069541</text:p>
          </table:table-cell>
          <table:table-cell office:value-type="float" office:value="449460.003014062" calcext:value-type="float">
            <text:p>449460.003014062</text:p>
          </table:table-cell>
          <table:table-cell office:value-type="float" office:value="3453471.74624722" calcext:value-type="float">
            <text:p>3453471.74624722</text:p>
          </table:table-cell>
          <table:table-cell office:value-type="float" office:value="1724595.16070452" calcext:value-type="float">
            <text:p>1724595.16070452</text:p>
          </table:table-cell>
          <table:table-cell office:value-type="float" office:value="2281332.6237109" calcext:value-type="float">
            <text:p>2281332.6237109</text:p>
          </table:table-cell>
          <table:table-cell office:value-type="float" office:value="1139252.17633083" calcext:value-type="float">
            <text:p>1139252.17633083</text:p>
          </table:table-cell>
          <table:table-cell office:value-type="float" office:value="9501517.10632972" calcext:value-type="float">
            <text:p>9501517.10632972</text:p>
          </table:table-cell>
          <table:table-cell office:value-type="float" office:value="3196488.36822982" calcext:value-type="float">
            <text:p>3196488.36822982</text:p>
          </table:table-cell>
          <table:table-cell office:value-type="float" office:value="37375416.7018228" calcext:value-type="float">
            <text:p>37375416.7018228</text:p>
          </table:table-cell>
          <table:table-cell office:value-type="float" office:value="12573790.4176935" calcext:value-type="float">
            <text:p>12573790.4176935</text:p>
          </table:table-cell>
          <table:table-cell office:value-type="float" office:value="36610665.5152412" calcext:value-type="float">
            <text:p>36610665.5152412</text:p>
          </table:table-cell>
          <table:table-cell office:value-type="float" office:value="12316513.7906936" calcext:value-type="float">
            <text:p>12316513.7906936</text:p>
          </table:table-cell>
          <table:table-cell office:value-type="float" office:value="44401857" calcext:value-type="float">
            <text:p>44401857</text:p>
          </table:table-cell>
          <table:table-cell office:value-type="float" office:value="14937616" calcext:value-type="float">
            <text:p>14937616</text:p>
          </table:table-cell>
          <table:table-cell office:value-type="float" office:value="40635144" calcext:value-type="float">
            <text:p>40635144</text:p>
          </table:table-cell>
          <table:table-cell office:value-type="float" office:value="13670423" calcext:value-type="float">
            <text:p>13670423</text:p>
          </table:table-cell>
        </table:table-row>
        <table:table-row table:style-name="ro1" table:visibility="collapse">
          <table:table-cell office:value-type="float" office:value="61" calcext:value-type="float">
            <text:p>61</text:p>
          </table:table-cell>
          <table:table-cell office:value-type="float" office:value="79.0976432221523" calcext:value-type="float">
            <text:p>79.0976432221523</text:p>
          </table:table-cell>
          <table:table-cell office:value-type="float" office:value="80.49446006735" calcext:value-type="float">
            <text:p>80.49446006735</text:p>
          </table:table-cell>
          <table:table-cell office:value-type="float" office:value="9.82867688654485" calcext:value-type="float">
            <text:p>9.82867688654485</text:p>
          </table:table-cell>
          <table:table-cell office:value-type="float" office:value="7.06641418567485" calcext:value-type="float">
            <text:p>7.06641418567485</text:p>
          </table:table-cell>
          <table:table-cell office:value-type="float" office:value="798451" calcext:value-type="float">
            <text:p>798451</text:p>
          </table:table-cell>
          <table:table-cell office:value-type="float" office:value="505506" calcext:value-type="float">
            <text:p>505506</text:p>
          </table:table-cell>
          <table:table-cell office:value-type="float" office:value="0.00722930003120414" calcext:value-type="float">
            <text:p>0.00722930003120414</text:p>
          </table:table-cell>
          <table:table-cell office:value-type="float" office:value="1.345922022918" calcext:value-type="float">
            <text:p>1.345922022918</text:p>
          </table:table-cell>
          <table:table-cell office:value-type="float" office:value="0.181327812853501" calcext:value-type="float">
            <text:p>0.181327812853501</text:p>
          </table:table-cell>
          <table:table-cell office:value-type="float" office:value="-0.00397512532325199" calcext:value-type="float">
            <text:p>-0.00397512532325199</text:p>
          </table:table-cell>
          <table:table-cell office:value-type="float" office:value="1.0068619921683" calcext:value-type="float">
            <text:p>1.0068619921683</text:p>
          </table:table-cell>
          <table:table-cell office:value-type="float" office:value="0.295301830359467" calcext:value-type="float">
            <text:p>0.295301830359467</text:p>
          </table:table-cell>
          <table:table-cell office:value-type="float" office:value="14548428.3025723" calcext:value-type="float">
            <text:p>14548428.3025723</text:p>
          </table:table-cell>
          <table:table-cell office:value-type="float" office:value="5385545.15761653" calcext:value-type="float">
            <text:p>5385545.15761653</text:p>
          </table:table-cell>
          <table:table-cell office:value-type="float" office:value="601421.45916969" calcext:value-type="float">
            <text:p>601421.45916969</text:p>
          </table:table-cell>
          <table:table-cell office:value-type="float" office:value="360632.957781354" calcext:value-type="float">
            <text:p>360632.957781354</text:p>
          </table:table-cell>
          <table:table-cell office:value-type="float" office:value="2053877.35960488" calcext:value-type="float">
            <text:p>2053877.35960488</text:p>
          </table:table-cell>
          <table:table-cell office:value-type="float" office:value="1231575.38830931" calcext:value-type="float">
            <text:p>1231575.38830931</text:p>
          </table:table-cell>
          <table:table-cell office:value-type="float" office:value="1532969.16981051" calcext:value-type="float">
            <text:p>1532969.16981051</text:p>
          </table:table-cell>
          <table:table-cell office:value-type="float" office:value="919220.951410061" calcext:value-type="float">
            <text:p>919220.951410061</text:p>
          </table:table-cell>
          <table:table-cell office:value-type="float" office:value="16682818.9315525" calcext:value-type="float">
            <text:p>16682818.9315525</text:p>
          </table:table-cell>
          <table:table-cell office:value-type="float" office:value="6175655.04971629" calcext:value-type="float">
            <text:p>6175655.04971629</text:p>
          </table:table-cell>
          <table:table-cell office:value-type="float" office:value="25419607.102323" calcext:value-type="float">
            <text:p>25419607.102323</text:p>
          </table:table-cell>
          <table:table-cell office:value-type="float" office:value="9370799.08396568" calcext:value-type="float">
            <text:p>9370799.08396568</text:p>
          </table:table-cell>
          <table:table-cell office:value-type="float" office:value="30982446.5265493" calcext:value-type="float">
            <text:p>30982446.5265493</text:p>
          </table:table-cell>
          <table:table-cell office:value-type="float" office:value="11421509.4026167" calcext:value-type="float">
            <text:p>11421509.4026167</text:p>
          </table:table-cell>
          <table:table-cell office:value-type="float" office:value="38183173" calcext:value-type="float">
            <text:p>38183173</text:p>
          </table:table-cell>
          <table:table-cell office:value-type="float" office:value="14076017" calcext:value-type="float">
            <text:p>14076017</text:p>
          </table:table-cell>
          <table:table-cell office:value-type="float" office:value="25087200" calcext:value-type="float">
            <text:p>25087200</text:p>
          </table:table-cell>
          <table:table-cell office:value-type="float" office:value="9248259" calcext:value-type="float">
            <text:p>9248259</text:p>
          </table:table-cell>
        </table:table-row>
        <table:table-row table:style-name="ro1" table:visibility="collapse">
          <table:table-cell office:value-type="float" office:value="62" calcext:value-type="float">
            <text:p>62</text:p>
          </table:table-cell>
          <table:table-cell office:value-type="float" office:value="84.5304640036751" calcext:value-type="float">
            <text:p>84.5304640036751</text:p>
          </table:table-cell>
          <table:table-cell office:value-type="float" office:value="80.7825243867282" calcext:value-type="float">
            <text:p>80.7825243867282</text:p>
          </table:table-cell>
          <table:table-cell office:value-type="float" office:value="8.76719028034777" calcext:value-type="float">
            <text:p>8.76719028034777</text:p>
          </table:table-cell>
          <table:table-cell office:value-type="float" office:value="0.151516036690264" calcext:value-type="float">
            <text:p>0.151516036690264</text:p>
          </table:table-cell>
          <table:table-cell office:value-type="float" office:value="535661" calcext:value-type="float">
            <text:p>535661</text:p>
          </table:table-cell>
          <table:table-cell office:value-type="float" office:value="547637" calcext:value-type="float">
            <text:p>547637</text:p>
          </table:table-cell>
          <table:table-cell office:value-type="float" office:value="0.00741056334474876" calcext:value-type="float">
            <text:p>0.00741056334474876</text:p>
          </table:table-cell>
          <table:table-cell office:value-type="float" office:value="0.960424240219187" calcext:value-type="float">
            <text:p>0.960424240219187</text:p>
          </table:table-cell>
          <table:table-cell office:value-type="float" office:value="0.380658595592745" calcext:value-type="float">
            <text:p>0.380658595592745</text:p>
          </table:table-cell>
          <table:table-cell office:value-type="float" office:value="0.0000933535423365585" calcext:value-type="float">
            <text:p>9.33535423365585E-05</text:p>
          </table:table-cell>
          <table:table-cell office:value-type="float" office:value="1.09004926688309" calcext:value-type="float">
            <text:p>1.09004926688309</text:p>
          </table:table-cell>
          <table:table-cell office:value-type="float" office:value="0.450224276430414" calcext:value-type="float">
            <text:p>0.450224276430414</text:p>
          </table:table-cell>
          <table:table-cell office:value-type="float" office:value="7357999.43330257" calcext:value-type="float">
            <text:p>7357999.43330257</text:p>
          </table:table-cell>
          <table:table-cell office:value-type="float" office:value="2185072.73485119" calcext:value-type="float">
            <text:p>2185072.73485119</text:p>
          </table:table-cell>
          <table:table-cell office:value-type="float" office:value="992432.683798514" calcext:value-type="float">
            <text:p>992432.683798514</text:p>
          </table:table-cell>
          <table:table-cell office:value-type="float" office:value="456054.029195247" calcext:value-type="float">
            <text:p>456054.029195247</text:p>
          </table:table-cell>
          <table:table-cell office:value-type="float" office:value="3981195.42336065" calcext:value-type="float">
            <text:p>3981195.42336065</text:p>
          </table:table-cell>
          <table:table-cell office:value-type="float" office:value="1829484.50154622" calcext:value-type="float">
            <text:p>1829484.50154622</text:p>
          </table:table-cell>
          <table:table-cell office:value-type="float" office:value="2240432.87341202" calcext:value-type="float">
            <text:p>2240432.87341202</text:p>
          </table:table-cell>
          <table:table-cell office:value-type="float" office:value="1029549.36464837" calcext:value-type="float">
            <text:p>1029549.36464837</text:p>
          </table:table-cell>
          <table:table-cell office:value-type="float" office:value="10590864.9905131" calcext:value-type="float">
            <text:p>10590864.9905131</text:p>
          </table:table-cell>
          <table:table-cell office:value-type="float" office:value="3145122.60282591" calcext:value-type="float">
            <text:p>3145122.60282591</text:p>
          </table:table-cell>
          <table:table-cell office:value-type="float" office:value="51025221.3002936" calcext:value-type="float">
            <text:p>51025221.3002936</text:p>
          </table:table-cell>
          <table:table-cell office:value-type="float" office:value="15089861.1642442" calcext:value-type="float">
            <text:p>15089861.1642442</text:p>
          </table:table-cell>
          <table:table-cell office:value-type="float" office:value="49493393.0895291" calcext:value-type="float">
            <text:p>49493393.0895291</text:p>
          </table:table-cell>
          <table:table-cell office:value-type="float" office:value="14636848.4297796" calcext:value-type="float">
            <text:p>14636848.4297796</text:p>
          </table:table-cell>
          <table:table-cell office:value-type="float" office:value="58624382" calcext:value-type="float">
            <text:p>58624382</text:p>
          </table:table-cell>
          <table:table-cell office:value-type="float" office:value="17337186" calcext:value-type="float">
            <text:p>17337186</text:p>
          </table:table-cell>
          <table:table-cell office:value-type="float" office:value="54255146" calcext:value-type="float">
            <text:p>54255146</text:p>
          </table:table-cell>
          <table:table-cell office:value-type="float" office:value="16045057" calcext:value-type="float">
            <text:p>16045057</text:p>
          </table:table-cell>
        </table:table-row>
        <table:table-row table:style-name="ro1" table:visibility="collapse">
          <table:table-cell office:value-type="float" office:value="63" calcext:value-type="float">
            <text:p>63</text:p>
          </table:table-cell>
          <table:table-cell office:value-type="float" office:value="77.1761491383508" calcext:value-type="float">
            <text:p>77.1761491383508</text:p>
          </table:table-cell>
          <table:table-cell office:value-type="float" office:value="89.1598392759432" calcext:value-type="float">
            <text:p>89.1598392759432</text:p>
          </table:table-cell>
          <table:table-cell office:value-type="float" office:value="9.92291516699967" calcext:value-type="float">
            <text:p>9.92291516699967</text:p>
          </table:table-cell>
          <table:table-cell office:value-type="float" office:value="6.52818281063347" calcext:value-type="float">
            <text:p>6.52818281063347</text:p>
          </table:table-cell>
          <table:table-cell office:value-type="float" office:value="727574" calcext:value-type="float">
            <text:p>727574</text:p>
          </table:table-cell>
          <table:table-cell office:value-type="float" office:value="824401" calcext:value-type="float">
            <text:p>824401</text:p>
          </table:table-cell>
          <table:table-cell office:value-type="float" office:value="-0.00573333131719405" calcext:value-type="float">
            <text:p>-0.00573333131719405</text:p>
          </table:table-cell>
          <table:table-cell office:value-type="float" office:value="0.975815808121115" calcext:value-type="float">
            <text:p>0.975815808121115</text:p>
          </table:table-cell>
          <table:table-cell office:value-type="float" office:value="0.135393848523641" calcext:value-type="float">
            <text:p>0.135393848523641</text:p>
          </table:table-cell>
          <table:table-cell office:value-type="float" office:value="-0.000966403298323603" calcext:value-type="float">
            <text:p>-0.000966403298323603</text:p>
          </table:table-cell>
          <table:table-cell office:value-type="float" office:value="0.58895611597699" calcext:value-type="float">
            <text:p>0.58895611597699</text:p>
          </table:table-cell>
          <table:table-cell office:value-type="float" office:value="0.438525060668899" calcext:value-type="float">
            <text:p>0.438525060668899</text:p>
          </table:table-cell>
          <table:table-cell office:value-type="float" office:value="10896616.8243757" calcext:value-type="float">
            <text:p>10896616.8243757</text:p>
          </table:table-cell>
          <table:table-cell office:value-type="float" office:value="3065648.90846573" calcext:value-type="float">
            <text:p>3065648.90846573</text:p>
          </table:table-cell>
          <table:table-cell office:value-type="float" office:value="1264530.70877902" calcext:value-type="float">
            <text:p>1264530.70877902</text:p>
          </table:table-cell>
          <table:table-cell office:value-type="float" office:value="492053.793738363" calcext:value-type="float">
            <text:p>492053.793738363</text:p>
          </table:table-cell>
          <table:table-cell office:value-type="float" office:value="5695463.18231258" calcext:value-type="float">
            <text:p>5695463.18231258</text:p>
          </table:table-cell>
          <table:table-cell office:value-type="float" office:value="2216216.85143577" calcext:value-type="float">
            <text:p>2216216.85143577</text:p>
          </table:table-cell>
          <table:table-cell office:value-type="float" office:value="2577351.5782917" calcext:value-type="float">
            <text:p>2577351.5782917</text:p>
          </table:table-cell>
          <table:table-cell office:value-type="float" office:value="1002898.2397118" calcext:value-type="float">
            <text:p>1002898.2397118</text:p>
          </table:table-cell>
          <table:table-cell office:value-type="float" office:value="14738499.1114465" calcext:value-type="float">
            <text:p>14738499.1114465</text:p>
          </table:table-cell>
          <table:table-cell office:value-type="float" office:value="4146522.21342265" calcext:value-type="float">
            <text:p>4146522.21342265</text:p>
          </table:table-cell>
          <table:table-cell office:value-type="float" office:value="53734639.5568077" calcext:value-type="float">
            <text:p>53734639.5568077</text:p>
          </table:table-cell>
          <table:table-cell office:value-type="float" office:value="15054948.5579664" calcext:value-type="float">
            <text:p>15054948.5579664</text:p>
          </table:table-cell>
          <table:table-cell office:value-type="float" office:value="54771801.2788212" calcext:value-type="float">
            <text:p>54771801.2788212</text:p>
          </table:table-cell>
          <table:table-cell office:value-type="float" office:value="15345532.3694517" calcext:value-type="float">
            <text:p>15345532.3694517</text:p>
          </table:table-cell>
          <table:table-cell office:value-type="float" office:value="63960389" calcext:value-type="float">
            <text:p>63960389</text:p>
          </table:table-cell>
          <table:table-cell office:value-type="float" office:value="17919918" calcext:value-type="float">
            <text:p>17919918</text:p>
          </table:table-cell>
          <table:table-cell office:value-type="float" office:value="57494705" calcext:value-type="float">
            <text:p>57494705</text:p>
          </table:table-cell>
          <table:table-cell office:value-type="float" office:value="16108414" calcext:value-type="float">
            <text:p>16108414</text:p>
          </table:table-cell>
        </table:table-row>
        <table:table-row table:style-name="ro1" table:visibility="collapse">
          <table:table-cell office:value-type="float" office:value="64" calcext:value-type="float">
            <text:p>64</text:p>
          </table:table-cell>
          <table:table-cell office:value-type="float" office:value="86.5950149971499" calcext:value-type="float">
            <text:p>86.5950149971499</text:p>
          </table:table-cell>
          <table:table-cell office:value-type="float" office:value="74.7122801535101" calcext:value-type="float">
            <text:p>74.7122801535101</text:p>
          </table:table-cell>
          <table:table-cell office:value-type="float" office:value="2.02389437116913" calcext:value-type="float">
            <text:p>2.02389437116913</text:p>
          </table:table-cell>
          <table:table-cell office:value-type="float" office:value="9.80065985237807" calcext:value-type="float">
            <text:p>9.80065985237807</text:p>
          </table:table-cell>
          <table:table-cell office:value-type="float" office:value="839192" calcext:value-type="float">
            <text:p>839192</text:p>
          </table:table-cell>
          <table:table-cell office:value-type="float" office:value="714825" calcext:value-type="float">
            <text:p>714825</text:p>
          </table:table-cell>
          <table:table-cell office:value-type="float" office:value="-0.00963162455191749" calcext:value-type="float">
            <text:p>-0.00963162455191749</text:p>
          </table:table-cell>
          <table:table-cell office:value-type="float" office:value="1.26191406287247" calcext:value-type="float">
            <text:p>1.26191406287247</text:p>
          </table:table-cell>
          <table:table-cell office:value-type="float" office:value="0.159363792952532" calcext:value-type="float">
            <text:p>0.159363792952532</text:p>
          </table:table-cell>
          <table:table-cell office:value-type="float" office:value="-0.00464809042532095" calcext:value-type="float">
            <text:p>-0.00464809042532095</text:p>
          </table:table-cell>
          <table:table-cell office:value-type="float" office:value="0.732784275630372" calcext:value-type="float">
            <text:p>0.732784275630372</text:p>
          </table:table-cell>
          <table:table-cell office:value-type="float" office:value="0.455865703120802" calcext:value-type="float">
            <text:p>0.455865703120802</text:p>
          </table:table-cell>
          <table:table-cell office:value-type="float" office:value="4351612.83898092" calcext:value-type="float">
            <text:p>4351612.83898092</text:p>
          </table:table-cell>
          <table:table-cell office:value-type="float" office:value="1631102.4711879" calcext:value-type="float">
            <text:p>1631102.4711879</text:p>
          </table:table-cell>
          <table:table-cell office:value-type="float" office:value="1101873.00876697" calcext:value-type="float">
            <text:p>1101873.00876697</text:p>
          </table:table-cell>
          <table:table-cell office:value-type="float" office:value="458255.369773408" calcext:value-type="float">
            <text:p>458255.369773408</text:p>
          </table:table-cell>
          <table:table-cell office:value-type="float" office:value="4766166.87008758" calcext:value-type="float">
            <text:p>4766166.87008758</text:p>
          </table:table-cell>
          <table:table-cell office:value-type="float" office:value="1982189.91124744" calcext:value-type="float">
            <text:p>1982189.91124744</text:p>
          </table:table-cell>
          <table:table-cell office:value-type="float" office:value="2103749.00978756" calcext:value-type="float">
            <text:p>2103749.00978756</text:p>
          </table:table-cell>
          <table:table-cell office:value-type="float" office:value="874923.219572686" calcext:value-type="float">
            <text:p>874923.219572686</text:p>
          </table:table-cell>
          <table:table-cell office:value-type="float" office:value="7557234.85753545" calcext:value-type="float">
            <text:p>7557234.85753545</text:p>
          </table:table-cell>
          <table:table-cell office:value-type="float" office:value="2832656.5132481" calcext:value-type="float">
            <text:p>2832656.5132481</text:p>
          </table:table-cell>
          <table:table-cell office:value-type="float" office:value="28549908.4138989" calcext:value-type="float">
            <text:p>28549908.4138989</text:p>
          </table:table-cell>
          <table:table-cell office:value-type="float" office:value="10701279.7069061" calcext:value-type="float">
            <text:p>10701279.7069061</text:p>
          </table:table-cell>
          <table:table-cell office:value-type="float" office:value="28416304.3342668" calcext:value-type="float">
            <text:p>28416304.3342668</text:p>
          </table:table-cell>
          <table:table-cell office:value-type="float" office:value="10651201.2756411" calcext:value-type="float">
            <text:p>10651201.2756411</text:p>
          </table:table-cell>
          <table:table-cell office:value-type="float" office:value="33536300" calcext:value-type="float">
            <text:p>33536300</text:p>
          </table:table-cell>
          <table:table-cell office:value-type="float" office:value="12570314" calcext:value-type="float">
            <text:p>12570314</text:p>
          </table:table-cell>
          <table:table-cell office:value-type="float" office:value="32848981" calcext:value-type="float">
            <text:p>32848981</text:p>
          </table:table-cell>
          <table:table-cell office:value-type="float" office:value="12312688" calcext:value-type="float">
            <text:p>12312688</text:p>
          </table:table-cell>
        </table:table-row>
        <table:table-row table:style-name="ro1" table:visibility="collapse">
          <table:table-cell office:value-type="float" office:value="65" calcext:value-type="float">
            <text:p>65</text:p>
          </table:table-cell>
          <table:table-cell office:value-type="float" office:value="77.5200212644533" calcext:value-type="float">
            <text:p>77.5200212644533</text:p>
          </table:table-cell>
          <table:table-cell office:value-type="float" office:value="75.504686945479" calcext:value-type="float">
            <text:p>75.504686945479</text:p>
          </table:table-cell>
          <table:table-cell office:value-type="float" office:value="5.9425856240294" calcext:value-type="float">
            <text:p>5.9425856240294</text:p>
          </table:table-cell>
          <table:table-cell office:value-type="float" office:value="7.57955683661435" calcext:value-type="float">
            <text:p>7.57955683661435</text:p>
          </table:table-cell>
          <table:table-cell office:value-type="float" office:value="251988" calcext:value-type="float">
            <text:p>251988</text:p>
          </table:table-cell>
          <table:table-cell office:value-type="float" office:value="76286" calcext:value-type="float">
            <text:p>76286</text:p>
          </table:table-cell>
          <table:table-cell office:value-type="float" office:value="-0.000920778910155039" calcext:value-type="float">
            <text:p>-0.000920778910155039</text:p>
          </table:table-cell>
          <table:table-cell office:value-type="float" office:value="0.866231937935706" calcext:value-type="float">
            <text:p>0.866231937935706</text:p>
          </table:table-cell>
          <table:table-cell office:value-type="float" office:value="0.273611099946635" calcext:value-type="float">
            <text:p>0.273611099946635</text:p>
          </table:table-cell>
          <table:table-cell office:value-type="float" office:value="0.00140070268135648" calcext:value-type="float">
            <text:p>0.00140070268135648</text:p>
          </table:table-cell>
          <table:table-cell office:value-type="float" office:value="1.1442178387835" calcext:value-type="float">
            <text:p>1.1442178387835</text:p>
          </table:table-cell>
          <table:table-cell office:value-type="float" office:value="0.0213387756261823" calcext:value-type="float">
            <text:p>0.0213387756261823</text:p>
          </table:table-cell>
          <table:table-cell office:value-type="float" office:value="6976171.70762734" calcext:value-type="float">
            <text:p>6976171.70762734</text:p>
          </table:table-cell>
          <table:table-cell office:value-type="float" office:value="3383824.35040578" calcext:value-type="float">
            <text:p>3383824.35040578</text:p>
          </table:table-cell>
          <table:table-cell office:value-type="float" office:value="449150.760915731" calcext:value-type="float">
            <text:p>449150.760915731</text:p>
          </table:table-cell>
          <table:table-cell office:value-type="float" office:value="292681.081299317" calcext:value-type="float">
            <text:p>292681.081299317</text:p>
          </table:table-cell>
          <table:table-cell office:value-type="float" office:value="1448618.99845913" calcext:value-type="float">
            <text:p>1448618.99845913</text:p>
          </table:table-cell>
          <table:table-cell office:value-type="float" office:value="943966.729557201" calcext:value-type="float">
            <text:p>943966.729557201</text:p>
          </table:table-cell>
          <table:table-cell office:value-type="float" office:value="1004939.69079852" calcext:value-type="float">
            <text:p>1004939.69079852</text:p>
          </table:table-cell>
          <table:table-cell office:value-type="float" office:value="654851.023170583" calcext:value-type="float">
            <text:p>654851.023170583</text:p>
          </table:table-cell>
          <table:table-cell office:value-type="float" office:value="8430262.15934159" calcext:value-type="float">
            <text:p>8430262.15934159</text:p>
          </table:table-cell>
          <table:table-cell office:value-type="float" office:value="4089137.64893363" calcext:value-type="float">
            <text:p>4089137.64893363</text:p>
          </table:table-cell>
          <table:table-cell office:value-type="float" office:value="14495943.2872053" calcext:value-type="float">
            <text:p>14495943.2872053</text:p>
          </table:table-cell>
          <table:table-cell office:value-type="float" office:value="7002148.7131212" calcext:value-type="float">
            <text:p>7002148.7131212</text:p>
          </table:table-cell>
          <table:table-cell office:value-type="float" office:value="16178063.9996456" calcext:value-type="float">
            <text:p>16178063.9996456</text:p>
          </table:table-cell>
          <table:table-cell office:value-type="float" office:value="7814683.58226112" calcext:value-type="float">
            <text:p>7814683.58226112</text:p>
          </table:table-cell>
          <table:table-cell office:value-type="float" office:value="21901916" calcext:value-type="float">
            <text:p>21901916</text:p>
          </table:table-cell>
          <table:table-cell office:value-type="float" office:value="10579544" calcext:value-type="float">
            <text:p>10579544</text:p>
          </table:table-cell>
          <table:table-cell office:value-type="float" office:value="15925212" calcext:value-type="float">
            <text:p>15925212</text:p>
          </table:table-cell>
          <table:table-cell office:value-type="float" office:value="7692545" calcext:value-type="float">
            <text:p>7692545</text:p>
          </table:table-cell>
        </table:table-row>
        <table:table-row table:style-name="ro1" table:visibility="collapse">
          <table:table-cell office:value-type="float" office:value="66" calcext:value-type="float">
            <text:p>66</text:p>
          </table:table-cell>
          <table:table-cell office:value-type="float" office:value="79.4648552710072" calcext:value-type="float">
            <text:p>79.4648552710072</text:p>
          </table:table-cell>
          <table:table-cell office:value-type="float" office:value="87.7562381004153" calcext:value-type="float">
            <text:p>87.7562381004153</text:p>
          </table:table-cell>
          <table:table-cell office:value-type="float" office:value="4.84667835198443" calcext:value-type="float">
            <text:p>4.84667835198443</text:p>
          </table:table-cell>
          <table:table-cell office:value-type="float" office:value="8.92657080687366" calcext:value-type="float">
            <text:p>8.92657080687366</text:p>
          </table:table-cell>
          <table:table-cell office:value-type="float" office:value="485168" calcext:value-type="float">
            <text:p>485168</text:p>
          </table:table-cell>
          <table:table-cell office:value-type="float" office:value="155496" calcext:value-type="float">
            <text:p>155496</text:p>
          </table:table-cell>
          <table:table-cell office:value-type="float" office:value="0.0088342714504814" calcext:value-type="float">
            <text:p>0.0088342714504814</text:p>
          </table:table-cell>
          <table:table-cell office:value-type="float" office:value="1.01416784138189" calcext:value-type="float">
            <text:p>1.01416784138189</text:p>
          </table:table-cell>
          <table:table-cell office:value-type="float" office:value="0.109514405775872" calcext:value-type="float">
            <text:p>0.109514405775872</text:p>
          </table:table-cell>
          <table:table-cell office:value-type="float" office:value="0.00117453939905469" calcext:value-type="float">
            <text:p>0.00117453939905469</text:p>
          </table:table-cell>
          <table:table-cell office:value-type="float" office:value="0.882787548267413" calcext:value-type="float">
            <text:p>0.882787548267413</text:p>
          </table:table-cell>
          <table:table-cell office:value-type="float" office:value="0.430933268477181" calcext:value-type="float">
            <text:p>0.430933268477181</text:p>
          </table:table-cell>
          <table:table-cell office:value-type="float" office:value="11053797.2066957" calcext:value-type="float">
            <text:p>11053797.2066957</text:p>
          </table:table-cell>
          <table:table-cell office:value-type="float" office:value="2958507.12196875" calcext:value-type="float">
            <text:p>2958507.12196875</text:p>
          </table:table-cell>
          <table:table-cell office:value-type="float" office:value="1158222.53311605" calcext:value-type="float">
            <text:p>1158222.53311605</text:p>
          </table:table-cell>
          <table:table-cell office:value-type="float" office:value="483697.484207102" calcext:value-type="float">
            <text:p>483697.484207102</text:p>
          </table:table-cell>
          <table:table-cell office:value-type="float" office:value="4954147.39508747" calcext:value-type="float">
            <text:p>4954147.39508747</text:p>
          </table:table-cell>
          <table:table-cell office:value-type="float" office:value="2068953.55847379" calcext:value-type="float">
            <text:p>2068953.55847379</text:p>
          </table:table-cell>
          <table:table-cell office:value-type="float" office:value="2529486.1599047" calcext:value-type="float">
            <text:p>2529486.1599047</text:p>
          </table:table-cell>
          <table:table-cell office:value-type="float" office:value="1056365.29846376" calcext:value-type="float">
            <text:p>1056365.29846376</text:p>
          </table:table-cell>
          <table:table-cell office:value-type="float" office:value="14741505.8997165" calcext:value-type="float">
            <text:p>14741505.8997165</text:p>
          </table:table-cell>
          <table:table-cell office:value-type="float" office:value="3945508.44179026" calcext:value-type="float">
            <text:p>3945508.44179026</text:p>
          </table:table-cell>
          <table:table-cell office:value-type="float" office:value="61578924.5070386" calcext:value-type="float">
            <text:p>61578924.5070386</text:p>
          </table:table-cell>
          <table:table-cell office:value-type="float" office:value="16412979.4238099" calcext:value-type="float">
            <text:p>16412979.4238099</text:p>
          </table:table-cell>
          <table:table-cell office:value-type="float" office:value="61900085.1758907" calcext:value-type="float">
            <text:p>61900085.1758907</text:p>
          </table:table-cell>
          <table:table-cell office:value-type="float" office:value="16498580.1953694" calcext:value-type="float">
            <text:p>16498580.1953694</text:p>
          </table:table-cell>
          <table:table-cell office:value-type="float" office:value="72313331" calcext:value-type="float">
            <text:p>72313331</text:p>
          </table:table-cell>
          <table:table-cell office:value-type="float" office:value="19274081" calcext:value-type="float">
            <text:p>19274081</text:p>
          </table:table-cell>
          <table:table-cell office:value-type="float" office:value="65055459" calcext:value-type="float">
            <text:p>65055459</text:p>
          </table:table-cell>
          <table:table-cell office:value-type="float" office:value="17339599" calcext:value-type="float">
            <text:p>17339599</text:p>
          </table:table-cell>
        </table:table-row>
        <table:table-row table:style-name="ro1" table:visibility="collapse">
          <table:table-cell office:value-type="float" office:value="67" calcext:value-type="float">
            <text:p>67</text:p>
          </table:table-cell>
          <table:table-cell office:value-type="float" office:value="81.6849558863625" calcext:value-type="float">
            <text:p>81.6849558863625</text:p>
          </table:table-cell>
          <table:table-cell office:value-type="float" office:value="73.734012369863" calcext:value-type="float">
            <text:p>73.734012369863</text:p>
          </table:table-cell>
          <table:table-cell office:value-type="float" office:value="7.05863783547984" calcext:value-type="float">
            <text:p>7.05863783547984</text:p>
          </table:table-cell>
          <table:table-cell office:value-type="float" office:value="6.83858649412607" calcext:value-type="float">
            <text:p>6.83858649412607</text:p>
          </table:table-cell>
          <table:table-cell office:value-type="float" office:value="668174" calcext:value-type="float">
            <text:p>668174</text:p>
          </table:table-cell>
          <table:table-cell office:value-type="float" office:value="114969" calcext:value-type="float">
            <text:p>114969</text:p>
          </table:table-cell>
          <table:table-cell office:value-type="float" office:value="0.00435356776039516" calcext:value-type="float">
            <text:p>0.00435356776039516</text:p>
          </table:table-cell>
          <table:table-cell office:value-type="float" office:value="1.11339950066971" calcext:value-type="float">
            <text:p>1.11339950066971</text:p>
          </table:table-cell>
          <table:table-cell office:value-type="float" office:value="0.172540483480877" calcext:value-type="float">
            <text:p>0.172540483480877</text:p>
          </table:table-cell>
          <table:table-cell office:value-type="float" office:value="0.00230335352889492" calcext:value-type="float">
            <text:p>0.00230335352889492</text:p>
          </table:table-cell>
          <table:table-cell office:value-type="float" office:value="0.801104000175795" calcext:value-type="float">
            <text:p>0.801104000175795</text:p>
          </table:table-cell>
          <table:table-cell office:value-type="float" office:value="0.0911061285964528" calcext:value-type="float">
            <text:p>0.0911061285964528</text:p>
          </table:table-cell>
          <table:table-cell office:value-type="float" office:value="5531978.73769855" calcext:value-type="float">
            <text:p>5531978.73769855</text:p>
          </table:table-cell>
          <table:table-cell office:value-type="float" office:value="2064931.72941623" calcext:value-type="float">
            <text:p>2064931.72941623</text:p>
          </table:table-cell>
          <table:table-cell office:value-type="float" office:value="702659.454035435" calcext:value-type="float">
            <text:p>702659.454035435</text:p>
          </table:table-cell>
          <table:table-cell office:value-type="float" office:value="371926.704348789" calcext:value-type="float">
            <text:p>371926.704348789</text:p>
          </table:table-cell>
          <table:table-cell office:value-type="float" office:value="2584590.97274259" calcext:value-type="float">
            <text:p>2584590.97274259</text:p>
          </table:table-cell>
          <table:table-cell office:value-type="float" office:value="1368057.3100683" calcext:value-type="float">
            <text:p>1368057.3100683</text:p>
          </table:table-cell>
          <table:table-cell office:value-type="float" office:value="1366437.70024246" calcext:value-type="float">
            <text:p>1366437.70024246</text:p>
          </table:table-cell>
          <table:table-cell office:value-type="float" office:value="723273.084323275" calcext:value-type="float">
            <text:p>723273.084323275</text:p>
          </table:table-cell>
          <table:table-cell office:value-type="float" office:value="7601075.89197645" calcext:value-type="float">
            <text:p>7601075.89197645</text:p>
          </table:table-cell>
          <table:table-cell office:value-type="float" office:value="2837267.37416434" calcext:value-type="float">
            <text:p>2837267.37416434</text:p>
          </table:table-cell>
          <table:table-cell office:value-type="float" office:value="29457207.6575494" calcext:value-type="float">
            <text:p>29457207.6575494</text:p>
          </table:table-cell>
          <table:table-cell office:value-type="float" office:value="10949920.620458" calcext:value-type="float">
            <text:p>10949920.620458</text:p>
          </table:table-cell>
          <table:table-cell office:value-type="float" office:value="30369312.7282183" calcext:value-type="float">
            <text:p>30369312.7282183</text:p>
          </table:table-cell>
          <table:table-cell office:value-type="float" office:value="11288971.0232473" calcext:value-type="float">
            <text:p>11288971.0232473</text:p>
          </table:table-cell>
          <table:table-cell office:value-type="float" office:value="37131430" calcext:value-type="float">
            <text:p>37131430</text:p>
          </table:table-cell>
          <table:table-cell office:value-type="float" office:value="13802605" calcext:value-type="float">
            <text:p>13802605</text:p>
          </table:table-cell>
          <table:table-cell office:value-type="float" office:value="33481383" calcext:value-type="float">
            <text:p>33481383</text:p>
          </table:table-cell>
          <table:table-cell office:value-type="float" office:value="12445799" calcext:value-type="float">
            <text:p>12445799</text:p>
          </table:table-cell>
        </table:table-row>
        <table:table-row table:style-name="ro1" table:visibility="collapse">
          <table:table-cell office:value-type="float" office:value="68" calcext:value-type="float">
            <text:p>68</text:p>
          </table:table-cell>
          <table:table-cell office:value-type="float" office:value="88.3230883240427" calcext:value-type="float">
            <text:p>88.3230883240427</text:p>
          </table:table-cell>
          <table:table-cell office:value-type="float" office:value="77.9155375785036" calcext:value-type="float">
            <text:p>77.9155375785036</text:p>
          </table:table-cell>
          <table:table-cell office:value-type="float" office:value="9.36939845431465" calcext:value-type="float">
            <text:p>9.36939845431465</text:p>
          </table:table-cell>
          <table:table-cell office:value-type="float" office:value="9.76692037223801" calcext:value-type="float">
            <text:p>9.76692037223801</text:p>
          </table:table-cell>
          <table:table-cell office:value-type="float" office:value="285616" calcext:value-type="float">
            <text:p>285616</text:p>
          </table:table-cell>
          <table:table-cell office:value-type="float" office:value="537643" calcext:value-type="float">
            <text:p>537643</text:p>
          </table:table-cell>
          <table:table-cell office:value-type="float" office:value="-0.00506757448200835" calcext:value-type="float">
            <text:p>-0.00506757448200835</text:p>
          </table:table-cell>
          <table:table-cell office:value-type="float" office:value="1.07215302918006" calcext:value-type="float">
            <text:p>1.07215302918006</text:p>
          </table:table-cell>
          <table:table-cell office:value-type="float" office:value="0.112960117128843" calcext:value-type="float">
            <text:p>0.112960117128843</text:p>
          </table:table-cell>
          <table:table-cell office:value-type="float" office:value="0.00136331435645342" calcext:value-type="float">
            <text:p>0.00136331435645342</text:p>
          </table:table-cell>
          <table:table-cell office:value-type="float" office:value="1.2978100658139" calcext:value-type="float">
            <text:p>1.2978100658139</text:p>
          </table:table-cell>
          <table:table-cell office:value-type="float" office:value="0.0891967499482881" calcext:value-type="float">
            <text:p>0.0891967499482881</text:p>
          </table:table-cell>
          <table:table-cell office:value-type="float" office:value="15783187.0982961" calcext:value-type="float">
            <text:p>15783187.0982961</text:p>
          </table:table-cell>
          <table:table-cell office:value-type="float" office:value="3760048.15490965" calcext:value-type="float">
            <text:p>3760048.15490965</text:p>
          </table:table-cell>
          <table:table-cell office:value-type="float" office:value="1300160.35828326" calcext:value-type="float">
            <text:p>1300160.35828326</text:p>
          </table:table-cell>
          <table:table-cell office:value-type="float" office:value="495508.51281659" calcext:value-type="float">
            <text:p>495508.51281659</text:p>
          </table:table-cell>
          <table:table-cell office:value-type="float" office:value="5948750.59206442" calcext:value-type="float">
            <text:p>5948750.59206442</text:p>
          </table:table-cell>
          <table:table-cell office:value-type="float" office:value="2267148.46381161" calcext:value-type="float">
            <text:p>2267148.46381161</text:p>
          </table:table-cell>
          <table:table-cell office:value-type="float" office:value="2612036.48671605" calcext:value-type="float">
            <text:p>2612036.48671605</text:p>
          </table:table-cell>
          <table:table-cell office:value-type="float" office:value="995482.062431378" calcext:value-type="float">
            <text:p>995482.062431378</text:p>
          </table:table-cell>
          <table:table-cell office:value-type="float" office:value="19695383.9432954" calcext:value-type="float">
            <text:p>19695383.9432954</text:p>
          </table:table-cell>
          <table:table-cell office:value-type="float" office:value="4692055.64091804" calcext:value-type="float">
            <text:p>4692055.64091804</text:p>
          </table:table-cell>
          <table:table-cell office:value-type="float" office:value="76203377.0084679" calcext:value-type="float">
            <text:p>76203377.0084679</text:p>
          </table:table-cell>
          <table:table-cell office:value-type="float" office:value="18154024.6170881" calcext:value-type="float">
            <text:p>18154024.6170881</text:p>
          </table:table-cell>
          <table:table-cell office:value-type="float" office:value="79475920.5403794" calcext:value-type="float">
            <text:p>79475920.5403794</text:p>
          </table:table-cell>
          <table:table-cell office:value-type="float" office:value="18933646.7043377" calcext:value-type="float">
            <text:p>18933646.7043377</text:p>
          </table:table-cell>
          <table:table-cell office:value-type="float" office:value="91277639" calcext:value-type="float">
            <text:p>91277639</text:p>
          </table:table-cell>
          <table:table-cell office:value-type="float" office:value="21745184" calcext:value-type="float">
            <text:p>21745184</text:p>
          </table:table-cell>
          <table:table-cell office:value-type="float" office:value="80143042" calcext:value-type="float">
            <text:p>80143042</text:p>
          </table:table-cell>
          <table:table-cell office:value-type="float" office:value="19092576" calcext:value-type="float">
            <text:p>19092576</text:p>
          </table:table-cell>
        </table:table-row>
        <table:table-row table:style-name="ro1" table:visibility="collapse">
          <table:table-cell office:value-type="float" office:value="69" calcext:value-type="float">
            <text:p>69</text:p>
          </table:table-cell>
          <table:table-cell office:value-type="float" office:value="87.4657325341888" calcext:value-type="float">
            <text:p>87.4657325341888</text:p>
          </table:table-cell>
          <table:table-cell office:value-type="float" office:value="88.7416837513828" calcext:value-type="float">
            <text:p>88.7416837513828</text:p>
          </table:table-cell>
          <table:table-cell office:value-type="float" office:value="7.4574556649089" calcext:value-type="float">
            <text:p>7.4574556649089</text:p>
          </table:table-cell>
          <table:table-cell office:value-type="float" office:value="4.6862275520643" calcext:value-type="float">
            <text:p>4.6862275520643</text:p>
          </table:table-cell>
          <table:table-cell office:value-type="float" office:value="391224" calcext:value-type="float">
            <text:p>391224</text:p>
          </table:table-cell>
          <table:table-cell office:value-type="float" office:value="606446" calcext:value-type="float">
            <text:p>606446</text:p>
          </table:table-cell>
          <table:table-cell office:value-type="float" office:value="-0.00323090877496786" calcext:value-type="float">
            <text:p>-0.00323090877496786</text:p>
          </table:table-cell>
          <table:table-cell office:value-type="float" office:value="1.41327541449041" calcext:value-type="float">
            <text:p>1.41327541449041</text:p>
          </table:table-cell>
          <table:table-cell office:value-type="float" office:value="0.484008484129405" calcext:value-type="float">
            <text:p>0.484008484129405</text:p>
          </table:table-cell>
          <table:table-cell office:value-type="float" office:value="-0.000751295231483733" calcext:value-type="float">
            <text:p>-0.000751295231483733</text:p>
          </table:table-cell>
          <table:table-cell office:value-type="float" office:value="1.41004119828194" calcext:value-type="float">
            <text:p>1.41004119828194</text:p>
          </table:table-cell>
          <table:table-cell office:value-type="float" office:value="0.360786773290336" calcext:value-type="float">
            <text:p>0.360786773290336</text:p>
          </table:table-cell>
          <table:table-cell office:value-type="float" office:value="20147961.6634124" calcext:value-type="float">
            <text:p>20147961.6634124</text:p>
          </table:table-cell>
          <table:table-cell office:value-type="float" office:value="5528751.20912533" calcext:value-type="float">
            <text:p>5528751.20912533</text:p>
          </table:table-cell>
          <table:table-cell office:value-type="float" office:value="1371012.71870764" calcext:value-type="float">
            <text:p>1371012.71870764</text:p>
          </table:table-cell>
          <table:table-cell office:value-type="float" office:value="544695.38046411" calcext:value-type="float">
            <text:p>544695.38046411</text:p>
          </table:table-cell>
          <table:table-cell office:value-type="float" office:value="6169551.44323076" calcext:value-type="float">
            <text:p>6169551.44323076</text:p>
          </table:table-cell>
          <table:table-cell office:value-type="float" office:value="2451126.9113763" calcext:value-type="float">
            <text:p>2451126.9113763</text:p>
          </table:table-cell>
          <table:table-cell office:value-type="float" office:value="3514179.80059142" calcext:value-type="float">
            <text:p>3514179.80059142</text:p>
          </table:table-cell>
          <table:table-cell office:value-type="float" office:value="1396163.19920561" calcext:value-type="float">
            <text:p>1396163.19920561</text:p>
          </table:table-cell>
          <table:table-cell office:value-type="float" office:value="25033154.1827114" calcext:value-type="float">
            <text:p>25033154.1827114</text:p>
          </table:table-cell>
          <table:table-cell office:value-type="float" office:value="6869284.53448556" calcext:value-type="float">
            <text:p>6869284.53448556</text:p>
          </table:table-cell>
          <table:table-cell office:value-type="float" office:value="54045971.2283987" calcext:value-type="float">
            <text:p>54045971.2283987</text:p>
          </table:table-cell>
          <table:table-cell office:value-type="float" office:value="14769080.456044" calcext:value-type="float">
            <text:p>14769080.456044</text:p>
          </table:table-cell>
          <table:table-cell office:value-type="float" office:value="56194709.6317528" calcext:value-type="float">
            <text:p>56194709.6317528</text:p>
          </table:table-cell>
          <table:table-cell office:value-type="float" office:value="15356263.7305201" calcext:value-type="float">
            <text:p>15356263.7305201</text:p>
          </table:table-cell>
          <table:table-cell office:value-type="float" office:value="66237217" calcext:value-type="float">
            <text:p>66237217</text:p>
          </table:table-cell>
          <table:table-cell office:value-type="float" office:value="18100568" calcext:value-type="float">
            <text:p>18100568</text:p>
          </table:table-cell>
          <table:table-cell office:value-type="float" office:value="50887794" calcext:value-type="float">
            <text:p>50887794</text:p>
          </table:table-cell>
          <table:table-cell office:value-type="float" office:value="13906049" calcext:value-type="float">
            <text:p>13906049</text:p>
          </table:table-cell>
        </table:table-row>
        <table:table-row table:style-name="ro1" table:visibility="collapse">
          <table:table-cell office:value-type="float" office:value="70" calcext:value-type="float">
            <text:p>70</text:p>
          </table:table-cell>
          <table:table-cell office:value-type="float" office:value="85.0902448249232" calcext:value-type="float">
            <text:p>85.0902448249232</text:p>
          </table:table-cell>
          <table:table-cell office:value-type="float" office:value="70.0617714725439" calcext:value-type="float">
            <text:p>70.0617714725439</text:p>
          </table:table-cell>
          <table:table-cell office:value-type="float" office:value="5.18369437364291" calcext:value-type="float">
            <text:p>5.18369437364291</text:p>
          </table:table-cell>
          <table:table-cell office:value-type="float" office:value="9.26766044632446" calcext:value-type="float">
            <text:p>9.26766044632446</text:p>
          </table:table-cell>
          <table:table-cell office:value-type="float" office:value="811548" calcext:value-type="float">
            <text:p>811548</text:p>
          </table:table-cell>
          <table:table-cell office:value-type="float" office:value="862938" calcext:value-type="float">
            <text:p>862938</text:p>
          </table:table-cell>
          <table:table-cell office:value-type="float" office:value="-0.00769915903101109" calcext:value-type="float">
            <text:p>-0.00769915903101109</text:p>
          </table:table-cell>
          <table:table-cell office:value-type="float" office:value="0.696575448689175" calcext:value-type="float">
            <text:p>0.696575448689175</text:p>
          </table:table-cell>
          <table:table-cell office:value-type="float" office:value="0.320540007884751" calcext:value-type="float">
            <text:p>0.320540007884751</text:p>
          </table:table-cell>
          <table:table-cell office:value-type="float" office:value="-0.0014592339507261" calcext:value-type="float">
            <text:p>-0.0014592339507261</text:p>
          </table:table-cell>
          <table:table-cell office:value-type="float" office:value="0.833792299300432" calcext:value-type="float">
            <text:p>0.833792299300432</text:p>
          </table:table-cell>
          <table:table-cell office:value-type="float" office:value="0.405784105037157" calcext:value-type="float">
            <text:p>0.405784105037157</text:p>
          </table:table-cell>
          <table:table-cell office:value-type="float" office:value="5430434.73491092" calcext:value-type="float">
            <text:p>5430434.73491092</text:p>
          </table:table-cell>
          <table:table-cell office:value-type="float" office:value="1873050.89178542" calcext:value-type="float">
            <text:p>1873050.89178542</text:p>
          </table:table-cell>
          <table:table-cell office:value-type="float" office:value="934591.633560082" calcext:value-type="float">
            <text:p>934591.633560082</text:p>
          </table:table-cell>
          <table:table-cell office:value-type="float" office:value="418892.246939604" calcext:value-type="float">
            <text:p>418892.246939604</text:p>
          </table:table-cell>
          <table:table-cell office:value-type="float" office:value="3882475.67365637" calcext:value-type="float">
            <text:p>3882475.67365637</text:p>
          </table:table-cell>
          <table:table-cell office:value-type="float" office:value="1740159.98028054" calcext:value-type="float">
            <text:p>1740159.98028054</text:p>
          </table:table-cell>
          <table:table-cell office:value-type="float" office:value="1629453.09571809" calcext:value-type="float">
            <text:p>1629453.09571809</text:p>
          </table:table-cell>
          <table:table-cell office:value-type="float" office:value="730335.307997557" calcext:value-type="float">
            <text:p>730335.307997557</text:p>
          </table:table-cell>
          <table:table-cell office:value-type="float" office:value="7994479.46418909" calcext:value-type="float">
            <text:p>7994479.46418909</text:p>
          </table:table-cell>
          <table:table-cell office:value-type="float" office:value="2757434.27933956" calcext:value-type="float">
            <text:p>2757434.27933956</text:p>
          </table:table-cell>
          <table:table-cell office:value-type="float" office:value="35351327.3133336" calcext:value-type="float">
            <text:p>35351327.3133336</text:p>
          </table:table-cell>
          <table:table-cell office:value-type="float" office:value="12193284.4021417" calcext:value-type="float">
            <text:p>12193284.4021417</text:p>
          </table:table-cell>
          <table:table-cell office:value-type="float" office:value="35671277.8078892" calcext:value-type="float">
            <text:p>35671277.8078892</text:p>
          </table:table-cell>
          <table:table-cell office:value-type="float" office:value="12303640.8631635" calcext:value-type="float">
            <text:p>12303640.8631635</text:p>
          </table:table-cell>
          <table:table-cell office:value-type="float" office:value="42189421" calcext:value-type="float">
            <text:p>42189421</text:p>
          </table:table-cell>
          <table:table-cell office:value-type="float" office:value="14551861" calcext:value-type="float">
            <text:p>14551861</text:p>
          </table:table-cell>
          <table:table-cell office:value-type="float" office:value="39706870" calcext:value-type="float">
            <text:p>39706870</text:p>
          </table:table-cell>
          <table:table-cell office:value-type="float" office:value="13695586" calcext:value-type="float">
            <text:p>13695586</text:p>
          </table:table-cell>
        </table:table-row>
        <table:table-row table:style-name="ro1" table:visibility="collapse">
          <table:table-cell office:value-type="float" office:value="71" calcext:value-type="float">
            <text:p>71</text:p>
          </table:table-cell>
          <table:table-cell office:value-type="float" office:value="82.03905813958" calcext:value-type="float">
            <text:p>82.03905813958</text:p>
          </table:table-cell>
          <table:table-cell office:value-type="float" office:value="78.9488194958565" calcext:value-type="float">
            <text:p>78.9488194958565</text:p>
          </table:table-cell>
          <table:table-cell office:value-type="float" office:value="8.91098278860639" calcext:value-type="float">
            <text:p>8.91098278860639</text:p>
          </table:table-cell>
          <table:table-cell office:value-type="float" office:value="5.18954167756318" calcext:value-type="float">
            <text:p>5.18954167756318</text:p>
          </table:table-cell>
          <table:table-cell office:value-type="float" office:value="757476" calcext:value-type="float">
            <text:p>757476</text:p>
          </table:table-cell>
          <table:table-cell office:value-type="float" office:value="499410" calcext:value-type="float">
            <text:p>499410</text:p>
          </table:table-cell>
          <table:table-cell office:value-type="float" office:value="0.00156966256298154" calcext:value-type="float">
            <text:p>0.00156966256298154</text:p>
          </table:table-cell>
          <table:table-cell office:value-type="float" office:value="0.984242302268676" calcext:value-type="float">
            <text:p>0.984242302268676</text:p>
          </table:table-cell>
          <table:table-cell office:value-type="float" office:value="0.0499671410979078" calcext:value-type="float">
            <text:p>0.0499671410979078</text:p>
          </table:table-cell>
          <table:table-cell office:value-type="float" office:value="0.000359985723237472" calcext:value-type="float">
            <text:p>0.000359985723237472</text:p>
          </table:table-cell>
          <table:table-cell office:value-type="float" office:value="0.673305878773979" calcext:value-type="float">
            <text:p>0.673305878773979</text:p>
          </table:table-cell>
          <table:table-cell office:value-type="float" office:value="0.0616591470645357" calcext:value-type="float">
            <text:p>0.0616591470645357</text:p>
          </table:table-cell>
          <table:table-cell office:value-type="float" office:value="8269760.06910136" calcext:value-type="float">
            <text:p>8269760.06910136</text:p>
          </table:table-cell>
          <table:table-cell office:value-type="float" office:value="2759062.13870962" calcext:value-type="float">
            <text:p>2759062.13870962</text:p>
          </table:table-cell>
          <table:table-cell office:value-type="float" office:value="777350.245119486" calcext:value-type="float">
            <text:p>777350.245119486</text:p>
          </table:table-cell>
          <table:table-cell office:value-type="float" office:value="404674.654230666" calcext:value-type="float">
            <text:p>404674.654230666</text:p>
          </table:table-cell>
          <table:table-cell office:value-type="float" office:value="2875400.255531" calcext:value-type="float">
            <text:p>2875400.255531</text:p>
          </table:table-cell>
          <table:table-cell office:value-type="float" office:value="1496882.01873908" calcext:value-type="float">
            <text:p>1496882.01873908</text:p>
          </table:table-cell>
          <table:table-cell office:value-type="float" office:value="1756084.47106624" calcext:value-type="float">
            <text:p>1756084.47106624</text:p>
          </table:table-cell>
          <table:table-cell office:value-type="float" office:value="914186.212187196" calcext:value-type="float">
            <text:p>914186.212187196</text:p>
          </table:table-cell>
          <table:table-cell office:value-type="float" office:value="10803194.7852871" calcext:value-type="float">
            <text:p>10803194.7852871</text:p>
          </table:table-cell>
          <table:table-cell office:value-type="float" office:value="3604298.72936202" calcext:value-type="float">
            <text:p>3604298.72936202</text:p>
          </table:table-cell>
          <table:table-cell office:value-type="float" office:value="36780851.735858" calcext:value-type="float">
            <text:p>36780851.735858</text:p>
          </table:table-cell>
          <table:table-cell office:value-type="float" office:value="12271293.7988448" calcext:value-type="float">
            <text:p>12271293.7988448</text:p>
          </table:table-cell>
          <table:table-cell office:value-type="float" office:value="38443137.4473585" calcext:value-type="float">
            <text:p>38443137.4473585</text:p>
          </table:table-cell>
          <table:table-cell office:value-type="float" office:value="12825886.6204014" calcext:value-type="float">
            <text:p>12825886.6204014</text:p>
          </table:table-cell>
          <table:table-cell office:value-type="float" office:value="46344269" calcext:value-type="float">
            <text:p>46344269</text:p>
          </table:table-cell>
          <table:table-cell office:value-type="float" office:value="15461962" calcext:value-type="float">
            <text:p>15461962</text:p>
          </table:table-cell>
          <table:table-cell office:value-type="float" office:value="40172559" calcext:value-type="float">
            <text:p>40172559</text:p>
          </table:table-cell>
          <table:table-cell office:value-type="float" office:value="13402878" calcext:value-type="float">
            <text:p>13402878</text:p>
          </table:table-cell>
        </table:table-row>
        <table:table-row table:style-name="ro1" table:visibility="collapse">
          <table:table-cell office:value-type="float" office:value="72" calcext:value-type="float">
            <text:p>72</text:p>
          </table:table-cell>
          <table:table-cell office:value-type="float" office:value="83.5121540087098" calcext:value-type="float">
            <text:p>83.5121540087098</text:p>
          </table:table-cell>
          <table:table-cell office:value-type="float" office:value="85.0365886649352" calcext:value-type="float">
            <text:p>85.0365886649352</text:p>
          </table:table-cell>
          <table:table-cell office:value-type="float" office:value="3.70828085758965" calcext:value-type="float">
            <text:p>3.70828085758965</text:p>
          </table:table-cell>
          <table:table-cell office:value-type="float" office:value="4.86733596312251" calcext:value-type="float">
            <text:p>4.86733596312251</text:p>
          </table:table-cell>
          <table:table-cell office:value-type="float" office:value="34759" calcext:value-type="float">
            <text:p>34759</text:p>
          </table:table-cell>
          <table:table-cell office:value-type="float" office:value="976267" calcext:value-type="float">
            <text:p>976267</text:p>
          </table:table-cell>
          <table:table-cell office:value-type="float" office:value="-0.00869555081341794" calcext:value-type="float">
            <text:p>-0.00869555081341794</text:p>
          </table:table-cell>
          <table:table-cell office:value-type="float" office:value="1.18260741854254" calcext:value-type="float">
            <text:p>1.18260741854254</text:p>
          </table:table-cell>
          <table:table-cell office:value-type="float" office:value="0.43839242555527" calcext:value-type="float">
            <text:p>0.43839242555527</text:p>
          </table:table-cell>
          <table:table-cell office:value-type="float" office:value="0.00264701650052633" calcext:value-type="float">
            <text:p>0.00264701650052633</text:p>
          </table:table-cell>
          <table:table-cell office:value-type="float" office:value="1.3808544032694" calcext:value-type="float">
            <text:p>1.3808544032694</text:p>
          </table:table-cell>
          <table:table-cell office:value-type="float" office:value="0.290043322468514" calcext:value-type="float">
            <text:p>0.290043322468514</text:p>
          </table:table-cell>
          <table:table-cell office:value-type="float" office:value="9224223.12407796" calcext:value-type="float">
            <text:p>9224223.12407796</text:p>
          </table:table-cell>
          <table:table-cell office:value-type="float" office:value="3457488.91024863" calcext:value-type="float">
            <text:p>3457488.91024863</text:p>
          </table:table-cell>
          <table:table-cell office:value-type="float" office:value="979087.359389069" calcext:value-type="float">
            <text:p>979087.359389069</text:p>
          </table:table-cell>
          <table:table-cell office:value-type="float" office:value="469023.594612984" calcext:value-type="float">
            <text:p>469023.594612984</text:p>
          </table:table-cell>
          <table:table-cell office:value-type="float" office:value="3865468.56926551" calcext:value-type="float">
            <text:p>3865468.56926551</text:p>
          </table:table-cell>
          <table:table-cell office:value-type="float" office:value="1851720.32488673" calcext:value-type="float">
            <text:p>1851720.32488673</text:p>
          </table:table-cell>
          <table:table-cell office:value-type="float" office:value="2493493.43740294" calcext:value-type="float">
            <text:p>2493493.43740294</text:p>
          </table:table-cell>
          <table:table-cell office:value-type="float" office:value="1194487.13533015" calcext:value-type="float">
            <text:p>1194487.13533015</text:p>
          </table:table-cell>
          <table:table-cell office:value-type="float" office:value="12696803.92087" calcext:value-type="float">
            <text:p>12696803.92087</text:p>
          </table:table-cell>
          <table:table-cell office:value-type="float" office:value="4759106.34006886" calcext:value-type="float">
            <text:p>4759106.34006886</text:p>
          </table:table-cell>
          <table:table-cell office:value-type="float" office:value="28409757.7269098" calcext:value-type="float">
            <text:p>28409757.7269098</text:p>
          </table:table-cell>
          <table:table-cell office:value-type="float" office:value="10604561.7557326" calcext:value-type="float">
            <text:p>10604561.7557326</text:p>
          </table:table-cell>
          <table:table-cell office:value-type="float" office:value="28070780.2203193" calcext:value-type="float">
            <text:p>28070780.2203193</text:p>
          </table:table-cell>
          <table:table-cell office:value-type="float" office:value="10478031.0074947" calcext:value-type="float">
            <text:p>10478031.0074947</text:p>
          </table:table-cell>
          <table:table-cell office:value-type="float" office:value="34383972" calcext:value-type="float">
            <text:p>34383972</text:p>
          </table:table-cell>
          <table:table-cell office:value-type="float" office:value="12834567" calcext:value-type="float">
            <text:p>12834567</text:p>
          </table:table-cell>
          <table:table-cell office:value-type="float" office:value="28046130" calcext:value-type="float">
            <text:p>28046130</text:p>
          </table:table-cell>
          <table:table-cell office:value-type="float" office:value="10468830" calcext:value-type="float">
            <text:p>10468830</text:p>
          </table:table-cell>
        </table:table-row>
        <table:table-row table:style-name="ro1" table:visibility="collapse">
          <table:table-cell office:value-type="float" office:value="73" calcext:value-type="float">
            <text:p>73</text:p>
          </table:table-cell>
          <table:table-cell office:value-type="float" office:value="83.2678437532064" calcext:value-type="float">
            <text:p>83.2678437532064</text:p>
          </table:table-cell>
          <table:table-cell office:value-type="float" office:value="81.6140652507139" calcext:value-type="float">
            <text:p>81.6140652507139</text:p>
          </table:table-cell>
          <table:table-cell office:value-type="float" office:value="3.32323114752855" calcext:value-type="float">
            <text:p>3.32323114752855</text:p>
          </table:table-cell>
          <table:table-cell office:value-type="float" office:value="1.21430020842643" calcext:value-type="float">
            <text:p>1.21430020842643</text:p>
          </table:table-cell>
          <table:table-cell office:value-type="float" office:value="717726" calcext:value-type="float">
            <text:p>717726</text:p>
          </table:table-cell>
          <table:table-cell office:value-type="float" office:value="742421" calcext:value-type="float">
            <text:p>742421</text:p>
          </table:table-cell>
          <table:table-cell office:value-type="float" office:value="-0.00121411659987543" calcext:value-type="float">
            <text:p>-0.00121411659987543</text:p>
          </table:table-cell>
          <table:table-cell office:value-type="float" office:value="1.49240079646064" calcext:value-type="float">
            <text:p>1.49240079646064</text:p>
          </table:table-cell>
          <table:table-cell office:value-type="float" office:value="0.248247735206644" calcext:value-type="float">
            <text:p>0.248247735206644</text:p>
          </table:table-cell>
          <table:table-cell office:value-type="float" office:value="0.0049213010154469" calcext:value-type="float">
            <text:p>0.0049213010154469</text:p>
          </table:table-cell>
          <table:table-cell office:value-type="float" office:value="0.564303187501203" calcext:value-type="float">
            <text:p>0.564303187501203</text:p>
          </table:table-cell>
          <table:table-cell office:value-type="float" office:value="0.373303122654352" calcext:value-type="float">
            <text:p>0.373303122654352</text:p>
          </table:table-cell>
          <table:table-cell office:value-type="float" office:value="2267655.77862461" calcext:value-type="float">
            <text:p>2267655.77862461</text:p>
          </table:table-cell>
          <table:table-cell office:value-type="float" office:value="943090.019525286" calcext:value-type="float">
            <text:p>943090.019525286</text:p>
          </table:table-cell>
          <table:table-cell office:value-type="float" office:value="896470.531200255" calcext:value-type="float">
            <text:p>896470.531200255</text:p>
          </table:table-cell>
          <table:table-cell office:value-type="float" office:value="440295.321123837" calcext:value-type="float">
            <text:p>440295.321123837</text:p>
          </table:table-cell>
          <table:table-cell office:value-type="float" office:value="3450621.41815534" calcext:value-type="float">
            <text:p>3450621.41815534</text:p>
          </table:table-cell>
          <table:table-cell office:value-type="float" office:value="1694748.92091474" calcext:value-type="float">
            <text:p>1694748.92091474</text:p>
          </table:table-cell>
          <table:table-cell office:value-type="float" office:value="2126234.58709665" calcext:value-type="float">
            <text:p>2126234.58709665</text:p>
          </table:table-cell>
          <table:table-cell office:value-type="float" office:value="1044285.4591739" calcext:value-type="float">
            <text:p>1044285.4591739</text:p>
          </table:table-cell>
          <table:table-cell office:value-type="float" office:value="5290360.89692151" calcext:value-type="float">
            <text:p>5290360.89692151</text:p>
          </table:table-cell>
          <table:table-cell office:value-type="float" office:value="2200195.73014721" calcext:value-type="float">
            <text:p>2200195.73014721</text:p>
          </table:table-cell>
          <table:table-cell office:value-type="float" office:value="23785168.6641826" calcext:value-type="float">
            <text:p>23785168.6641826</text:p>
          </table:table-cell>
          <table:table-cell office:value-type="float" office:value="9850912.29367152" calcext:value-type="float">
            <text:p>9850912.29367152</text:p>
          </table:table-cell>
          <table:table-cell office:value-type="float" office:value="22083562.2824382" calcext:value-type="float">
            <text:p>22083562.2824382</text:p>
          </table:table-cell>
          <table:table-cell office:value-type="float" office:value="9146171.64366475" calcext:value-type="float">
            <text:p>9146171.64366475</text:p>
          </table:table-cell>
          <table:table-cell office:value-type="float" office:value="27532383" calcext:value-type="float">
            <text:p>27532383</text:p>
          </table:table-cell>
          <table:table-cell office:value-type="float" office:value="11402866" calcext:value-type="float">
            <text:p>11402866</text:p>
          </table:table-cell>
          <table:table-cell office:value-type="float" office:value="27818878" calcext:value-type="float">
            <text:p>27818878</text:p>
          </table:table-cell>
          <table:table-cell office:value-type="float" office:value="11521521" calcext:value-type="float">
            <text:p>11521521</text:p>
          </table:table-cell>
        </table:table-row>
        <table:table-row table:style-name="ro1" table:visibility="collapse">
          <table:table-cell office:value-type="float" office:value="74" calcext:value-type="float">
            <text:p>74</text:p>
          </table:table-cell>
          <table:table-cell office:value-type="float" office:value="78.707703094642" calcext:value-type="float">
            <text:p>78.707703094642</text:p>
          </table:table-cell>
          <table:table-cell office:value-type="float" office:value="86.6130540832823" calcext:value-type="float">
            <text:p>86.6130540832823</text:p>
          </table:table-cell>
          <table:table-cell office:value-type="float" office:value="5.80866813231145" calcext:value-type="float">
            <text:p>5.80866813231145</text:p>
          </table:table-cell>
          <table:table-cell office:value-type="float" office:value="4.52646860018227" calcext:value-type="float">
            <text:p>4.52646860018227</text:p>
          </table:table-cell>
          <table:table-cell office:value-type="float" office:value="891969" calcext:value-type="float">
            <text:p>891969</text:p>
          </table:table-cell>
          <table:table-cell office:value-type="float" office:value="773877" calcext:value-type="float">
            <text:p>773877</text:p>
          </table:table-cell>
          <table:table-cell office:value-type="float" office:value="-0.00713863067150902" calcext:value-type="float">
            <text:p>-0.00713863067150902</text:p>
          </table:table-cell>
          <table:table-cell office:value-type="float" office:value="0.688776772577643" calcext:value-type="float">
            <text:p>0.688776772577643</text:p>
          </table:table-cell>
          <table:table-cell office:value-type="float" office:value="0.41076987569084" calcext:value-type="float">
            <text:p>0.41076987569084</text:p>
          </table:table-cell>
          <table:table-cell office:value-type="float" office:value="0.00194735876660822" calcext:value-type="float">
            <text:p>0.00194735876660822</text:p>
          </table:table-cell>
          <table:table-cell office:value-type="float" office:value="0.623343155489828" calcext:value-type="float">
            <text:p>0.623343155489828</text:p>
          </table:table-cell>
          <table:table-cell office:value-type="float" office:value="0.16510841236862" calcext:value-type="float">
            <text:p>0.16510841236862</text:p>
          </table:table-cell>
          <table:table-cell office:value-type="float" office:value="5547040.67634535" calcext:value-type="float">
            <text:p>5547040.67634535</text:p>
          </table:table-cell>
          <table:table-cell office:value-type="float" office:value="1953463.64815229" calcext:value-type="float">
            <text:p>1953463.64815229</text:p>
          </table:table-cell>
          <table:table-cell office:value-type="float" office:value="1046456.98278314" calcext:value-type="float">
            <text:p>1046456.98278314</text:p>
          </table:table-cell>
          <table:table-cell office:value-type="float" office:value="463216.916302035" calcext:value-type="float">
            <text:p>463216.916302035</text:p>
          </table:table-cell>
          <table:table-cell office:value-type="float" office:value="4302802.65772453" calcext:value-type="float">
            <text:p>4302802.65772453</text:p>
          </table:table-cell>
          <table:table-cell office:value-type="float" office:value="1904646.83341924" calcext:value-type="float">
            <text:p>1904646.83341924</text:p>
          </table:table-cell>
          <table:table-cell office:value-type="float" office:value="2288675.91167948" calcext:value-type="float">
            <text:p>2288675.91167948</text:p>
          </table:table-cell>
          <table:table-cell office:value-type="float" office:value="1013088.36929288" calcext:value-type="float">
            <text:p>1013088.36929288</text:p>
          </table:table-cell>
          <table:table-cell office:value-type="float" office:value="8882173.57080797" calcext:value-type="float">
            <text:p>8882173.57080797</text:p>
          </table:table-cell>
          <table:table-cell office:value-type="float" office:value="3127974.75258178" calcext:value-type="float">
            <text:p>3127974.75258178</text:p>
          </table:table-cell>
          <table:table-cell office:value-type="float" office:value="33720297.0646981" calcext:value-type="float">
            <text:p>33720297.0646981</text:p>
          </table:table-cell>
          <table:table-cell office:value-type="float" office:value="11825773.9834211" calcext:value-type="float">
            <text:p>11825773.9834211</text:p>
          </table:table-cell>
          <table:table-cell office:value-type="float" office:value="32789829.9250455" calcext:value-type="float">
            <text:p>32789829.9250455</text:p>
          </table:table-cell>
          <table:table-cell office:value-type="float" office:value="11499457.3418026" calcext:value-type="float">
            <text:p>11499457.3418026</text:p>
          </table:table-cell>
          <table:table-cell office:value-type="float" office:value="39552408" calcext:value-type="float">
            <text:p>39552408</text:p>
          </table:table-cell>
          <table:table-cell office:value-type="float" office:value="13871106" calcext:value-type="float">
            <text:p>13871106</text:p>
          </table:table-cell>
          <table:table-cell office:value-type="float" office:value="37261713" calcext:value-type="float">
            <text:p>37261713</text:p>
          </table:table-cell>
          <table:table-cell office:value-type="float" office:value="13067755" calcext:value-type="float">
            <text:p>13067755</text:p>
          </table:table-cell>
        </table:table-row>
        <table:table-row table:style-name="ro1" table:visibility="collapse">
          <table:table-cell office:value-type="float" office:value="75" calcext:value-type="float">
            <text:p>75</text:p>
          </table:table-cell>
          <table:table-cell office:value-type="float" office:value="81.1372280967603" calcext:value-type="float">
            <text:p>81.1372280967603</text:p>
          </table:table-cell>
          <table:table-cell office:value-type="float" office:value="85.6962520993151" calcext:value-type="float">
            <text:p>85.6962520993151</text:p>
          </table:table-cell>
          <table:table-cell office:value-type="float" office:value="7.77782482261019" calcext:value-type="float">
            <text:p>7.77782482261019</text:p>
          </table:table-cell>
          <table:table-cell office:value-type="float" office:value="5.31498155458755" calcext:value-type="float">
            <text:p>5.31498155458755</text:p>
          </table:table-cell>
          <table:table-cell office:value-type="float" office:value="369121" calcext:value-type="float">
            <text:p>369121</text:p>
          </table:table-cell>
          <table:table-cell office:value-type="float" office:value="198339" calcext:value-type="float">
            <text:p>198339</text:p>
          </table:table-cell>
          <table:table-cell office:value-type="float" office:value="0.00358967070054695" calcext:value-type="float">
            <text:p>0.00358967070054695</text:p>
          </table:table-cell>
          <table:table-cell office:value-type="float" office:value="1.43103182888315" calcext:value-type="float">
            <text:p>1.43103182888315</text:p>
          </table:table-cell>
          <table:table-cell office:value-type="float" office:value="0.219448455786482" calcext:value-type="float">
            <text:p>0.219448455786482</text:p>
          </table:table-cell>
          <table:table-cell office:value-type="float" office:value="0.000238808052925556" calcext:value-type="float">
            <text:p>0.000238808052925556</text:p>
          </table:table-cell>
          <table:table-cell office:value-type="float" office:value="0.721096621027588" calcext:value-type="float">
            <text:p>0.721096621027588</text:p>
          </table:table-cell>
          <table:table-cell office:value-type="float" office:value="0.191447765930481" calcext:value-type="float">
            <text:p>0.191447765930481</text:p>
          </table:table-cell>
          <table:table-cell office:value-type="float" office:value="13817148.3060444" calcext:value-type="float">
            <text:p>13817148.3060444</text:p>
          </table:table-cell>
          <table:table-cell office:value-type="float" office:value="4906524.86584945" calcext:value-type="float">
            <text:p>4906524.86584945</text:p>
          </table:table-cell>
          <table:table-cell office:value-type="float" office:value="999925.265469174" calcext:value-type="float">
            <text:p>999925.265469174</text:p>
          </table:table-cell>
          <table:table-cell office:value-type="float" office:value="463334.226038128" calcext:value-type="float">
            <text:p>463334.226038128</text:p>
          </table:table-cell>
          <table:table-cell office:value-type="float" office:value="3998277.77432358" calcext:value-type="float">
            <text:p>3998277.77432358</text:p>
          </table:table-cell>
          <table:table-cell office:value-type="float" office:value="1852677.3970277" calcext:value-type="float">
            <text:p>1852677.3970277</text:p>
          </table:table-cell>
          <table:table-cell office:value-type="float" office:value="2361972.97459389" calcext:value-type="float">
            <text:p>2361972.97459389</text:p>
          </table:table-cell>
          <table:table-cell office:value-type="float" office:value="1094464.71441337" calcext:value-type="float">
            <text:p>1094464.71441337</text:p>
          </table:table-cell>
          <table:table-cell office:value-type="float" office:value="17179046.5461075" calcext:value-type="float">
            <text:p>17179046.5461075</text:p>
          </table:table-cell>
          <table:table-cell office:value-type="float" office:value="6100348.43537058" calcext:value-type="float">
            <text:p>6100348.43537058</text:p>
          </table:table-cell>
          <table:table-cell office:value-type="float" office:value="30949315.2201482" calcext:value-type="float">
            <text:p>30949315.2201482</text:p>
          </table:table-cell>
          <table:table-cell office:value-type="float" office:value="10944623.5574279" calcext:value-type="float">
            <text:p>10944623.5574279</text:p>
          </table:table-cell>
          <table:table-cell office:value-type="float" office:value="32088725.4792664" calcext:value-type="float">
            <text:p>32088725.4792664</text:p>
          </table:table-cell>
          <table:table-cell office:value-type="float" office:value="11347553.8411778" calcext:value-type="float">
            <text:p>11347553.8411778</text:p>
          </table:table-cell>
          <table:table-cell office:value-type="float" office:value="39024078" calcext:value-type="float">
            <text:p>39024078</text:p>
          </table:table-cell>
          <table:table-cell office:value-type="float" office:value="13800106" calcext:value-type="float">
            <text:p>13800106</text:p>
          </table:table-cell>
          <table:table-cell office:value-type="float" office:value="28205282" calcext:value-type="float">
            <text:p>28205282</text:p>
          </table:table-cell>
          <table:table-cell office:value-type="float" office:value="9974249" calcext:value-type="float">
            <text:p>9974249</text:p>
          </table:table-cell>
        </table:table-row>
        <table:table-row table:style-name="ro1" table:visibility="collapse">
          <table:table-cell office:value-type="float" office:value="76" calcext:value-type="float">
            <text:p>76</text:p>
          </table:table-cell>
          <table:table-cell office:value-type="float" office:value="80.5815586880479" calcext:value-type="float">
            <text:p>80.5815586880479</text:p>
          </table:table-cell>
          <table:table-cell office:value-type="float" office:value="70.9021413011087" calcext:value-type="float">
            <text:p>70.9021413011087</text:p>
          </table:table-cell>
          <table:table-cell office:value-type="float" office:value="6.88306942655177" calcext:value-type="float">
            <text:p>6.88306942655177</text:p>
          </table:table-cell>
          <table:table-cell office:value-type="float" office:value="4.32313725726548" calcext:value-type="float">
            <text:p>4.32313725726548</text:p>
          </table:table-cell>
          <table:table-cell office:value-type="float" office:value="738460" calcext:value-type="float">
            <text:p>738460</text:p>
          </table:table-cell>
          <table:table-cell office:value-type="float" office:value="207642" calcext:value-type="float">
            <text:p>207642</text:p>
          </table:table-cell>
          <table:table-cell office:value-type="float" office:value="0.00712036497604705" calcext:value-type="float">
            <text:p>0.00712036497604705</text:p>
          </table:table-cell>
          <table:table-cell office:value-type="float" office:value="1.27697240265774" calcext:value-type="float">
            <text:p>1.27697240265774</text:p>
          </table:table-cell>
          <table:table-cell office:value-type="float" office:value="0.0148256539430598" calcext:value-type="float">
            <text:p>0.0148256539430598</text:p>
          </table:table-cell>
          <table:table-cell office:value-type="float" office:value="-0.00297773396754723" calcext:value-type="float">
            <text:p>-0.00297773396754723</text:p>
          </table:table-cell>
          <table:table-cell office:value-type="float" office:value="0.611784061809998" calcext:value-type="float">
            <text:p>0.611784061809998</text:p>
          </table:table-cell>
          <table:table-cell office:value-type="float" office:value="0.283364320969444" calcext:value-type="float">
            <text:p>0.283364320969444</text:p>
          </table:table-cell>
          <table:table-cell office:value-type="float" office:value="4139484.99294967" calcext:value-type="float">
            <text:p>4139484.99294967</text:p>
          </table:table-cell>
          <table:table-cell office:value-type="float" office:value="1644593.31587063" calcext:value-type="float">
            <text:p>1644593.31587063</text:p>
          </table:table-cell>
          <table:table-cell office:value-type="float" office:value="598853.412586823" calcext:value-type="float">
            <text:p>598853.412586823</text:p>
          </table:table-cell>
          <table:table-cell office:value-type="float" office:value="335980.605738189" calcext:value-type="float">
            <text:p>335980.605738189</text:p>
          </table:table-cell>
          <table:table-cell office:value-type="float" office:value="2138660.76204006" calcext:value-type="float">
            <text:p>2138660.76204006</text:p>
          </table:table-cell>
          <table:table-cell office:value-type="float" office:value="1199873.83088435" calcext:value-type="float">
            <text:p>1199873.83088435</text:p>
          </table:table-cell>
          <table:table-cell office:value-type="float" office:value="1069153.00676199" calcext:value-type="float">
            <text:p>1069153.00676199</text:p>
          </table:table-cell>
          <table:table-cell office:value-type="float" office:value="599837.401421871" calcext:value-type="float">
            <text:p>599837.401421871</text:p>
          </table:table-cell>
          <table:table-cell office:value-type="float" office:value="5807491.41229849" calcext:value-type="float">
            <text:p>5807491.41229849</text:p>
          </table:table-cell>
          <table:table-cell office:value-type="float" office:value="2307282.56652923" calcext:value-type="float">
            <text:p>2307282.56652923</text:p>
          </table:table-cell>
          <table:table-cell office:value-type="float" office:value="26431823.8529279" calcext:value-type="float">
            <text:p>26431823.8529279</text:p>
          </table:table-cell>
          <table:table-cell office:value-type="float" office:value="10457636.4259874" calcext:value-type="float">
            <text:p>10457636.4259874</text:p>
          </table:table-cell>
          <table:table-cell office:value-type="float" office:value="26747941.2253456" calcext:value-type="float">
            <text:p>26747941.2253456</text:p>
          </table:table-cell>
          <table:table-cell office:value-type="float" office:value="10582706.8928261" calcext:value-type="float">
            <text:p>10582706.8928261</text:p>
          </table:table-cell>
          <table:table-cell office:value-type="float" office:value="33066112" calcext:value-type="float">
            <text:p>33066112</text:p>
          </table:table-cell>
          <table:table-cell office:value-type="float" office:value="13082464" calcext:value-type="float">
            <text:p>13082464</text:p>
          </table:table-cell>
          <table:table-cell office:value-type="float" office:value="30466434" calcext:value-type="float">
            <text:p>30466434</text:p>
          </table:table-cell>
          <table:table-cell office:value-type="float" office:value="12053912" calcext:value-type="float">
            <text:p>12053912</text:p>
          </table:table-cell>
        </table:table-row>
        <table:table-row table:style-name="ro1" table:visibility="collapse">
          <table:table-cell office:value-type="float" office:value="77" calcext:value-type="float">
            <text:p>77</text:p>
          </table:table-cell>
          <table:table-cell office:value-type="float" office:value="79.6652906445726" calcext:value-type="float">
            <text:p>79.6652906445726</text:p>
          </table:table-cell>
          <table:table-cell office:value-type="float" office:value="84.1157517006647" calcext:value-type="float">
            <text:p>84.1157517006647</text:p>
          </table:table-cell>
          <table:table-cell office:value-type="float" office:value="9.74628678091293" calcext:value-type="float">
            <text:p>9.74628678091293</text:p>
          </table:table-cell>
          <table:table-cell office:value-type="float" office:value="4.23065072175307" calcext:value-type="float">
            <text:p>4.23065072175307</text:p>
          </table:table-cell>
          <table:table-cell office:value-type="float" office:value="527308" calcext:value-type="float">
            <text:p>527308</text:p>
          </table:table-cell>
          <table:table-cell office:value-type="float" office:value="40002" calcext:value-type="float">
            <text:p>40002</text:p>
          </table:table-cell>
          <table:table-cell office:value-type="float" office:value="-0.00239596270939806" calcext:value-type="float">
            <text:p>-0.00239596270939806</text:p>
          </table:table-cell>
          <table:table-cell office:value-type="float" office:value="1.45654141108542" calcext:value-type="float">
            <text:p>1.45654141108542</text:p>
          </table:table-cell>
          <table:table-cell office:value-type="float" office:value="0.239314096740581" calcext:value-type="float">
            <text:p>0.239314096740581</text:p>
          </table:table-cell>
          <table:table-cell office:value-type="float" office:value="-0.000583523338910219" calcext:value-type="float">
            <text:p>-0.000583523338910219</text:p>
          </table:table-cell>
          <table:table-cell office:value-type="float" office:value="1.24680823255142" calcext:value-type="float">
            <text:p>1.24680823255142</text:p>
          </table:table-cell>
          <table:table-cell office:value-type="float" office:value="0.228602697235587" calcext:value-type="float">
            <text:p>0.228602697235587</text:p>
          </table:table-cell>
          <table:table-cell office:value-type="float" office:value="12260496.5398224" calcext:value-type="float">
            <text:p>12260496.5398224</text:p>
          </table:table-cell>
          <table:table-cell office:value-type="float" office:value="4426768.87376472" calcext:value-type="float">
            <text:p>4426768.87376472</text:p>
          </table:table-cell>
          <table:table-cell office:value-type="float" office:value="856339.721430491" calcext:value-type="float">
            <text:p>856339.721430491</text:p>
          </table:table-cell>
          <table:table-cell office:value-type="float" office:value="429420.86853831" calcext:value-type="float">
            <text:p>429420.86853831</text:p>
          </table:table-cell>
          <table:table-cell office:value-type="float" office:value="3249921.98085078" calcext:value-type="float">
            <text:p>3249921.98085078</text:p>
          </table:table-cell>
          <table:table-cell office:value-type="float" office:value="1629708.72981041" calcext:value-type="float">
            <text:p>1629708.72981041</text:p>
          </table:table-cell>
          <table:table-cell office:value-type="float" office:value="2013602.13653922" calcext:value-type="float">
            <text:p>2013602.13653922</text:p>
          </table:table-cell>
          <table:table-cell office:value-type="float" office:value="1009742.69524581" calcext:value-type="float">
            <text:p>1009742.69524581</text:p>
          </table:table-cell>
          <table:table-cell office:value-type="float" office:value="15130438.3977921" calcext:value-type="float">
            <text:p>15130438.3977921</text:p>
          </table:table-cell>
          <table:table-cell office:value-type="float" office:value="5462988.67490491" calcext:value-type="float">
            <text:p>5462988.67490491</text:p>
          </table:table-cell>
          <table:table-cell office:value-type="float" office:value="29167895.4040569" calcext:value-type="float">
            <text:p>29167895.4040569</text:p>
          </table:table-cell>
          <table:table-cell office:value-type="float" office:value="10487647.4928597" calcext:value-type="float">
            <text:p>10487647.4928597</text:p>
          </table:table-cell>
          <table:table-cell office:value-type="float" office:value="31526092.2923539" calcext:value-type="float">
            <text:p>31526092.2923539</text:p>
          </table:table-cell>
          <table:table-cell office:value-type="float" office:value="11335563.9208573" calcext:value-type="float">
            <text:p>11335563.9208573</text:p>
          </table:table-cell>
          <table:table-cell office:value-type="float" office:value="38638993" calcext:value-type="float">
            <text:p>38638993</text:p>
          </table:table-cell>
          <table:table-cell office:value-type="float" office:value="13893088" calcext:value-type="float">
            <text:p>13893088</text:p>
          </table:table-cell>
          <table:table-cell office:value-type="float" office:value="28772079" calcext:value-type="float">
            <text:p>28772079</text:p>
          </table:table-cell>
          <table:table-cell office:value-type="float" office:value="10345327" calcext:value-type="float">
            <text:p>10345327</text:p>
          </table:table-cell>
        </table:table-row>
        <table:table-row table:style-name="ro1" table:visibility="collapse">
          <table:table-cell office:value-type="float" office:value="78" calcext:value-type="float">
            <text:p>78</text:p>
          </table:table-cell>
          <table:table-cell office:value-type="float" office:value="71.2713292463655" calcext:value-type="float">
            <text:p>71.2713292463655</text:p>
          </table:table-cell>
          <table:table-cell office:value-type="float" office:value="71.6365424757853" calcext:value-type="float">
            <text:p>71.6365424757853</text:p>
          </table:table-cell>
          <table:table-cell office:value-type="float" office:value="6.40048994149886" calcext:value-type="float">
            <text:p>6.40048994149886</text:p>
          </table:table-cell>
          <table:table-cell office:value-type="float" office:value="8.54851271756897" calcext:value-type="float">
            <text:p>8.54851271756897</text:p>
          </table:table-cell>
          <table:table-cell office:value-type="float" office:value="659870" calcext:value-type="float">
            <text:p>659870</text:p>
          </table:table-cell>
          <table:table-cell office:value-type="float" office:value="955684" calcext:value-type="float">
            <text:p>955684</text:p>
          </table:table-cell>
          <table:table-cell office:value-type="float" office:value="0.00182954109312173" calcext:value-type="float">
            <text:p>0.00182954109312173</text:p>
          </table:table-cell>
          <table:table-cell office:value-type="float" office:value="1.48027188322293" calcext:value-type="float">
            <text:p>1.48027188322293</text:p>
          </table:table-cell>
          <table:table-cell office:value-type="float" office:value="0.488181944816188" calcext:value-type="float">
            <text:p>0.488181944816188</text:p>
          </table:table-cell>
          <table:table-cell office:value-type="float" office:value="-0.00185578885026293" calcext:value-type="float">
            <text:p>-0.00185578885026293</text:p>
          </table:table-cell>
          <table:table-cell office:value-type="float" office:value="1.33062467078863" calcext:value-type="float">
            <text:p>1.33062467078863</text:p>
          </table:table-cell>
          <table:table-cell office:value-type="float" office:value="0.258293791233447" calcext:value-type="float">
            <text:p>0.258293791233447</text:p>
          </table:table-cell>
          <table:table-cell office:value-type="float" office:value="5420441.1786513" calcext:value-type="float">
            <text:p>5420441.1786513</text:p>
          </table:table-cell>
          <table:table-cell office:value-type="float" office:value="3304793.54118004" calcext:value-type="float">
            <text:p>3304793.54118004</text:p>
          </table:table-cell>
          <table:table-cell office:value-type="float" office:value="103681.292552558" calcext:value-type="float">
            <text:p>103681.292552558</text:p>
          </table:table-cell>
          <table:table-cell office:value-type="float" office:value="92286.4581471538" calcext:value-type="float">
            <text:p>92286.4581471538</text:p>
          </table:table-cell>
          <table:table-cell office:value-type="float" office:value="282149.45046563" calcext:value-type="float">
            <text:p>282149.45046563</text:p>
          </table:table-cell>
          <table:table-cell office:value-type="float" office:value="251140.51735456" calcext:value-type="float">
            <text:p>251140.51735456</text:p>
          </table:table-cell>
          <table:table-cell office:value-type="float" office:value="231728.690405072" calcext:value-type="float">
            <text:p>231728.690405072</text:p>
          </table:table-cell>
          <table:table-cell office:value-type="float" office:value="206261.125436123" calcext:value-type="float">
            <text:p>206261.125436123</text:p>
          </table:table-cell>
          <table:table-cell office:value-type="float" office:value="5755851.16160893" calcext:value-type="float">
            <text:p>5755851.16160893</text:p>
          </table:table-cell>
          <table:table-cell office:value-type="float" office:value="3509289.94816835" calcext:value-type="float">
            <text:p>3509289.94816835</text:p>
          </table:table-cell>
          <table:table-cell office:value-type="float" office:value="7263001.08858453" calcext:value-type="float">
            <text:p>7263001.08858453</text:p>
          </table:table-cell>
          <table:table-cell office:value-type="float" office:value="4409811.29663791" calcext:value-type="float">
            <text:p>4409811.29663791</text:p>
          </table:table-cell>
          <table:table-cell office:value-type="float" office:value="9275261.52856028" calcext:value-type="float">
            <text:p>9275261.52856028</text:p>
          </table:table-cell>
          <table:table-cell office:value-type="float" office:value="5631577.43872616" calcext:value-type="float">
            <text:p>5631577.43872616</text:p>
          </table:table-cell>
          <table:table-cell office:value-type="float" office:value="14916258" calcext:value-type="float">
            <text:p>14916258</text:p>
          </table:table-cell>
          <table:table-cell office:value-type="float" office:value="9056570" calcext:value-type="float">
            <text:p>9056570</text:p>
          </table:table-cell>
          <table:table-cell office:value-type="float" office:value="9674285" calcext:value-type="float">
            <text:p>9674285</text:p>
          </table:table-cell>
          <table:table-cell office:value-type="float" office:value="5873849" calcext:value-type="float">
            <text:p>5873849</text:p>
          </table:table-cell>
        </table:table-row>
        <table:table-row table:style-name="ro1" table:visibility="collapse">
          <table:table-cell office:value-type="float" office:value="79" calcext:value-type="float">
            <text:p>79</text:p>
          </table:table-cell>
          <table:table-cell office:value-type="float" office:value="81.4009244732235" calcext:value-type="float">
            <text:p>81.4009244732235</text:p>
          </table:table-cell>
          <table:table-cell office:value-type="float" office:value="74.9156671829853" calcext:value-type="float">
            <text:p>74.9156671829853</text:p>
          </table:table-cell>
          <table:table-cell office:value-type="float" office:value="7.27165132345658" calcext:value-type="float">
            <text:p>7.27165132345658</text:p>
          </table:table-cell>
          <table:table-cell office:value-type="float" office:value="5.50764390209182" calcext:value-type="float">
            <text:p>5.50764390209182</text:p>
          </table:table-cell>
          <table:table-cell office:value-type="float" office:value="671237" calcext:value-type="float">
            <text:p>671237</text:p>
          </table:table-cell>
          <table:table-cell office:value-type="float" office:value="220245" calcext:value-type="float">
            <text:p>220245</text:p>
          </table:table-cell>
          <table:table-cell office:value-type="float" office:value="-0.00917293815119912" calcext:value-type="float">
            <text:p>-0.00917293815119912</text:p>
          </table:table-cell>
          <table:table-cell office:value-type="float" office:value="0.84834699292807" calcext:value-type="float">
            <text:p>0.84834699292807</text:p>
          </table:table-cell>
          <table:table-cell office:value-type="float" office:value="0.43211925155685" calcext:value-type="float">
            <text:p>0.43211925155685</text:p>
          </table:table-cell>
          <table:table-cell office:value-type="float" office:value="0.00188167113896323" calcext:value-type="float">
            <text:p>0.00188167113896323</text:p>
          </table:table-cell>
          <table:table-cell office:value-type="float" office:value="0.692944030600297" calcext:value-type="float">
            <text:p>0.692944030600297</text:p>
          </table:table-cell>
          <table:table-cell office:value-type="float" office:value="0.187727357261559" calcext:value-type="float">
            <text:p>0.187727357261559</text:p>
          </table:table-cell>
          <table:table-cell office:value-type="float" office:value="5349987.07787577" calcext:value-type="float">
            <text:p>5349987.07787577</text:p>
          </table:table-cell>
          <table:table-cell office:value-type="float" office:value="2005320.2034375" calcext:value-type="float">
            <text:p>2005320.2034375</text:p>
          </table:table-cell>
          <table:table-cell office:value-type="float" office:value="689323.893553536" calcext:value-type="float">
            <text:p>689323.893553536</text:p>
          </table:table-cell>
          <table:table-cell office:value-type="float" office:value="370987.266770188" calcext:value-type="float">
            <text:p>370987.266770188</text:p>
          </table:table-cell>
          <table:table-cell office:value-type="float" office:value="2502359.90347782" calcext:value-type="float">
            <text:p>2502359.90347782</text:p>
          </table:table-cell>
          <table:table-cell office:value-type="float" office:value="1346745.22346939" calcext:value-type="float">
            <text:p>1346745.22346939</text:p>
          </table:table-cell>
          <table:table-cell office:value-type="float" office:value="1396064.23008" calcext:value-type="float">
            <text:p>1396064.23008</text:p>
          </table:table-cell>
          <table:table-cell office:value-type="float" office:value="751347.890007211" calcext:value-type="float">
            <text:p>751347.890007211</text:p>
          </table:table-cell>
          <table:table-cell office:value-type="float" office:value="7435375.2015093" calcext:value-type="float">
            <text:p>7435375.2015093</text:p>
          </table:table-cell>
          <table:table-cell office:value-type="float" office:value="2786980.21036062" calcext:value-type="float">
            <text:p>2786980.21036062</text:p>
          </table:table-cell>
          <table:table-cell office:value-type="float" office:value="29360207.90343" calcext:value-type="float">
            <text:p>29360207.90343</text:p>
          </table:table-cell>
          <table:table-cell office:value-type="float" office:value="10959338.0156902" calcext:value-type="float">
            <text:p>10959338.0156902</text:p>
          </table:table-cell>
          <table:table-cell office:value-type="float" office:value="30013084.0553806" calcext:value-type="float">
            <text:p>30013084.0553806</text:p>
          </table:table-cell>
          <table:table-cell office:value-type="float" office:value="11203038.2801823" calcext:value-type="float">
            <text:p>11203038.2801823</text:p>
          </table:table-cell>
          <table:table-cell office:value-type="float" office:value="36844510" calcext:value-type="float">
            <text:p>36844510</text:p>
          </table:table-cell>
          <table:table-cell office:value-type="float" office:value="13753017" calcext:value-type="float">
            <text:p>13753017</text:p>
          </table:table-cell>
          <table:table-cell office:value-type="float" office:value="33307559" calcext:value-type="float">
            <text:p>33307559</text:p>
          </table:table-cell>
          <table:table-cell office:value-type="float" office:value="12432773" calcext:value-type="float">
            <text:p>12432773</text:p>
          </table:table-cell>
        </table:table-row>
        <table:table-row table:style-name="ro1" table:visibility="collapse">
          <table:table-cell office:value-type="float" office:value="80" calcext:value-type="float">
            <text:p>80</text:p>
          </table:table-cell>
          <table:table-cell office:value-type="float" office:value="79.0008693003841" calcext:value-type="float">
            <text:p>79.0008693003841</text:p>
          </table:table-cell>
          <table:table-cell office:value-type="float" office:value="89.264457344948" calcext:value-type="float">
            <text:p>89.264457344948</text:p>
          </table:table-cell>
          <table:table-cell office:value-type="float" office:value="0.101214652611361" calcext:value-type="float">
            <text:p>0.101214652611361</text:p>
          </table:table-cell>
          <table:table-cell office:value-type="float" office:value="0.918335624310513" calcext:value-type="float">
            <text:p>0.918335624310513</text:p>
          </table:table-cell>
          <table:table-cell office:value-type="float" office:value="688480" calcext:value-type="float">
            <text:p>688480</text:p>
          </table:table-cell>
          <table:table-cell office:value-type="float" office:value="422912" calcext:value-type="float">
            <text:p>422912</text:p>
          </table:table-cell>
          <table:table-cell office:value-type="float" office:value="0.00601919890678868" calcext:value-type="float">
            <text:p>0.00601919890678868</text:p>
          </table:table-cell>
          <table:table-cell office:value-type="float" office:value="0.770883677177585" calcext:value-type="float">
            <text:p>0.770883677177585</text:p>
          </table:table-cell>
          <table:table-cell office:value-type="float" office:value="0.00371481754136569" calcext:value-type="float">
            <text:p>0.00371481754136569</text:p>
          </table:table-cell>
          <table:table-cell office:value-type="float" office:value="0.00295278584449571" calcext:value-type="float">
            <text:p>0.00295278584449571</text:p>
          </table:table-cell>
          <table:table-cell office:value-type="float" office:value="1.1294798645131" calcext:value-type="float">
            <text:p>1.1294798645131</text:p>
          </table:table-cell>
          <table:table-cell office:value-type="float" office:value="0.412334974385079" calcext:value-type="float">
            <text:p>0.412334974385079</text:p>
          </table:table-cell>
          <table:table-cell office:value-type="float" office:value="756255.814340716" calcext:value-type="float">
            <text:p>756255.814340716</text:p>
          </table:table-cell>
          <table:table-cell office:value-type="float" office:value="279951.191574547" calcext:value-type="float">
            <text:p>279951.191574547</text:p>
          </table:table-cell>
          <table:table-cell office:value-type="float" office:value="1293478.65163996" calcext:value-type="float">
            <text:p>1293478.65163996</text:p>
          </table:table-cell>
          <table:table-cell office:value-type="float" office:value="501229.551741241" calcext:value-type="float">
            <text:p>501229.551741241</text:p>
          </table:table-cell>
          <table:table-cell office:value-type="float" office:value="5831185.44937929" calcext:value-type="float">
            <text:p>5831185.44937929</text:p>
          </table:table-cell>
          <table:table-cell office:value-type="float" office:value="2259613.99920033" calcext:value-type="float">
            <text:p>2259613.99920033</text:p>
          </table:table-cell>
          <table:table-cell office:value-type="float" office:value="2734481.5472341" calcext:value-type="float">
            <text:p>2734481.5472341</text:p>
          </table:table-cell>
          <table:table-cell office:value-type="float" office:value="1059625.49782101" calcext:value-type="float">
            <text:p>1059625.49782101</text:p>
          </table:table-cell>
          <table:table-cell office:value-type="float" office:value="4784216.01321478" calcext:value-type="float">
            <text:p>4784216.01321478</text:p>
          </table:table-cell>
          <table:table-cell office:value-type="float" office:value="1771023.70421722" calcext:value-type="float">
            <text:p>1771023.70421722</text:p>
          </table:table-cell>
          <table:table-cell office:value-type="float" office:value="31959001.8154753" calcext:value-type="float">
            <text:p>31959001.8154753</text:p>
          </table:table-cell>
          <table:table-cell office:value-type="float" office:value="11781511.1670056" calcext:value-type="float">
            <text:p>11781511.1670056</text:p>
          </table:table-cell>
          <table:table-cell office:value-type="float" office:value="28607670.2350801" calcext:value-type="float">
            <text:p>28607670.2350801</text:p>
          </table:table-cell>
          <table:table-cell office:value-type="float" office:value="10546061.1155073" calcext:value-type="float">
            <text:p>10546061.1155073</text:p>
          </table:table-cell>
          <table:table-cell office:value-type="float" office:value="33204352" calcext:value-type="float">
            <text:p>33204352</text:p>
          </table:table-cell>
          <table:table-cell office:value-type="float" office:value="12240602" calcext:value-type="float">
            <text:p>12240602</text:p>
          </table:table-cell>
          <table:table-cell office:value-type="float" office:value="36985803" calcext:value-type="float">
            <text:p>36985803</text:p>
          </table:table-cell>
          <table:table-cell office:value-type="float" office:value="13634614" calcext:value-type="float">
            <text:p>13634614</text:p>
          </table:table-cell>
        </table:table-row>
        <table:table-row table:style-name="ro1" table:visibility="collapse">
          <table:table-cell office:value-type="float" office:value="81" calcext:value-type="float">
            <text:p>81</text:p>
          </table:table-cell>
          <table:table-cell office:value-type="float" office:value="85.3789702660994" calcext:value-type="float">
            <text:p>85.3789702660994</text:p>
          </table:table-cell>
          <table:table-cell office:value-type="float" office:value="87.598805354242" calcext:value-type="float">
            <text:p>87.598805354242</text:p>
          </table:table-cell>
          <table:table-cell office:value-type="float" office:value="4.04267211437302" calcext:value-type="float">
            <text:p>4.04267211437302</text:p>
          </table:table-cell>
          <table:table-cell office:value-type="float" office:value="3.35943746025128" calcext:value-type="float">
            <text:p>3.35943746025128</text:p>
          </table:table-cell>
          <table:table-cell office:value-type="float" office:value="174354" calcext:value-type="float">
            <text:p>174354</text:p>
          </table:table-cell>
          <table:table-cell office:value-type="float" office:value="980769" calcext:value-type="float">
            <text:p>980769</text:p>
          </table:table-cell>
          <table:table-cell office:value-type="float" office:value="0.00817309501521435" calcext:value-type="float">
            <text:p>0.00817309501521435</text:p>
          </table:table-cell>
          <table:table-cell office:value-type="float" office:value="1.40926616506413" calcext:value-type="float">
            <text:p>1.40926616506413</text:p>
          </table:table-cell>
          <table:table-cell office:value-type="float" office:value="0.207526145114147" calcext:value-type="float">
            <text:p>0.207526145114147</text:p>
          </table:table-cell>
          <table:table-cell office:value-type="float" office:value="0.00354058215441796" calcext:value-type="float">
            <text:p>0.00354058215441796</text:p>
          </table:table-cell>
          <table:table-cell office:value-type="float" office:value="1.40587044344755" calcext:value-type="float">
            <text:p>1.40587044344755</text:p>
          </table:table-cell>
          <table:table-cell office:value-type="float" office:value="0.0528907787696531" calcext:value-type="float">
            <text:p>0.0528907787696531</text:p>
          </table:table-cell>
          <table:table-cell office:value-type="float" office:value="9752756.65831956" calcext:value-type="float">
            <text:p>9752756.65831956</text:p>
          </table:table-cell>
          <table:table-cell office:value-type="float" office:value="3477673.24484731" calcext:value-type="float">
            <text:p>3477673.24484731</text:p>
          </table:table-cell>
          <table:table-cell office:value-type="float" office:value="1227022.59722379" calcext:value-type="float">
            <text:p>1227022.59722379</text:p>
          </table:table-cell>
          <table:table-cell office:value-type="float" office:value="516708.946723206" calcext:value-type="float">
            <text:p>516708.946723206</text:p>
          </table:table-cell>
          <table:table-cell office:value-type="float" office:value="5276437.04707702" calcext:value-type="float">
            <text:p>5276437.04707702</text:p>
          </table:table-cell>
          <table:table-cell office:value-type="float" office:value="2221949.48586526" calcext:value-type="float">
            <text:p>2221949.48586526</text:p>
          </table:table-cell>
          <table:table-cell office:value-type="float" office:value="3079038.39982133" calcext:value-type="float">
            <text:p>3079038.39982133</text:p>
          </table:table-cell>
          <table:table-cell office:value-type="float" office:value="1296607.4888039" calcext:value-type="float">
            <text:p>1296607.4888039</text:p>
          </table:table-cell>
          <table:table-cell office:value-type="float" office:value="14058817.6553647" calcext:value-type="float">
            <text:p>14058817.6553647</text:p>
          </table:table-cell>
          <table:table-cell office:value-type="float" office:value="5013144.0501534" calcext:value-type="float">
            <text:p>5013144.0501534</text:p>
          </table:table-cell>
          <table:table-cell office:value-type="float" office:value="32780851.4058326" calcext:value-type="float">
            <text:p>32780851.4058326</text:p>
          </table:table-cell>
          <table:table-cell office:value-type="float" office:value="11640612.0122539" calcext:value-type="float">
            <text:p>11640612.0122539</text:p>
          </table:table-cell>
          <table:table-cell office:value-type="float" office:value="30756838.5897104" calcext:value-type="float">
            <text:p>30756838.5897104</text:p>
          </table:table-cell>
          <table:table-cell office:value-type="float" office:value="10921876.9309522" calcext:value-type="float">
            <text:p>10921876.9309522</text:p>
          </table:table-cell>
          <table:table-cell office:value-type="float" office:value="36653776" calcext:value-type="float">
            <text:p>36653776</text:p>
          </table:table-cell>
          <table:table-cell office:value-type="float" office:value="13015903" calcext:value-type="float">
            <text:p>13015903</text:p>
          </table:table-cell>
          <table:table-cell office:value-type="float" office:value="30950434" calcext:value-type="float">
            <text:p>30950434</text:p>
          </table:table-cell>
          <table:table-cell office:value-type="float" office:value="10990623" calcext:value-type="float">
            <text:p>10990623</text:p>
          </table:table-cell>
        </table:table-row>
        <table:table-row table:style-name="ro1" table:visibility="collapse">
          <table:table-cell office:value-type="float" office:value="82" calcext:value-type="float">
            <text:p>82</text:p>
          </table:table-cell>
          <table:table-cell office:value-type="float" office:value="79.7602675830285" calcext:value-type="float">
            <text:p>79.7602675830285</text:p>
          </table:table-cell>
          <table:table-cell office:value-type="float" office:value="71.9760196242608" calcext:value-type="float">
            <text:p>71.9760196242608</text:p>
          </table:table-cell>
          <table:table-cell office:value-type="float" office:value="1.09920232285814" calcext:value-type="float">
            <text:p>1.09920232285814</text:p>
          </table:table-cell>
          <table:table-cell office:value-type="float" office:value="7.71305730582346" calcext:value-type="float">
            <text:p>7.71305730582346</text:p>
          </table:table-cell>
          <table:table-cell office:value-type="float" office:value="152742" calcext:value-type="float">
            <text:p>152742</text:p>
          </table:table-cell>
          <table:table-cell office:value-type="float" office:value="236583" calcext:value-type="float">
            <text:p>236583</text:p>
          </table:table-cell>
          <table:table-cell office:value-type="float" office:value="0.00237180716364429" calcext:value-type="float">
            <text:p>0.00237180716364429</text:p>
          </table:table-cell>
          <table:table-cell office:value-type="float" office:value="0.603168501192012" calcext:value-type="float">
            <text:p>0.603168501192012</text:p>
          </table:table-cell>
          <table:table-cell office:value-type="float" office:value="0.496823560327721" calcext:value-type="float">
            <text:p>0.496823560327721</text:p>
          </table:table-cell>
          <table:table-cell office:value-type="float" office:value="-0.00213195855687476" calcext:value-type="float">
            <text:p>-0.00213195855687476</text:p>
          </table:table-cell>
          <table:table-cell office:value-type="float" office:value="0.558508870829376" calcext:value-type="float">
            <text:p>0.558508870829376</text:p>
          </table:table-cell>
          <table:table-cell office:value-type="float" office:value="0.236939027302011" calcext:value-type="float">
            <text:p>0.236939027302011</text:p>
          </table:table-cell>
          <table:table-cell office:value-type="float" office:value="1918331.30264812" calcext:value-type="float">
            <text:p>1918331.30264812</text:p>
          </table:table-cell>
          <table:table-cell office:value-type="float" office:value="1058507.86689231" calcext:value-type="float">
            <text:p>1058507.86689231</text:p>
          </table:table-cell>
          <table:table-cell office:value-type="float" office:value="552047.496100026" calcext:value-type="float">
            <text:p>552047.496100026</text:p>
          </table:table-cell>
          <table:table-cell office:value-type="float" office:value="322870.32662529" calcext:value-type="float">
            <text:p>322870.32662529</text:p>
          </table:table-cell>
          <table:table-cell office:value-type="float" office:value="1913377.20685709" calcext:value-type="float">
            <text:p>1913377.20685709</text:p>
          </table:table-cell>
          <table:table-cell office:value-type="float" office:value="1119057.19725137" calcext:value-type="float">
            <text:p>1119057.19725137</text:p>
          </table:table-cell>
          <table:table-cell office:value-type="float" office:value="1030084.89696637" calcext:value-type="float">
            <text:p>1030084.89696637</text:p>
          </table:table-cell>
          <table:table-cell office:value-type="float" office:value="602455.132003804" calcext:value-type="float">
            <text:p>602455.132003804</text:p>
          </table:table-cell>
          <table:table-cell office:value-type="float" office:value="3500463.69571452" calcext:value-type="float">
            <text:p>3500463.69571452</text:p>
          </table:table-cell>
          <table:table-cell office:value-type="float" office:value="1931505.96800975" calcext:value-type="float">
            <text:p>1931505.96800975</text:p>
          </table:table-cell>
          <table:table-cell office:value-type="float" office:value="11067778.2456523" calcext:value-type="float">
            <text:p>11067778.2456523</text:p>
          </table:table-cell>
          <table:table-cell office:value-type="float" office:value="6107042.26421699" calcext:value-type="float">
            <text:p>6107042.26421699</text:p>
          </table:table-cell>
          <table:table-cell office:value-type="float" office:value="11227555.5681841" calcext:value-type="float">
            <text:p>11227555.5681841</text:p>
          </table:table-cell>
          <table:table-cell office:value-type="float" office:value="6195205.11315634" calcext:value-type="float">
            <text:p>6195205.11315634</text:p>
          </table:table-cell>
          <table:table-cell office:value-type="float" office:value="15731710" calcext:value-type="float">
            <text:p>15731710</text:p>
          </table:table-cell>
          <table:table-cell office:value-type="float" office:value="8680533" calcext:value-type="float">
            <text:p>8680533</text:p>
          </table:table-cell>
          <table:table-cell office:value-type="float" office:value="15174708" calcext:value-type="float">
            <text:p>15174708</text:p>
          </table:table-cell>
          <table:table-cell office:value-type="float" office:value="8373188" calcext:value-type="float">
            <text:p>8373188</text:p>
          </table:table-cell>
        </table:table-row>
        <table:table-row table:style-name="ro1" table:visibility="collapse">
          <table:table-cell office:value-type="float" office:value="83" calcext:value-type="float">
            <text:p>83</text:p>
          </table:table-cell>
          <table:table-cell office:value-type="float" office:value="76.4151507938674" calcext:value-type="float">
            <text:p>76.4151507938674</text:p>
          </table:table-cell>
          <table:table-cell office:value-type="float" office:value="75.9963885386253" calcext:value-type="float">
            <text:p>75.9963885386253</text:p>
          </table:table-cell>
          <table:table-cell office:value-type="float" office:value="4.10406175618727" calcext:value-type="float">
            <text:p>4.10406175618727</text:p>
          </table:table-cell>
          <table:table-cell office:value-type="float" office:value="2.75121491196209" calcext:value-type="float">
            <text:p>2.75121491196209</text:p>
          </table:table-cell>
          <table:table-cell office:value-type="float" office:value="101535" calcext:value-type="float">
            <text:p>101535</text:p>
          </table:table-cell>
          <table:table-cell office:value-type="float" office:value="700002" calcext:value-type="float">
            <text:p>700002</text:p>
          </table:table-cell>
          <table:table-cell office:value-type="float" office:value="-0.00651177579401359" calcext:value-type="float">
            <text:p>-0.00651177579401359</text:p>
          </table:table-cell>
          <table:table-cell office:value-type="float" office:value="1.32594613850661" calcext:value-type="float">
            <text:p>1.32594613850661</text:p>
          </table:table-cell>
          <table:table-cell office:value-type="float" office:value="0.40840398956185" calcext:value-type="float">
            <text:p>0.40840398956185</text:p>
          </table:table-cell>
          <table:table-cell office:value-type="float" office:value="0.00452448316181875" calcext:value-type="float">
            <text:p>0.00452448316181875</text:p>
          </table:table-cell>
          <table:table-cell office:value-type="float" office:value="0.713526258096492" calcext:value-type="float">
            <text:p>0.713526258096492</text:p>
          </table:table-cell>
          <table:table-cell office:value-type="float" office:value="0.395041932575524" calcext:value-type="float">
            <text:p>0.395041932575524</text:p>
          </table:table-cell>
          <table:table-cell office:value-type="float" office:value="2350816.72830215" calcext:value-type="float">
            <text:p>2350816.72830215</text:p>
          </table:table-cell>
          <table:table-cell office:value-type="float" office:value="1318901.77421325" calcext:value-type="float">
            <text:p>1318901.77421325</text:p>
          </table:table-cell>
          <table:table-cell office:value-type="float" office:value="388016.664130736" calcext:value-type="float">
            <text:p>388016.664130736</text:p>
          </table:table-cell>
          <table:table-cell office:value-type="float" office:value="267999.572205243" calcext:value-type="float">
            <text:p>267999.572205243</text:p>
          </table:table-cell>
          <table:table-cell office:value-type="float" office:value="1211520.65559439" calcext:value-type="float">
            <text:p>1211520.65559439</text:p>
          </table:table-cell>
          <table:table-cell office:value-type="float" office:value="836786.270879631" calcext:value-type="float">
            <text:p>836786.270879631</text:p>
          </table:table-cell>
          <table:table-cell office:value-type="float" office:value="922671.466823818" calcext:value-type="float">
            <text:p>922671.466823818</text:p>
          </table:table-cell>
          <table:table-cell office:value-type="float" office:value="637280.769754394" calcext:value-type="float">
            <text:p>637280.769754394</text:p>
          </table:table-cell>
          <table:table-cell office:value-type="float" office:value="3661504.8592567" calcext:value-type="float">
            <text:p>3661504.8592567</text:p>
          </table:table-cell>
          <table:table-cell office:value-type="float" office:value="2054249.99619257" calcext:value-type="float">
            <text:p>2054249.99619257</text:p>
          </table:table-cell>
          <table:table-cell office:value-type="float" office:value="10645841.2191972" calcext:value-type="float">
            <text:p>10645841.2191972</text:p>
          </table:table-cell>
          <table:table-cell office:value-type="float" office:value="5972740.75131014" calcext:value-type="float">
            <text:p>5972740.75131014</text:p>
          </table:table-cell>
          <table:table-cell office:value-type="float" office:value="10724790.0912428" calcext:value-type="float">
            <text:p>10724790.0912428</text:p>
          </table:table-cell>
          <table:table-cell office:value-type="float" office:value="6017034.21160393" calcext:value-type="float">
            <text:p>6017034.21160393</text:p>
          </table:table-cell>
          <table:table-cell office:value-type="float" office:value="15931230" calcext:value-type="float">
            <text:p>15931230</text:p>
          </table:table-cell>
          <table:table-cell office:value-type="float" office:value="8938054" calcext:value-type="float">
            <text:p>8938054</text:p>
          </table:table-cell>
          <table:table-cell office:value-type="float" office:value="14403917" calcext:value-type="float">
            <text:p>14403917</text:p>
          </table:table-cell>
          <table:table-cell office:value-type="float" office:value="8081171" calcext:value-type="float">
            <text:p>8081171</text:p>
          </table:table-cell>
        </table:table-row>
        <table:table-row table:style-name="ro1" table:visibility="collapse">
          <table:table-cell office:value-type="float" office:value="84" calcext:value-type="float">
            <text:p>84</text:p>
          </table:table-cell>
          <table:table-cell office:value-type="float" office:value="74.875975421143" calcext:value-type="float">
            <text:p>74.875975421143</text:p>
          </table:table-cell>
          <table:table-cell office:value-type="float" office:value="82.1268139958695" calcext:value-type="float">
            <text:p>82.1268139958695</text:p>
          </table:table-cell>
          <table:table-cell office:value-type="float" office:value="6.2937905108636" calcext:value-type="float">
            <text:p>6.2937905108636</text:p>
          </table:table-cell>
          <table:table-cell office:value-type="float" office:value="3.51474724544654" calcext:value-type="float">
            <text:p>3.51474724544654</text:p>
          </table:table-cell>
          <table:table-cell office:value-type="float" office:value="189828" calcext:value-type="float">
            <text:p>189828</text:p>
          </table:table-cell>
          <table:table-cell office:value-type="float" office:value="555513" calcext:value-type="float">
            <text:p>555513</text:p>
          </table:table-cell>
          <table:table-cell office:value-type="float" office:value="0.00787943656419083" calcext:value-type="float">
            <text:p>0.00787943656419083</text:p>
          </table:table-cell>
          <table:table-cell office:value-type="float" office:value="1.38708671712706" calcext:value-type="float">
            <text:p>1.38708671712706</text:p>
          </table:table-cell>
          <table:table-cell office:value-type="float" office:value="0.204351718982606" calcext:value-type="float">
            <text:p>0.204351718982606</text:p>
          </table:table-cell>
          <table:table-cell office:value-type="float" office:value="0.0025836630457728" calcext:value-type="float">
            <text:p>0.0025836630457728</text:p>
          </table:table-cell>
          <table:table-cell office:value-type="float" office:value="0.989467443867352" calcext:value-type="float">
            <text:p>0.989467443867352</text:p>
          </table:table-cell>
          <table:table-cell office:value-type="float" office:value="0.124700213765748" calcext:value-type="float">
            <text:p>0.124700213765748</text:p>
          </table:table-cell>
          <table:table-cell office:value-type="float" office:value="3527793.87075335" calcext:value-type="float">
            <text:p>3527793.87075335</text:p>
          </table:table-cell>
          <table:table-cell office:value-type="float" office:value="1634669.80900879" calcext:value-type="float">
            <text:p>1634669.80900879</text:p>
          </table:table-cell>
          <table:table-cell office:value-type="float" office:value="660605.566397724" calcext:value-type="float">
            <text:p>660605.566397724</text:p>
          </table:table-cell>
          <table:table-cell office:value-type="float" office:value="366031.537633506" calcext:value-type="float">
            <text:p>366031.537633506</text:p>
          </table:table-cell>
          <table:table-cell office:value-type="float" office:value="2350175.36359119" calcext:value-type="float">
            <text:p>2350175.36359119</text:p>
          </table:table-cell>
          <table:table-cell office:value-type="float" office:value="1302196.56902763" calcext:value-type="float">
            <text:p>1302196.56902763</text:p>
          </table:table-cell>
          <table:table-cell office:value-type="float" office:value="1406170.01073333" calcext:value-type="float">
            <text:p>1406170.01073333</text:p>
          </table:table-cell>
          <table:table-cell office:value-type="float" office:value="779137.502594039" calcext:value-type="float">
            <text:p>779137.502594039</text:p>
          </table:table-cell>
          <table:table-cell office:value-type="float" office:value="5594569.4478844" calcext:value-type="float">
            <text:p>5594569.4478844</text:p>
          </table:table-cell>
          <table:table-cell office:value-type="float" office:value="2592349.2431565" calcext:value-type="float">
            <text:p>2592349.2431565</text:p>
          </table:table-cell>
          <table:table-cell office:value-type="float" office:value="17590310.9397484" calcext:value-type="float">
            <text:p>17590310.9397484</text:p>
          </table:table-cell>
          <table:table-cell office:value-type="float" office:value="8116981.49519048" calcext:value-type="float">
            <text:p>8116981.49519048</text:p>
          </table:table-cell>
          <table:table-cell office:value-type="float" office:value="17576546.3878264" calcext:value-type="float">
            <text:p>17576546.3878264</text:p>
          </table:table-cell>
          <table:table-cell office:value-type="float" office:value="8110629.89551595" calcext:value-type="float">
            <text:p>8110629.89551595</text:p>
          </table:table-cell>
          <table:table-cell office:value-type="float" office:value="22927103" calcext:value-type="float">
            <text:p>22927103</text:p>
          </table:table-cell>
          <table:table-cell office:value-type="float" office:value="10579624" calcext:value-type="float">
            <text:p>10579624</text:p>
          </table:table-cell>
          <table:table-cell office:value-type="float" office:value="21088879" calcext:value-type="float">
            <text:p>21088879</text:p>
          </table:table-cell>
          <table:table-cell office:value-type="float" office:value="9731382" calcext:value-type="float">
            <text:p>9731382</text:p>
          </table:table-cell>
        </table:table-row>
        <table:table-row table:style-name="ro1" table:visibility="collapse">
          <table:table-cell office:value-type="float" office:value="85" calcext:value-type="float">
            <text:p>85</text:p>
          </table:table-cell>
          <table:table-cell office:value-type="float" office:value="74.1692308734111" calcext:value-type="float">
            <text:p>74.1692308734111</text:p>
          </table:table-cell>
          <table:table-cell office:value-type="float" office:value="71.3989834696322" calcext:value-type="float">
            <text:p>71.3989834696322</text:p>
          </table:table-cell>
          <table:table-cell office:value-type="float" office:value="5.06806863255702" calcext:value-type="float">
            <text:p>5.06806863255702</text:p>
          </table:table-cell>
          <table:table-cell office:value-type="float" office:value="8.67087022614324" calcext:value-type="float">
            <text:p>8.67087022614324</text:p>
          </table:table-cell>
          <table:table-cell office:value-type="float" office:value="970141" calcext:value-type="float">
            <text:p>970141</text:p>
          </table:table-cell>
          <table:table-cell office:value-type="float" office:value="414490" calcext:value-type="float">
            <text:p>414490</text:p>
          </table:table-cell>
          <table:table-cell office:value-type="float" office:value="-0.0010399614846213" calcext:value-type="float">
            <text:p>-0.0010399614846213</text:p>
          </table:table-cell>
          <table:table-cell office:value-type="float" office:value="0.880716941226712" calcext:value-type="float">
            <text:p>0.880716941226712</text:p>
          </table:table-cell>
          <table:table-cell office:value-type="float" office:value="0.0555735779286469" calcext:value-type="float">
            <text:p>0.0555735779286469</text:p>
          </table:table-cell>
          <table:table-cell office:value-type="float" office:value="-0.00271076827093605" calcext:value-type="float">
            <text:p>-0.00271076827093605</text:p>
          </table:table-cell>
          <table:table-cell office:value-type="float" office:value="1.13930445786414" calcext:value-type="float">
            <text:p>1.13930445786414</text:p>
          </table:table-cell>
          <table:table-cell office:value-type="float" office:value="0.0165124989184626" calcext:value-type="float">
            <text:p>0.0165124989184626</text:p>
          </table:table-cell>
          <table:table-cell office:value-type="float" office:value="5144088.36541255" calcext:value-type="float">
            <text:p>5144088.36541255</text:p>
          </table:table-cell>
          <table:table-cell office:value-type="float" office:value="3084572.01521962" calcext:value-type="float">
            <text:p>3084572.01521962</text:p>
          </table:table-cell>
          <table:table-cell office:value-type="float" office:value="231914.802267152" calcext:value-type="float">
            <text:p>231914.802267152</text:p>
          </table:table-cell>
          <table:table-cell office:value-type="float" office:value="179212.713410607" calcext:value-type="float">
            <text:p>179212.713410607</text:p>
          </table:table-cell>
          <table:table-cell office:value-type="float" office:value="681816.495022701" calcext:value-type="float">
            <text:p>681816.495022701</text:p>
          </table:table-cell>
          <table:table-cell office:value-type="float" office:value="526875.313376386" calcext:value-type="float">
            <text:p>526875.313376386</text:p>
          </table:table-cell>
          <table:table-cell office:value-type="float" office:value="448745.70519519" calcext:value-type="float">
            <text:p>448745.70519519</text:p>
          </table:table-cell>
          <table:table-cell office:value-type="float" office:value="346769.307837222" calcext:value-type="float">
            <text:p>346769.307837222</text:p>
          </table:table-cell>
          <table:table-cell office:value-type="float" office:value="5824748.87287489" calcext:value-type="float">
            <text:p>5824748.87287489</text:p>
          </table:table-cell>
          <table:table-cell office:value-type="float" office:value="3492719.42716929" calcext:value-type="float">
            <text:p>3492719.42716929</text:p>
          </table:table-cell>
          <table:table-cell office:value-type="float" office:value="8137618.98549238" calcext:value-type="float">
            <text:p>8137618.98549238</text:p>
          </table:table-cell>
          <table:table-cell office:value-type="float" office:value="4859348.47783219" calcext:value-type="float">
            <text:p>4859348.47783219</text:p>
          </table:table-cell>
          <table:table-cell office:value-type="float" office:value="9382003.26479511" calcext:value-type="float">
            <text:p>9382003.26479511</text:p>
          </table:table-cell>
          <table:table-cell office:value-type="float" office:value="5602427.85574953" calcext:value-type="float">
            <text:p>5602427.85574953</text:p>
          </table:table-cell>
          <table:table-cell office:value-type="float" office:value="14820377" calcext:value-type="float">
            <text:p>14820377</text:p>
          </table:table-cell>
          <table:table-cell office:value-type="float" office:value="8849932" calcext:value-type="float">
            <text:p>8849932</text:p>
          </table:table-cell>
          <table:table-cell office:value-type="float" office:value="10126190" calcext:value-type="float">
            <text:p>10126190</text:p>
          </table:table-cell>
          <table:table-cell office:value-type="float" office:value="6046816" calcext:value-type="float">
            <text:p>6046816</text:p>
          </table:table-cell>
        </table:table-row>
        <table:table-row table:style-name="ro1" table:visibility="collapse">
          <table:table-cell office:value-type="float" office:value="86" calcext:value-type="float">
            <text:p>86</text:p>
          </table:table-cell>
          <table:table-cell office:value-type="float" office:value="78.1009613573565" calcext:value-type="float">
            <text:p>78.1009613573565</text:p>
          </table:table-cell>
          <table:table-cell office:value-type="float" office:value="87.0763629559933" calcext:value-type="float">
            <text:p>87.0763629559933</text:p>
          </table:table-cell>
          <table:table-cell office:value-type="float" office:value="7.96314915172616" calcext:value-type="float">
            <text:p>7.96314915172616</text:p>
          </table:table-cell>
          <table:table-cell office:value-type="float" office:value="3.13160049857602" calcext:value-type="float">
            <text:p>3.13160049857602</text:p>
          </table:table-cell>
          <table:table-cell office:value-type="float" office:value="829917" calcext:value-type="float">
            <text:p>829917</text:p>
          </table:table-cell>
          <table:table-cell office:value-type="float" office:value="475825" calcext:value-type="float">
            <text:p>475825</text:p>
          </table:table-cell>
          <table:table-cell office:value-type="float" office:value="-0.00546312466838581" calcext:value-type="float">
            <text:p>-0.00546312466838581</text:p>
          </table:table-cell>
          <table:table-cell office:value-type="float" office:value="0.996585427472841" calcext:value-type="float">
            <text:p>0.996585427472841</text:p>
          </table:table-cell>
          <table:table-cell office:value-type="float" office:value="0.0151789027968108" calcext:value-type="float">
            <text:p>0.0151789027968108</text:p>
          </table:table-cell>
          <table:table-cell office:value-type="float" office:value="0.00207353595166076" calcext:value-type="float">
            <text:p>0.00207353595166076</text:p>
          </table:table-cell>
          <table:table-cell office:value-type="float" office:value="0.975898510378815" calcext:value-type="float">
            <text:p>0.975898510378815</text:p>
          </table:table-cell>
          <table:table-cell office:value-type="float" office:value="0.303409888431846" calcext:value-type="float">
            <text:p>0.303409888431846</text:p>
          </table:table-cell>
          <table:table-cell office:value-type="float" office:value="5766773.26215958" calcext:value-type="float">
            <text:p>5766773.26215958</text:p>
          </table:table-cell>
          <table:table-cell office:value-type="float" office:value="2134747.28480497" calcext:value-type="float">
            <text:p>2134747.28480497</text:p>
          </table:table-cell>
          <table:table-cell office:value-type="float" office:value="1083033.89892124" calcext:value-type="float">
            <text:p>1083033.89892124</text:p>
          </table:table-cell>
          <table:table-cell office:value-type="float" office:value="467595.449257638" calcext:value-type="float">
            <text:p>467595.449257638</text:p>
          </table:table-cell>
          <table:table-cell office:value-type="float" office:value="4530264.37327348" calcext:value-type="float">
            <text:p>4530264.37327348</text:p>
          </table:table-cell>
          <table:table-cell office:value-type="float" office:value="1955923.08512842" calcext:value-type="float">
            <text:p>1955923.08512842</text:p>
          </table:table-cell>
          <table:table-cell office:value-type="float" office:value="2317880.23004344" calcext:value-type="float">
            <text:p>2317880.23004344</text:p>
          </table:table-cell>
          <table:table-cell office:value-type="float" office:value="1000735.29422497" calcext:value-type="float">
            <text:p>1000735.29422497</text:p>
          </table:table-cell>
          <table:table-cell office:value-type="float" office:value="9167687.39112425" calcext:value-type="float">
            <text:p>9167687.39112425</text:p>
          </table:table-cell>
          <table:table-cell office:value-type="float" office:value="3393699.53983838" calcext:value-type="float">
            <text:p>3393699.53983838</text:p>
          </table:table-cell>
          <table:table-cell office:value-type="float" office:value="29719615.7242085" calcext:value-type="float">
            <text:p>29719615.7242085</text:p>
          </table:table-cell>
          <table:table-cell office:value-type="float" office:value="10955973.7364616" calcext:value-type="float">
            <text:p>10955973.7364616</text:p>
          </table:table-cell>
          <table:table-cell office:value-type="float" office:value="29040812.9948282" calcext:value-type="float">
            <text:p>29040812.9948282</text:p>
          </table:table-cell>
          <table:table-cell office:value-type="float" office:value="10705736.8241024" calcext:value-type="float">
            <text:p>10705736.8241024</text:p>
          </table:table-cell>
          <table:table-cell office:value-type="float" office:value="34921875" calcext:value-type="float">
            <text:p>34921875</text:p>
          </table:table-cell>
          <table:table-cell office:value-type="float" office:value="12873758" calcext:value-type="float">
            <text:p>12873758</text:p>
          </table:table-cell>
          <table:table-cell office:value-type="float" office:value="32602332" calcext:value-type="float">
            <text:p>32602332</text:p>
          </table:table-cell>
          <table:table-cell office:value-type="float" office:value="12018671" calcext:value-type="float">
            <text:p>12018671</text:p>
          </table:table-cell>
        </table:table-row>
        <table:table-row table:style-name="ro1" table:visibility="collapse">
          <table:table-cell office:value-type="float" office:value="87" calcext:value-type="float">
            <text:p>87</text:p>
          </table:table-cell>
          <table:table-cell office:value-type="float" office:value="89.5742520509028" calcext:value-type="float">
            <text:p>89.5742520509028</text:p>
          </table:table-cell>
          <table:table-cell office:value-type="float" office:value="88.957830924741" calcext:value-type="float">
            <text:p>88.957830924741</text:p>
          </table:table-cell>
          <table:table-cell office:value-type="float" office:value="4.73912937570781" calcext:value-type="float">
            <text:p>4.73912937570781</text:p>
          </table:table-cell>
          <table:table-cell office:value-type="float" office:value="7.16602765449277" calcext:value-type="float">
            <text:p>7.16602765449277</text:p>
          </table:table-cell>
          <table:table-cell office:value-type="float" office:value="67372" calcext:value-type="float">
            <text:p>67372</text:p>
          </table:table-cell>
          <table:table-cell office:value-type="float" office:value="188014" calcext:value-type="float">
            <text:p>188014</text:p>
          </table:table-cell>
          <table:table-cell office:value-type="float" office:value="-0.00664092553176673" calcext:value-type="float">
            <text:p>-0.00664092553176673</text:p>
          </table:table-cell>
          <table:table-cell office:value-type="float" office:value="0.615296553251484" calcext:value-type="float">
            <text:p>0.615296553251484</text:p>
          </table:table-cell>
          <table:table-cell office:value-type="float" office:value="0.0792363572377504" calcext:value-type="float">
            <text:p>0.0792363572377504</text:p>
          </table:table-cell>
          <table:table-cell office:value-type="float" office:value="0.000889125107571228" calcext:value-type="float">
            <text:p>0.000889125107571228</text:p>
          </table:table-cell>
          <table:table-cell office:value-type="float" office:value="1.47626964371997" calcext:value-type="float">
            <text:p>1.47626964371997</text:p>
          </table:table-cell>
          <table:table-cell office:value-type="float" office:value="0.00248626298295088" calcext:value-type="float">
            <text:p>0.00248626298295088</text:p>
          </table:table-cell>
          <table:table-cell office:value-type="float" office:value="23127710.4615883" calcext:value-type="float">
            <text:p>23127710.4615883</text:p>
          </table:table-cell>
          <table:table-cell office:value-type="float" office:value="6372859.9437871" calcext:value-type="float">
            <text:p>6372859.9437871</text:p>
          </table:table-cell>
          <table:table-cell office:value-type="float" office:value="1583371.2079337" calcext:value-type="float">
            <text:p>1583371.2079337</text:p>
          </table:table-cell>
          <table:table-cell office:value-type="float" office:value="566956.749997738" calcext:value-type="float">
            <text:p>566956.749997738</text:p>
          </table:table-cell>
          <table:table-cell office:value-type="float" office:value="7614893.55836664" calcext:value-type="float">
            <text:p>7614893.55836664</text:p>
          </table:table-cell>
          <table:table-cell office:value-type="float" office:value="2726660.23090337" calcext:value-type="float">
            <text:p>2726660.23090337</text:p>
          </table:table-cell>
          <table:table-cell office:value-type="float" office:value="3899996.1888644" calcext:value-type="float">
            <text:p>3899996.1888644</text:p>
          </table:table-cell>
          <table:table-cell office:value-type="float" office:value="1396469.22538628" calcext:value-type="float">
            <text:p>1396469.22538628</text:p>
          </table:table-cell>
          <table:table-cell office:value-type="float" office:value="28611077.8583864" calcext:value-type="float">
            <text:p>28611077.8583864</text:p>
          </table:table-cell>
          <table:table-cell office:value-type="float" office:value="7883806.4120145" calcext:value-type="float">
            <text:p>7883806.4120145</text:p>
          </table:table-cell>
          <table:table-cell office:value-type="float" office:value="55111679.370422" calcext:value-type="float">
            <text:p>55111679.370422</text:p>
          </table:table-cell>
          <table:table-cell office:value-type="float" office:value="15123056.5675269" calcext:value-type="float">
            <text:p>15123056.5675269</text:p>
          </table:table-cell>
          <table:table-cell office:value-type="float" office:value="54490173.5294253" calcext:value-type="float">
            <text:p>54490173.5294253</text:p>
          </table:table-cell>
          <table:table-cell office:value-type="float" office:value="14952510.7213866" calcext:value-type="float">
            <text:p>14952510.7213866</text:p>
          </table:table-cell>
          <table:table-cell office:value-type="float" office:value="63778613" calcext:value-type="float">
            <text:p>63778613</text:p>
          </table:table-cell>
          <table:table-cell office:value-type="float" office:value="17501327" calcext:value-type="float">
            <text:p>17501327</text:p>
          </table:table-cell>
          <table:table-cell office:value-type="float" office:value="46682425" calcext:value-type="float">
            <text:p>46682425</text:p>
          </table:table-cell>
          <table:table-cell office:value-type="float" office:value="12810006" calcext:value-type="float">
            <text:p>12810006</text:p>
          </table:table-cell>
        </table:table-row>
        <table:table-row table:style-name="ro1" table:visibility="collapse">
          <table:table-cell office:value-type="float" office:value="88" calcext:value-type="float">
            <text:p>88</text:p>
          </table:table-cell>
          <table:table-cell office:value-type="float" office:value="73.9659097974306" calcext:value-type="float">
            <text:p>73.9659097974306</text:p>
          </table:table-cell>
          <table:table-cell office:value-type="float" office:value="73.942923707331" calcext:value-type="float">
            <text:p>73.942923707331</text:p>
          </table:table-cell>
          <table:table-cell office:value-type="float" office:value="9.57328860768587" calcext:value-type="float">
            <text:p>9.57328860768587</text:p>
          </table:table-cell>
          <table:table-cell office:value-type="float" office:value="2.97799447709886" calcext:value-type="float">
            <text:p>2.97799447709886</text:p>
          </table:table-cell>
          <table:table-cell office:value-type="float" office:value="507900" calcext:value-type="float">
            <text:p>507900</text:p>
          </table:table-cell>
          <table:table-cell office:value-type="float" office:value="619090" calcext:value-type="float">
            <text:p>619090</text:p>
          </table:table-cell>
          <table:table-cell office:value-type="float" office:value="-0.00734868545948392" calcext:value-type="float">
            <text:p>-0.00734868545948392</text:p>
          </table:table-cell>
          <table:table-cell office:value-type="float" office:value="0.853237835421194" calcext:value-type="float">
            <text:p>0.853237835421194</text:p>
          </table:table-cell>
          <table:table-cell office:value-type="float" office:value="0.3850235967858" calcext:value-type="float">
            <text:p>0.3850235967858</text:p>
          </table:table-cell>
          <table:table-cell office:value-type="float" office:value="0.00365686287274818" calcext:value-type="float">
            <text:p>0.00365686287274818</text:p>
          </table:table-cell>
          <table:table-cell office:value-type="float" office:value="0.77888564233206" calcext:value-type="float">
            <text:p>0.77888564233206</text:p>
          </table:table-cell>
          <table:table-cell office:value-type="float" office:value="0.278589392730748" calcext:value-type="float">
            <text:p>0.278589392730748</text:p>
          </table:table-cell>
          <table:table-cell office:value-type="float" office:value="4144800.02683566" calcext:value-type="float">
            <text:p>4144800.02683566</text:p>
          </table:table-cell>
          <table:table-cell office:value-type="float" office:value="2002112.28748864" calcext:value-type="float">
            <text:p>2002112.28748864</text:p>
          </table:table-cell>
          <table:table-cell office:value-type="float" office:value="244141.247314525" calcext:value-type="float">
            <text:p>244141.247314525</text:p>
          </table:table-cell>
          <table:table-cell office:value-type="float" office:value="190236.175906187" calcext:value-type="float">
            <text:p>190236.175906187</text:p>
          </table:table-cell>
          <table:table-cell office:value-type="float" office:value="712459.100597798" calcext:value-type="float">
            <text:p>712459.100597798</text:p>
          </table:table-cell>
          <table:table-cell office:value-type="float" office:value="555151.971566185" calcext:value-type="float">
            <text:p>555151.971566185</text:p>
          </table:table-cell>
          <table:table-cell office:value-type="float" office:value="574381.557653857" calcext:value-type="float">
            <text:p>574381.557653857</text:p>
          </table:table-cell>
          <table:table-cell office:value-type="float" office:value="447561.205822543" calcext:value-type="float">
            <text:p>447561.205822543</text:p>
          </table:table-cell>
          <table:table-cell office:value-type="float" office:value="4963322.83180405" calcext:value-type="float">
            <text:p>4963322.83180405</text:p>
          </table:table-cell>
          <table:table-cell office:value-type="float" office:value="2397493.13935279" calcext:value-type="float">
            <text:p>2397493.13935279</text:p>
          </table:table-cell>
          <table:table-cell office:value-type="float" office:value="15398465.4554413" calcext:value-type="float">
            <text:p>15398465.4554413</text:p>
          </table:table-cell>
          <table:table-cell office:value-type="float" office:value="7438104.78122027" calcext:value-type="float">
            <text:p>7438104.78122027</text:p>
          </table:table-cell>
          <table:table-cell office:value-type="float" office:value="17106243.3830156" calcext:value-type="float">
            <text:p>17106243.3830156</text:p>
          </table:table-cell>
          <table:table-cell office:value-type="float" office:value="8263033.1615911" calcext:value-type="float">
            <text:p>8263033.1615911</text:p>
          </table:table-cell>
          <table:table-cell office:value-type="float" office:value="23068634" calcext:value-type="float">
            <text:p>23068634</text:p>
          </table:table-cell>
          <table:table-cell office:value-type="float" office:value="11143118" calcext:value-type="float">
            <text:p>11143118</text:p>
          </table:table-cell>
          <table:table-cell office:value-type="float" office:value="19392152" calcext:value-type="float">
            <text:p>19392152</text:p>
          </table:table-cell>
          <table:table-cell office:value-type="float" office:value="9367222" calcext:value-type="float">
            <text:p>9367222</text:p>
          </table:table-cell>
        </table:table-row>
        <table:table-row table:style-name="ro1" table:visibility="collapse">
          <table:table-cell office:value-type="float" office:value="89" calcext:value-type="float">
            <text:p>89</text:p>
          </table:table-cell>
          <table:table-cell office:value-type="float" office:value="86.1144587660524" calcext:value-type="float">
            <text:p>86.1144587660524</text:p>
          </table:table-cell>
          <table:table-cell office:value-type="float" office:value="79.412579099691" calcext:value-type="float">
            <text:p>79.412579099691</text:p>
          </table:table-cell>
          <table:table-cell office:value-type="float" office:value="2.18217920027302" calcext:value-type="float">
            <text:p>2.18217920027302</text:p>
          </table:table-cell>
          <table:table-cell office:value-type="float" office:value="4.04478583619888" calcext:value-type="float">
            <text:p>4.04478583619888</text:p>
          </table:table-cell>
          <table:table-cell office:value-type="float" office:value="138519" calcext:value-type="float">
            <text:p>138519</text:p>
          </table:table-cell>
          <table:table-cell office:value-type="float" office:value="258943" calcext:value-type="float">
            <text:p>258943</text:p>
          </table:table-cell>
          <table:table-cell office:value-type="float" office:value="-0.00395126772242341" calcext:value-type="float">
            <text:p>-0.00395126772242341</text:p>
          </table:table-cell>
          <table:table-cell office:value-type="float" office:value="0.941964704725699" calcext:value-type="float">
            <text:p>0.941964704725699</text:p>
          </table:table-cell>
          <table:table-cell office:value-type="float" office:value="0.470458004685486" calcext:value-type="float">
            <text:p>0.470458004685486</text:p>
          </table:table-cell>
          <table:table-cell office:value-type="float" office:value="0.00057062988328752" calcext:value-type="float">
            <text:p>0.00057062988328752</text:p>
          </table:table-cell>
          <table:table-cell office:value-type="float" office:value="0.517624793424274" calcext:value-type="float">
            <text:p>0.517624793424274</text:p>
          </table:table-cell>
          <table:table-cell office:value-type="float" office:value="0.10987147259309" calcext:value-type="float">
            <text:p>0.10987147259309</text:p>
          </table:table-cell>
          <table:table-cell office:value-type="float" office:value="2838738.91822104" calcext:value-type="float">
            <text:p>2838738.91822104</text:p>
          </table:table-cell>
          <table:table-cell office:value-type="float" office:value="1081881.39307646" calcext:value-type="float">
            <text:p>1081881.39307646</text:p>
          </table:table-cell>
          <table:table-cell office:value-type="float" office:value="1112522.998669" calcext:value-type="float">
            <text:p>1112522.998669</text:p>
          </table:table-cell>
          <table:table-cell office:value-type="float" office:value="472404.493414438" calcext:value-type="float">
            <text:p>472404.493414438</text:p>
          </table:table-cell>
          <table:table-cell office:value-type="float" office:value="4707115.20909722" calcext:value-type="float">
            <text:p>4707115.20909722</text:p>
          </table:table-cell>
          <table:table-cell office:value-type="float" office:value="1998756.32095455" calcext:value-type="float">
            <text:p>1998756.32095455</text:p>
          </table:table-cell>
          <table:table-cell office:value-type="float" office:value="2369294.24141319" calcext:value-type="float">
            <text:p>2369294.24141319</text:p>
          </table:table-cell>
          <table:table-cell office:value-type="float" office:value="1006060.32163255" calcext:value-type="float">
            <text:p>1006060.32163255</text:p>
          </table:table-cell>
          <table:table-cell office:value-type="float" office:value="6320556.15830322" calcext:value-type="float">
            <text:p>6320556.15830322</text:p>
          </table:table-cell>
          <table:table-cell office:value-type="float" office:value="2408848.54104453" calcext:value-type="float">
            <text:p>2408848.54104453</text:p>
          </table:table-cell>
          <table:table-cell office:value-type="float" office:value="28798944.8476472" calcext:value-type="float">
            <text:p>28798944.8476472</text:p>
          </table:table-cell>
          <table:table-cell office:value-type="float" office:value="10930121.1314036" calcext:value-type="float">
            <text:p>10930121.1314036</text:p>
          </table:table-cell>
          <table:table-cell office:value-type="float" office:value="27028738.7617214" calcext:value-type="float">
            <text:p>27028738.7617214</text:p>
          </table:table-cell>
          <table:table-cell office:value-type="float" office:value="10258271.2754774" calcext:value-type="float">
            <text:p>10258271.2754774</text:p>
          </table:table-cell>
          <table:table-cell office:value-type="float" office:value="32336256" calcext:value-type="float">
            <text:p>32336256</text:p>
          </table:table-cell>
          <table:table-cell office:value-type="float" office:value="12272644" calcext:value-type="float">
            <text:p>12272644</text:p>
          </table:table-cell>
          <table:table-cell office:value-type="float" office:value="33092109" calcext:value-type="float">
            <text:p>33092109</text:p>
          </table:table-cell>
          <table:table-cell office:value-type="float" office:value="12559514" calcext:value-type="float">
            <text:p>12559514</text:p>
          </table:table-cell>
        </table:table-row>
        <table:table-row table:style-name="ro1" table:visibility="collapse">
          <table:table-cell office:value-type="float" office:value="90" calcext:value-type="float">
            <text:p>90</text:p>
          </table:table-cell>
          <table:table-cell office:value-type="float" office:value="75.023963816741" calcext:value-type="float">
            <text:p>75.023963816741</text:p>
          </table:table-cell>
          <table:table-cell office:value-type="float" office:value="75.0388259545782" calcext:value-type="float">
            <text:p>75.0388259545782</text:p>
          </table:table-cell>
          <table:table-cell office:value-type="float" office:value="1.77159178469255" calcext:value-type="float">
            <text:p>1.77159178469255</text:p>
          </table:table-cell>
          <table:table-cell office:value-type="float" office:value="0.0603869657740753" calcext:value-type="float">
            <text:p>0.0603869657740753</text:p>
          </table:table-cell>
          <table:table-cell office:value-type="float" office:value="764698" calcext:value-type="float">
            <text:p>764698</text:p>
          </table:table-cell>
          <table:table-cell office:value-type="float" office:value="851624" calcext:value-type="float">
            <text:p>851624</text:p>
          </table:table-cell>
          <table:table-cell office:value-type="float" office:value="-0.00244616350189705" calcext:value-type="float">
            <text:p>-0.00244616350189705</text:p>
          </table:table-cell>
          <table:table-cell office:value-type="float" office:value="1.33105512420799" calcext:value-type="float">
            <text:p>1.33105512420799</text:p>
          </table:table-cell>
          <table:table-cell office:value-type="float" office:value="0.0240640582914851" calcext:value-type="float">
            <text:p>0.0240640582914851</text:p>
          </table:table-cell>
          <table:table-cell office:value-type="float" office:value="-0.00176760133856341" calcext:value-type="float">
            <text:p>-0.00176760133856341</text:p>
          </table:table-cell>
          <table:table-cell office:value-type="float" office:value="1.43368557166151" calcext:value-type="float">
            <text:p>1.43368557166151</text:p>
          </table:table-cell>
          <table:table-cell office:value-type="float" office:value="0.254810632142991" calcext:value-type="float">
            <text:p>0.254810632142991</text:p>
          </table:table-cell>
          <table:table-cell office:value-type="float" office:value="403307.846841713" calcext:value-type="float">
            <text:p>403307.846841713</text:p>
          </table:table-cell>
          <table:table-cell office:value-type="float" office:value="272829.539928696" calcext:value-type="float">
            <text:p>272829.539928696</text:p>
          </table:table-cell>
          <table:table-cell office:value-type="float" office:value="307897.123514337" calcext:value-type="float">
            <text:p>307897.123514337</text:p>
          </table:table-cell>
          <table:table-cell office:value-type="float" office:value="227290.962937019" calcext:value-type="float">
            <text:p>227290.962937019</text:p>
          </table:table-cell>
          <table:table-cell office:value-type="float" office:value="925950.057400903" calcext:value-type="float">
            <text:p>925950.057400903</text:p>
          </table:table-cell>
          <table:table-cell office:value-type="float" office:value="683540.261032804" calcext:value-type="float">
            <text:p>683540.261032804</text:p>
          </table:table-cell>
          <table:table-cell office:value-type="float" office:value="734945.702630378" calcext:value-type="float">
            <text:p>734945.702630378</text:p>
          </table:table-cell>
          <table:table-cell office:value-type="float" office:value="542540.035939973" calcext:value-type="float">
            <text:p>542540.035939973</text:p>
          </table:table-cell>
          <table:table-cell office:value-type="float" office:value="1446150.67298643" calcext:value-type="float">
            <text:p>1446150.67298643</text:p>
          </table:table-cell>
          <table:table-cell office:value-type="float" office:value="978291.461146086" calcext:value-type="float">
            <text:p>978291.461146086</text:p>
          </table:table-cell>
          <table:table-cell office:value-type="float" office:value="6289771.24339194" calcext:value-type="float">
            <text:p>6289771.24339194</text:p>
          </table:table-cell>
          <table:table-cell office:value-type="float" office:value="4237246.88016381" calcext:value-type="float">
            <text:p>4237246.88016381</text:p>
          </table:table-cell>
          <table:table-cell office:value-type="float" office:value="6047974.59179327" calcext:value-type="float">
            <text:p>6047974.59179327</text:p>
          </table:table-cell>
          <table:table-cell office:value-type="float" office:value="4074355.08840001" calcext:value-type="float">
            <text:p>4074355.08840001</text:p>
          </table:table-cell>
          <table:table-cell office:value-type="float" office:value="10878212" calcext:value-type="float">
            <text:p>10878212</text:p>
          </table:table-cell>
          <table:table-cell office:value-type="float" office:value="7328354" calcext:value-type="float">
            <text:p>7328354</text:p>
          </table:table-cell>
          <table:table-cell office:value-type="float" office:value="11092957" calcext:value-type="float">
            <text:p>11092957</text:p>
          </table:table-cell>
          <table:table-cell office:value-type="float" office:value="7473022" calcext:value-type="float">
            <text:p>7473022</text:p>
          </table:table-cell>
        </table:table-row>
        <table:table-row table:style-name="ro1" table:visibility="collapse">
          <table:table-cell office:value-type="float" office:value="91" calcext:value-type="float">
            <text:p>91</text:p>
          </table:table-cell>
          <table:table-cell office:value-type="float" office:value="87.504135852989" calcext:value-type="float">
            <text:p>87.504135852989</text:p>
          </table:table-cell>
          <table:table-cell office:value-type="float" office:value="81.9737708588695" calcext:value-type="float">
            <text:p>81.9737708588695</text:p>
          </table:table-cell>
          <table:table-cell office:value-type="float" office:value="3.67257576850519" calcext:value-type="float">
            <text:p>3.67257576850519</text:p>
          </table:table-cell>
          <table:table-cell office:value-type="float" office:value="1.15744107688028" calcext:value-type="float">
            <text:p>1.15744107688028</text:p>
          </table:table-cell>
          <table:table-cell office:value-type="float" office:value="991612" calcext:value-type="float">
            <text:p>991612</text:p>
          </table:table-cell>
          <table:table-cell office:value-type="float" office:value="726080" calcext:value-type="float">
            <text:p>726080</text:p>
          </table:table-cell>
          <table:table-cell office:value-type="float" office:value="0.00105363520415993" calcext:value-type="float">
            <text:p>0.00105363520415993</text:p>
          </table:table-cell>
          <table:table-cell office:value-type="float" office:value="0.759593880455018" calcext:value-type="float">
            <text:p>0.759593880455018</text:p>
          </table:table-cell>
          <table:table-cell office:value-type="float" office:value="0.0979472504614723" calcext:value-type="float">
            <text:p>0.0979472504614723</text:p>
          </table:table-cell>
          <table:table-cell office:value-type="float" office:value="0.00280335552994163" calcext:value-type="float">
            <text:p>0.00280335552994163</text:p>
          </table:table-cell>
          <table:table-cell office:value-type="float" office:value="0.912481881858947" calcext:value-type="float">
            <text:p>0.912481881858947</text:p>
          </table:table-cell>
          <table:table-cell office:value-type="float" office:value="0.337861589539771" calcext:value-type="float">
            <text:p>0.337861589539771</text:p>
          </table:table-cell>
          <table:table-cell office:value-type="float" office:value="3505054.01935096" calcext:value-type="float">
            <text:p>3505054.01935096</text:p>
          </table:table-cell>
          <table:table-cell office:value-type="float" office:value="1159716.09898103" calcext:value-type="float">
            <text:p>1159716.09898103</text:p>
          </table:table-cell>
          <table:table-cell office:value-type="float" office:value="1266938.67636198" calcext:value-type="float">
            <text:p>1266938.67636198</text:p>
          </table:table-cell>
          <table:table-cell office:value-type="float" office:value="503347.368648914" calcext:value-type="float">
            <text:p>503347.368648914</text:p>
          </table:table-cell>
          <table:table-cell office:value-type="float" office:value="5608927.42198907" calcext:value-type="float">
            <text:p>5608927.42198907</text:p>
          </table:table-cell>
          <table:table-cell office:value-type="float" office:value="2228394.24786359" calcext:value-type="float">
            <text:p>2228394.24786359</text:p>
          </table:table-cell>
          <table:table-cell office:value-type="float" office:value="2799538.04315122" calcext:value-type="float">
            <text:p>2799538.04315122</text:p>
          </table:table-cell>
          <table:table-cell office:value-type="float" office:value="1112240.18474126" calcext:value-type="float">
            <text:p>1112240.18474126</text:p>
          </table:table-cell>
          <table:table-cell office:value-type="float" office:value="7571530.73886415" calcext:value-type="float">
            <text:p>7571530.73886415</text:p>
          </table:table-cell>
          <table:table-cell office:value-type="float" office:value="2505189.94666349" calcext:value-type="float">
            <text:p>2505189.94666349</text:p>
          </table:table-cell>
          <table:table-cell office:value-type="float" office:value="40529386.8275291" calcext:value-type="float">
            <text:p>40529386.8275291</text:p>
          </table:table-cell>
          <table:table-cell office:value-type="float" office:value="13354302.2918092" calcext:value-type="float">
            <text:p>13354302.2918092</text:p>
          </table:table-cell>
          <table:table-cell office:value-type="float" office:value="37034722.9533642" calcext:value-type="float">
            <text:p>37034722.9533642</text:p>
          </table:table-cell>
          <table:table-cell office:value-type="float" office:value="12202821.8121647" calcext:value-type="float">
            <text:p>12202821.8121647</text:p>
          </table:table-cell>
          <table:table-cell office:value-type="float" office:value="43852332" calcext:value-type="float">
            <text:p>43852332</text:p>
          </table:table-cell>
          <table:table-cell office:value-type="float" office:value="14449202" calcext:value-type="float">
            <text:p>14449202</text:p>
          </table:table-cell>
          <table:table-cell office:value-type="float" office:value="44689267" calcext:value-type="float">
            <text:p>44689267</text:p>
          </table:table-cell>
          <table:table-cell office:value-type="float" office:value="14724969" calcext:value-type="float">
            <text:p>14724969</text:p>
          </table:table-cell>
        </table:table-row>
        <table:table-row table:style-name="ro1" table:visibility="collapse">
          <table:table-cell office:value-type="float" office:value="92" calcext:value-type="float">
            <text:p>92</text:p>
          </table:table-cell>
          <table:table-cell office:value-type="float" office:value="71.3105750850357" calcext:value-type="float">
            <text:p>71.3105750850357</text:p>
          </table:table-cell>
          <table:table-cell office:value-type="float" office:value="76.1142791200912" calcext:value-type="float">
            <text:p>76.1142791200912</text:p>
          </table:table-cell>
          <table:table-cell office:value-type="float" office:value="1.51365434143009" calcext:value-type="float">
            <text:p>1.51365434143009</text:p>
          </table:table-cell>
          <table:table-cell office:value-type="float" office:value="2.81946093477322" calcext:value-type="float">
            <text:p>2.81946093477322</text:p>
          </table:table-cell>
          <table:table-cell office:value-type="float" office:value="349563" calcext:value-type="float">
            <text:p>349563</text:p>
          </table:table-cell>
          <table:table-cell office:value-type="float" office:value="368890" calcext:value-type="float">
            <text:p>368890</text:p>
          </table:table-cell>
          <table:table-cell office:value-type="float" office:value="0.00776611046330576" calcext:value-type="float">
            <text:p>0.00776611046330576</text:p>
          </table:table-cell>
          <table:table-cell office:value-type="float" office:value="1.09794432837122" calcext:value-type="float">
            <text:p>1.09794432837122</text:p>
          </table:table-cell>
          <table:table-cell office:value-type="float" office:value="0.276697783547944" calcext:value-type="float">
            <text:p>0.276697783547944</text:p>
          </table:table-cell>
          <table:table-cell office:value-type="float" office:value="-0.000123537986942699" calcext:value-type="float">
            <text:p>-0.000123537986942699</text:p>
          </table:table-cell>
          <table:table-cell office:value-type="float" office:value="1.34558513654497" calcext:value-type="float">
            <text:p>1.34558513654497</text:p>
          </table:table-cell>
          <table:table-cell office:value-type="float" office:value="0.31287604663441" calcext:value-type="float">
            <text:p>0.31287604663441</text:p>
          </table:table-cell>
          <table:table-cell office:value-type="float" office:value="874998.170166256" calcext:value-type="float">
            <text:p>874998.170166256</text:p>
          </table:table-cell>
          <table:table-cell office:value-type="float" office:value="567811.069719221" calcext:value-type="float">
            <text:p>567811.069719221</text:p>
          </table:table-cell>
          <table:table-cell office:value-type="float" office:value="274329.75627802" calcext:value-type="float">
            <text:p>274329.75627802</text:p>
          </table:table-cell>
          <table:table-cell office:value-type="float" office:value="205053.344514915" calcext:value-type="float">
            <text:p>205053.344514915</text:p>
          </table:table-cell>
          <table:table-cell office:value-type="float" office:value="819477.931052633" calcext:value-type="float">
            <text:p>819477.931052633</text:p>
          </table:table-cell>
          <table:table-cell office:value-type="float" office:value="612535.412848938" calcext:value-type="float">
            <text:p>612535.412848938</text:p>
          </table:table-cell>
          <table:table-cell office:value-type="float" office:value="569761.502397581" calcext:value-type="float">
            <text:p>569761.502397581</text:p>
          </table:table-cell>
          <table:table-cell office:value-type="float" office:value="425879.799652735" calcext:value-type="float">
            <text:p>425879.799652735</text:p>
          </table:table-cell>
          <table:table-cell office:value-type="float" office:value="1719089.42884186" calcext:value-type="float">
            <text:p>1719089.42884186</text:p>
          </table:table-cell>
          <table:table-cell office:value-type="float" office:value="1115565.77009553" calcext:value-type="float">
            <text:p>1115565.77009553</text:p>
          </table:table-cell>
          <table:table-cell office:value-type="float" office:value="7203763.40426255" calcext:value-type="float">
            <text:p>7203763.40426255</text:p>
          </table:table-cell>
          <table:table-cell office:value-type="float" office:value="4655328.69259952" calcext:value-type="float">
            <text:p>4655328.69259952</text:p>
          </table:table-cell>
          <table:table-cell office:value-type="float" office:value="7118220.3920148" calcext:value-type="float">
            <text:p>7118220.3920148</text:p>
          </table:table-cell>
          <table:table-cell office:value-type="float" office:value="4600047.74887326" calcext:value-type="float">
            <text:p>4600047.74887326</text:p>
          </table:table-cell>
          <table:table-cell office:value-type="float" office:value="12234863" calcext:value-type="float">
            <text:p>12234863</text:p>
          </table:table-cell>
          <table:table-cell office:value-type="float" office:value="7906604" calcext:value-type="float">
            <text:p>7906604</text:p>
          </table:table-cell>
          <table:table-cell office:value-type="float" office:value="11905013" calcext:value-type="float">
            <text:p>11905013</text:p>
          </table:table-cell>
          <table:table-cell office:value-type="float" office:value="7693443" calcext:value-type="float">
            <text:p>7693443</text:p>
          </table:table-cell>
        </table:table-row>
        <table:table-row table:style-name="ro1" table:visibility="collapse">
          <table:table-cell office:value-type="float" office:value="93" calcext:value-type="float">
            <text:p>93</text:p>
          </table:table-cell>
          <table:table-cell office:value-type="float" office:value="72.1868876803265" calcext:value-type="float">
            <text:p>72.1868876803265</text:p>
          </table:table-cell>
          <table:table-cell office:value-type="float" office:value="82.4327086832393" calcext:value-type="float">
            <text:p>82.4327086832393</text:p>
          </table:table-cell>
          <table:table-cell office:value-type="float" office:value="2.81911102734601" calcext:value-type="float">
            <text:p>2.81911102734601</text:p>
          </table:table-cell>
          <table:table-cell office:value-type="float" office:value="0.593428603825786" calcext:value-type="float">
            <text:p>0.593428603825786</text:p>
          </table:table-cell>
          <table:table-cell office:value-type="float" office:value="41492" calcext:value-type="float">
            <text:p>41492</text:p>
          </table:table-cell>
          <table:table-cell office:value-type="float" office:value="758040" calcext:value-type="float">
            <text:p>758040</text:p>
          </table:table-cell>
          <table:table-cell office:value-type="float" office:value="-0.00616236909925145" calcext:value-type="float">
            <text:p>-0.00616236909925145</text:p>
          </table:table-cell>
          <table:table-cell office:value-type="float" office:value="0.934809069961107" calcext:value-type="float">
            <text:p>0.934809069961107</text:p>
          </table:table-cell>
          <table:table-cell office:value-type="float" office:value="0.429982519327137" calcext:value-type="float">
            <text:p>0.429982519327137</text:p>
          </table:table-cell>
          <table:table-cell office:value-type="float" office:value="-0.00358506960275167" calcext:value-type="float">
            <text:p>-0.00358506960275167</text:p>
          </table:table-cell>
          <table:table-cell office:value-type="float" office:value="0.705898281502942" calcext:value-type="float">
            <text:p>0.705898281502942</text:p>
          </table:table-cell>
          <table:table-cell office:value-type="float" office:value="0.0363214738258595" calcext:value-type="float">
            <text:p>0.0363214738258595</text:p>
          </table:table-cell>
          <table:table-cell office:value-type="float" office:value="708364.13386978" calcext:value-type="float">
            <text:p>708364.13386978</text:p>
          </table:table-cell>
          <table:table-cell office:value-type="float" office:value="374946.264902579" calcext:value-type="float">
            <text:p>374946.264902579</text:p>
          </table:table-cell>
          <table:table-cell office:value-type="float" office:value="659382.081913693" calcext:value-type="float">
            <text:p>659382.081913693</text:p>
          </table:table-cell>
          <table:table-cell office:value-type="float" office:value="359327.301055535" calcext:value-type="float">
            <text:p>359327.301055535</text:p>
          </table:table-cell>
          <table:table-cell office:value-type="float" office:value="2381359.81279638" calcext:value-type="float">
            <text:p>2381359.81279638</text:p>
          </table:table-cell>
          <table:table-cell office:value-type="float" office:value="1297711.32374543" calcext:value-type="float">
            <text:p>1297711.32374543</text:p>
          </table:table-cell>
          <table:table-cell office:value-type="float" office:value="1280048.10911729" calcext:value-type="float">
            <text:p>1280048.10911729</text:p>
          </table:table-cell>
          <table:table-cell office:value-type="float" office:value="697556.4621584" calcext:value-type="float">
            <text:p>697556.4621584</text:p>
          </table:table-cell>
          <table:table-cell office:value-type="float" office:value="2647794.32490076" calcext:value-type="float">
            <text:p>2647794.32490076</text:p>
          </table:table-cell>
          <table:table-cell office:value-type="float" office:value="1401511.65888121" calcext:value-type="float">
            <text:p>1401511.65888121</text:p>
          </table:table-cell>
          <table:table-cell office:value-type="float" office:value="13076946.1530579" calcext:value-type="float">
            <text:p>13076946.1530579</text:p>
          </table:table-cell>
          <table:table-cell office:value-type="float" office:value="6893074.97856759" calcext:value-type="float">
            <text:p>6893074.97856759</text:p>
          </table:table-cell>
          <table:table-cell office:value-type="float" office:value="12541426.4135966" calcext:value-type="float">
            <text:p>12541426.4135966</text:p>
          </table:table-cell>
          <table:table-cell office:value-type="float" office:value="6610793.65130628" calcext:value-type="float">
            <text:p>6610793.65130628</text:p>
          </table:table-cell>
          <table:table-cell office:value-type="float" office:value="16798797" calcext:value-type="float">
            <text:p>16798797</text:p>
          </table:table-cell>
          <table:table-cell office:value-type="float" office:value="8854924" calcext:value-type="float">
            <text:p>8854924</text:p>
          </table:table-cell>
          <table:table-cell office:value-type="float" office:value="17812411" calcext:value-type="float">
            <text:p>17812411</text:p>
          </table:table-cell>
          <table:table-cell office:value-type="float" office:value="9389217" calcext:value-type="float">
            <text:p>9389217</text:p>
          </table:table-cell>
        </table:table-row>
        <table:table-row table:style-name="ro1" table:visibility="collapse">
          <table:table-cell office:value-type="float" office:value="94" calcext:value-type="float">
            <text:p>94</text:p>
          </table:table-cell>
          <table:table-cell office:value-type="float" office:value="87.843093174586" calcext:value-type="float">
            <text:p>87.843093174586</text:p>
          </table:table-cell>
          <table:table-cell office:value-type="float" office:value="77.6390214796914" calcext:value-type="float">
            <text:p>77.6390214796914</text:p>
          </table:table-cell>
          <table:table-cell office:value-type="float" office:value="6.5322920803664" calcext:value-type="float">
            <text:p>6.5322920803664</text:p>
          </table:table-cell>
          <table:table-cell office:value-type="float" office:value="5.06284587978789" calcext:value-type="float">
            <text:p>5.06284587978789</text:p>
          </table:table-cell>
          <table:table-cell office:value-type="float" office:value="271996" calcext:value-type="float">
            <text:p>271996</text:p>
          </table:table-cell>
          <table:table-cell office:value-type="float" office:value="921059" calcext:value-type="float">
            <text:p>921059</text:p>
          </table:table-cell>
          <table:table-cell office:value-type="float" office:value="0.00070379261062075" calcext:value-type="float">
            <text:p>0.00070379261062075</text:p>
          </table:table-cell>
          <table:table-cell office:value-type="float" office:value="0.561312826111988" calcext:value-type="float">
            <text:p>0.561312826111988</text:p>
          </table:table-cell>
          <table:table-cell office:value-type="float" office:value="0.306599805117251" calcext:value-type="float">
            <text:p>0.306599805117251</text:p>
          </table:table-cell>
          <table:table-cell office:value-type="float" office:value="-0.00167210964853855" calcext:value-type="float">
            <text:p>-0.00167210964853855</text:p>
          </table:table-cell>
          <table:table-cell office:value-type="float" office:value="0.869870330716991" calcext:value-type="float">
            <text:p>0.869870330716991</text:p>
          </table:table-cell>
          <table:table-cell office:value-type="float" office:value="0.14015477141751" calcext:value-type="float">
            <text:p>0.14015477141751</text:p>
          </table:table-cell>
          <table:table-cell office:value-type="float" office:value="8231126.7494398" calcext:value-type="float">
            <text:p>8231126.7494398</text:p>
          </table:table-cell>
          <table:table-cell office:value-type="float" office:value="2315741.21964308" calcext:value-type="float">
            <text:p>2315741.21964308</text:p>
          </table:table-cell>
          <table:table-cell office:value-type="float" office:value="1248452.5509933" calcext:value-type="float">
            <text:p>1248452.5509933</text:p>
          </table:table-cell>
          <table:table-cell office:value-type="float" office:value="487821.622119893" calcext:value-type="float">
            <text:p>487821.622119893</text:p>
          </table:table-cell>
          <table:table-cell office:value-type="float" office:value="5612716.97426488" calcext:value-type="float">
            <text:p>5612716.97426488</text:p>
          </table:table-cell>
          <table:table-cell office:value-type="float" office:value="2193118.75065443" calcext:value-type="float">
            <text:p>2193118.75065443</text:p>
          </table:table-cell>
          <table:table-cell office:value-type="float" office:value="2508421.32894588" calcext:value-type="float">
            <text:p>2508421.32894588</text:p>
          </table:table-cell>
          <table:table-cell office:value-type="float" office:value="980143.106498478" calcext:value-type="float">
            <text:p>980143.106498478</text:p>
          </table:table-cell>
          <table:table-cell office:value-type="float" office:value="11988000.629379" calcext:value-type="float">
            <text:p>11988000.629379</text:p>
          </table:table-cell>
          <table:table-cell office:value-type="float" office:value="3372698.30044222" calcext:value-type="float">
            <text:p>3372698.30044222</text:p>
          </table:table-cell>
          <table:table-cell office:value-type="float" office:value="56391442.150647" calcext:value-type="float">
            <text:p>56391442.150647</text:p>
          </table:table-cell>
          <table:table-cell office:value-type="float" office:value="15799310.6065224" calcext:value-type="float">
            <text:p>15799310.6065224</text:p>
          </table:table-cell>
          <table:table-cell office:value-type="float" office:value="54965034.1084291" calcext:value-type="float">
            <text:p>54965034.1084291</text:p>
          </table:table-cell>
          <table:table-cell office:value-type="float" office:value="15399670.8234072" calcext:value-type="float">
            <text:p>15399670.8234072</text:p>
          </table:table-cell>
          <table:table-cell office:value-type="float" office:value="64112066" calcext:value-type="float">
            <text:p>64112066</text:p>
          </table:table-cell>
          <table:table-cell office:value-type="float" office:value="17962414" calcext:value-type="float">
            <text:p>17962414</text:p>
          </table:table-cell>
          <table:table-cell office:value-type="float" office:value="60245203" calcext:value-type="float">
            <text:p>60245203</text:p>
          </table:table-cell>
          <table:table-cell office:value-type="float" office:value="16879027" calcext:value-type="float">
            <text:p>16879027</text:p>
          </table:table-cell>
        </table:table-row>
        <table:table-row table:style-name="ro1" table:visibility="collapse">
          <table:table-cell office:value-type="float" office:value="95" calcext:value-type="float">
            <text:p>95</text:p>
          </table:table-cell>
          <table:table-cell office:value-type="float" office:value="78.3222399901109" calcext:value-type="float">
            <text:p>78.3222399901109</text:p>
          </table:table-cell>
          <table:table-cell office:value-type="float" office:value="84.9977390666736" calcext:value-type="float">
            <text:p>84.9977390666736</text:p>
          </table:table-cell>
          <table:table-cell office:value-type="float" office:value="8.37775441238817" calcext:value-type="float">
            <text:p>8.37775441238817</text:p>
          </table:table-cell>
          <table:table-cell office:value-type="float" office:value="0.77735562283093" calcext:value-type="float">
            <text:p>0.77735562283093</text:p>
          </table:table-cell>
          <table:table-cell office:value-type="float" office:value="433852" calcext:value-type="float">
            <text:p>433852</text:p>
          </table:table-cell>
          <table:table-cell office:value-type="float" office:value="268598" calcext:value-type="float">
            <text:p>268598</text:p>
          </table:table-cell>
          <table:table-cell office:value-type="float" office:value="-0.000374765560982874" calcext:value-type="float">
            <text:p>-0.000374765560982874</text:p>
          </table:table-cell>
          <table:table-cell office:value-type="float" office:value="0.626513202131274" calcext:value-type="float">
            <text:p>0.626513202131274</text:p>
          </table:table-cell>
          <table:table-cell office:value-type="float" office:value="0.377876952374168" calcext:value-type="float">
            <text:p>0.377876952374168</text:p>
          </table:table-cell>
          <table:table-cell office:value-type="float" office:value="-0.00137376828239367" calcext:value-type="float">
            <text:p>-0.00137376828239367</text:p>
          </table:table-cell>
          <table:table-cell office:value-type="float" office:value="1.21064026780669" calcext:value-type="float">
            <text:p>1.21064026780669</text:p>
          </table:table-cell>
          <table:table-cell office:value-type="float" office:value="0.316138456113938" calcext:value-type="float">
            <text:p>0.316138456113938</text:p>
          </table:table-cell>
          <table:table-cell office:value-type="float" office:value="4825279.90093993" calcext:value-type="float">
            <text:p>4825279.90093993</text:p>
          </table:table-cell>
          <table:table-cell office:value-type="float" office:value="1990155.11314057" calcext:value-type="float">
            <text:p>1990155.11314057</text:p>
          </table:table-cell>
          <table:table-cell office:value-type="float" office:value="911342.397448946" calcext:value-type="float">
            <text:p>911342.397448946</text:p>
          </table:table-cell>
          <table:table-cell office:value-type="float" office:value="436570.938308747" calcext:value-type="float">
            <text:p>436570.938308747</text:p>
          </table:table-cell>
          <table:table-cell office:value-type="float" office:value="3556116.10347311" calcext:value-type="float">
            <text:p>3556116.10347311</text:p>
          </table:table-cell>
          <table:table-cell office:value-type="float" office:value="1703527.61857003" calcext:value-type="float">
            <text:p>1703527.61857003</text:p>
          </table:table-cell>
          <table:table-cell office:value-type="float" office:value="2028311.36541411" calcext:value-type="float">
            <text:p>2028311.36541411</text:p>
          </table:table-cell>
          <table:table-cell office:value-type="float" office:value="971645.562041065" calcext:value-type="float">
            <text:p>971645.562041065</text:p>
          </table:table-cell>
          <table:table-cell office:value-type="float" office:value="7764933.66380299" calcext:value-type="float">
            <text:p>7764933.66380299</text:p>
          </table:table-cell>
          <table:table-cell office:value-type="float" office:value="3202596.06726743" calcext:value-type="float">
            <text:p>3202596.06726743</text:p>
          </table:table-cell>
          <table:table-cell office:value-type="float" office:value="23075320.7166344" calcext:value-type="float">
            <text:p>23075320.7166344</text:p>
          </table:table-cell>
          <table:table-cell office:value-type="float" office:value="9517264.99899472" calcext:value-type="float">
            <text:p>9517264.99899472</text:p>
          </table:table-cell>
          <table:table-cell office:value-type="float" office:value="22421394.4370535" calcext:value-type="float">
            <text:p>22421394.4370535</text:p>
          </table:table-cell>
          <table:table-cell office:value-type="float" office:value="9247557.38500295" calcext:value-type="float">
            <text:p>9247557.38500295</text:p>
          </table:table-cell>
          <table:table-cell office:value-type="float" office:value="27800721" calcext:value-type="float">
            <text:p>27800721</text:p>
          </table:table-cell>
          <table:table-cell office:value-type="float" office:value="11466225" calcext:value-type="float">
            <text:p>11466225</text:p>
          </table:table-cell>
          <table:table-cell office:value-type="float" office:value="25620215" calcext:value-type="float">
            <text:p>25620215</text:p>
          </table:table-cell>
          <table:table-cell office:value-type="float" office:value="10566890" calcext:value-type="float">
            <text:p>10566890</text:p>
          </table:table-cell>
        </table:table-row>
        <table:table-row table:style-name="ro1" table:visibility="collapse">
          <table:table-cell office:value-type="float" office:value="96" calcext:value-type="float">
            <text:p>96</text:p>
          </table:table-cell>
          <table:table-cell office:value-type="float" office:value="85.9591230575147" calcext:value-type="float">
            <text:p>85.9591230575147</text:p>
          </table:table-cell>
          <table:table-cell office:value-type="float" office:value="85.3926038280249" calcext:value-type="float">
            <text:p>85.3926038280249</text:p>
          </table:table-cell>
          <table:table-cell office:value-type="float" office:value="8.87604865986653" calcext:value-type="float">
            <text:p>8.87604865986653</text:p>
          </table:table-cell>
          <table:table-cell office:value-type="float" office:value="5.71657311519523" calcext:value-type="float">
            <text:p>5.71657311519523</text:p>
          </table:table-cell>
          <table:table-cell office:value-type="float" office:value="902957" calcext:value-type="float">
            <text:p>902957</text:p>
          </table:table-cell>
          <table:table-cell office:value-type="float" office:value="56321" calcext:value-type="float">
            <text:p>56321</text:p>
          </table:table-cell>
          <table:table-cell office:value-type="float" office:value="-0.000628346299312804" calcext:value-type="float">
            <text:p>-0.000628346299312804</text:p>
          </table:table-cell>
          <table:table-cell office:value-type="float" office:value="0.518178183296913" calcext:value-type="float">
            <text:p>0.518178183296913</text:p>
          </table:table-cell>
          <table:table-cell office:value-type="float" office:value="0.0395028014802809" calcext:value-type="float">
            <text:p>0.0395028014802809</text:p>
          </table:table-cell>
          <table:table-cell office:value-type="float" office:value="0.000186035420641772" calcext:value-type="float">
            <text:p>0.000186035420641772</text:p>
          </table:table-cell>
          <table:table-cell office:value-type="float" office:value="0.641249162254961" calcext:value-type="float">
            <text:p>0.641249162254961</text:p>
          </table:table-cell>
          <table:table-cell office:value-type="float" office:value="0.492087378115639" calcext:value-type="float">
            <text:p>0.492087378115639</text:p>
          </table:table-cell>
          <table:table-cell office:value-type="float" office:value="17980046.6695898" calcext:value-type="float">
            <text:p>17980046.6695898</text:p>
          </table:table-cell>
          <table:table-cell office:value-type="float" office:value="4954416.88438461" calcext:value-type="float">
            <text:p>4954416.88438461</text:p>
          </table:table-cell>
          <table:table-cell office:value-type="float" office:value="1177453.04015109" calcext:value-type="float">
            <text:p>1177453.04015109</text:p>
          </table:table-cell>
          <table:table-cell office:value-type="float" office:value="504150.519755207" calcext:value-type="float">
            <text:p>504150.519755207</text:p>
          </table:table-cell>
          <table:table-cell office:value-type="float" office:value="4987671.89589913" calcext:value-type="float">
            <text:p>4987671.89589913</text:p>
          </table:table-cell>
          <table:table-cell office:value-type="float" office:value="2135573.38844132" calcext:value-type="float">
            <text:p>2135573.38844132</text:p>
          </table:table-cell>
          <table:table-cell office:value-type="float" office:value="2891000.18608969" calcext:value-type="float">
            <text:p>2891000.18608969</text:p>
          </table:table-cell>
          <table:table-cell office:value-type="float" office:value="1237840.65837776" calcext:value-type="float">
            <text:p>1237840.65837776</text:p>
          </table:table-cell>
          <table:table-cell office:value-type="float" office:value="22048499.8958306" calcext:value-type="float">
            <text:p>22048499.8958306</text:p>
          </table:table-cell>
          <table:table-cell office:value-type="float" office:value="6075482.57057707" calcext:value-type="float">
            <text:p>6075482.57057707</text:p>
          </table:table-cell>
          <table:table-cell office:value-type="float" office:value="52845558.9130116" calcext:value-type="float">
            <text:p>52845558.9130116</text:p>
          </table:table-cell>
          <table:table-cell office:value-type="float" office:value="14501216.1834605" calcext:value-type="float">
            <text:p>14501216.1834605</text:p>
          </table:table-cell>
          <table:table-cell office:value-type="float" office:value="57172771.4879145" calcext:value-type="float">
            <text:p>57172771.4879145</text:p>
          </table:table-cell>
          <table:table-cell office:value-type="float" office:value="15688635.6433199" calcext:value-type="float">
            <text:p>15688635.6433199</text:p>
          </table:table-cell>
          <table:table-cell office:value-type="float" office:value="67414830" calcext:value-type="float">
            <text:p>67414830</text:p>
          </table:table-cell>
          <table:table-cell office:value-type="float" office:value="18499133" calcext:value-type="float">
            <text:p>18499133</text:p>
          </table:table-cell>
          <table:table-cell office:value-type="float" office:value="53245003" calcext:value-type="float">
            <text:p>53245003</text:p>
          </table:table-cell>
          <table:table-cell office:value-type="float" office:value="14610826" calcext:value-type="float">
            <text:p>14610826</text:p>
          </table:table-cell>
        </table:table-row>
        <table:table-row table:style-name="ro1" table:visibility="collapse">
          <table:table-cell office:value-type="float" office:value="97" calcext:value-type="float">
            <text:p>97</text:p>
          </table:table-cell>
          <table:table-cell office:value-type="float" office:value="77.9448030063419" calcext:value-type="float">
            <text:p>77.9448030063419</text:p>
          </table:table-cell>
          <table:table-cell office:value-type="float" office:value="82.2993143387598" calcext:value-type="float">
            <text:p>82.2993143387598</text:p>
          </table:table-cell>
          <table:table-cell office:value-type="float" office:value="0.857437804809793" calcext:value-type="float">
            <text:p>0.857437804809793</text:p>
          </table:table-cell>
          <table:table-cell office:value-type="float" office:value="6.33559062195173" calcext:value-type="float">
            <text:p>6.33559062195173</text:p>
          </table:table-cell>
          <table:table-cell office:value-type="float" office:value="554196" calcext:value-type="float">
            <text:p>554196</text:p>
          </table:table-cell>
          <table:table-cell office:value-type="float" office:value="675993" calcext:value-type="float">
            <text:p>675993</text:p>
          </table:table-cell>
          <table:table-cell office:value-type="float" office:value="-0.00807737506440916" calcext:value-type="float">
            <text:p>-0.00807737506440916</text:p>
          </table:table-cell>
          <table:table-cell office:value-type="float" office:value="1.47566119746291" calcext:value-type="float">
            <text:p>1.47566119746291</text:p>
          </table:table-cell>
          <table:table-cell office:value-type="float" office:value="0.0501892434570644" calcext:value-type="float">
            <text:p>0.0501892434570644</text:p>
          </table:table-cell>
          <table:table-cell office:value-type="float" office:value="-0.00450418000200762" calcext:value-type="float">
            <text:p>-0.00450418000200762</text:p>
          </table:table-cell>
          <table:table-cell office:value-type="float" office:value="0.501413854442816" calcext:value-type="float">
            <text:p>0.501413854442816</text:p>
          </table:table-cell>
          <table:table-cell office:value-type="float" office:value="0.467332683483963" calcext:value-type="float">
            <text:p>0.467332683483963</text:p>
          </table:table-cell>
          <table:table-cell office:value-type="float" office:value="3468454.15285281" calcext:value-type="float">
            <text:p>3468454.15285281</text:p>
          </table:table-cell>
          <table:table-cell office:value-type="float" office:value="1389503.89435875" calcext:value-type="float">
            <text:p>1389503.89435875</text:p>
          </table:table-cell>
          <table:table-cell office:value-type="float" office:value="704354.298244593" calcext:value-type="float">
            <text:p>704354.298244593</text:p>
          </table:table-cell>
          <table:table-cell office:value-type="float" office:value="387039.994521682" calcext:value-type="float">
            <text:p>387039.994521682</text:p>
          </table:table-cell>
          <table:table-cell office:value-type="float" office:value="2521062.5934593" calcext:value-type="float">
            <text:p>2521062.5934593</text:p>
          </table:table-cell>
          <table:table-cell office:value-type="float" office:value="1385314.25845359" calcext:value-type="float">
            <text:p>1385314.25845359</text:p>
          </table:table-cell>
          <table:table-cell office:value-type="float" office:value="1647962.38906955" calcext:value-type="float">
            <text:p>1647962.38906955</text:p>
          </table:table-cell>
          <table:table-cell office:value-type="float" office:value="905549.033529043" calcext:value-type="float">
            <text:p>905549.033529043</text:p>
          </table:table-cell>
          <table:table-cell office:value-type="float" office:value="5820770.84016696" calcext:value-type="float">
            <text:p>5820770.84016696</text:p>
          </table:table-cell>
          <table:table-cell office:value-type="float" office:value="2331869.87463261" calcext:value-type="float">
            <text:p>2331869.87463261</text:p>
          </table:table-cell>
          <table:table-cell office:value-type="float" office:value="26199684.9197353" calcext:value-type="float">
            <text:p>26199684.9197353</text:p>
          </table:table-cell>
          <table:table-cell office:value-type="float" office:value="10408982.4628667" calcext:value-type="float">
            <text:p>10408982.4628667</text:p>
          </table:table-cell>
          <table:table-cell office:value-type="float" office:value="25320845.8011162" calcext:value-type="float">
            <text:p>25320845.8011162</text:p>
          </table:table-cell>
          <table:table-cell office:value-type="float" office:value="10059824.7916423" calcext:value-type="float">
            <text:p>10059824.7916423</text:p>
          </table:table-cell>
          <table:table-cell office:value-type="float" office:value="31805116" calcext:value-type="float">
            <text:p>31805116</text:p>
          </table:table-cell>
          <table:table-cell office:value-type="float" office:value="12635987" calcext:value-type="float">
            <text:p>12635987</text:p>
          </table:table-cell>
          <table:table-cell office:value-type="float" office:value="30153371" calcext:value-type="float">
            <text:p>30153371</text:p>
          </table:table-cell>
          <table:table-cell office:value-type="float" office:value="11979758" calcext:value-type="float">
            <text:p>11979758</text:p>
          </table:table-cell>
        </table:table-row>
        <table:table-row table:style-name="ro1" table:visibility="collapse">
          <table:table-cell office:value-type="float" office:value="98" calcext:value-type="float">
            <text:p>98</text:p>
          </table:table-cell>
          <table:table-cell office:value-type="float" office:value="72.0932276437503" calcext:value-type="float">
            <text:p>72.0932276437503</text:p>
          </table:table-cell>
          <table:table-cell office:value-type="float" office:value="77.5345053267834" calcext:value-type="float">
            <text:p>77.5345053267834</text:p>
          </table:table-cell>
          <table:table-cell office:value-type="float" office:value="3.56437047620803" calcext:value-type="float">
            <text:p>3.56437047620803</text:p>
          </table:table-cell>
          <table:table-cell office:value-type="float" office:value="8.28954739071476" calcext:value-type="float">
            <text:p>8.28954739071476</text:p>
          </table:table-cell>
          <table:table-cell office:value-type="float" office:value="640344" calcext:value-type="float">
            <text:p>640344</text:p>
          </table:table-cell>
          <table:table-cell office:value-type="float" office:value="38566" calcext:value-type="float">
            <text:p>38566</text:p>
          </table:table-cell>
          <table:table-cell office:value-type="float" office:value="-0.00998592205717597" calcext:value-type="float">
            <text:p>-0.00998592205717597</text:p>
          </table:table-cell>
          <table:table-cell office:value-type="float" office:value="1.30007233220398" calcext:value-type="float">
            <text:p>1.30007233220398</text:p>
          </table:table-cell>
          <table:table-cell office:value-type="float" office:value="0.284594373581172" calcext:value-type="float">
            <text:p>0.284594373581172</text:p>
          </table:table-cell>
          <table:table-cell office:value-type="float" office:value="0.00444102431929572" calcext:value-type="float">
            <text:p>0.00444102431929572</text:p>
          </table:table-cell>
          <table:table-cell office:value-type="float" office:value="1.49382002593422" calcext:value-type="float">
            <text:p>1.49382002593422</text:p>
          </table:table-cell>
          <table:table-cell office:value-type="float" office:value="0.287233969996848" calcext:value-type="float">
            <text:p>0.287233969996848</text:p>
          </table:table-cell>
          <table:table-cell office:value-type="float" office:value="3612027.2368363" calcext:value-type="float">
            <text:p>3612027.2368363</text:p>
          </table:table-cell>
          <table:table-cell office:value-type="float" office:value="1659840.10987752" calcext:value-type="float">
            <text:p>1659840.10987752</text:p>
          </table:table-cell>
          <table:table-cell office:value-type="float" office:value="354913.162268753" calcext:value-type="float">
            <text:p>354913.162268753</text:p>
          </table:table-cell>
          <table:table-cell office:value-type="float" office:value="247182.335152601" calcext:value-type="float">
            <text:p>247182.335152601</text:p>
          </table:table-cell>
          <table:table-cell office:value-type="float" office:value="1102706.86567598" calcext:value-type="float">
            <text:p>1102706.86567598</text:p>
          </table:table-cell>
          <table:table-cell office:value-type="float" office:value="767989.714171818" calcext:value-type="float">
            <text:p>767989.714171818</text:p>
          </table:table-cell>
          <table:table-cell office:value-type="float" office:value="741993.825585284" calcext:value-type="float">
            <text:p>741993.825585284</text:p>
          </table:table-cell>
          <table:table-cell office:value-type="float" office:value="516768.004050804" calcext:value-type="float">
            <text:p>516768.004050804</text:p>
          </table:table-cell>
          <table:table-cell office:value-type="float" office:value="4708934.22469033" calcext:value-type="float">
            <text:p>4708934.22469033</text:p>
          </table:table-cell>
          <table:table-cell office:value-type="float" office:value="2163903.36739597" calcext:value-type="float">
            <text:p>2163903.36739597</text:p>
          </table:table-cell>
          <table:table-cell office:value-type="float" office:value="18326008.7131211" calcext:value-type="float">
            <text:p>18326008.7131211</text:p>
          </table:table-cell>
          <table:table-cell office:value-type="float" office:value="8386433.86342271" calcext:value-type="float">
            <text:p>8386433.86342271</text:p>
          </table:table-cell>
          <table:table-cell office:value-type="float" office:value="19226997.1407266" calcext:value-type="float">
            <text:p>19226997.1407266</text:p>
          </table:table-cell>
          <table:table-cell office:value-type="float" office:value="8798748.40381758" calcext:value-type="float">
            <text:p>8798748.40381758</text:p>
          </table:table-cell>
          <table:table-cell office:value-type="float" office:value="25285325" calcext:value-type="float">
            <text:p>25285325</text:p>
          </table:table-cell>
          <table:table-cell office:value-type="float" office:value="11571189" calcext:value-type="float">
            <text:p>11571189</text:p>
          </table:table-cell>
          <table:table-cell office:value-type="float" office:value="22421092" calcext:value-type="float">
            <text:p>22421092</text:p>
          </table:table-cell>
          <table:table-cell office:value-type="float" office:value="10260445" calcext:value-type="float">
            <text:p>10260445</text:p>
          </table:table-cell>
        </table:table-row>
        <table:table-row table:style-name="ro1" table:visibility="collapse">
          <table:table-cell office:value-type="float" office:value="99" calcext:value-type="float">
            <text:p>99</text:p>
          </table:table-cell>
          <table:table-cell office:value-type="float" office:value="73.0787643164515" calcext:value-type="float">
            <text:p>73.0787643164515</text:p>
          </table:table-cell>
          <table:table-cell office:value-type="float" office:value="83.8185490951047" calcext:value-type="float">
            <text:p>83.8185490951047</text:p>
          </table:table-cell>
          <table:table-cell office:value-type="float" office:value="3.01074772283862" calcext:value-type="float">
            <text:p>3.01074772283862</text:p>
          </table:table-cell>
          <table:table-cell office:value-type="float" office:value="2.0999501352257" calcext:value-type="float">
            <text:p>2.0999501352257</text:p>
          </table:table-cell>
          <table:table-cell office:value-type="float" office:value="328299" calcext:value-type="float">
            <text:p>328299</text:p>
          </table:table-cell>
          <table:table-cell office:value-type="float" office:value="582909" calcext:value-type="float">
            <text:p>582909</text:p>
          </table:table-cell>
          <table:table-cell office:value-type="float" office:value="0.00991094994008876" calcext:value-type="float">
            <text:p>0.00991094994008876</text:p>
          </table:table-cell>
          <table:table-cell office:value-type="float" office:value="1.05075197288486" calcext:value-type="float">
            <text:p>1.05075197288486</text:p>
          </table:table-cell>
          <table:table-cell office:value-type="float" office:value="0.310148623479446" calcext:value-type="float">
            <text:p>0.310148623479446</text:p>
          </table:table-cell>
          <table:table-cell office:value-type="float" office:value="-0.00360187768314431" calcext:value-type="float">
            <text:p>-0.00360187768314431</text:p>
          </table:table-cell>
          <table:table-cell office:value-type="float" office:value="1.26841361941621" calcext:value-type="float">
            <text:p>1.26841361941621</text:p>
          </table:table-cell>
          <table:table-cell office:value-type="float" office:value="0.196102487851454" calcext:value-type="float">
            <text:p>0.196102487851454</text:p>
          </table:table-cell>
          <table:table-cell office:value-type="float" office:value="1574808.15783574" calcext:value-type="float">
            <text:p>1574808.15783574</text:p>
          </table:table-cell>
          <table:table-cell office:value-type="float" office:value="720671.078466313" calcext:value-type="float">
            <text:p>720671.078466313</text:p>
          </table:table-cell>
          <table:table-cell office:value-type="float" office:value="768637.026162084" calcext:value-type="float">
            <text:p>768637.026162084</text:p>
          </table:table-cell>
          <table:table-cell office:value-type="float" office:value="390279.518399265" calcext:value-type="float">
            <text:p>390279.518399265</text:p>
          </table:table-cell>
          <table:table-cell office:value-type="float" office:value="2901873.18116895" calcext:value-type="float">
            <text:p>2901873.18116895</text:p>
          </table:table-cell>
          <table:table-cell office:value-type="float" office:value="1473441.46723884" calcext:value-type="float">
            <text:p>1473441.46723884</text:p>
          </table:table-cell>
          <table:table-cell office:value-type="float" office:value="1507522.82738609" calcext:value-type="float">
            <text:p>1507522.82738609</text:p>
          </table:table-cell>
          <table:table-cell office:value-type="float" office:value="765452.69486416" calcext:value-type="float">
            <text:p>765452.69486416</text:p>
          </table:table-cell>
          <table:table-cell office:value-type="float" office:value="3850968.01138392" calcext:value-type="float">
            <text:p>3850968.01138392</text:p>
          </table:table-cell>
          <table:table-cell office:value-type="float" office:value="1762298.00188322" calcext:value-type="float">
            <text:p>1762298.00188322</text:p>
          </table:table-cell>
          <table:table-cell office:value-type="float" office:value="18970939.0195622" calcext:value-type="float">
            <text:p>18970939.0195622</text:p>
          </table:table-cell>
          <table:table-cell office:value-type="float" office:value="8645546.77662312" calcext:value-type="float">
            <text:p>8645546.77662312</text:p>
          </table:table-cell>
          <table:table-cell office:value-type="float" office:value="18092851.1617762" calcext:value-type="float">
            <text:p>18092851.1617762</text:p>
          </table:table-cell>
          <table:table-cell office:value-type="float" office:value="8245379.46594626" calcext:value-type="float">
            <text:p>8245379.46594626</text:p>
          </table:table-cell>
          <table:table-cell office:value-type="float" office:value="22946714" calcext:value-type="float">
            <text:p>22946714</text:p>
          </table:table-cell>
          <table:table-cell office:value-type="float" office:value="10457410" calcext:value-type="float">
            <text:p>10457410</text:p>
          </table:table-cell>
          <table:table-cell office:value-type="float" office:value="23505142" calcext:value-type="float">
            <text:p>23505142</text:p>
          </table:table-cell>
          <table:table-cell office:value-type="float" office:value="10711900" calcext:value-type="float">
            <text:p>10711900</text:p>
          </table:table-cell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71.0863652089954" calcext:value-type="float">
            <text:p>71.0863652089954</text:p>
          </table:table-cell>
          <table:table-cell office:value-type="float" office:value="75.6177871280493" calcext:value-type="float">
            <text:p>75.6177871280493</text:p>
          </table:table-cell>
          <table:table-cell office:value-type="float" office:value="1.93417426502061" calcext:value-type="float">
            <text:p>1.93417426502061</text:p>
          </table:table-cell>
          <table:table-cell office:value-type="float" office:value="3.47223781739311" calcext:value-type="float">
            <text:p>3.47223781739311</text:p>
          </table:table-cell>
          <table:table-cell office:value-type="float" office:value="945924" calcext:value-type="float">
            <text:p>945924</text:p>
          </table:table-cell>
          <table:table-cell office:value-type="float" office:value="400853" calcext:value-type="float">
            <text:p>400853</text:p>
          </table:table-cell>
          <table:table-cell office:value-type="float" office:value="-0.00528185705361903" calcext:value-type="float">
            <text:p>-0.00528185705361903</text:p>
          </table:table-cell>
          <table:table-cell office:value-type="float" office:value="1.35757847063273" calcext:value-type="float">
            <text:p>1.35757847063273</text:p>
          </table:table-cell>
          <table:table-cell office:value-type="float" office:value="0.154472454521734" calcext:value-type="float">
            <text:p>0.154472454521734</text:p>
          </table:table-cell>
          <table:table-cell office:value-type="float" office:value="-0.00129262739401851" calcext:value-type="float">
            <text:p>-0.00129262739401851</text:p>
          </table:table-cell>
          <table:table-cell office:value-type="float" office:value="1.16419520670393" calcext:value-type="float">
            <text:p>1.16419520670393</text:p>
          </table:table-cell>
          <table:table-cell office:value-type="float" office:value="0.385492980170426" calcext:value-type="float">
            <text:p>0.385492980170426</text:p>
          </table:table-cell>
          <table:table-cell office:value-type="float" office:value="1091463.96516843" calcext:value-type="float">
            <text:p>1091463.96516843</text:p>
          </table:table-cell>
          <table:table-cell office:value-type="float" office:value="702416.185814061" calcext:value-type="float">
            <text:p>702416.185814061</text:p>
          </table:table-cell>
          <table:table-cell office:value-type="float" office:value="247291.448538203" calcext:value-type="float">
            <text:p>247291.448538203</text:p>
          </table:table-cell>
          <table:table-cell office:value-type="float" office:value="189512.492363338" calcext:value-type="float">
            <text:p>189512.492363338</text:p>
          </table:table-cell>
          <table:table-cell office:value-type="float" office:value="728741.974301996" calcext:value-type="float">
            <text:p>728741.974301996</text:p>
          </table:table-cell>
          <table:table-cell office:value-type="float" office:value="558473.447651044" calcext:value-type="float">
            <text:p>558473.447651044</text:p>
          </table:table-cell>
          <table:table-cell office:value-type="float" office:value="512303.015080789" calcext:value-type="float">
            <text:p>512303.015080789</text:p>
          </table:table-cell>
          <table:table-cell office:value-type="float" office:value="392604.846658151" calcext:value-type="float">
            <text:p>392604.846658151</text:p>
          </table:table-cell>
          <table:table-cell office:value-type="float" office:value="1851058.42878743" calcext:value-type="float">
            <text:p>1851058.42878743</text:p>
          </table:table-cell>
          <table:table-cell office:value-type="float" office:value="1191256.37012412" calcext:value-type="float">
            <text:p>1191256.37012412</text:p>
          </table:table-cell>
          <table:table-cell office:value-type="float" office:value="7360700.08235171" calcext:value-type="float">
            <text:p>7360700.08235171</text:p>
          </table:table-cell>
          <table:table-cell office:value-type="float" office:value="4717353.58963225" calcext:value-type="float">
            <text:p>4717353.58963225</text:p>
          </table:table-cell>
          <table:table-cell office:value-type="float" office:value="7378406.79485501" calcext:value-type="float">
            <text:p>7378406.79485501</text:p>
          </table:table-cell>
          <table:table-cell office:value-type="float" office:value="4728701.53518817" calcext:value-type="float">
            <text:p>4728701.53518817</text:p>
          </table:table-cell>
          <table:table-cell office:value-type="float" office:value="12611072" calcext:value-type="float">
            <text:p>12611072</text:p>
          </table:table-cell>
          <table:table-cell office:value-type="float" office:value="8082232" calcext:value-type="float">
            <text:p>8082232</text:p>
          </table:table-cell>
          <table:table-cell office:value-type="float" office:value="12001058" calcext:value-type="float">
            <text:p>12001058</text:p>
          </table:table-cell>
          <table:table-cell office:value-type="float" office:value="7691284" calcext:value-type="float">
            <text:p>7691284</text:p>
          </table:table-cell>
        </table:table-row>
        <table:table-row table:style-name="ro1">
          <table:table-cell office:value-type="string" calcext:value-type="string">
            <text:p>EC_0_0</text:p>
          </table:table-cell>
          <table:table-cell office:value-type="float" office:value="69" calcext:value-type="float">
            <text:p>69</text:p>
          </table:table-cell>
          <table:table-cell office:value-type="float" office:value="70.29" calcext:value-type="float">
            <text:p>7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500" calcext:value-type="float">
            <text:p>47500</text:p>
          </table:table-cell>
          <table:table-cell office:value-type="float" office:value="47302.9045643154" calcext:value-type="float">
            <text:p>47302.9045643154</text:p>
          </table:table-cell>
          <table:table-cell office:value-type="float" office:value="47500" calcext:value-type="float">
            <text:p>47500</text:p>
          </table:table-cell>
          <table:table-cell office:value-type="float" office:value="47302.9045643154" calcext:value-type="float">
            <text:p>47302.9045643154</text:p>
          </table:table-cell>
          <table:table-cell office:value-type="float" office:value="5747500" calcext:value-type="float">
            <text:p>5747500</text:p>
          </table:table-cell>
          <table:table-cell office:value-type="float" office:value="5723651" calcext:value-type="float">
            <text:p>5723651</text:p>
          </table:table-cell>
          <table:table-cell office:value-type="float" office:value="5747500" calcext:value-type="float">
            <text:p>5747500</text:p>
          </table:table-cell>
          <table:table-cell office:value-type="float" office:value="5723651" calcext:value-type="float">
            <text:p>5723651</text:p>
          </table:table-cell>
        </table:table-row>
        <table:table-row table:style-name="ro1">
          <table:table-cell office:value-type="string" calcext:value-type="string">
            <text:p>EC_0_5</text:p>
          </table:table-cell>
          <table:table-cell office:value-type="float" office:value="69" calcext:value-type="float">
            <text:p>69</text:p>
          </table:table-cell>
          <table:table-cell office:value-type="float" office:value="70.29" calcext:value-type="float">
            <text:p>70.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873431.62478209" calcext:value-type="float">
            <text:p>2873431.62478209</text:p>
          </table:table-cell>
          <table:table-cell office:value-type="float" office:value="2238993.41073746" calcext:value-type="float">
            <text:p>2238993.410737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3431.62478209" calcext:value-type="float">
            <text:p>2873431.62478209</text:p>
          </table:table-cell>
          <table:table-cell office:value-type="float" office:value="2238993.41073746" calcext:value-type="float">
            <text:p>2238993.41073746</text:p>
          </table:table-cell>
          <table:table-cell office:value-type="float" office:value="3085436.21431798" calcext:value-type="float">
            <text:p>3085436.21431798</text:p>
          </table:table-cell>
          <table:table-cell office:value-type="float" office:value="2394212.64366051" calcext:value-type="float">
            <text:p>2394212.64366051</text:p>
          </table:table-cell>
          <table:table-cell office:value-type="float" office:value="3756413.10263993" calcext:value-type="float">
            <text:p>3756413.10263993</text:p>
          </table:table-cell>
          <table:table-cell office:value-type="float" office:value="2914872.03767734" calcext:value-type="float">
            <text:p>2914872.03767734</text:p>
          </table:table-cell>
          <table:table-cell office:value-type="float" office:value="9456413" calcext:value-type="float">
            <text:p>9456413</text:p>
          </table:table-cell>
          <table:table-cell office:value-type="float" office:value="7337913" calcext:value-type="float">
            <text:p>7337913</text:p>
          </table:table-cell>
          <table:table-cell office:value-type="float" office:value="6582981" calcext:value-type="float">
            <text:p>6582981</text:p>
          </table:table-cell>
          <table:table-cell office:value-type="float" office:value="5108210" calcext:value-type="float">
            <text:p>5108210</text:p>
          </table:table-cell>
        </table:table-row>
        <table:table-row table:style-name="ro1">
          <table:table-cell office:value-type="string" calcext:value-type="string">
            <text:p>EC_0_10</text:p>
          </table:table-cell>
          <table:table-cell office:value-type="float" office:value="69" calcext:value-type="float">
            <text:p>69</text:p>
          </table:table-cell>
          <table:table-cell office:value-type="float" office:value="70.29" calcext:value-type="float">
            <text:p>70.2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601114.35051142" calcext:value-type="float">
            <text:p>7601114.35051142</text:p>
          </table:table-cell>
          <table:table-cell office:value-type="float" office:value="4615100.49648834" calcext:value-type="float">
            <text:p>4615100.49648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01114.35051142" calcext:value-type="float">
            <text:p>7601114.35051142</text:p>
          </table:table-cell>
          <table:table-cell office:value-type="float" office:value="4615100.49648834" calcext:value-type="float">
            <text:p>4615100.49648834</text:p>
          </table:table-cell>
          <table:table-cell office:value-type="float" office:value="6647063.99863175" calcext:value-type="float">
            <text:p>6647063.99863175</text:p>
          </table:table-cell>
          <table:table-cell office:value-type="float" office:value="4019092.07536275" calcext:value-type="float">
            <text:p>4019092.07536275</text:p>
          </table:table-cell>
          <table:table-cell office:value-type="float" office:value="9858720.96873078" calcext:value-type="float">
            <text:p>9858720.96873078</text:p>
          </table:table-cell>
          <table:table-cell office:value-type="float" office:value="5960993.80520401" calcext:value-type="float">
            <text:p>5960993.80520401</text:p>
          </table:table-cell>
          <table:table-cell office:value-type="float" office:value="15558720" calcext:value-type="float">
            <text:p>15558720</text:p>
          </table:table-cell>
          <table:table-cell office:value-type="float" office:value="9407451" calcext:value-type="float">
            <text:p>9407451</text:p>
          </table:table-cell>
          <table:table-cell office:value-type="float" office:value="7957606" calcext:value-type="float">
            <text:p>7957606</text:p>
          </table:table-cell>
          <table:table-cell office:value-type="float" office:value="4811500" calcext:value-type="float">
            <text:p>4811500</text:p>
          </table:table-cell>
        </table:table-row>
        <table:table-row table:style-name="ro1">
          <table:table-cell office:value-type="string" calcext:value-type="string">
            <text:p>EC_0_15</text:p>
          </table:table-cell>
          <table:table-cell office:value-type="float" office:value="69" calcext:value-type="float">
            <text:p>69</text:p>
          </table:table-cell>
          <table:table-cell office:value-type="float" office:value="70.29" calcext:value-type="float">
            <text:p>70.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379612.9799523" calcext:value-type="float">
            <text:p>15379612.9799523</text:p>
          </table:table-cell>
          <table:table-cell office:value-type="float" office:value="7276143.42951483" calcext:value-type="float">
            <text:p>7276143.429514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79612.9799523" calcext:value-type="float">
            <text:p>15379612.9799523</text:p>
          </table:table-cell>
          <table:table-cell office:value-type="float" office:value="7276143.42951483" calcext:value-type="float">
            <text:p>7276143.42951483</text:p>
          </table:table-cell>
          <table:table-cell office:value-type="float" office:value="11070326.2021278" calcext:value-type="float">
            <text:p>11070326.2021278</text:p>
          </table:table-cell>
          <table:table-cell office:value-type="float" office:value="5215674.28126744" calcext:value-type="float">
            <text:p>5215674.28126744</text:p>
          </table:table-cell>
          <table:table-cell office:value-type="float" office:value="19898902.6235797" calcext:value-type="float">
            <text:p>19898902.6235797</text:p>
          </table:table-cell>
          <table:table-cell office:value-type="float" office:value="9375170.41000123" calcext:value-type="float">
            <text:p>9375170.41000123</text:p>
          </table:table-cell>
          <table:table-cell office:value-type="float" office:value="25598902" calcext:value-type="float">
            <text:p>25598902</text:p>
          </table:table-cell>
          <table:table-cell office:value-type="float" office:value="12060668" calcext:value-type="float">
            <text:p>12060668</text:p>
          </table:table-cell>
          <table:table-cell office:value-type="float" office:value="10219289" calcext:value-type="float">
            <text:p>10219289</text:p>
          </table:table-cell>
          <table:table-cell office:value-type="float" office:value="4814716" calcext:value-type="float">
            <text:p>4814716</text:p>
          </table:table-cell>
        </table:table-row>
        <table:table-row table:style-name="ro1">
          <table:table-cell office:value-type="string" calcext:value-type="string">
            <text:p>EC_5_0</text:p>
          </table:table-cell>
          <table:table-cell office:value-type="float" office:value="74" calcext:value-type="float">
            <text:p>74</text:p>
          </table:table-cell>
          <table:table-cell office:value-type="float" office:value="75.29" calcext:value-type="float">
            <text:p>75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085.40569755" calcext:value-type="float">
            <text:p>256085.40569755</text:p>
          </table:table-cell>
          <table:table-cell office:value-type="float" office:value="199543.128501039" calcext:value-type="float">
            <text:p>199543.128501039</text:p>
          </table:table-cell>
          <table:table-cell office:value-type="float" office:value="749590.858638807" calcext:value-type="float">
            <text:p>749590.858638807</text:p>
          </table:table-cell>
          <table:table-cell office:value-type="float" office:value="584085.237583685" calcext:value-type="float">
            <text:p>584085.237583685</text:p>
          </table:table-cell>
          <table:table-cell office:value-type="float" office:value="656398.11188396" calcext:value-type="float">
            <text:p>656398.11188396</text:p>
          </table:table-cell>
          <table:table-cell office:value-type="float" office:value="511468.946973863" calcext:value-type="float">
            <text:p>511468.946973863</text:p>
          </table:table-cell>
          <table:table-cell office:value-type="float" office:value="912483.517581509" calcext:value-type="float">
            <text:p>912483.517581509</text:p>
          </table:table-cell>
          <table:table-cell office:value-type="float" office:value="711012.075474902" calcext:value-type="float">
            <text:p>711012.075474902</text:p>
          </table:table-cell>
          <table:table-cell office:value-type="float" office:value="3533963.03816373" calcext:value-type="float">
            <text:p>3533963.03816373</text:p>
          </table:table-cell>
          <table:table-cell office:value-type="float" office:value="2742256.97777738" calcext:value-type="float">
            <text:p>2742256.97777738</text:p>
          </table:table-cell>
          <table:table-cell office:value-type="float" office:value="3421355.44547885" calcext:value-type="float">
            <text:p>3421355.44547885</text:p>
          </table:table-cell>
          <table:table-cell office:value-type="float" office:value="2654876.6193933" calcext:value-type="float">
            <text:p>2654876.6193933</text:p>
          </table:table-cell>
          <table:table-cell office:value-type="float" office:value="8050424" calcext:value-type="float">
            <text:p>8050424</text:p>
          </table:table-cell>
          <table:table-cell office:value-type="float" office:value="6246905" calcext:value-type="float">
            <text:p>6246905</text:p>
          </table:table-cell>
          <table:table-cell office:value-type="float" office:value="8543929" calcext:value-type="float">
            <text:p>8543929</text:p>
          </table:table-cell>
          <table:table-cell office:value-type="float" office:value="6629851" calcext:value-type="float">
            <text:p>6629851</text:p>
          </table:table-cell>
        </table:table-row>
        <table:table-row table:style-name="ro1">
          <table:table-cell office:value-type="string" calcext:value-type="string">
            <text:p>EC_5_5</text:p>
          </table:table-cell>
          <table:table-cell office:value-type="float" office:value="74" calcext:value-type="float">
            <text:p>74</text:p>
          </table:table-cell>
          <table:table-cell office:value-type="float" office:value="75.29" calcext:value-type="float">
            <text:p>75.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4727682.72572933" calcext:value-type="float">
            <text:p>4727682.72572933</text:p>
          </table:table-cell>
          <table:table-cell office:value-type="float" office:value="2870464.76195754" calcext:value-type="float">
            <text:p>2870464.76195754</text:p>
          </table:table-cell>
          <table:table-cell office:value-type="float" office:value="256085.40569755" calcext:value-type="float">
            <text:p>256085.40569755</text:p>
          </table:table-cell>
          <table:table-cell office:value-type="float" office:value="199543.128501039" calcext:value-type="float">
            <text:p>199543.128501039</text:p>
          </table:table-cell>
          <table:table-cell office:value-type="float" office:value="749590.858638807" calcext:value-type="float">
            <text:p>749590.858638807</text:p>
          </table:table-cell>
          <table:table-cell office:value-type="float" office:value="584085.237583685" calcext:value-type="float">
            <text:p>584085.237583685</text:p>
          </table:table-cell>
          <table:table-cell office:value-type="float" office:value="656398.11188396" calcext:value-type="float">
            <text:p>656398.11188396</text:p>
          </table:table-cell>
          <table:table-cell office:value-type="float" office:value="511468.946973863" calcext:value-type="float">
            <text:p>511468.946973863</text:p>
          </table:table-cell>
          <table:table-cell office:value-type="float" office:value="5640166.24331084" calcext:value-type="float">
            <text:p>5640166.24331084</text:p>
          </table:table-cell>
          <table:table-cell office:value-type="float" office:value="3424489.20374804" calcext:value-type="float">
            <text:p>3424489.20374804</text:p>
          </table:table-cell>
          <table:table-cell office:value-type="float" office:value="8076064.87607779" calcext:value-type="float">
            <text:p>8076064.87607779</text:p>
          </table:table-cell>
          <table:table-cell office:value-type="float" office:value="4883125.5950358" calcext:value-type="float">
            <text:p>4883125.5950358</text:p>
          </table:table-cell>
          <table:table-cell office:value-type="float" office:value="8820668.82630831" calcext:value-type="float">
            <text:p>8820668.82630831</text:p>
          </table:table-cell>
          <table:table-cell office:value-type="float" office:value="5333344.19324267" calcext:value-type="float">
            <text:p>5333344.19324267</text:p>
          </table:table-cell>
          <table:table-cell office:value-type="float" office:value="14152731" calcext:value-type="float">
            <text:p>14152731</text:p>
          </table:table-cell>
          <table:table-cell office:value-type="float" office:value="8557331" calcext:value-type="float">
            <text:p>8557331</text:p>
          </table:table-cell>
          <table:table-cell office:value-type="float" office:value="9918554" calcext:value-type="float">
            <text:p>9918554</text:p>
          </table:table-cell>
          <table:table-cell office:value-type="float" office:value="5997171" calcext:value-type="float">
            <text:p>5997171</text:p>
          </table:table-cell>
        </table:table-row>
        <table:table-row table:style-name="ro1">
          <table:table-cell office:value-type="string" calcext:value-type="string">
            <text:p>EC_5_10</text:p>
          </table:table-cell>
          <table:table-cell office:value-type="float" office:value="74" calcext:value-type="float">
            <text:p>74</text:p>
          </table:table-cell>
          <table:table-cell office:value-type="float" office:value="75.29" calcext:value-type="float">
            <text:p>75.2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506181.3551702" calcext:value-type="float">
            <text:p>12506181.3551702</text:p>
          </table:table-cell>
          <table:table-cell office:value-type="float" office:value="5916713.86102882" calcext:value-type="float">
            <text:p>5916713.86102882</text:p>
          </table:table-cell>
          <table:table-cell office:value-type="float" office:value="256085.40569755" calcext:value-type="float">
            <text:p>256085.40569755</text:p>
          </table:table-cell>
          <table:table-cell office:value-type="float" office:value="199543.128501039" calcext:value-type="float">
            <text:p>199543.128501039</text:p>
          </table:table-cell>
          <table:table-cell office:value-type="float" office:value="749590.858638807" calcext:value-type="float">
            <text:p>749590.858638807</text:p>
          </table:table-cell>
          <table:table-cell office:value-type="float" office:value="584085.237583685" calcext:value-type="float">
            <text:p>584085.237583685</text:p>
          </table:table-cell>
          <table:table-cell office:value-type="float" office:value="656398.11188396" calcext:value-type="float">
            <text:p>656398.11188396</text:p>
          </table:table-cell>
          <table:table-cell office:value-type="float" office:value="511468.946973863" calcext:value-type="float">
            <text:p>511468.946973863</text:p>
          </table:table-cell>
          <table:table-cell office:value-type="float" office:value="13418664.8727517" calcext:value-type="float">
            <text:p>13418664.8727517</text:p>
          </table:table-cell>
          <table:table-cell office:value-type="float" office:value="6348412.69243933" calcext:value-type="float">
            <text:p>6348412.69243933</text:p>
          </table:table-cell>
          <table:table-cell office:value-type="float" office:value="13479801.1331741" calcext:value-type="float">
            <text:p>13479801.1331741</text:p>
          </table:table-cell>
          <table:table-cell office:value-type="float" office:value="6350874.47318242" calcext:value-type="float">
            <text:p>6350874.47318242</text:p>
          </table:table-cell>
          <table:table-cell office:value-type="float" office:value="18157855.9958958" calcext:value-type="float">
            <text:p>18157855.9958958</text:p>
          </table:table-cell>
          <table:table-cell office:value-type="float" office:value="8554893.57689827" calcext:value-type="float">
            <text:p>8554893.57689827</text:p>
          </table:table-cell>
          <table:table-cell office:value-type="float" office:value="24192913" calcext:value-type="float">
            <text:p>24192913</text:p>
          </table:table-cell>
          <table:table-cell office:value-type="float" office:value="11398251" calcext:value-type="float">
            <text:p>11398251</text:p>
          </table:table-cell>
          <table:table-cell office:value-type="float" office:value="12180237" calcext:value-type="float">
            <text:p>12180237</text:p>
          </table:table-cell>
          <table:table-cell office:value-type="float" office:value="5738598" calcext:value-type="float">
            <text:p>5738598</text:p>
          </table:table-cell>
        </table:table-row>
        <table:table-row table:style-name="ro1">
          <table:table-cell office:value-type="string" calcext:value-type="string">
            <text:p>EC_5_15</text:p>
          </table:table-cell>
          <table:table-cell office:value-type="float" office:value="74" calcext:value-type="float">
            <text:p>74</text:p>
          </table:table-cell>
          <table:table-cell office:value-type="float" office:value="75.29" calcext:value-type="float">
            <text:p>75.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5304214.6493522" calcext:value-type="float">
            <text:p>25304214.6493522</text:p>
          </table:table-cell>
          <table:table-cell office:value-type="float" office:value="9328260.28750659" calcext:value-type="float">
            <text:p>9328260.28750659</text:p>
          </table:table-cell>
          <table:table-cell office:value-type="float" office:value="256085.40569755" calcext:value-type="float">
            <text:p>256085.40569755</text:p>
          </table:table-cell>
          <table:table-cell office:value-type="float" office:value="199543.128501039" calcext:value-type="float">
            <text:p>199543.128501039</text:p>
          </table:table-cell>
          <table:table-cell office:value-type="float" office:value="749590.858638807" calcext:value-type="float">
            <text:p>749590.858638807</text:p>
          </table:table-cell>
          <table:table-cell office:value-type="float" office:value="584085.237583685" calcext:value-type="float">
            <text:p>584085.237583685</text:p>
          </table:table-cell>
          <table:table-cell office:value-type="float" office:value="656398.11188396" calcext:value-type="float">
            <text:p>656398.11188396</text:p>
          </table:table-cell>
          <table:table-cell office:value-type="float" office:value="511468.946973863" calcext:value-type="float">
            <text:p>511468.946973863</text:p>
          </table:table-cell>
          <table:table-cell office:value-type="float" office:value="26216698.1669337" calcext:value-type="float">
            <text:p>26216698.1669337</text:p>
          </table:table-cell>
          <table:table-cell office:value-type="float" office:value="9664642.3439352" calcext:value-type="float">
            <text:p>9664642.3439352</text:p>
          </table:table-cell>
          <table:table-cell office:value-type="float" office:value="20301192.1986638" calcext:value-type="float">
            <text:p>20301192.1986638</text:p>
          </table:table-cell>
          <table:table-cell office:value-type="float" office:value="7452869.80910703" calcext:value-type="float">
            <text:p>7452869.80910703</text:p>
          </table:table-cell>
          <table:table-cell office:value-type="float" office:value="33974062.0941574" calcext:value-type="float">
            <text:p>33974062.0941574</text:p>
          </table:table-cell>
          <table:table-cell office:value-type="float" office:value="12472383.8480254" calcext:value-type="float">
            <text:p>12472383.8480254</text:p>
          </table:table-cell>
          <table:table-cell office:value-type="float" office:value="40712114" calcext:value-type="float">
            <text:p>40712114</text:p>
          </table:table-cell>
          <table:table-cell office:value-type="float" office:value="14946023" calcext:value-type="float">
            <text:p>14946023</text:p>
          </table:table-cell>
          <table:table-cell office:value-type="float" office:value="15901405" calcext:value-type="float">
            <text:p>15901405</text:p>
          </table:table-cell>
          <table:table-cell office:value-type="float" office:value="5837642" calcext:value-type="float">
            <text:p>5837642</text:p>
          </table:table-cell>
        </table:table-row>
        <table:table-row table:style-name="ro1">
          <table:table-cell office:value-type="string" calcext:value-type="string">
            <text:p>EC_10_0</text:p>
          </table:table-cell>
          <table:table-cell office:value-type="float" office:value="79" calcext:value-type="float">
            <text:p>79</text:p>
          </table:table-cell>
          <table:table-cell office:value-type="float" office:value="80.29" calcext:value-type="float">
            <text:p>8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355028.209829761" calcext:value-type="float">
            <text:p>355028.209829761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203939.25995348" calcext:value-type="float">
            <text:p>1203939.25995348</text:p>
          </table:table-cell>
          <table:table-cell office:value-type="float" office:value="1498792.32532356" calcext:value-type="float">
            <text:p>1498792.32532356</text:p>
          </table:table-cell>
          <table:table-cell office:value-type="float" office:value="910008.307435642" calcext:value-type="float">
            <text:p>910008.307435642</text:p>
          </table:table-cell>
          <table:table-cell office:value-type="float" office:value="2083527.15886115" calcext:value-type="float">
            <text:p>2083527.15886115</text:p>
          </table:table-cell>
          <table:table-cell office:value-type="float" office:value="1265036.5172654" calcext:value-type="float">
            <text:p>1265036.5172654</text:p>
          </table:table-cell>
          <table:table-cell office:value-type="float" office:value="8894545.92468463" calcext:value-type="float">
            <text:p>8894545.92468463</text:p>
          </table:table-cell>
          <table:table-cell office:value-type="float" office:value="5378013.36758734" calcext:value-type="float">
            <text:p>5378013.36758734</text:p>
          </table:table-cell>
          <table:table-cell office:value-type="float" office:value="8327314.82462216" calcext:value-type="float">
            <text:p>8327314.82462216</text:p>
          </table:table-cell>
          <table:table-cell office:value-type="float" office:value="5035041.79101915" calcext:value-type="float">
            <text:p>5035041.79101915</text:p>
          </table:table-cell>
          <table:table-cell office:value-type="float" office:value="12077029" calcext:value-type="float">
            <text:p>12077029</text:p>
          </table:table-cell>
          <table:table-cell office:value-type="float" office:value="7302275" calcext:value-type="float">
            <text:p>7302275</text:p>
          </table:table-cell>
          <table:table-cell office:value-type="float" office:value="13475193" calcext:value-type="float">
            <text:p>13475193</text:p>
          </table:table-cell>
          <table:table-cell office:value-type="float" office:value="8147664" calcext:value-type="float">
            <text:p>8147664</text:p>
          </table:table-cell>
        </table:table-row>
        <table:table-row table:style-name="ro1">
          <table:table-cell office:value-type="string" calcext:value-type="string">
            <text:p>EC_10_5</text:p>
          </table:table-cell>
          <table:table-cell office:value-type="float" office:value="79" calcext:value-type="float">
            <text:p>79</text:p>
          </table:table-cell>
          <table:table-cell office:value-type="float" office:value="80.29" calcext:value-type="float">
            <text:p>80.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778498.62944084" calcext:value-type="float">
            <text:p>7778498.62944084</text:p>
          </table:table-cell>
          <table:table-cell office:value-type="float" office:value="3680032.24579659" calcext:value-type="float">
            <text:p>3680032.24579659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355028.209829761" calcext:value-type="float">
            <text:p>355028.209829761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203939.25995348" calcext:value-type="float">
            <text:p>1203939.25995348</text:p>
          </table:table-cell>
          <table:table-cell office:value-type="float" office:value="1498792.32532356" calcext:value-type="float">
            <text:p>1498792.32532356</text:p>
          </table:table-cell>
          <table:table-cell office:value-type="float" office:value="910008.307435642" calcext:value-type="float">
            <text:p>910008.307435642</text:p>
          </table:table-cell>
          <table:table-cell office:value-type="float" office:value="9862025.78830199" calcext:value-type="float">
            <text:p>9862025.78830199</text:p>
          </table:table-cell>
          <table:table-cell office:value-type="float" office:value="4665755.5189976" calcext:value-type="float">
            <text:p>4665755.5189976</text:p>
          </table:table-cell>
          <table:table-cell office:value-type="float" office:value="16076601.7240058" calcext:value-type="float">
            <text:p>16076601.7240058</text:p>
          </table:table-cell>
          <table:table-cell office:value-type="float" office:value="7574331.28989102" calcext:value-type="float">
            <text:p>7574331.28989102</text:p>
          </table:table-cell>
          <table:table-cell office:value-type="float" office:value="16626650.6189165" calcext:value-type="float">
            <text:p>16626650.6189165</text:p>
          </table:table-cell>
          <table:table-cell office:value-type="float" office:value="7833481.36571027" calcext:value-type="float">
            <text:p>7833481.36571027</text:p>
          </table:table-cell>
          <table:table-cell office:value-type="float" office:value="22117210" calcext:value-type="float">
            <text:p>22117210</text:p>
          </table:table-cell>
          <table:table-cell office:value-type="float" office:value="10420304" calcext:value-type="float">
            <text:p>10420304</text:p>
          </table:table-cell>
          <table:table-cell office:value-type="float" office:value="15736876" calcext:value-type="float">
            <text:p>15736876</text:p>
          </table:table-cell>
          <table:table-cell office:value-type="float" office:value="7414273" calcext:value-type="float">
            <text:p>7414273</text:p>
          </table:table-cell>
        </table:table-row>
        <table:table-row table:style-name="ro1">
          <table:table-cell office:value-type="string" calcext:value-type="string">
            <text:p>EC_10_10</text:p>
          </table:table-cell>
          <table:table-cell office:value-type="float" office:value="79" calcext:value-type="float">
            <text:p>79</text:p>
          </table:table-cell>
          <table:table-cell office:value-type="float" office:value="80.29" calcext:value-type="float">
            <text:p>80.2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576531.9236228" calcext:value-type="float">
            <text:p>20576531.9236228</text:p>
          </table:table-cell>
          <table:table-cell office:value-type="float" office:value="7585425.91649477" calcext:value-type="float">
            <text:p>7585425.9164947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355028.209829761" calcext:value-type="float">
            <text:p>355028.209829761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203939.25995348" calcext:value-type="float">
            <text:p>1203939.25995348</text:p>
          </table:table-cell>
          <table:table-cell office:value-type="float" office:value="1498792.32532356" calcext:value-type="float">
            <text:p>1498792.32532356</text:p>
          </table:table-cell>
          <table:table-cell office:value-type="float" office:value="910008.307435642" calcext:value-type="float">
            <text:p>910008.307435642</text:p>
          </table:table-cell>
          <table:table-cell office:value-type="float" office:value="22660059.082484" calcext:value-type="float">
            <text:p>22660059.082484</text:p>
          </table:table-cell>
          <table:table-cell office:value-type="float" office:value="8353506.80433388" calcext:value-type="float">
            <text:p>8353506.80433388</text:p>
          </table:table-cell>
          <table:table-cell office:value-type="float" office:value="24676312.3317204" calcext:value-type="float">
            <text:p>24676312.3317204</text:p>
          </table:table-cell>
          <table:table-cell office:value-type="float" office:value="9059041.52709212" calcext:value-type="float">
            <text:p>9059041.52709212</text:p>
          </table:table-cell>
          <table:table-cell office:value-type="float" office:value="31405005.3418849" calcext:value-type="float">
            <text:p>31405005.3418849</text:p>
          </table:table-cell>
          <table:table-cell office:value-type="float" office:value="11529244.8776867" calcext:value-type="float">
            <text:p>11529244.8776867</text:p>
          </table:table-cell>
          <table:table-cell office:value-type="float" office:value="38636411" calcext:value-type="float">
            <text:p>38636411</text:p>
          </table:table-cell>
          <table:table-cell office:value-type="float" office:value="14184001" calcext:value-type="float">
            <text:p>14184001</text:p>
          </table:table-cell>
          <table:table-cell office:value-type="float" office:value="19458044" calcext:value-type="float">
            <text:p>19458044</text:p>
          </table:table-cell>
          <table:table-cell office:value-type="float" office:value="7143337" calcext:value-type="float">
            <text:p>7143337</text:p>
          </table:table-cell>
        </table:table-row>
        <table:table-row table:style-name="ro1">
          <table:table-cell office:value-type="string" calcext:value-type="string">
            <text:p>EC_10_15</text:p>
          </table:table-cell>
          <table:table-cell office:value-type="float" office:value="79" calcext:value-type="float">
            <text:p>79</text:p>
          </table:table-cell>
          <table:table-cell office:value-type="float" office:value="80.29" calcext:value-type="float">
            <text:p>80.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41633250.4501343" calcext:value-type="float">
            <text:p>41633250.4501343</text:p>
          </table:table-cell>
          <table:table-cell office:value-type="float" office:value="11959143.0315269" calcext:value-type="float">
            <text:p>11959143.0315269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355028.209829761" calcext:value-type="float">
            <text:p>355028.209829761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203939.25995348" calcext:value-type="float">
            <text:p>1203939.25995348</text:p>
          </table:table-cell>
          <table:table-cell office:value-type="float" office:value="1498792.32532356" calcext:value-type="float">
            <text:p>1498792.32532356</text:p>
          </table:table-cell>
          <table:table-cell office:value-type="float" office:value="910008.307435642" calcext:value-type="float">
            <text:p>910008.307435642</text:p>
          </table:table-cell>
          <table:table-cell office:value-type="float" office:value="43716777.6089954" calcext:value-type="float">
            <text:p>43716777.6089954</text:p>
          </table:table-cell>
          <table:table-cell office:value-type="float" office:value="12557635.7995306" calcext:value-type="float">
            <text:p>12557635.7995306</text:p>
          </table:table-cell>
          <table:table-cell office:value-type="float" office:value="35608503.0621163" calcext:value-type="float">
            <text:p>35608503.0621163</text:p>
          </table:table-cell>
          <table:table-cell office:value-type="float" office:value="10186093.4690708" calcext:value-type="float">
            <text:p>10186093.4690708</text:p>
          </table:table-cell>
          <table:table-cell office:value-type="float" office:value="56843347.7968003" calcext:value-type="float">
            <text:p>56843347.7968003</text:p>
          </table:table-cell>
          <table:table-cell office:value-type="float" office:value="16260488.4777961" calcext:value-type="float">
            <text:p>16260488.4777961</text:p>
          </table:table-cell>
          <table:table-cell office:value-type="float" office:value="65815599" calcext:value-type="float">
            <text:p>65815599</text:p>
          </table:table-cell>
          <table:table-cell office:value-type="float" office:value="18827072" calcext:value-type="float">
            <text:p>18827072</text:p>
          </table:table-cell>
          <table:table-cell office:value-type="float" office:value="25580513" calcext:value-type="float">
            <text:p>25580513</text:p>
          </table:table-cell>
          <table:table-cell office:value-type="float" office:value="7317507" calcext:value-type="float">
            <text:p>7317507</text:p>
          </table:table-cell>
        </table:table-row>
        <table:table-row table:style-name="ro1">
          <table:table-cell office:value-type="string" calcext:value-type="string">
            <text:p>EC_15_0</text:p>
          </table:table-cell>
          <table:table-cell office:value-type="float" office:value="84" calcext:value-type="float">
            <text:p>84</text:p>
          </table:table-cell>
          <table:table-cell office:value-type="float" office:value="85.29" calcext:value-type="float">
            <text:p>85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509.92894133" calcext:value-type="float">
            <text:p>1006509.92894133</text:p>
          </table:table-cell>
          <table:table-cell office:value-type="float" office:value="476183.023314973" calcext:value-type="float">
            <text:p>476183.023314973</text:p>
          </table:table-cell>
          <table:table-cell office:value-type="float" office:value="4012072.9512919" calcext:value-type="float">
            <text:p>4012072.9512919</text:p>
          </table:table-cell>
          <table:table-cell office:value-type="float" office:value="1898124.37291691" calcext:value-type="float">
            <text:p>1898124.37291691</text:p>
          </table:table-cell>
          <table:table-cell office:value-type="float" office:value="2579886.24986241" calcext:value-type="float">
            <text:p>2579886.24986241</text:p>
          </table:table-cell>
          <table:table-cell office:value-type="float" office:value="1220552.32536094" calcext:value-type="float">
            <text:p>1220552.32536094</text:p>
          </table:table-cell>
          <table:table-cell office:value-type="float" office:value="3586396.17880373" calcext:value-type="float">
            <text:p>3586396.17880373</text:p>
          </table:table-cell>
          <table:table-cell office:value-type="float" office:value="1696735.34867591" calcext:value-type="float">
            <text:p>1696735.34867591</text:p>
          </table:table-cell>
          <table:table-cell office:value-type="float" office:value="17526586.6311489" calcext:value-type="float">
            <text:p>17526586.6311489</text:p>
          </table:table-cell>
          <table:table-cell office:value-type="float" office:value="8257477.28309204" calcext:value-type="float">
            <text:p>8257477.28309204</text:p>
          </table:table-cell>
          <table:table-cell office:value-type="float" office:value="15889262.17922" calcext:value-type="float">
            <text:p>15889262.17922</text:p>
          </table:table-cell>
          <table:table-cell office:value-type="float" office:value="7486068.12331731" calcext:value-type="float">
            <text:p>7486068.12331731</text:p>
          </table:table-cell>
          <table:table-cell office:value-type="float" office:value="19006943" calcext:value-type="float">
            <text:p>19006943</text:p>
          </table:table-cell>
          <table:table-cell office:value-type="float" office:value="8954932" calcext:value-type="float">
            <text:p>8954932</text:p>
          </table:table-cell>
          <table:table-cell office:value-type="float" office:value="22012506" calcext:value-type="float">
            <text:p>22012506</text:p>
          </table:table-cell>
          <table:table-cell office:value-type="float" office:value="10370973" calcext:value-type="float">
            <text:p>10370973</text:p>
          </table:table-cell>
        </table:table-row>
        <table:table-row table:style-name="ro1">
          <table:table-cell office:value-type="string" calcext:value-type="string">
            <text:p>EC_15_5</text:p>
          </table:table-cell>
          <table:table-cell office:value-type="float" office:value="84" calcext:value-type="float">
            <text:p>84</text:p>
          </table:table-cell>
          <table:table-cell office:value-type="float" office:value="85.29" calcext:value-type="float">
            <text:p>85.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798033.294182" calcext:value-type="float">
            <text:p>12798033.294182</text:p>
          </table:table-cell>
          <table:table-cell office:value-type="float" office:value="4717924.9540298" calcext:value-type="float">
            <text:p>4717924.9540298</text:p>
          </table:table-cell>
          <table:table-cell office:value-type="float" office:value="1006509.92894133" calcext:value-type="float">
            <text:p>1006509.92894133</text:p>
          </table:table-cell>
          <table:table-cell office:value-type="float" office:value="476183.023314973" calcext:value-type="float">
            <text:p>476183.023314973</text:p>
          </table:table-cell>
          <table:table-cell office:value-type="float" office:value="4012072.9512919" calcext:value-type="float">
            <text:p>4012072.9512919</text:p>
          </table:table-cell>
          <table:table-cell office:value-type="float" office:value="1898124.37291691" calcext:value-type="float">
            <text:p>1898124.37291691</text:p>
          </table:table-cell>
          <table:table-cell office:value-type="float" office:value="2579886.24986241" calcext:value-type="float">
            <text:p>2579886.24986241</text:p>
          </table:table-cell>
          <table:table-cell office:value-type="float" office:value="1220552.32536094" calcext:value-type="float">
            <text:p>1220552.32536094</text:p>
          </table:table-cell>
          <table:table-cell office:value-type="float" office:value="16384429.4729857" calcext:value-type="float">
            <text:p>16384429.4729857</text:p>
          </table:table-cell>
          <table:table-cell office:value-type="float" office:value="6040030.28365942" calcext:value-type="float">
            <text:p>6040030.28365942</text:p>
          </table:table-cell>
          <table:table-cell office:value-type="float" office:value="29264112.0436125" calcext:value-type="float">
            <text:p>29264112.0436125</text:p>
          </table:table-cell>
          <table:table-cell office:value-type="float" office:value="10743291.0838862" calcext:value-type="float">
            <text:p>10743291.0838862</text:p>
          </table:table-cell>
          <table:table-cell office:value-type="float" office:value="29112483.1621658" calcext:value-type="float">
            <text:p>29112483.1621658</text:p>
          </table:table-cell>
          <table:table-cell office:value-type="float" office:value="10687625.8647373" calcext:value-type="float">
            <text:p>10687625.8647373</text:p>
          </table:table-cell>
          <table:table-cell office:value-type="float" office:value="35526144" calcext:value-type="float">
            <text:p>35526144</text:p>
          </table:table-cell>
          <table:table-cell office:value-type="float" office:value="13042176" calcext:value-type="float">
            <text:p>13042176</text:p>
          </table:table-cell>
          <table:table-cell office:value-type="float" office:value="25733673" calcext:value-type="float">
            <text:p>25733673</text:p>
          </table:table-cell>
          <table:table-cell office:value-type="float" office:value="9447214" calcext:value-type="float">
            <text:p>9447214</text:p>
          </table:table-cell>
        </table:table-row>
        <table:table-row table:style-name="ro1">
          <table:table-cell office:value-type="string" calcext:value-type="string">
            <text:p>EC_15_10</text:p>
          </table:table-cell>
          <table:table-cell office:value-type="float" office:value="84" calcext:value-type="float">
            <text:p>84</text:p>
          </table:table-cell>
          <table:table-cell office:value-type="float" office:value="85.29" calcext:value-type="float">
            <text:p>85.2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3854751.8206935" calcext:value-type="float">
            <text:p>33854751.8206935</text:p>
          </table:table-cell>
          <table:table-cell office:value-type="float" office:value="9724770.82483511" calcext:value-type="float">
            <text:p>9724770.82483511</text:p>
          </table:table-cell>
          <table:table-cell office:value-type="float" office:value="1006509.92894133" calcext:value-type="float">
            <text:p>1006509.92894133</text:p>
          </table:table-cell>
          <table:table-cell office:value-type="float" office:value="476183.023314973" calcext:value-type="float">
            <text:p>476183.023314973</text:p>
          </table:table-cell>
          <table:table-cell office:value-type="float" office:value="4012072.9512919" calcext:value-type="float">
            <text:p>4012072.9512919</text:p>
          </table:table-cell>
          <table:table-cell office:value-type="float" office:value="1898124.37291691" calcext:value-type="float">
            <text:p>1898124.37291691</text:p>
          </table:table-cell>
          <table:table-cell office:value-type="float" office:value="2579886.24986241" calcext:value-type="float">
            <text:p>2579886.24986241</text:p>
          </table:table-cell>
          <table:table-cell office:value-type="float" office:value="1220552.32536094" calcext:value-type="float">
            <text:p>1220552.32536094</text:p>
          </table:table-cell>
          <table:table-cell office:value-type="float" office:value="37441147.9994972" calcext:value-type="float">
            <text:p>37441147.9994972</text:p>
          </table:table-cell>
          <table:table-cell office:value-type="float" office:value="10754962.4242493" calcext:value-type="float">
            <text:p>10754962.4242493</text:p>
          </table:table-cell>
          <table:table-cell office:value-type="float" office:value="43334117.5787576" calcext:value-type="float">
            <text:p>43334117.5787576</text:p>
          </table:table-cell>
          <table:table-cell office:value-type="float" office:value="12396066.5037486" calcext:value-type="float">
            <text:p>12396066.5037486</text:p>
          </table:table-cell>
          <table:table-cell office:value-type="float" office:value="52995691.8770586" calcext:value-type="float">
            <text:p>52995691.8770586</text:p>
          </table:table-cell>
          <table:table-cell office:value-type="float" office:value="15159836.1204941" calcext:value-type="float">
            <text:p>15159836.1204941</text:p>
          </table:table-cell>
          <table:table-cell office:value-type="float" office:value="62705332" calcext:value-type="float">
            <text:p>62705332</text:p>
          </table:table-cell>
          <table:table-cell office:value-type="float" office:value="17937355" calcext:value-type="float">
            <text:p>17937355</text:p>
          </table:table-cell>
          <table:table-cell office:value-type="float" office:value="31856143" calcext:value-type="float">
            <text:p>31856143</text:p>
          </table:table-cell>
          <table:table-cell office:value-type="float" office:value="9112701" calcext:value-type="float">
            <text:p>9112701</text:p>
          </table:table-cell>
        </table:table-row>
        <table:table-row table:style-name="ro1">
          <table:table-cell office:value-type="string" calcext:value-type="string">
            <text:p>EC_15_15</text:p>
          </table:table-cell>
          <table:table-cell office:value-type="float" office:value="84" calcext:value-type="float">
            <text:p>84</text:p>
          </table:table-cell>
          <table:table-cell office:value-type="float" office:value="85.29" calcext:value-type="float">
            <text:p>85.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8499558.9494805" calcext:value-type="float">
            <text:p>68499558.9494805</text:p>
          </table:table-cell>
          <table:table-cell office:value-type="float" office:value="15332023.0825964" calcext:value-type="float">
            <text:p>15332023.0825964</text:p>
          </table:table-cell>
          <table:table-cell office:value-type="float" office:value="1006509.92894133" calcext:value-type="float">
            <text:p>1006509.92894133</text:p>
          </table:table-cell>
          <table:table-cell office:value-type="float" office:value="476183.023314973" calcext:value-type="float">
            <text:p>476183.023314973</text:p>
          </table:table-cell>
          <table:table-cell office:value-type="float" office:value="4012072.9512919" calcext:value-type="float">
            <text:p>4012072.9512919</text:p>
          </table:table-cell>
          <table:table-cell office:value-type="float" office:value="1898124.37291691" calcext:value-type="float">
            <text:p>1898124.37291691</text:p>
          </table:table-cell>
          <table:table-cell office:value-type="float" office:value="2579886.24986241" calcext:value-type="float">
            <text:p>2579886.24986241</text:p>
          </table:table-cell>
          <table:table-cell office:value-type="float" office:value="1220552.32536094" calcext:value-type="float">
            <text:p>1220552.32536094</text:p>
          </table:table-cell>
          <table:table-cell office:value-type="float" office:value="72085955.1282843" calcext:value-type="float">
            <text:p>72085955.1282843</text:p>
          </table:table-cell>
          <table:table-cell office:value-type="float" office:value="16134753.9299192" calcext:value-type="float">
            <text:p>16134753.9299192</text:p>
          </table:table-cell>
          <table:table-cell office:value-type="float" office:value="61241773.4999439" calcext:value-type="float">
            <text:p>61241773.4999439</text:p>
          </table:table-cell>
          <table:table-cell office:value-type="float" office:value="13650659.9238486" calcext:value-type="float">
            <text:p>13650659.9238486</text:p>
          </table:table-cell>
          <table:table-cell office:value-type="float" office:value="94417873.6519539" calcext:value-type="float">
            <text:p>94417873.6519539</text:p>
          </table:table-cell>
          <table:table-cell office:value-type="float" office:value="21045541.4710828" calcext:value-type="float">
            <text:p>21045541.4710828</text:p>
          </table:table-cell>
          <table:table-cell office:value-type="float" office:value="107423493" calcext:value-type="float">
            <text:p>107423493</text:p>
          </table:table-cell>
          <table:table-cell office:value-type="float" office:value="23944466" calcext:value-type="float">
            <text:p>23944466</text:p>
          </table:table-cell>
          <table:table-cell office:value-type="float" office:value="41929497" calcext:value-type="float">
            <text:p>41929497</text:p>
          </table:table-cell>
          <table:table-cell office:value-type="float" office:value="9345995" calcext:value-type="float">
            <text:p>9345995</text:p>
          </table:table-cell>
        </table:table-row>
        <table:table-row table:style-name="ro1">
          <table:table-cell office:value-type="string" calcext:value-type="string">
            <text:p>EC_85_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2" calcext:value-type="float">
            <text:p>1.2</text:p>
          </table:table-cell>
          <table:table-cell office:value-type="float" office:value="0.15" calcext:value-type="float">
            <text:p>0.15</text:p>
          </table:table-cell>
          <table:table-cell office:value-type="float" office:value="0.002" calcext:value-type="float">
            <text:p>0.002</text:p>
          </table:table-cell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  <table:table-cell office:value-type="float" office:value="1079955.04264463" calcext:value-type="float">
            <text:p>1079955.04264463</text:p>
          </table:table-cell>
          <table:table-cell office:value-type="float" office:value="462404.764772347" calcext:value-type="float">
            <text:p>462404.764772347</text:p>
          </table:table-cell>
          <table:table-cell office:value-type="float" office:value="1084816.34669399" calcext:value-type="float">
            <text:p>1084816.34669399</text:p>
          </table:table-cell>
          <table:table-cell office:value-type="float" office:value="488250.22831916" calcext:value-type="float">
            <text:p>488250.22831916</text:p>
          </table:table-cell>
          <table:table-cell office:value-type="float" office:value="4449298.04382077" calcext:value-type="float">
            <text:p>4449298.04382077</text:p>
          </table:table-cell>
          <table:table-cell office:value-type="float" office:value="2002524.01466465" calcext:value-type="float">
            <text:p>2002524.01466465</text:p>
          </table:table-cell>
          <table:table-cell office:value-type="float" office:value="2697001.66167764" calcext:value-type="float">
            <text:p>2697001.66167764</text:p>
          </table:table-cell>
          <table:table-cell office:value-type="float" office:value="1213856.77963306" calcext:value-type="float">
            <text:p>1213856.77963306</text:p>
          </table:table-cell>
          <table:table-cell office:value-type="float" office:value="4861773.05101626" calcext:value-type="float">
            <text:p>4861773.05101626</text:p>
          </table:table-cell>
          <table:table-cell office:value-type="float" office:value="2081667.23174556" calcext:value-type="float">
            <text:p>2081667.23174556</text:p>
          </table:table-cell>
          <table:table-cell office:value-type="float" office:value="22301992.5906719" calcext:value-type="float">
            <text:p>22301992.5906719</text:p>
          </table:table-cell>
          <table:table-cell office:value-type="float" office:value="9509430.09497544" calcext:value-type="float">
            <text:p>9509430.09497544</text:p>
          </table:table-cell>
          <table:table-cell office:value-type="float" office:value="20130478.906665" calcext:value-type="float">
            <text:p>20130478.906665</text:p>
          </table:table-cell>
          <table:table-cell office:value-type="float" office:value="8583510.24748237" calcext:value-type="float">
            <text:p>8583510.24748237</text:p>
          </table:table-cell>
          <table:table-cell office:value-type="float" office:value="24094369" calcext:value-type="float">
            <text:p>24094369</text:p>
          </table:table-cell>
          <table:table-cell office:value-type="float" office:value="10273688" calcext:value-type="float">
            <text:p>10273688</text:p>
          </table:table-cell>
          <table:table-cell office:value-type="float" office:value="26378896" calcext:value-type="float">
            <text:p>26378896</text:p>
          </table:table-cell>
          <table:table-cell office:value-type="float" office:value="11247796" calcext:value-type="float">
            <text:p>11247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8T06:09:54.204449445</dc:date>
    <meta:editing-duration>PT1M18S</meta:editing-duration>
    <meta:editing-cycles>2</meta:editing-cycles>
    <meta:generator>LibreOffice/24.2.7.2$Linux_X86_64 LibreOffice_project/420$Build-2</meta:generator>
    <meta:document-statistic meta:table-count="1" meta:cell-count="365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7cm" svg:y="3.952cm" style:legend-expansion="high" chart:style-name="ch2"/>
        <chart:plot-area chart:style-name="ch3" table:cell-range-address="lhs_taylor_results.D1:lhs_taylor_results.D118 lhs_taylor_results.AC1:lhs_taylor_results.AC118 lhs_taylor_results.AE1:lhs_taylor_results.AE118" chart:data-source-has-labels="row" svg:x="0.32cm" svg:y="0.18cm" svg:width="12.277cm" svg:height="8.64cm">
          <chart:coordinate-region svg:x="2.079cm" svg:y="0.379cm" svg:width="10.33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hs_taylor_results.AC2:lhs_taylor_results.AC118" chart:label-cell-address="lhs_taylor_results.AC1:lhs_taylor_results.AC1" chart:class="chart:scatter">
            <chart:domain table:cell-range-address="lhs_taylor_results.D2:lhs_taylor_results.D118"/>
            <chart:data-point chart:repeated="17"/>
          </chart:series>
          <chart:series chart:style-name="ch8" chart:values-cell-range-address="lhs_taylor_results.AE2:lhs_taylor_results.AE118" chart:label-cell-address="lhs_taylor_results.AE1:lhs_taylor_results.AE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worth_norm_lc</text:p>
                <draw:g>
                  <svg:desc>lhs_taylor_results.AC1:lhs_taylor_results.AC1</svg:desc>
                </draw:g>
              </table:table-cell>
              <table:table-cell office:value-type="string">
                <text:p>worth_norm_cc</text:p>
                <draw:g>
                  <svg:desc>lhs_taylor_results.AE1:lhs_taylor_results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hs_taylor_results.D2:lhs_taylor_results.D118</svg:desc>
                </draw:g>
              </table:table-cell>
              <table:table-cell office:value-type="float" office:value="5723651">
                <text:p>5723651</text:p>
                <draw:g>
                  <svg:desc>lhs_taylor_results.AC2:lhs_taylor_results.AC118</svg:desc>
                </draw:g>
              </table:table-cell>
              <table:table-cell office:value-type="float" office:value="5723651">
                <text:p>5723651</text:p>
                <draw:g>
                  <svg:desc>lhs_taylor_results.AE2:lhs_taylor_results.AE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337913">
                <text:p>7337913</text:p>
              </table:table-cell>
              <table:table-cell office:value-type="float" office:value="5108210">
                <text:p>51082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407451">
                <text:p>9407451</text:p>
              </table:table-cell>
              <table:table-cell office:value-type="float" office:value="4811500">
                <text:p>4811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060668">
                <text:p>12060668</text:p>
              </table:table-cell>
              <table:table-cell office:value-type="float" office:value="4814716">
                <text:p>481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246905">
                <text:p>6246905</text:p>
              </table:table-cell>
              <table:table-cell office:value-type="float" office:value="6629851">
                <text:p>6629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557331">
                <text:p>8557331</text:p>
              </table:table-cell>
              <table:table-cell office:value-type="float" office:value="5997171">
                <text:p>5997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398251">
                <text:p>11398251</text:p>
              </table:table-cell>
              <table:table-cell office:value-type="float" office:value="5738598">
                <text:p>5738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4946023">
                <text:p>14946023</text:p>
              </table:table-cell>
              <table:table-cell office:value-type="float" office:value="5837642">
                <text:p>5837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302275">
                <text:p>7302275</text:p>
              </table:table-cell>
              <table:table-cell office:value-type="float" office:value="8147664">
                <text:p>8147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420304">
                <text:p>10420304</text:p>
              </table:table-cell>
              <table:table-cell office:value-type="float" office:value="7414273">
                <text:p>7414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184001">
                <text:p>14184001</text:p>
              </table:table-cell>
              <table:table-cell office:value-type="float" office:value="7143337">
                <text:p>7143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827072">
                <text:p>18827072</text:p>
              </table:table-cell>
              <table:table-cell office:value-type="float" office:value="7317507">
                <text:p>7317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954932">
                <text:p>8954932</text:p>
              </table:table-cell>
              <table:table-cell office:value-type="float" office:value="10370973">
                <text:p>10370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3042176">
                <text:p>13042176</text:p>
              </table:table-cell>
              <table:table-cell office:value-type="float" office:value="9447214">
                <text:p>9447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7937355">
                <text:p>17937355</text:p>
              </table:table-cell>
              <table:table-cell office:value-type="float" office:value="9112701">
                <text:p>9112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944466">
                <text:p>23944466</text:p>
              </table:table-cell>
              <table:table-cell office:value-type="float" office:value="9345995">
                <text:p>9345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273688">
                <text:p>10273688</text:p>
              </table:table-cell>
              <table:table-cell office:value-type="float" office:value="11247796">
                <text:p>11247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